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8.1pt"/>
    </style:style>
    <style:style style:name="co9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style:use-window-font-color="true"/>
    </style:style>
    <style:style style:name="ce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66cc"/>
    </style:style>
    <style:style style:name="ce9" style:family="table-cell" style:parent-style-name="Default">
      <style:table-cell-properties fo:background-color="#ff00cc"/>
    </style:style>
    <style:style style:name="ce10" style:family="table-cell" style:parent-style-name="Default">
      <style:table-cell-properties fo:background-color="#00ff66"/>
    </style:style>
    <style:style style:name="ce11" style:family="table-cell" style:parent-style-name="Default">
      <style:table-cell-properties fo:background-color="#00cccc"/>
    </style:style>
    <style:style style:name="ce12" style:family="table-cell" style:parent-style-name="Default">
      <style:table-cell-properties fo:background-color="#3333ff"/>
    </style:style>
    <style:style style:name="ce13" style:family="table-cell" style:parent-style-name="Default">
      <style:table-cell-properties fo:background-color="#000099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number-columns-repeated="8" table:default-cell-style-name="Default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style-name="ce1"/>
          <table:table-cell table:style-name="ce4" office:value-type="string" calcext:value-type="string">
            <text:p>Frontier</text:p>
          </table:table-cell>
          <table:table-cell table:style-name="ce4" office:value-type="string" calcext:value-type="string">
            <text:p>Identitas</text:p>
          </table:table-cell>
          <table:table-cell table:style-name="ce4" office:value-type="string" calcext:value-type="string">
            <text:p>Jumlah Link dengan Filter</text:p>
          </table:table-cell>
          <table:table-cell table:style-name="ce4" office:value-type="string" calcext:value-type="string">
            <text:p>Jumlah Data yang berhasil diambil</text:p>
          </table:table-cell>
          <table:table-cell table:style-name="ce4" office:value-type="string" calcext:value-type="string">
            <text:p>Rate Data Dengan Filter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FN</text:p>
          </table:table-cell>
          <table:table-cell table:style-name="ce4" office:value-type="string" calcext:value-type="string">
            <text:p>TN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1</text:p>
          </table:table-cell>
          <table:table-cell office:value-type="string" calcext:value-type="string">
            <text:p>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ttps://stei.itb.ac.id/id/</text:p>
          </table:table-cell>
          <table:table-cell table:style-name="ce5" office:value-type="string" calcext:value-type="string">
            <text:p>STEI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style-name="Default" table:formula="of:=[.E4]/[.D4]" office:value-type="float" office:value="0.153846153846154" calcext:value-type="float">
            <text:p>0.1538461538</text:p>
          </table:table-cell>
          <table:table-cell table:formula="of:=[.E4]-[.H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-([.G4]+[.H4]+[.I4])" office:value-type="float" office:value="98" calcext:value-type="float">
            <text:p>98</text:p>
          </table:table-cell>
          <table:table-cell table:formula="of:=[.G4]/([.G4]+[.H4])" office:value-type="float" office:value="1" calcext:value-type="float">
            <text:p>1</text:p>
          </table:table-cell>
          <table:table-cell table:formula="of:=[.G4]/([.G4]+[.I4])" office:value-type="float" office:value="0.947368421052632" calcext:value-type="float">
            <text:p>0.9473684211</text:p>
          </table:table-cell>
          <table:table-cell table:formula="of:=2*([.K4]*[.L4])/([.K4]+[.L4])" office:value-type="float" office:value="0.972972972972973" calcext:value-type="float">
            <text:p>0.9729729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ttps://if.stei.itb.ac.id/</text:p>
          </table:table-cell>
          <table:table-cell table:style-name="ce5" office:value-type="string" calcext:value-type="string">
            <text:p>IF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formula="of:=[.E5]/[.D5]" office:value-type="float" office:value="0" calcext:value-type="float">
            <text:p>0</text:p>
          </table:table-cell>
          <table:table-cell table:style-name="ce17" table:formula="of:=[.E5]-[.H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5]-([.G5]+[.H5]+[.I5])" office:value-type="float" office:value="80" calcext:value-type="float">
            <text:p>80</text:p>
          </table:table-cell>
          <table:table-cell table:style-name="ce17" table:formula="of:=[.G5]/([.G5]+[.H5])" office:value-type="string" office:string-value="" calcext:value-type="error">
            <text:p>#DIV/0!</text:p>
          </table:table-cell>
          <table:table-cell table:style-name="ce17" table:formula="of:=[.G5]/([.G5]+[.I5])" office:value-type="string" office:string-value="" calcext:value-type="error">
            <text:p>#DIV/0!</text:p>
          </table:table-cell>
          <table:table-cell table:style-name="ce17" table:formula="of:=2*([.K5]*[.L5])/([.K5]+[.L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ttp://www.ee.itb.ac.id/</text:p>
          </table:table-cell>
          <table:table-cell table:style-name="ce5" office:value-type="string" calcext:value-type="string">
            <text:p>EE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formula="of:=[.E6]/[.D6]" office:value-type="float" office:value="0" calcext:value-type="float">
            <text:p>0</text:p>
          </table:table-cell>
          <table:table-cell table:style-name="ce17" table:formula="of:=[.E6]-[.H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6]-([.G6]+[.H6]+[.I6])" office:value-type="float" office:value="31" calcext:value-type="float">
            <text:p>31</text:p>
          </table:table-cell>
          <table:table-cell table:style-name="ce17" table:formula="of:=[.G6]/([.G6]+[.H6])" office:value-type="string" office:string-value="" calcext:value-type="error">
            <text:p>#DIV/0!</text:p>
          </table:table-cell>
          <table:table-cell table:style-name="ce17" table:formula="of:=[.G6]/([.G6]+[.I6])" office:value-type="string" office:string-value="" calcext:value-type="error">
            <text:p>#DIV/0!</text:p>
          </table:table-cell>
          <table:table-cell table:style-name="ce17" table:formula="of:=2*([.K6]*[.L6])/([.K6]+[.L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ttp://et.stei.itb.ac.id/</text:p>
          </table:table-cell>
          <table:table-cell table:style-name="ce5" office:value-type="string" calcext:value-type="string">
            <text:p>E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Default" table:formula="of:=[.E7]/[.D7]" office:value-type="float" office:value="0.171428571428571" calcext:value-type="float">
            <text:p>0.1714285714</text:p>
          </table:table-cell>
          <table:table-cell table:formula="of:=[.E7]-[.H7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-([.G7]+[.H7]+[.I7])" office:value-type="float" office:value="87" calcext:value-type="float">
            <text:p>87</text:p>
          </table:table-cell>
          <table:table-cell table:formula="of:=[.G7]/([.G7]+[.H7])" office:value-type="float" office:value="1" calcext:value-type="float">
            <text:p>1</text:p>
          </table:table-cell>
          <table:table-cell table:formula="of:=[.G7]/([.G7]+[.I7])" office:value-type="float" office:value="1" calcext:value-type="float">
            <text:p>1</text:p>
          </table:table-cell>
          <table:table-cell table:formula="of:=2*([.K7]*[.L7])/([.K7]+[.L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ttps://epe.stei.itb.ac.id/</text:p>
          </table:table-cell>
          <table:table-cell table:style-name="ce5" office:value-type="string" calcext:value-type="string">
            <text:p>EP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[.E8]/[.D8]" office:value-type="float" office:value="0" calcext:value-type="float">
            <text:p>0</text:p>
          </table:table-cell>
          <table:table-cell table:style-name="ce17" table:formula="of:=[.E8]-[.H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8]-([.G8]+[.H8]+[.I8])" office:value-type="float" office:value="23" calcext:value-type="float">
            <text:p>23</text:p>
          </table:table-cell>
          <table:table-cell table:style-name="ce17" table:formula="of:=[.G8]/([.G8]+[.H8])" office:value-type="string" office:string-value="" calcext:value-type="error">
            <text:p>#DIV/0!</text:p>
          </table:table-cell>
          <table:table-cell table:style-name="ce17" table:formula="of:=[.G8]/([.G8]+[.I8])" office:value-type="string" office:string-value="" calcext:value-type="error">
            <text:p>#DIV/0!</text:p>
          </table:table-cell>
          <table:table-cell table:style-name="ce17" table:formula="of:=2*([.K8]*[.L8])/([.K8]+[.L8])" office:value-type="string" office:string-value="" calcext:value-type="error">
            <text:p>#DIV/0!</text:p>
          </table:table-cell>
          <table:table-cell office:value-type="string" calcext:value-type="string">
            <text:p>Di luar batasan, Berupa Gam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ttps://biomed.stei.itb.ac.id/</text:p>
          </table:table-cell>
          <table:table-cell table:style-name="ce5" office:value-type="string" calcext:value-type="string">
            <text:p>BIOMED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table:formula="of:=[.E9]/[.D9]" office:value-type="float" office:value="0.148148148148148" calcext:value-type="float">
            <text:p>0.1481481481</text:p>
          </table:table-cell>
          <table:table-cell table:formula="of:=[.E9]-[.H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]-([.G9]+[.H9]+[.I9])" office:value-type="float" office:value="46" calcext:value-type="float">
            <text:p>46</text:p>
          </table:table-cell>
          <table:table-cell table:formula="of:=[.G9]/([.G9]+[.H9])" office:value-type="float" office:value="0.5" calcext:value-type="float">
            <text:p>0.5</text:p>
          </table:table-cell>
          <table:table-cell table:formula="of:=[.G9]/([.G9]+[.I9])" office:value-type="float" office:value="1" calcext:value-type="float">
            <text:p>1</text:p>
          </table:table-cell>
          <table:table-cell table:formula="of:=2*([.K9]*[.L9])/([.K9]+[.L9])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ttp://www.lskk.ee.itb.ac.id/</text:p>
          </table:table-cell>
          <table:table-cell table:style-name="ce5" office:value-type="string" calcext:value-type="string">
            <text:p>LSKK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formula="of:=[.E10]/[.D10]" office:value-type="float" office:value="0.144927536231884" calcext:value-type="float">
            <text:p>0.1449275362</text:p>
          </table:table-cell>
          <table:table-cell table:formula="of:=[.E10]-[.H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0]-([.G10]+[.H10]+[.I10])" office:value-type="float" office:value="54" calcext:value-type="float">
            <text:p>54</text:p>
          </table:table-cell>
          <table:table-cell table:formula="of:=[.G10]/([.G10]+[.H10])" office:value-type="float" office:value="1" calcext:value-type="float">
            <text:p>1</text:p>
          </table:table-cell>
          <table:table-cell table:formula="of:=[.G10]/([.G10]+[.I10])" office:value-type="float" office:value="0.666666666666667" calcext:value-type="float">
            <text:p>0.6666666667</text:p>
          </table:table-cell>
          <table:table-cell table:formula="of:=2*([.K10]*[.L10])/([.K10]+[.L10])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ttp://elektronika.ee.itb.ac.id/</text:p>
          </table:table-cell>
          <table:table-cell table:style-name="ce5" office:value-type="string" calcext:value-type="string">
            <text:p>ELEK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[.E11]/[.D11]" office:value-type="float" office:value="0" calcext:value-type="float">
            <text:p>0</text:p>
          </table:table-cell>
          <table:table-cell table:style-name="ce17" table:formula="of:=[.E11]-[.H1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11]-([.G11]+[.H11]+[.I11])" office:value-type="float" office:value="38" calcext:value-type="float">
            <text:p>38</text:p>
          </table:table-cell>
          <table:table-cell table:style-name="ce17" table:formula="of:=[.G11]/([.G11]+[.H11])" office:value-type="string" office:string-value="" calcext:value-type="error">
            <text:p>#DIV/0!</text:p>
          </table:table-cell>
          <table:table-cell table:style-name="ce17" table:formula="of:=[.G11]/([.G11]+[.I11])" office:value-type="string" office:string-value="" calcext:value-type="error">
            <text:p>#DIV/0!</text:p>
          </table:table-cell>
          <table:table-cell table:style-name="ce17" table:formula="of:=2*([.K11]*[.L11])/([.K11]+[.L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http://fmipa.itb.ac.id/</text:p>
          </table:table-cell>
          <table:table-cell table:style-name="ce6" office:value-type="string" calcext:value-type="string">
            <text:p>FMIPA</text:p>
          </table:table-cell>
          <table:table-cell office:value-type="float" office:value="394" calcext:value-type="float">
            <text:p>394</text:p>
          </table:table-cell>
          <table:table-cell office:value-type="float" office:value="81" calcext:value-type="float">
            <text:p>81</text:p>
          </table:table-cell>
          <table:table-cell table:style-name="Default" table:formula="of:=[.E12]/[.D12]" office:value-type="float" office:value="0.205583756345178" calcext:value-type="float">
            <text:p>0.2055837563</text:p>
          </table:table-cell>
          <table:table-cell table:formula="of:=[.E12]-[.H12]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([.G12]+[.H12]+[.I12])" office:value-type="float" office:value="313" calcext:value-type="float">
            <text:p>313</text:p>
          </table:table-cell>
          <table:table-cell table:formula="of:=[.G12]/([.G12]+[.H12])" office:value-type="float" office:value="1" calcext:value-type="float">
            <text:p>1</text:p>
          </table:table-cell>
          <table:table-cell table:formula="of:=[.G12]/([.G12]+[.I12])" office:value-type="float" office:value="1" calcext:value-type="float">
            <text:p>1</text:p>
          </table:table-cell>
          <table:table-cell table:formula="of:=2*([.K12]*[.L12])/([.K12]+[.L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https://www.as.itb.ac.id/</text:p>
          </table:table-cell>
          <table:table-cell table:style-name="ce6" office:value-type="string" calcext:value-type="string">
            <text:p>A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E13]/[.D13]" office:value-type="float" office:value="0" calcext:value-type="float">
            <text:p>0</text:p>
          </table:table-cell>
          <table:table-cell table:style-name="ce17" table:formula="of:=[.E13]-[.H1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13]-([.G13]+[.H13]+[.I13])" office:value-type="float" office:value="1" calcext:value-type="float">
            <text:p>1</text:p>
          </table:table-cell>
          <table:table-cell table:style-name="ce17" table:formula="of:=[.G13]/([.G13]+[.H13])" office:value-type="string" office:string-value="" calcext:value-type="error">
            <text:p>#DIV/0!</text:p>
          </table:table-cell>
          <table:table-cell table:style-name="ce17" table:formula="of:=[.G13]/([.G13]+[.I13])" office:value-type="string" office:string-value="" calcext:value-type="error">
            <text:p>#DIV/0!</text:p>
          </table:table-cell>
          <table:table-cell table:style-name="ce17" table:formula="of:=2*([.K13]*[.L13])/([.K13]+[.L13])" office:value-type="string" office:string-value="" calcext:value-type="error">
            <text:p>#DIV/0!</text:p>
          </table:table-cell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http://www.phys.itb.ac.id/</text:p>
          </table:table-cell>
          <table:table-cell table:style-name="ce6" office:value-type="string" calcext:value-type="string">
            <text:p>FI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" calcext:value-type="float">
            <text:p>1</text:p>
          </table:table-cell>
          <table:table-cell table:formula="of:=[.E14]/[.D14]" office:value-type="float" office:value="0.00699300699300699" calcext:value-type="float">
            <text:p>0.006993007</text:p>
          </table:table-cell>
          <table:table-cell table:style-name="ce17" table:formula="of:=[.E14]-[.H1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D14]-([.G14]+[.H14]+[.I14])" office:value-type="float" office:value="133" calcext:value-type="float">
            <text:p>133</text:p>
          </table:table-cell>
          <table:table-cell table:style-name="ce17" table:formula="of:=[.G14]/([.G14]+[.H14])" office:value-type="float" office:value="0" calcext:value-type="float">
            <text:p>0</text:p>
          </table:table-cell>
          <table:table-cell table:style-name="ce17" table:formula="of:=[.G14]/([.G14]+[.I14])" office:value-type="float" office:value="0" calcext:value-type="float">
            <text:p>0</text:p>
          </table:table-cell>
          <table:table-cell table:style-name="ce17" table:formula="of:=2*([.K14]*[.L14])/([.K14]+[.L14])" office:value-type="string" office:string-value="" calcext:value-type="error">
            <text:p>#DIV/0!</text:p>
          </table:table-cell>
          <table:table-cell office:value-type="string" calcext:value-type="string">
            <text:p>Publikasi dituliskan dalam d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http://pcs.phys.itb.ac.id/</text:p>
          </table:table-cell>
          <table:table-cell table:style-name="ce6"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E15]/[.D15]" office:value-type="float" office:value="0.032258064516129" calcext:value-type="float">
            <text:p>0.0322580645</text:p>
          </table:table-cell>
          <table:table-cell table:formula="of:=[.E15]-[.H1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([.G15]+[.H15]+[.I15])" office:value-type="float" office:value="30" calcext:value-type="float">
            <text:p>30</text:p>
          </table:table-cell>
          <table:table-cell table:formula="of:=[.G15]/([.G15]+[.H15])" office:value-type="float" office:value="1" calcext:value-type="float">
            <text:p>1</text:p>
          </table:table-cell>
          <table:table-cell table:formula="of:=[.G15]/([.G15]+[.I15])" office:value-type="float" office:value="1" calcext:value-type="float">
            <text:p>1</text:p>
          </table:table-cell>
          <table:table-cell table:formula="of:=2*([.K15]*[.L15])/([.K15]+[.L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http://fismots.fi.itb.ac.id/FMF/</text:p>
          </table:table-cell>
          <table:table-cell table:style-name="ce6" office:value-type="string" calcext:value-type="string">
            <text:p>FISMOTS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formula="of:=[.E16]/[.D16]" office:value-type="float" office:value="0.0714285714285714" calcext:value-type="float">
            <text:p>0.0714285714</text:p>
          </table:table-cell>
          <table:table-cell table:formula="of:=[.E16]-[.H16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-([.G16]+[.H16]+[.I16])" office:value-type="float" office:value="52" calcext:value-type="float">
            <text:p>52</text:p>
          </table:table-cell>
          <table:table-cell table:formula="of:=[.G16]/([.G16]+[.H16])" office:value-type="float" office:value="1" calcext:value-type="float">
            <text:p>1</text:p>
          </table:table-cell>
          <table:table-cell table:formula="of:=[.G16]/([.G16]+[.I16])" office:value-type="float" office:value="1" calcext:value-type="float">
            <text:p>1</text:p>
          </table:table-cell>
          <table:table-cell table:formula="of:=2*([.K16]*[.L16])/([.K16]+[.L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http://pem.phys.itb.ac.id/</text:p>
          </table:table-cell>
          <table:table-cell table:style-name="ce6" office:value-type="string" calcext:value-type="string">
            <text:p>PE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formula="of:=[.E17]/[.D17]" office:value-type="float" office:value="0.0285714285714286" calcext:value-type="float">
            <text:p>0.0285714286</text:p>
          </table:table-cell>
          <table:table-cell table:formula="of:=[.E17]-[.H1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([.G17]+[.H17]+[.I17])" office:value-type="float" office:value="34" calcext:value-type="float">
            <text:p>34</text:p>
          </table:table-cell>
          <table:table-cell table:formula="of:=[.G17]/([.G17]+[.H17])" office:value-type="float" office:value="1" calcext:value-type="float">
            <text:p>1</text:p>
          </table:table-cell>
          <table:table-cell table:formula="of:=[.G17]/([.G17]+[.I17])" office:value-type="float" office:value="1" calcext:value-type="float">
            <text:p>1</text:p>
          </table:table-cell>
          <table:table-cell table:formula="of:=2*([.K17]*[.L17])/([.K17]+[.L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http://thepi.phys.itb.ac.id/</text:p>
          </table:table-cell>
          <table:table-cell table:style-name="ce6" office:value-type="string" calcext:value-type="string">
            <text:p>THE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E18]/[.D18]" office:value-type="float" office:value="0" calcext:value-type="float">
            <text:p>0</text:p>
          </table:table-cell>
          <table:table-cell table:style-name="ce17" table:formula="of:=[.E18]-[.H1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]-([.G18]+[.H18]+[.I18])" office:value-type="float" office:value="3" calcext:value-type="float">
            <text:p>3</text:p>
          </table:table-cell>
          <table:table-cell table:style-name="ce17" table:formula="of:=[.G18]/([.G18]+[.H18])" office:value-type="string" office:string-value="" calcext:value-type="error">
            <text:p>#DIV/0!</text:p>
          </table:table-cell>
          <table:table-cell table:style-name="ce17" table:formula="of:=[.G18]/([.G18]+[.I18])" office:value-type="float" office:value="0" calcext:value-type="float">
            <text:p>0</text:p>
          </table:table-cell>
          <table:table-cell table:style-name="ce17" table:formula="of:=2*([.K18]*[.L18])/([.K18]+[.L1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http://www.chem.itb.ac.id/</text:p>
          </table:table-cell>
          <table:table-cell table:style-name="ce6" office:value-type="string" calcext:value-type="string">
            <text:p>CHE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formula="of:=[.E19]/[.D19]" office:value-type="float" office:value="0" calcext:value-type="float">
            <text:p>0</text:p>
          </table:table-cell>
          <table:table-cell table:style-name="ce17" table:formula="of:=[.E19]-[.H1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19]-([.G19]+[.H19]+[.I19])" office:value-type="float" office:value="69" calcext:value-type="float">
            <text:p>69</text:p>
          </table:table-cell>
          <table:table-cell table:style-name="ce17" table:formula="of:=[.G19]/([.G19]+[.H19])" office:value-type="string" office:string-value="" calcext:value-type="error">
            <text:p>#DIV/0!</text:p>
          </table:table-cell>
          <table:table-cell table:style-name="ce17" table:formula="of:=[.G19]/([.G19]+[.I19])" office:value-type="string" office:string-value="" calcext:value-type="error">
            <text:p>#DIV/0!</text:p>
          </table:table-cell>
          <table:table-cell table:style-name="ce17" table:formula="of:=2*([.K19]*[.L19])/([.K19]+[.L1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http://inorg-phys.chem.itb.ac.id/</text:p>
          </table:table-cell>
          <table:table-cell table:style-name="ce6" office:value-type="string" calcext:value-type="string">
            <text:p>INORG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style-name="Default" table:formula="of:=[.E20]/[.D20]" office:value-type="float" office:value="0.111111111111111" calcext:value-type="float">
            <text:p>0.1111111111</text:p>
          </table:table-cell>
          <table:table-cell table:formula="of:=[.E20]-[.H20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]-([.G20]+[.H20]+[.I20])" office:value-type="float" office:value="104" calcext:value-type="float">
            <text:p>104</text:p>
          </table:table-cell>
          <table:table-cell table:formula="of:=[.G20]/([.G20]+[.H20])" office:value-type="float" office:value="1" calcext:value-type="float">
            <text:p>1</text:p>
          </table:table-cell>
          <table:table-cell table:formula="of:=[.G20]/([.G20]+[.I20])" office:value-type="float" office:value="1" calcext:value-type="float">
            <text:p>1</text:p>
          </table:table-cell>
          <table:table-cell table:formula="of:=2*([.K20]*[.L20])/([.K20]+[.L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http://analytical.chem.itb.ac.id/</text:p>
          </table:table-cell>
          <table:table-cell table:style-name="ce6" office:value-type="string" calcext:value-type="string">
            <text:p>ANAL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Default" table:formula="of:=[.E21]/[.D21]" office:value-type="float" office:value="0.161616161616162" calcext:value-type="float">
            <text:p>0.1616161616</text:p>
          </table:table-cell>
          <table:table-cell table:formula="of:=[.E21]-[.H21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([.G21]+[.H21]+[.I21])" office:value-type="float" office:value="83" calcext:value-type="float">
            <text:p>83</text:p>
          </table:table-cell>
          <table:table-cell table:formula="of:=[.G21]/([.G21]+[.H21])" office:value-type="float" office:value="1" calcext:value-type="float">
            <text:p>1</text:p>
          </table:table-cell>
          <table:table-cell table:formula="of:=[.G21]/([.G21]+[.I21])" office:value-type="float" office:value="1" calcext:value-type="float">
            <text:p>1</text:p>
          </table:table-cell>
          <table:table-cell table:formula="of:=2*([.K21]*[.L21])/([.K21]+[.L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http://organic.chem.itb.ac.id/</text:p>
          </table:table-cell>
          <table:table-cell table:style-name="ce6" office:value-type="string" calcext:value-type="string">
            <text:p>ORGANI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table:formula="of:=[.E22]/[.D22]" office:value-type="float" office:value="0.130434782608696" calcext:value-type="float">
            <text:p>0.1304347826</text:p>
          </table:table-cell>
          <table:table-cell table:formula="of:=[.E22]-[.H2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([.G22]+[.H22]+[.I22])" office:value-type="float" office:value="20" calcext:value-type="float">
            <text:p>20</text:p>
          </table:table-cell>
          <table:table-cell table:formula="of:=[.G22]/([.G22]+[.H22])" office:value-type="float" office:value="1" calcext:value-type="float">
            <text:p>1</text:p>
          </table:table-cell>
          <table:table-cell table:formula="of:=[.G22]/([.G22]+[.I22])" office:value-type="float" office:value="1" calcext:value-type="float">
            <text:p>1</text:p>
          </table:table-cell>
          <table:table-cell table:formula="of:=2*([.K22]*[.L22])/([.K22]+[.L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http://biochem.chem.itb.ac.id</text:p>
          </table:table-cell>
          <table:table-cell table:style-name="ce6" office:value-type="string" calcext:value-type="string">
            <text:p>BIOCHEM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formula="of:=[.E23]/[.D23]" office:value-type="float" office:value="0.0754716981132075" calcext:value-type="float">
            <text:p>0.0754716981</text:p>
          </table:table-cell>
          <table:table-cell table:formula="of:=[.E23]-[.H2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-([.G23]+[.H23]+[.I23])" office:value-type="float" office:value="49" calcext:value-type="float">
            <text:p>49</text:p>
          </table:table-cell>
          <table:table-cell table:formula="of:=[.G23]/([.G23]+[.H23])" office:value-type="float" office:value="1" calcext:value-type="float">
            <text:p>1</text:p>
          </table:table-cell>
          <table:table-cell table:formula="of:=[.G23]/([.G23]+[.I23])" office:value-type="float" office:value="1" calcext:value-type="float">
            <text:p>1</text:p>
          </table:table-cell>
          <table:table-cell table:formula="of:=2*([.K23]*[.L23])/([.K23]+[.L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http://www.math.itb.ac.id/</text:p>
          </table:table-cell>
          <table:table-cell table:style-name="ce6" office:value-type="string" calcext:value-type="string">
            <text:p>MATH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formula="of:=[.E24]/[.D24]" office:value-type="float" office:value="0.0102040816326531" calcext:value-type="float">
            <text:p>0.0102040816</text:p>
          </table:table-cell>
          <table:table-cell table:style-name="ce17" table:formula="of:=[.E24]-[.H2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24]-([.G24]+[.H24]+[.I24])" office:value-type="float" office:value="97" calcext:value-type="float">
            <text:p>97</text:p>
          </table:table-cell>
          <table:table-cell table:style-name="ce17" table:formula="of:=[.G24]/([.G24]+[.H24])" office:value-type="float" office:value="0" calcext:value-type="float">
            <text:p>0</text:p>
          </table:table-cell>
          <table:table-cell table:style-name="ce17" table:formula="of:=[.G24]/([.G24]+[.I24])" office:value-type="string" office:string-value="" calcext:value-type="error">
            <text:p>#DIV/0!</text:p>
          </table:table-cell>
          <table:table-cell table:style-name="ce17" table:formula="of:=2*([.K24]*[.L24])/([.K24]+[.L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http://www.fti.itb.ac.id/</text:p>
          </table:table-cell>
          <table:table-cell table:style-name="ce7" office:value-type="string" calcext:value-type="string">
            <text:p>FTI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table:style-name="Default" table:formula="of:=[.E25]/[.D25]" office:value-type="float" office:value="0.51985559566787" calcext:value-type="float">
            <text:p>0.5198555957</text:p>
          </table:table-cell>
          <table:table-cell table:formula="of:=[.E25]-[.H25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D25]-([.G25]+[.H25]+[.I25])" office:value-type="float" office:value="120" calcext:value-type="float">
            <text:p>120</text:p>
          </table:table-cell>
          <table:table-cell table:formula="of:=[.G25]/([.G25]+[.H25])" office:value-type="float" office:value="0.944444444444444" calcext:value-type="float">
            <text:p>0.9444444444</text:p>
          </table:table-cell>
          <table:table-cell table:formula="of:=[.G25]/([.G25]+[.I25])" office:value-type="float" office:value="0.912751677852349" calcext:value-type="float">
            <text:p>0.9127516779</text:p>
          </table:table-cell>
          <table:table-cell table:formula="of:=2*([.K25]*[.L25])/([.K25]+[.L25])" office:value-type="float" office:value="0.928327645051195" calcext:value-type="float">
            <text:p>0.92832764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https://www.che.itb.ac.id/</text:p>
          </table:table-cell>
          <table:table-cell table:style-name="ce7" office:value-type="string" calcext:value-type="string">
            <text:p>CHE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formula="of:=[.E26]/[.D26]" office:value-type="float" office:value="0.0465116279069768" calcext:value-type="float">
            <text:p>0.0465116279</text:p>
          </table:table-cell>
          <table:table-cell table:style-name="ce17" table:formula="of:=[.E26]-[.H26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26]-([.G26]+[.H26]+[.I26])" office:value-type="float" office:value="41" calcext:value-type="float">
            <text:p>41</text:p>
          </table:table-cell>
          <table:table-cell table:style-name="ce17" table:formula="of:=[.G26]/([.G26]+[.H26])" office:value-type="float" office:value="0" calcext:value-type="float">
            <text:p>0</text:p>
          </table:table-cell>
          <table:table-cell table:style-name="ce17" table:formula="of:=[.G26]/([.G26]+[.I26])" office:value-type="string" office:string-value="" calcext:value-type="error">
            <text:p>#DIV/0!</text:p>
          </table:table-cell>
          <table:table-cell table:style-name="ce17" table:formula="of:=2*([.K26]*[.L26])/([.K26]+[.L2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http://www.tf.itb.ac.id/</text:p>
          </table:table-cell>
          <table:table-cell table:style-name="ce7" office:value-type="string" calcext:value-type="string">
            <text:p>TF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2" calcext:value-type="float">
            <text:p>2</text:p>
          </table:table-cell>
          <table:table-cell table:formula="of:=[.E27]/[.D27]" office:value-type="float" office:value="0.0114942528735632" calcext:value-type="float">
            <text:p>0.0114942529</text:p>
          </table:table-cell>
          <table:table-cell table:style-name="ce17" table:formula="of:=[.E27]-[.H27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27]-([.G27]+[.H27]+[.I27])" office:value-type="float" office:value="172" calcext:value-type="float">
            <text:p>172</text:p>
          </table:table-cell>
          <table:table-cell table:style-name="ce17" table:formula="of:=[.G27]/([.G27]+[.H27])" office:value-type="float" office:value="0" calcext:value-type="float">
            <text:p>0</text:p>
          </table:table-cell>
          <table:table-cell table:style-name="ce17" table:formula="of:=[.G27]/([.G27]+[.I27])" office:value-type="string" office:string-value="" calcext:value-type="error">
            <text:p>#DIV/0!</text:p>
          </table:table-cell>
          <table:table-cell table:style-name="ce17" table:formula="of:=2*([.K27]*[.L27])/([.K27]+[.L2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http://www.ti.itb.ac.id/en/</text:p>
          </table:table-cell>
          <table:table-cell table:style-name="ce7" office:value-type="string" calcext:value-type="string">
            <text:p>TI</text:p>
          </table:table-cell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style-name="ce18" table:formula="of:=[.E28]/[.D28]" office:value-type="float" office:value="0.240924092409241" calcext:value-type="float">
            <text:p>0.2409240924</text:p>
          </table:table-cell>
          <table:table-cell table:formula="of:=[.E28]-[.H28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([.G28]+[.H28]+[.I28])" office:value-type="float" office:value="230" calcext:value-type="float">
            <text:p>230</text:p>
          </table:table-cell>
          <table:table-cell table:formula="of:=[.G28]/([.G28]+[.H28])" office:value-type="float" office:value="1" calcext:value-type="float">
            <text:p>1</text:p>
          </table:table-cell>
          <table:table-cell table:formula="of:=[.G28]/([.G28]+[.I28])" office:value-type="float" office:value="1" calcext:value-type="float">
            <text:p>1</text:p>
          </table:table-cell>
          <table:table-cell table:formula="of:=2*([.K28]*[.L28])/([.K28]+[.L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http://ppprostk.fti.itb.ac.id/</text:p>
          </table:table-cell>
          <table:table-cell table:style-name="ce7" office:value-type="string" calcext:value-type="string">
            <text:p>PPPROST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formula="of:=[.E29]/[.D29]" office:value-type="float" office:value="0.0357142857142857" calcext:value-type="float">
            <text:p>0.0357142857</text:p>
          </table:table-cell>
          <table:table-cell table:formula="of:=[.E29]-[.H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([.G29]+[.H29]+[.I29])" office:value-type="float" office:value="27" calcext:value-type="float">
            <text:p>27</text:p>
          </table:table-cell>
          <table:table-cell table:formula="of:=[.G29]/([.G29]+[.H29])" office:value-type="float" office:value="1" calcext:value-type="float">
            <text:p>1</text:p>
          </table:table-cell>
          <table:table-cell table:formula="of:=[.G29]/([.G29]+[.I29])" office:value-type="float" office:value="1" calcext:value-type="float">
            <text:p>1</text:p>
          </table:table-cell>
          <table:table-cell table:formula="of:=2*([.K29]*[.L29])/([.K29]+[.L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http://ppprodtk.fti.itb.ac.id/</text:p>
          </table:table-cell>
          <table:table-cell table:style-name="ce7" office:value-type="string" calcext:value-type="string">
            <text:p>PPPRODTK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8" table:formula="of:=[.E30]/[.D30]" office:value-type="float" office:value="0.05" calcext:value-type="float">
            <text:p>0.05</text:p>
          </table:table-cell>
          <table:table-cell table:formula="of:=[.E30]-[.H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]-([.G30]+[.H30]+[.I30])" office:value-type="float" office:value="38" calcext:value-type="float">
            <text:p>38</text:p>
          </table:table-cell>
          <table:table-cell table:formula="of:=[.G30]/([.G30]+[.H30])" office:value-type="float" office:value="0.5" calcext:value-type="float">
            <text:p>0.5</text:p>
          </table:table-cell>
          <table:table-cell table:formula="of:=[.G30]/([.G30]+[.I30])" office:value-type="float" office:value="1" calcext:value-type="float">
            <text:p>1</text:p>
          </table:table-cell>
          <table:table-cell table:formula="of:=2*([.K30]*[.L30])/([.K30]+[.L30])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http://esptk.fti.itb.ac.id/</text:p>
          </table:table-cell>
          <table:table-cell table:style-name="ce7" office:value-type="string" calcext:value-type="string">
            <text:p>ESPT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table:formula="of:=[.E31]/[.D31]" office:value-type="float" office:value="0.117647058823529" calcext:value-type="float">
            <text:p>0.1176470588</text:p>
          </table:table-cell>
          <table:table-cell table:formula="of:=[.E31]-[.H3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]-([.G31]+[.H31]+[.I31])" office:value-type="float" office:value="15" calcext:value-type="float">
            <text:p>15</text:p>
          </table:table-cell>
          <table:table-cell table:formula="of:=[.G31]/([.G31]+[.H31])" office:value-type="float" office:value="1" calcext:value-type="float">
            <text:p>1</text:p>
          </table:table-cell>
          <table:table-cell table:formula="of:=[.G31]/([.G31]+[.I31])" office:value-type="float" office:value="1" calcext:value-type="float">
            <text:p>1</text:p>
          </table:table-cell>
          <table:table-cell table:formula="of:=2*([.K31]*[.L31])/([.K31]+[.L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http://tf.fti.itb.ac.id/</text:p>
          </table:table-cell>
          <table:table-cell table:style-name="ce7" office:value-type="string" calcext:value-type="string">
            <text:p>TFFTI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formula="of:=[.E32]/[.D32]" office:value-type="float" office:value="0" calcext:value-type="float">
            <text:p>0</text:p>
          </table:table-cell>
          <table:table-cell table:style-name="ce17" table:formula="of:=[.E32]-[.H3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32]-([.G32]+[.H32]+[.I32])" office:value-type="float" office:value="19" calcext:value-type="float">
            <text:p>19</text:p>
          </table:table-cell>
          <table:table-cell table:style-name="ce17" table:formula="of:=[.G32]/([.G32]+[.H32])" office:value-type="string" office:string-value="" calcext:value-type="error">
            <text:p>#DIV/0!</text:p>
          </table:table-cell>
          <table:table-cell table:style-name="ce17" table:formula="of:=[.G32]/([.G32]+[.I32])" office:value-type="string" office:string-value="" calcext:value-type="error">
            <text:p>#DIV/0!</text:p>
          </table:table-cell>
          <table:table-cell table:style-name="ce17" table:formula="of:=2*([.K32]*[.L32])/([.K32]+[.L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http://ik.fti.itb.ac.id/</text:p>
          </table:table-cell>
          <table:table-cell table:style-name="ce7" office:value-type="string" calcext:value-type="string">
            <text:p>IK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E33]/[.D33]" office:value-type="float" office:value="0.1" calcext:value-type="float">
            <text:p>0.1</text:p>
          </table:table-cell>
          <table:table-cell table:style-name="ce17" table:formula="of:=[.E33]-[.H33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33]-([.G33]+[.H33]+[.I33])" office:value-type="float" office:value="9" calcext:value-type="float">
            <text:p>9</text:p>
          </table:table-cell>
          <table:table-cell table:style-name="ce17" table:formula="of:=[.G33]/([.G33]+[.H33])" office:value-type="float" office:value="0" calcext:value-type="float">
            <text:p>0</text:p>
          </table:table-cell>
          <table:table-cell table:style-name="ce17" table:formula="of:=[.G33]/([.G33]+[.I33])" office:value-type="string" office:string-value="" calcext:value-type="error">
            <text:p>#DIV/0!</text:p>
          </table:table-cell>
          <table:table-cell table:style-name="ce17" table:formula="of:=2*([.K33]*[.L33])/([.K33]+[.L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http://sm.fti.itb.ac.id/</text:p>
          </table:table-cell>
          <table:table-cell table:style-name="ce7" office:value-type="string" calcext:value-type="string">
            <text:p>SM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E34]/[.D34]" office:value-type="float" office:value="0.125" calcext:value-type="float">
            <text:p>0.125</text:p>
          </table:table-cell>
          <table:table-cell table:style-name="ce17" table:formula="of:=[.E34]-[.H3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34]-([.G34]+[.H34]+[.I34])" office:value-type="float" office:value="7" calcext:value-type="float">
            <text:p>7</text:p>
          </table:table-cell>
          <table:table-cell table:style-name="ce17" table:formula="of:=[.G34]/([.G34]+[.H34])" office:value-type="float" office:value="0" calcext:value-type="float">
            <text:p>0</text:p>
          </table:table-cell>
          <table:table-cell table:style-name="ce17" table:formula="of:=[.G34]/([.G34]+[.I34])" office:value-type="string" office:string-value="" calcext:value-type="error">
            <text:p>#DIV/0!</text:p>
          </table:table-cell>
          <table:table-cell table:style-name="ce17" table:formula="of:=2*([.K34]*[.L34])/([.K34]+[.L3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http://mi.fti.itb.ac.id/</text:p>
          </table:table-cell>
          <table:table-cell table:style-name="ce7" office:value-type="string" calcext:value-type="string">
            <text:p>MI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E35]/[.D35]" office:value-type="float" office:value="0" calcext:value-type="float">
            <text:p>0</text:p>
          </table:table-cell>
          <table:table-cell table:style-name="ce17" table:formula="of:=[.E35]-[.H3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35]-([.G35]+[.H35]+[.I35])" office:value-type="float" office:value="11" calcext:value-type="float">
            <text:p>11</text:p>
          </table:table-cell>
          <table:table-cell table:style-name="ce17" table:formula="of:=[.G35]/([.G35]+[.H35])" office:value-type="string" office:string-value="" calcext:value-type="error">
            <text:p>#DIV/0!</text:p>
          </table:table-cell>
          <table:table-cell table:style-name="ce17" table:formula="of:=[.G35]/([.G35]+[.I35])" office:value-type="string" office:string-value="" calcext:value-type="error">
            <text:p>#DIV/0!</text:p>
          </table:table-cell>
          <table:table-cell table:style-name="ce17" table:formula="of:=2*([.K35]*[.L35])/([.K35]+[.L3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http://site.fti.itb.ac.id/</text:p>
          </table:table-cell>
          <table:table-cell table:style-name="ce7" office:value-type="string" calcext:value-type="string">
            <text:p>S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table:formula="of:=[.E36]/[.D36]" office:value-type="float" office:value="0.1" calcext:value-type="float">
            <text:p>0.1</text:p>
          </table:table-cell>
          <table:table-cell table:formula="of:=[.E36]-[.H3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]-([.G36]+[.H36]+[.I36])" office:value-type="float" office:value="9" calcext:value-type="float">
            <text:p>9</text:p>
          </table:table-cell>
          <table:table-cell table:formula="of:=[.G36]/([.G36]+[.H36])" office:value-type="float" office:value="1" calcext:value-type="float">
            <text:p>1</text:p>
          </table:table-cell>
          <table:table-cell table:formula="of:=[.G36]/([.G36]+[.I36])" office:value-type="float" office:value="1" calcext:value-type="float">
            <text:p>1</text:p>
          </table:table-cell>
          <table:table-cell table:formula="of:=2*([.K36]*[.L36])/([.K36]+[.L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http://fa.itb.ac.id/</text:p>
          </table:table-cell>
          <table:table-cell table:style-name="ce8" office:value-type="string" calcext:value-type="string">
            <text:p>FA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style-name="ce18" table:formula="of:=[.E37]/[.D37]" office:value-type="float" office:value="0.121588089330025" calcext:value-type="float">
            <text:p>0.1215880893</text:p>
          </table:table-cell>
          <table:table-cell table:formula="of:=[.E37]-[.H37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7]-([.G37]+[.H37]+[.I37])" office:value-type="float" office:value="354" calcext:value-type="float">
            <text:p>354</text:p>
          </table:table-cell>
          <table:table-cell table:formula="of:=[.G37]/([.G37]+[.H37])" office:value-type="float" office:value="0.979591836734694" calcext:value-type="float">
            <text:p>0.9795918367</text:p>
          </table:table-cell>
          <table:table-cell table:formula="of:=[.G37]/([.G37]+[.I37])" office:value-type="float" office:value="1" calcext:value-type="float">
            <text:p>1</text:p>
          </table:table-cell>
          <table:table-cell table:formula="of:=2*([.K37]*[.L37])/([.K37]+[.L37])" office:value-type="float" office:value="0.989690721649485" calcext:value-type="float">
            <text:p>0.98969072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http://sappk.itb.ac.id</text:p>
          </table:table-cell>
          <table:table-cell table:style-name="ce9" office:value-type="string" calcext:value-type="string">
            <text:p>SAPPK</text:p>
          </table:table-cell>
          <table:table-cell office:value-type="float" office:value="1153" calcext:value-type="float">
            <text:p>1153</text:p>
          </table:table-cell>
          <table:table-cell office:value-type="float" office:value="103" calcext:value-type="float">
            <text:p>103</text:p>
          </table:table-cell>
          <table:table-cell table:style-name="ce18" table:formula="of:=[.E38]/[.D38]" office:value-type="float" office:value="0.0893321769297485" calcext:value-type="float">
            <text:p>0.0893321769</text:p>
          </table:table-cell>
          <table:table-cell table:formula="of:=[.E38]-[.H38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38]-([.G38]+[.H38]+[.I38])" office:value-type="float" office:value="1044" calcext:value-type="float">
            <text:p>1044</text:p>
          </table:table-cell>
          <table:table-cell table:formula="of:=[.G38]/([.G38]+[.H38])" office:value-type="float" office:value="0.912621359223301" calcext:value-type="float">
            <text:p>0.9126213592</text:p>
          </table:table-cell>
          <table:table-cell table:formula="of:=[.G38]/([.G38]+[.I38])" office:value-type="float" office:value="0.94" calcext:value-type="float">
            <text:p>0.94</text:p>
          </table:table-cell>
          <table:table-cell table:formula="of:=2*([.K38]*[.L38])/([.K38]+[.L38])" office:value-type="float" office:value="0.926108374384236" calcext:value-type="float">
            <text:p>0.92610837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http://www.ar.itb.ac.id/</text:p>
          </table:table-cell>
          <table:table-cell table:style-name="ce9" office:value-type="string" calcext:value-type="string">
            <text:p>AR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" calcext:value-type="float">
            <text:p>1</text:p>
          </table:table-cell>
          <table:table-cell table:formula="of:=[.E39]/[.D39]" office:value-type="float" office:value="0.00578034682080925" calcext:value-type="float">
            <text:p>0.0057803468</text:p>
          </table:table-cell>
          <table:table-cell table:style-name="ce17" table:formula="of:=[.E39]-[.H39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39]-([.G39]+[.H39]+[.I39])" office:value-type="float" office:value="172" calcext:value-type="float">
            <text:p>172</text:p>
          </table:table-cell>
          <table:table-cell table:style-name="ce17" table:formula="of:=[.G39]/([.G39]+[.H39])" office:value-type="float" office:value="0" calcext:value-type="float">
            <text:p>0</text:p>
          </table:table-cell>
          <table:table-cell table:style-name="ce17" table:formula="of:=[.G39]/([.G39]+[.I39])" office:value-type="string" office:string-value="" calcext:value-type="error">
            <text:p>#DIV/0!</text:p>
          </table:table-cell>
          <table:table-cell table:style-name="ce17" table:formula="of:=2*([.K39]*[.L39])/([.K39]+[.L3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http://www.pl.itb.ac.id/</text:p>
          </table:table-cell>
          <table:table-cell table:style-name="ce9" office:value-type="string" calcext:value-type="string">
            <text:p>P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8" table:formula="of:=[.E40]/[.D40]" office:value-type="float" office:value="0.0119760479041916" calcext:value-type="float">
            <text:p>0.0119760479</text:p>
          </table:table-cell>
          <table:table-cell table:formula="of:=[.E40]-[.H4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0]-([.G40]+[.H40]+[.I40])" office:value-type="float" office:value="165" calcext:value-type="float">
            <text:p>165</text:p>
          </table:table-cell>
          <table:table-cell table:formula="of:=[.G40]/([.G40]+[.H40])" office:value-type="float" office:value="0.5" calcext:value-type="float">
            <text:p>0.5</text:p>
          </table:table-cell>
          <table:table-cell table:formula="of:=[.G40]/([.G40]+[.I40])" office:value-type="float" office:value="1" calcext:value-type="float">
            <text:p>1</text:p>
          </table:table-cell>
          <table:table-cell table:formula="of:=2*([.K40]*[.L40])/([.K40]+[.L40])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http://dosen.ar.itb.ac.id/pp/</text:p>
          </table:table-cell>
          <table:table-cell table:style-name="ce9" office:value-type="string" calcext:value-type="string">
            <text:p>PPAR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E41]/[.D41]" office:value-type="float" office:value="0" calcext:value-type="float">
            <text:p>0</text:p>
          </table:table-cell>
          <table:table-cell table:style-name="ce17" table:formula="of:=[.E41]-[.H4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41]-([.G41]+[.H41]+[.I41])" office:value-type="float" office:value="46" calcext:value-type="float">
            <text:p>46</text:p>
          </table:table-cell>
          <table:table-cell table:style-name="ce17" table:formula="of:=[.G41]/([.G41]+[.H41])" office:value-type="string" office:string-value="" calcext:value-type="error">
            <text:p>#DIV/0!</text:p>
          </table:table-cell>
          <table:table-cell table:style-name="ce17" table:formula="of:=[.G41]/([.G41]+[.I41])" office:value-type="string" office:string-value="" calcext:value-type="error">
            <text:p>#DIV/0!</text:p>
          </table:table-cell>
          <table:table-cell table:style-name="ce17" table:formula="of:=2*([.K41]*[.L41])/([.K41]+[.L4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http://dosen.ar.itb.ac.id/kktb/</text:p>
          </table:table-cell>
          <table:table-cell table:style-name="ce9" office:value-type="string" calcext:value-type="string">
            <text:p>KKTBAR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0" calcext:value-type="float">
            <text:p>0</text:p>
          </table:table-cell>
          <table:table-cell table:formula="of:=[.E42]/[.D42]" office:value-type="float" office:value="0" calcext:value-type="float">
            <text:p>0</text:p>
          </table:table-cell>
          <table:table-cell table:style-name="ce17" table:formula="of:=[.E42]-[.H4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42]-([.G42]+[.H42]+[.I42])" office:value-type="float" office:value="115" calcext:value-type="float">
            <text:p>115</text:p>
          </table:table-cell>
          <table:table-cell table:style-name="ce17" table:formula="of:=[.G42]/([.G42]+[.H42])" office:value-type="string" office:string-value="" calcext:value-type="error">
            <text:p>#DIV/0!</text:p>
          </table:table-cell>
          <table:table-cell table:style-name="ce17" table:formula="of:=[.G42]/([.G42]+[.I42])" office:value-type="float" office:value="0" calcext:value-type="float">
            <text:p>0</text:p>
          </table:table-cell>
          <table:table-cell table:style-name="ce17" table:formula="of:=2*([.K42]*[.L42])/([.K42]+[.L4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http://dosen.ar.itb.ac.id/kkstka/</text:p>
          </table:table-cell>
          <table:table-cell table:style-name="ce9" office:value-type="string" calcext:value-type="string">
            <text:p>KKSTKAA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8" table:formula="of:=[.E43]/[.D43]" office:value-type="float" office:value="0.04" calcext:value-type="float">
            <text:p>0.04</text:p>
          </table:table-cell>
          <table:table-cell table:formula="of:=[.E43]-[.H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-([.G43]+[.H43]+[.I43])" office:value-type="float" office:value="22" calcext:value-type="float">
            <text:p>22</text:p>
          </table:table-cell>
          <table:table-cell table:formula="of:=[.G43]/([.G43]+[.H43])" office:value-type="float" office:value="1" calcext:value-type="float">
            <text:p>1</text:p>
          </table:table-cell>
          <table:table-cell table:formula="of:=[.G43]/([.G43]+[.I43])" office:value-type="float" office:value="0.333333333333333" calcext:value-type="float">
            <text:p>0.3333333333</text:p>
          </table:table-cell>
          <table:table-cell table:formula="of:=2*([.K43]*[.L43])/([.K43]+[.L43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http://fitb.itb.ac.id/</text:p>
          </table:table-cell>
          <table:table-cell table:style-name="ce9" office:value-type="string" calcext:value-type="string">
            <text:p>FITB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table:style-name="ce18" table:formula="of:=[.E44]/[.D44]" office:value-type="float" office:value="0.0560292326431182" calcext:value-type="float">
            <text:p>0.0560292326</text:p>
          </table:table-cell>
          <table:table-cell table:formula="of:=[.E44]-[.H44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44]-([.G44]+[.H44]+[.I44])" office:value-type="float" office:value="772" calcext:value-type="float">
            <text:p>772</text:p>
          </table:table-cell>
          <table:table-cell table:formula="of:=[.G44]/([.G44]+[.H44])" office:value-type="float" office:value="0.869565217391304" calcext:value-type="float">
            <text:p>0.8695652174</text:p>
          </table:table-cell>
          <table:table-cell table:formula="of:=[.G44]/([.G44]+[.I44])" office:value-type="float" office:value="0.930232558139535" calcext:value-type="float">
            <text:p>0.9302325581</text:p>
          </table:table-cell>
          <table:table-cell table:formula="of:=2*([.K44]*[.L44])/([.K44]+[.L44])" office:value-type="float" office:value="0.898876404494382" calcext:value-type="float">
            <text:p>0.89887640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http://www.gd.itb.ac.id/</text:p>
          </table:table-cell>
          <table:table-cell table:style-name="ce9" office:value-type="string" calcext:value-type="string">
            <text:p>GD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[.E45]/[.D45]" office:value-type="float" office:value="0" calcext:value-type="float">
            <text:p>0</text:p>
          </table:table-cell>
          <table:table-cell table:style-name="ce17" table:formula="of:=[.E45]-[.H4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45]-([.G45]+[.H45]+[.I45])" office:value-type="float" office:value="27" calcext:value-type="float">
            <text:p>27</text:p>
          </table:table-cell>
          <table:table-cell table:style-name="ce17" table:formula="of:=[.G45]/([.G45]+[.H45])" office:value-type="string" office:string-value="" calcext:value-type="error">
            <text:p>#DIV/0!</text:p>
          </table:table-cell>
          <table:table-cell table:style-name="ce17" table:formula="of:=[.G45]/([.G45]+[.I45])" office:value-type="string" office:string-value="" calcext:value-type="error">
            <text:p>#DIV/0!</text:p>
          </table:table-cell>
          <table:table-cell table:style-name="ce17" table:formula="of:=2*([.K45]*[.L45])/([.K45]+[.L4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http://www.meteo.itb.ac.id/</text:p>
          </table:table-cell>
          <table:table-cell table:style-name="ce9" office:value-type="string" calcext:value-type="string">
            <text:p>METEO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formula="of:=[.E46]/[.D46]" office:value-type="float" office:value="0.0272108843537415" calcext:value-type="float">
            <text:p>0.0272108844</text:p>
          </table:table-cell>
          <table:table-cell table:style-name="ce17" table:formula="of:=[.E46]-[.H46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46]-([.G46]+[.H46]+[.I46])" office:value-type="float" office:value="143" calcext:value-type="float">
            <text:p>143</text:p>
          </table:table-cell>
          <table:table-cell table:style-name="ce17" table:formula="of:=[.G46]/([.G46]+[.H46])" office:value-type="float" office:value="0" calcext:value-type="float">
            <text:p>0</text:p>
          </table:table-cell>
          <table:table-cell table:style-name="ce17" table:formula="of:=[.G46]/([.G46]+[.I46])" office:value-type="string" office:string-value="" calcext:value-type="error">
            <text:p>#DIV/0!</text:p>
          </table:table-cell>
          <table:table-cell table:style-name="ce17" table:formula="of:=2*([.K46]*[.L46])/([.K46]+[.L4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http://www.oceanography.itb.ac.id/</text:p>
          </table:table-cell>
          <table:table-cell table:style-name="ce9" office:value-type="string" calcext:value-type="string">
            <text:p>OCEANO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formula="of:=[.E47]/[.D47]" office:value-type="float" office:value="0" calcext:value-type="float">
            <text:p>0</text:p>
          </table:table-cell>
          <table:table-cell table:style-name="ce17" table:formula="of:=[.E47]-[.H4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47]-([.G47]+[.H47]+[.I47])" office:value-type="float" office:value="68" calcext:value-type="float">
            <text:p>68</text:p>
          </table:table-cell>
          <table:table-cell table:style-name="ce17" table:formula="of:=[.G47]/([.G47]+[.H47])" office:value-type="string" office:string-value="" calcext:value-type="error">
            <text:p>#DIV/0!</text:p>
          </table:table-cell>
          <table:table-cell table:style-name="ce17" table:formula="of:=[.G47]/([.G47]+[.I47])" office:value-type="string" office:string-value="" calcext:value-type="error">
            <text:p>#DIV/0!</text:p>
          </table:table-cell>
          <table:table-cell table:style-name="ce17" table:formula="of:=2*([.K47]*[.L47])/([.K47]+[.L4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http://www.fttm.itb.ac.id</text:p>
          </table:table-cell>
          <table:table-cell table:style-name="ce10" office:value-type="string" calcext:value-type="string">
            <text:p>FTTM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0" calcext:value-type="float">
            <text:p>0</text:p>
          </table:table-cell>
          <table:table-cell table:formula="of:=[.E48]/[.D48]" office:value-type="float" office:value="0" calcext:value-type="float">
            <text:p>0</text:p>
          </table:table-cell>
          <table:table-cell table:style-name="ce17" table:formula="of:=[.E48]-[.H4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48]-([.G48]+[.H48]+[.I48])" office:value-type="float" office:value="242" calcext:value-type="float">
            <text:p>242</text:p>
          </table:table-cell>
          <table:table-cell table:style-name="ce17" table:formula="of:=[.G48]/([.G48]+[.H48])" office:value-type="string" office:string-value="" calcext:value-type="error">
            <text:p>#DIV/0!</text:p>
          </table:table-cell>
          <table:table-cell table:style-name="ce17" table:formula="of:=[.G48]/([.G48]+[.I48])" office:value-type="string" office:string-value="" calcext:value-type="error">
            <text:p>#DIV/0!</text:p>
          </table:table-cell>
          <table:table-cell table:style-name="ce17" table:formula="of:=2*([.K48]*[.L48])/([.K48]+[.L48])" office:value-type="string" office:string-value="" calcext:value-type="error">
            <text:p>#DIV/0!</text:p>
          </table:table-cell>
          <table:table-cell office:value-type="string" calcext:value-type="string">
            <text:p>Dalam tahap mainten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http://mining.itb.ac.id/</text:p>
          </table:table-cell>
          <table:table-cell table:style-name="ce10" office:value-type="string" calcext:value-type="string">
            <text:p>MININ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style-name="ce18" table:formula="of:=[.E49]/[.D49]" office:value-type="float" office:value="0.135593220338983" calcext:value-type="float">
            <text:p>0.1355932203</text:p>
          </table:table-cell>
          <table:table-cell table:formula="of:=[.E49]-[.H4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9]-([.G49]+[.H49]+[.I49])" office:value-type="float" office:value="102" calcext:value-type="float">
            <text:p>102</text:p>
          </table:table-cell>
          <table:table-cell table:formula="of:=[.G49]/([.G49]+[.H49])" office:value-type="float" office:value="0.9375" calcext:value-type="float">
            <text:p>0.9375</text:p>
          </table:table-cell>
          <table:table-cell table:formula="of:=[.G49]/([.G49]+[.I49])" office:value-type="float" office:value="1" calcext:value-type="float">
            <text:p>1</text:p>
          </table:table-cell>
          <table:table-cell table:formula="of:=2*([.K49]*[.L49])/([.K49]+[.L49])" office:value-type="float" office:value="0.967741935483871" calcext:value-type="float">
            <text:p>0.967741935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0" office:value-type="string" calcext:value-type="string">
            <text:p>http://tm.itb.ac.id/</text:p>
          </table:table-cell>
          <table:table-cell table:style-name="ce10" office:value-type="string" calcext:value-type="string">
            <text:p>TM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0" calcext:value-type="float">
            <text:p>0</text:p>
          </table:table-cell>
          <table:table-cell table:formula="of:=[.E50]/[.D50]" office:value-type="float" office:value="0" calcext:value-type="float">
            <text:p>0</text:p>
          </table:table-cell>
          <table:table-cell table:style-name="ce17" table:formula="of:=[.E50]-[.H5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[.D50]-([.G50]+[.H50]+[.I50])" office:value-type="float" office:value="130" calcext:value-type="float">
            <text:p>130</text:p>
          </table:table-cell>
          <table:table-cell table:style-name="ce17" table:formula="of:=[.G50]/([.G50]+[.H50])" office:value-type="string" office:string-value="" calcext:value-type="error">
            <text:p>#DIV/0!</text:p>
          </table:table-cell>
          <table:table-cell table:style-name="ce17" table:formula="of:=[.G50]/([.G50]+[.I50])" office:value-type="float" office:value="0" calcext:value-type="float">
            <text:p>0</text:p>
          </table:table-cell>
          <table:table-cell table:style-name="ce17" table:formula="of:=2*([.K50]*[.L50])/([.K50]+[.L5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" office:value-type="string" calcext:value-type="string">
            <text:p>http://gf.itb.ac.id/</text:p>
          </table:table-cell>
          <table:table-cell table:style-name="ce10" office:value-type="string" calcext:value-type="string">
            <text:p>GF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18" table:formula="of:=[.E51]/[.D51]" office:value-type="float" office:value="0.194805194805195" calcext:value-type="float">
            <text:p>0.1948051948</text:p>
          </table:table-cell>
          <table:table-cell table:formula="of:=[.E51]-[.H51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]-([.G51]+[.H51]+[.I51])" office:value-type="float" office:value="62" calcext:value-type="float">
            <text:p>62</text:p>
          </table:table-cell>
          <table:table-cell table:formula="of:=[.G51]/([.G51]+[.H51])" office:value-type="float" office:value="1" calcext:value-type="float">
            <text:p>1</text:p>
          </table:table-cell>
          <table:table-cell table:formula="of:=[.G51]/([.G51]+[.I51])" office:value-type="float" office:value="1" calcext:value-type="float">
            <text:p>1</text:p>
          </table:table-cell>
          <table:table-cell table:formula="of:=2*([.K51]*[.L51])/([.K51]+[.L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0" office:value-type="string" calcext:value-type="string">
            <text:p>http://metallurgy.itb.ac.id/</text:p>
          </table:table-cell>
          <table:table-cell table:style-name="ce10" office:value-type="string" calcext:value-type="string">
            <text:p>METAL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8" table:formula="of:=[.E52]/[.D52]" office:value-type="float" office:value="0.217391304347826" calcext:value-type="float">
            <text:p>0.2173913043</text:p>
          </table:table-cell>
          <table:table-cell table:formula="of:=[.E52]-[.H5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2]-([.G52]+[.H52]+[.I52])" office:value-type="float" office:value="72" calcext:value-type="float">
            <text:p>72</text:p>
          </table:table-cell>
          <table:table-cell table:formula="of:=[.G52]/([.G52]+[.H52])" office:value-type="float" office:value="0.5" calcext:value-type="float">
            <text:p>0.5</text:p>
          </table:table-cell>
          <table:table-cell table:formula="of:=[.G52]/([.G52]+[.I52])" office:value-type="float" office:value="1" calcext:value-type="float">
            <text:p>1</text:p>
          </table:table-cell>
          <table:table-cell table:formula="of:=2*([.K52]*[.L52])/([.K52]+[.L52])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http://esdb.fttm.itb.ac.id/</text:p>
          </table:table-cell>
          <table:table-cell table:style-name="ce10" office:value-type="string" calcext:value-type="string">
            <text:p>ESDB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3]/[.D53]" office:value-type="float" office:value="0" calcext:value-type="float">
            <text:p>0</text:p>
          </table:table-cell>
          <table:table-cell table:style-name="ce17" table:formula="of:=[.E53]-[.H5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53]-([.G53]+[.H53]+[.I53])" office:value-type="float" office:value="12" calcext:value-type="float">
            <text:p>12</text:p>
          </table:table-cell>
          <table:table-cell table:style-name="ce17" table:formula="of:=[.G53]/([.G53]+[.H53])" office:value-type="string" office:string-value="" calcext:value-type="error">
            <text:p>#DIV/0!</text:p>
          </table:table-cell>
          <table:table-cell table:style-name="ce17" table:formula="of:=[.G53]/([.G53]+[.I53])" office:value-type="float" office:value="0" calcext:value-type="float">
            <text:p>0</text:p>
          </table:table-cell>
          <table:table-cell table:style-name="ce17" table:formula="of:=2*([.K53]*[.L53])/([.K53]+[.L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office:value-type="string" calcext:value-type="string">
            <text:p>http://ta.fttm.itb.ac.id/</text:p>
          </table:table-cell>
          <table:table-cell table:style-name="ce10" office:value-type="string" calcext:value-type="string">
            <text:p>TA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4]/[.D54]" office:value-type="float" office:value="0" calcext:value-type="float">
            <text:p>0</text:p>
          </table:table-cell>
          <table:table-cell table:style-name="ce17" table:formula="of:=[.E54]-[.H5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54]-([.G54]+[.H54]+[.I54])" office:value-type="float" office:value="12" calcext:value-type="float">
            <text:p>12</text:p>
          </table:table-cell>
          <table:table-cell table:style-name="ce17" table:formula="of:=[.G54]/([.G54]+[.H54])" office:value-type="string" office:string-value="" calcext:value-type="error">
            <text:p>#DIV/0!</text:p>
          </table:table-cell>
          <table:table-cell table:style-name="ce17" table:formula="of:=[.G54]/([.G54]+[.I54])" office:value-type="float" office:value="0" calcext:value-type="float">
            <text:p>0</text:p>
          </table:table-cell>
          <table:table-cell table:style-name="ce17" table:formula="of:=2*([.K54]*[.L54])/([.K54]+[.L5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http://tekres.fttm.itb.ac.id/</text:p>
          </table:table-cell>
          <table:table-cell table:style-name="ce10" office:value-type="string" calcext:value-type="string">
            <text:p>TEKRE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E55]/[.D55]" office:value-type="float" office:value="0" calcext:value-type="float">
            <text:p>0</text:p>
          </table:table-cell>
          <table:table-cell table:style-name="ce17" table:formula="of:=[.E55]-[.H5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55]-([.G55]+[.H55]+[.I55])" office:value-type="float" office:value="1" calcext:value-type="float">
            <text:p>1</text:p>
          </table:table-cell>
          <table:table-cell table:style-name="ce17" table:formula="of:=[.G55]/([.G55]+[.H55])" office:value-type="string" office:string-value="" calcext:value-type="error">
            <text:p>#DIV/0!</text:p>
          </table:table-cell>
          <table:table-cell table:style-name="ce17" table:formula="of:=[.G55]/([.G55]+[.I55])" office:value-type="string" office:string-value="" calcext:value-type="error">
            <text:p>#DIV/0!</text:p>
          </table:table-cell>
          <table:table-cell table:style-name="ce17" table:formula="of:=2*([.K55]*[.L55])/([.K55]+[.L55])" office:value-type="string" office:string-value="" calcext:value-type="error">
            <text:p>#DIV/0!</text:p>
          </table:table-cell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0" office:value-type="string" calcext:value-type="string">
            <text:p>http://mg.fttm.itb.ac.id/</text:p>
          </table:table-cell>
          <table:table-cell table:style-name="ce10" office:value-type="string" calcext:value-type="string">
            <text:p>M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6]/[.D56]" office:value-type="float" office:value="0" calcext:value-type="float">
            <text:p>0</text:p>
          </table:table-cell>
          <table:table-cell table:style-name="ce17" table:formula="of:=[.E56]-[.H5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56]-([.G56]+[.H56]+[.I56])" office:value-type="float" office:value="12" calcext:value-type="float">
            <text:p>12</text:p>
          </table:table-cell>
          <table:table-cell table:style-name="ce17" table:formula="of:=[.G56]/([.G56]+[.H56])" office:value-type="string" office:string-value="" calcext:value-type="error">
            <text:p>#DIV/0!</text:p>
          </table:table-cell>
          <table:table-cell table:style-name="ce17" table:formula="of:=[.G56]/([.G56]+[.I56])" office:value-type="float" office:value="0" calcext:value-type="float">
            <text:p>0</text:p>
          </table:table-cell>
          <table:table-cell table:style-name="ce17" table:formula="of:=2*([.K56]*[.L56])/([.K56]+[.L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http://gt.fttm.itb.ac.id/</text:p>
          </table:table-cell>
          <table:table-cell table:style-name="ce10" office:value-type="string" calcext:value-type="string">
            <text:p>GT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[.E57]/[.D57]" office:value-type="float" office:value="0" calcext:value-type="float">
            <text:p>0</text:p>
          </table:table-cell>
          <table:table-cell table:style-name="ce17" table:formula="of:=[.E57]-[.H5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57]-([.G57]+[.H57]+[.I57])" office:value-type="float" office:value="12" calcext:value-type="float">
            <text:p>12</text:p>
          </table:table-cell>
          <table:table-cell table:style-name="ce17" table:formula="of:=[.G57]/([.G57]+[.H57])" office:value-type="string" office:string-value="" calcext:value-type="error">
            <text:p>#DIV/0!</text:p>
          </table:table-cell>
          <table:table-cell table:style-name="ce17" table:formula="of:=[.G57]/([.G57]+[.I57])" office:value-type="float" office:value="0" calcext:value-type="float">
            <text:p>0</text:p>
          </table:table-cell>
          <table:table-cell table:style-name="ce17" table:formula="of:=2*([.K57]*[.L57])/([.K57]+[.L5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office:value-type="string" calcext:value-type="string">
            <text:p>http://gg.fttm.itb.ac.id/</text:p>
          </table:table-cell>
          <table:table-cell table:style-name="ce10" office:value-type="string" calcext:value-type="string">
            <text:p>G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8]/[.D58]" office:value-type="float" office:value="0" calcext:value-type="float">
            <text:p>0</text:p>
          </table:table-cell>
          <table:table-cell table:style-name="ce17" table:formula="of:=[.E58]-[.H5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58]-([.G58]+[.H58]+[.I58])" office:value-type="float" office:value="12" calcext:value-type="float">
            <text:p>12</text:p>
          </table:table-cell>
          <table:table-cell table:style-name="ce17" table:formula="of:=[.G58]/([.G58]+[.H58])" office:value-type="string" office:string-value="" calcext:value-type="error">
            <text:p>#DIV/0!</text:p>
          </table:table-cell>
          <table:table-cell table:style-name="ce17" table:formula="of:=[.G58]/([.G58]+[.I58])" office:value-type="float" office:value="0" calcext:value-type="float">
            <text:p>0</text:p>
          </table:table-cell>
          <table:table-cell table:style-name="ce17" table:formula="of:=2*([.K58]*[.L58])/([.K58]+[.L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office:value-type="string" calcext:value-type="string">
            <text:p>http://ser.fttm.itb.ac.id/</text:p>
          </table:table-cell>
          <table:table-cell table:style-name="ce10"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E59]/[.D59]" office:value-type="float" office:value="0.0833333333333333" calcext:value-type="float">
            <text:p>0.0833333333</text:p>
          </table:table-cell>
          <table:table-cell table:formula="of:=[.E59]-[.H5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-([.G59]+[.H59]+[.I59])" office:value-type="float" office:value="11" calcext:value-type="float">
            <text:p>11</text:p>
          </table:table-cell>
          <table:table-cell table:formula="of:=[.G59]/([.G59]+[.H59])" office:value-type="float" office:value="1" calcext:value-type="float">
            <text:p>1</text:p>
          </table:table-cell>
          <table:table-cell table:formula="of:=[.G59]/([.G59]+[.I59])" office:value-type="float" office:value="1" calcext:value-type="float">
            <text:p>1</text:p>
          </table:table-cell>
          <table:table-cell table:formula="of:=2*([.K59]*[.L59])/([.K59]+[.L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0" office:value-type="string" calcext:value-type="string">
            <text:p>http://tppmm.fttm.itb.ac.id/</text:p>
          </table:table-cell>
          <table:table-cell table:style-name="ce10" office:value-type="string" calcext:value-type="string">
            <text:p>TPPM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E60]/[.D60]" office:value-type="float" office:value="0.0833333333333333" calcext:value-type="float">
            <text:p>0.0833333333</text:p>
          </table:table-cell>
          <table:table-cell table:formula="of:=[.E60]-[.H6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]-([.G60]+[.H60]+[.I60])" office:value-type="float" office:value="11" calcext:value-type="float">
            <text:p>11</text:p>
          </table:table-cell>
          <table:table-cell table:formula="of:=[.G60]/([.G60]+[.H60])" office:value-type="float" office:value="1" calcext:value-type="float">
            <text:p>1</text:p>
          </table:table-cell>
          <table:table-cell table:formula="of:=[.G60]/([.G60]+[.I60])" office:value-type="float" office:value="1" calcext:value-type="float">
            <text:p>1</text:p>
          </table:table-cell>
          <table:table-cell table:formula="of:=2*([.K60]*[.L60])/([.K60]+[.L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http://www.sbm.itb.ac.id/</text:p>
          </table:table-cell>
          <table:table-cell table:style-name="ce11" office:value-type="string" calcext:value-type="string">
            <text:p>SBM</text:p>
          </table:table-cell>
          <table:table-cell office:value-type="float" office:value="799" calcext:value-type="float">
            <text:p>799</text:p>
          </table:table-cell>
          <table:table-cell office:value-type="float" office:value="150" calcext:value-type="float">
            <text:p>150</text:p>
          </table:table-cell>
          <table:table-cell table:style-name="ce18" table:formula="of:=[.E61]/[.D61]" office:value-type="float" office:value="0.187734668335419" calcext:value-type="float">
            <text:p>0.1877346683</text:p>
          </table:table-cell>
          <table:table-cell table:formula="of:=[.E61]-[.H61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1]-([.G61]+[.H61]+[.I61])" office:value-type="float" office:value="649" calcext:value-type="float">
            <text:p>649</text:p>
          </table:table-cell>
          <table:table-cell table:formula="of:=[.G61]/([.G61]+[.H61])" office:value-type="float" office:value="0.96" calcext:value-type="float">
            <text:p>0.96</text:p>
          </table:table-cell>
          <table:table-cell table:formula="of:=[.G61]/([.G61]+[.I61])" office:value-type="float" office:value="1" calcext:value-type="float">
            <text:p>1</text:p>
          </table:table-cell>
          <table:table-cell table:formula="of:=2*([.K61]*[.L61])/([.K61]+[.L61])" office:value-type="float" office:value="0.979591836734694" calcext:value-type="float">
            <text:p>0.979591836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http://fsrd.itb.ac.id/</text:p>
          </table:table-cell>
          <table:table-cell table:style-name="ce12" office:value-type="string" calcext:value-type="string">
            <text:p>FSRD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" calcext:value-type="float">
            <text:p>1</text:p>
          </table:table-cell>
          <table:table-cell table:formula="of:=[.E62]/[.D62]" office:value-type="float" office:value="0.00290697674418605" calcext:value-type="float">
            <text:p>0.0029069767</text:p>
          </table:table-cell>
          <table:table-cell table:style-name="ce17" table:formula="of:=[.E62]-[.H62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62]-([.G62]+[.H62]+[.I62])" office:value-type="float" office:value="343" calcext:value-type="float">
            <text:p>343</text:p>
          </table:table-cell>
          <table:table-cell table:style-name="ce17" table:formula="of:=[.G62]/([.G62]+[.H62])" office:value-type="float" office:value="0" calcext:value-type="float">
            <text:p>0</text:p>
          </table:table-cell>
          <table:table-cell table:style-name="ce17" table:formula="of:=[.G62]/([.G62]+[.I62])" office:value-type="string" office:string-value="" calcext:value-type="error">
            <text:p>#DIV/0!</text:p>
          </table:table-cell>
          <table:table-cell table:style-name="ce17" table:formula="of:=2*([.K62]*[.L62])/([.K62]+[.L6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http://senirupa.fsrd.itb.ac.id/</text:p>
          </table:table-cell>
          <table:table-cell table:style-name="ce12" office:value-type="string" calcext:value-type="string">
            <text:p>SENIRUPA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0" calcext:value-type="float">
            <text:p>0</text:p>
          </table:table-cell>
          <table:table-cell table:formula="of:=[.E63]/[.D63]" office:value-type="float" office:value="0" calcext:value-type="float">
            <text:p>0</text:p>
          </table:table-cell>
          <table:table-cell table:style-name="ce17" table:formula="of:=[.E63]-[.H6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63]-([.G63]+[.H63]+[.I63])" office:value-type="float" office:value="223" calcext:value-type="float">
            <text:p>223</text:p>
          </table:table-cell>
          <table:table-cell table:style-name="ce17" table:formula="of:=[.G63]/([.G63]+[.H63])" office:value-type="string" office:string-value="" calcext:value-type="error">
            <text:p>#DIV/0!</text:p>
          </table:table-cell>
          <table:table-cell table:style-name="ce17" table:formula="of:=[.G63]/([.G63]+[.I63])" office:value-type="string" office:string-value="" calcext:value-type="error">
            <text:p>#DIV/0!</text:p>
          </table:table-cell>
          <table:table-cell table:style-name="ce17" table:formula="of:=2*([.K63]*[.L63])/([.K63]+[.L6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http://www.kria.fsrd.itb.ac.id/</text:p>
          </table:table-cell>
          <table:table-cell table:style-name="ce12" office:value-type="string" calcext:value-type="string">
            <text:p>KRIA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18" table:formula="of:=[.E64]/[.D64]" office:value-type="float" office:value="0.0198675496688742" calcext:value-type="float">
            <text:p>0.0198675497</text:p>
          </table:table-cell>
          <table:table-cell table:formula="of:=[.E64]-[.H64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-([.G64]+[.H64]+[.I64])" office:value-type="float" office:value="148" calcext:value-type="float">
            <text:p>148</text:p>
          </table:table-cell>
          <table:table-cell table:formula="of:=[.G64]/([.G64]+[.H64])" office:value-type="float" office:value="1" calcext:value-type="float">
            <text:p>1</text:p>
          </table:table-cell>
          <table:table-cell table:formula="of:=[.G64]/([.G64]+[.I64])" office:value-type="float" office:value="1" calcext:value-type="float">
            <text:p>1</text:p>
          </table:table-cell>
          <table:table-cell table:formula="of:=2*([.K64]*[.L64])/([.K64]+[.L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http://www.interior.fsrd.itb.ac.id/</text:p>
          </table:table-cell>
          <table:table-cell table:style-name="ce12" office:value-type="string" calcext:value-type="string">
            <text:p>INTERIOR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table:formula="of:=[.E65]/[.D65]" office:value-type="float" office:value="0.021505376344086" calcext:value-type="float">
            <text:p>0.0215053763</text:p>
          </table:table-cell>
          <table:table-cell table:formula="of:=[.E65]-[.H6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([.G65]+[.H65]+[.I65])" office:value-type="float" office:value="91" calcext:value-type="float">
            <text:p>91</text:p>
          </table:table-cell>
          <table:table-cell table:formula="of:=[.G65]/([.G65]+[.H65])" office:value-type="float" office:value="1" calcext:value-type="float">
            <text:p>1</text:p>
          </table:table-cell>
          <table:table-cell table:formula="of:=[.G65]/([.G65]+[.I65])" office:value-type="float" office:value="1" calcext:value-type="float">
            <text:p>1</text:p>
          </table:table-cell>
          <table:table-cell table:formula="of:=2*([.K65]*[.L65])/([.K65]+[.L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2" office:value-type="string" calcext:value-type="string">
            <text:p>http://www.dkv.fsrd.itb.ac.id/</text:p>
          </table:table-cell>
          <table:table-cell table:style-name="ce12" office:value-type="string" calcext:value-type="string">
            <text:p>DKV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8" table:formula="of:=[.E66]/[.D66]" office:value-type="float" office:value="0.0555555555555556" calcext:value-type="float">
            <text:p>0.0555555556</text:p>
          </table:table-cell>
          <table:table-cell table:formula="of:=[.E66]-[.H6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66]-([.G66]+[.H66]+[.I66])" office:value-type="float" office:value="82" calcext:value-type="float">
            <text:p>82</text:p>
          </table:table-cell>
          <table:table-cell table:formula="of:=[.G66]/([.G66]+[.H66])" office:value-type="float" office:value="1" calcext:value-type="float">
            <text:p>1</text:p>
          </table:table-cell>
          <table:table-cell table:formula="of:=[.G66]/([.G66]+[.I66])" office:value-type="float" office:value="0.625" calcext:value-type="float">
            <text:p>0.625</text:p>
          </table:table-cell>
          <table:table-cell table:formula="of:=2*([.K66]*[.L66])/([.K66]+[.L66])" office:value-type="float" office:value="0.769230769230769" calcext:value-type="float">
            <text:p>0.769230769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2" office:value-type="string" calcext:value-type="string">
            <text:p>http://www.produk.fsrd.itb.ac.id/</text:p>
          </table:table-cell>
          <table:table-cell table:style-name="ce12" office:value-type="string" calcext:value-type="string">
            <text:p>PRODU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8" table:formula="of:=[.E67]/[.D67]" office:value-type="float" office:value="0.0943396226415094" calcext:value-type="float">
            <text:p>0.0943396226</text:p>
          </table:table-cell>
          <table:table-cell table:formula="of:=[.E67]-[.H67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-([.G67]+[.H67]+[.I67])" office:value-type="float" office:value="48" calcext:value-type="float">
            <text:p>48</text:p>
          </table:table-cell>
          <table:table-cell table:formula="of:=[.G67]/([.G67]+[.H67])" office:value-type="float" office:value="1" calcext:value-type="float">
            <text:p>1</text:p>
          </table:table-cell>
          <table:table-cell table:formula="of:=[.G67]/([.G67]+[.I67])" office:value-type="float" office:value="1" calcext:value-type="float">
            <text:p>1</text:p>
          </table:table-cell>
          <table:table-cell table:formula="of:=2*([.K67]*[.L67])/([.K67]+[.L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http://kksr.fsrd.itb.ac.id/</text:p>
          </table:table-cell>
          <table:table-cell table:style-name="ce12" office:value-type="string" calcext:value-type="string">
            <text:p>KKS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8" table:formula="of:=[.E68]/[.D68]" office:value-type="float" office:value="0.0476190476190476" calcext:value-type="float">
            <text:p>0.0476190476</text:p>
          </table:table-cell>
          <table:table-cell table:formula="of:=[.E68]-[.H68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]-([.G68]+[.H68]+[.I68])" office:value-type="float" office:value="40" calcext:value-type="float">
            <text:p>40</text:p>
          </table:table-cell>
          <table:table-cell table:formula="of:=[.G68]/([.G68]+[.H68])" office:value-type="float" office:value="1" calcext:value-type="float">
            <text:p>1</text:p>
          </table:table-cell>
          <table:table-cell table:formula="of:=[.G68]/([.G68]+[.I68])" office:value-type="float" office:value="1" calcext:value-type="float">
            <text:p>1</text:p>
          </table:table-cell>
          <table:table-cell table:formula="of:=2*([.K68]*[.L68])/([.K68]+[.L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http://kkeis.fsrd.itb.ac.id/</text:p>
          </table:table-cell>
          <table:table-cell table:style-name="ce12" office:value-type="string" calcext:value-type="string">
            <text:p>KKEI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8" table:formula="of:=[.E69]/[.D69]" office:value-type="float" office:value="0.108108108108108" calcext:value-type="float">
            <text:p>0.1081081081</text:p>
          </table:table-cell>
          <table:table-cell table:formula="of:=[.E69]-[.H69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]-([.G69]+[.H69]+[.I69])" office:value-type="float" office:value="33" calcext:value-type="float">
            <text:p>33</text:p>
          </table:table-cell>
          <table:table-cell table:formula="of:=[.G69]/([.G69]+[.H69])" office:value-type="float" office:value="1" calcext:value-type="float">
            <text:p>1</text:p>
          </table:table-cell>
          <table:table-cell table:formula="of:=[.G69]/([.G69]+[.I69])" office:value-type="float" office:value="1" calcext:value-type="float">
            <text:p>1</text:p>
          </table:table-cell>
          <table:table-cell table:formula="of:=2*([.K69]*[.L69])/([.K69]+[.L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http://kkmri.fsrd.itb.ac.id/</text:p>
          </table:table-cell>
          <table:table-cell table:style-name="ce12" office:value-type="string" calcext:value-type="string">
            <text:p>KKMR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[.E70]/[.D70]" office:value-type="float" office:value="0" calcext:value-type="float">
            <text:p>0</text:p>
          </table:table-cell>
          <table:table-cell table:style-name="ce17" table:formula="of:=[.E70]-[.H7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70]-([.G70]+[.H70]+[.I70])" office:value-type="float" office:value="20" calcext:value-type="float">
            <text:p>20</text:p>
          </table:table-cell>
          <table:table-cell table:style-name="ce17" table:formula="of:=[.G70]/([.G70]+[.H70])" office:value-type="string" office:string-value="" calcext:value-type="error">
            <text:p>#DIV/0!</text:p>
          </table:table-cell>
          <table:table-cell table:style-name="ce17" table:formula="of:=[.G70]/([.G70]+[.I70])" office:value-type="string" office:string-value="" calcext:value-type="error">
            <text:p>#DIV/0!</text:p>
          </table:table-cell>
          <table:table-cell table:style-name="ce17" table:formula="of:=2*([.K70]*[.L70])/([.K70]+[.L7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http://kkkvm.fsrd.itb.ac.id/</text:p>
          </table:table-cell>
          <table:table-cell table:style-name="ce12" office:value-type="string" calcext:value-type="string">
            <text:p>KKKVM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[.E71]/[.D71]" office:value-type="float" office:value="0" calcext:value-type="float">
            <text:p>0</text:p>
          </table:table-cell>
          <table:table-cell table:style-name="ce17" table:formula="of:=[.E71]-[.H7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71]-([.G71]+[.H71]+[.I71])" office:value-type="float" office:value="17" calcext:value-type="float">
            <text:p>17</text:p>
          </table:table-cell>
          <table:table-cell table:style-name="ce17" table:formula="of:=[.G71]/([.G71]+[.H71])" office:value-type="string" office:string-value="" calcext:value-type="error">
            <text:p>#DIV/0!</text:p>
          </table:table-cell>
          <table:table-cell table:style-name="ce17" table:formula="of:=[.G71]/([.G71]+[.I71])" office:value-type="float" office:value="0" calcext:value-type="float">
            <text:p>0</text:p>
          </table:table-cell>
          <table:table-cell table:style-name="ce17" table:formula="of:=2*([.K71]*[.L71])/([.K71]+[.L7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http://desainproduk.fsrd.itb.ac.id/</text:p>
          </table:table-cell>
          <table:table-cell table:style-name="ce12" office:value-type="string" calcext:value-type="string">
            <text:p>DESPRO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formula="of:=[.E72]/[.D72]" office:value-type="float" office:value="0" calcext:value-type="float">
            <text:p>0</text:p>
          </table:table-cell>
          <table:table-cell table:style-name="ce17" table:formula="of:=[.E72]-[.H7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72]-([.G72]+[.H72]+[.I72])" office:value-type="float" office:value="65" calcext:value-type="float">
            <text:p>65</text:p>
          </table:table-cell>
          <table:table-cell table:style-name="ce17" table:formula="of:=[.G72]/([.G72]+[.H72])" office:value-type="string" office:string-value="" calcext:value-type="error">
            <text:p>#DIV/0!</text:p>
          </table:table-cell>
          <table:table-cell table:style-name="ce17" table:formula="of:=[.G72]/([.G72]+[.I72])" office:value-type="string" office:string-value="" calcext:value-type="error">
            <text:p>#DIV/0!</text:p>
          </table:table-cell>
          <table:table-cell table:style-name="ce17" table:formula="of:=2*([.K72]*[.L72])/([.K72]+[.L7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http://kkkt.fsrd.itb.ac.id/</text:p>
          </table:table-cell>
          <table:table-cell table:style-name="ce12" office:value-type="string" calcext:value-type="string">
            <text:p>KKK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E73]/[.D73]" office:value-type="float" office:value="0.0526315789473684" calcext:value-type="float">
            <text:p>0.0526315789</text:p>
          </table:table-cell>
          <table:table-cell table:formula="of:=[.E73]-[.H7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]-([.G73]+[.H73]+[.I73])" office:value-type="float" office:value="18" calcext:value-type="float">
            <text:p>18</text:p>
          </table:table-cell>
          <table:table-cell table:formula="of:=[.G73]/([.G73]+[.H73])" office:value-type="float" office:value="1" calcext:value-type="float">
            <text:p>1</text:p>
          </table:table-cell>
          <table:table-cell table:formula="of:=[.G73]/([.G73]+[.I73])" office:value-type="float" office:value="1" calcext:value-type="float">
            <text:p>1</text:p>
          </table:table-cell>
          <table:table-cell table:formula="of:=2*([.K73]*[.L73])/([.K73]+[.L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http://kkiidbv.fsrd.itb.ac.id/</text:p>
          </table:table-cell>
          <table:table-cell table:style-name="ce12" office:value-type="string" calcext:value-type="string">
            <text:p>KKIIDBV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[.E74]/[.D74]" office:value-type="float" office:value="0" calcext:value-type="float">
            <text:p>0</text:p>
          </table:table-cell>
          <table:table-cell table:style-name="ce17" table:formula="of:=[.E74]-[.H7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74]-([.G74]+[.H74]+[.I74])" office:value-type="float" office:value="16" calcext:value-type="float">
            <text:p>16</text:p>
          </table:table-cell>
          <table:table-cell table:style-name="ce17" table:formula="of:=[.G74]/([.G74]+[.H74])" office:value-type="string" office:string-value="" calcext:value-type="error">
            <text:p>#DIV/0!</text:p>
          </table:table-cell>
          <table:table-cell table:style-name="ce17" table:formula="of:=[.G74]/([.G74]+[.I74])" office:value-type="string" office:string-value="" calcext:value-type="error">
            <text:p>#DIV/0!</text:p>
          </table:table-cell>
          <table:table-cell table:style-name="ce17" table:formula="of:=2*([.K74]*[.L74])/([.K74]+[.L7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2" office:value-type="string" calcext:value-type="string">
            <text:p>http://kkik.fsrd.itb.ac.id/</text:p>
          </table:table-cell>
          <table:table-cell table:style-name="ce12" office:value-type="string" calcext:value-type="string">
            <text:p>KKIK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formula="of:=[.E75]/[.D75]" office:value-type="float" office:value="0" calcext:value-type="float">
            <text:p>0</text:p>
          </table:table-cell>
          <table:table-cell table:style-name="ce17" table:formula="of:=[.E75]-[.H7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75]-([.G75]+[.H75]+[.I75])" office:value-type="float" office:value="59" calcext:value-type="float">
            <text:p>59</text:p>
          </table:table-cell>
          <table:table-cell table:style-name="ce17" table:formula="of:=[.G75]/([.G75]+[.H75])" office:value-type="string" office:string-value="" calcext:value-type="error">
            <text:p>#DIV/0!</text:p>
          </table:table-cell>
          <table:table-cell table:style-name="ce17" table:formula="of:=[.G75]/([.G75]+[.I75])" office:value-type="string" office:string-value="" calcext:value-type="error">
            <text:p>#DIV/0!</text:p>
          </table:table-cell>
          <table:table-cell table:style-name="ce17" table:formula="of:=2*([.K75]*[.L75])/([.K75]+[.L7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http://www.ftmd.itb.ac.id</text:p>
          </table:table-cell>
          <table:table-cell table:style-name="ce13" office:value-type="string" calcext:value-type="string">
            <text:p>FTMD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" calcext:value-type="float">
            <text:p>2</text:p>
          </table:table-cell>
          <table:table-cell table:formula="of:=[.E76]/[.D76]" office:value-type="float" office:value="0.0101522842639594" calcext:value-type="float">
            <text:p>0.0101522843</text:p>
          </table:table-cell>
          <table:table-cell table:style-name="ce17" table:formula="of:=[.E76]-[.H76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D76]-([.G76]+[.H76]+[.I76])" office:value-type="float" office:value="122" calcext:value-type="float">
            <text:p>122</text:p>
          </table:table-cell>
          <table:table-cell table:style-name="ce17" table:formula="of:=[.G76]/([.G76]+[.H76])" office:value-type="float" office:value="0" calcext:value-type="float">
            <text:p>0</text:p>
          </table:table-cell>
          <table:table-cell table:style-name="ce17" table:formula="of:=[.G76]/([.G76]+[.I76])" office:value-type="float" office:value="0" calcext:value-type="float">
            <text:p>0</text:p>
          </table:table-cell>
          <table:table-cell table:style-name="ce17" table:formula="of:=2*([.K76]*[.L76])/([.K76]+[.L7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http://www.mesin.itb.ac.id/home/</text:p>
          </table:table-cell>
          <table:table-cell table:style-name="ce13" office:value-type="string" calcext:value-type="string">
            <text:p>MESIN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E77]/[.D77]" office:value-type="float" office:value="0" calcext:value-type="float">
            <text:p>0</text:p>
          </table:table-cell>
          <table:table-cell table:style-name="ce17" table:formula="of:=[.E77]-[.H7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77]-([.G77]+[.H77]+[.I77])" office:value-type="float" office:value="46" calcext:value-type="float">
            <text:p>46</text:p>
          </table:table-cell>
          <table:table-cell table:style-name="ce17" table:formula="of:=[.G77]/([.G77]+[.H77])" office:value-type="string" office:string-value="" calcext:value-type="error">
            <text:p>#DIV/0!</text:p>
          </table:table-cell>
          <table:table-cell table:style-name="ce17" table:formula="of:=[.G77]/([.G77]+[.I77])" office:value-type="string" office:string-value="" calcext:value-type="error">
            <text:p>#DIV/0!</text:p>
          </table:table-cell>
          <table:table-cell table:style-name="ce17" table:formula="of:=2*([.K77]*[.L77])/([.K77]+[.L7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sith.itb.ac.id/</text:p>
          </table:table-cell>
          <table:table-cell office:value-type="string" calcext:value-type="string">
            <text:p>SITH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table:style-name="ce18" table:formula="of:=[.E78]/[.D78]" office:value-type="float" office:value="0.166112956810631" calcext:value-type="float">
            <text:p>0.1661129568</text:p>
          </table:table-cell>
          <table:table-cell table:formula="of:=[.E78]-[.H78]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]-([.G78]+[.H78]+[.I78])" office:value-type="float" office:value="251" calcext:value-type="float">
            <text:p>251</text:p>
          </table:table-cell>
          <table:table-cell table:formula="of:=[.G78]/([.G78]+[.H78])" office:value-type="float" office:value="1" calcext:value-type="float">
            <text:p>1</text:p>
          </table:table-cell>
          <table:table-cell table:formula="of:=[.G78]/([.G78]+[.I78])" office:value-type="float" office:value="1" calcext:value-type="float">
            <text:p>1</text:p>
          </table:table-cell>
          <table:table-cell table:formula="of:=2*([.K78]*[.L78])/([.K78]+[.L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mikrobiologi.sith.itb.ac.id/</text:p>
          </table:table-cell>
          <table:table-cell office:value-type="string" calcext:value-type="string">
            <text:p>MIKRO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style-name="ce18" table:formula="of:=[.E79]/[.D79]" office:value-type="float" office:value="0.352380952380952" calcext:value-type="float">
            <text:p>0.3523809524</text:p>
          </table:table-cell>
          <table:table-cell table:formula="of:=[.E79]-[.H79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79]-([.G79]+[.H79]+[.I79])" office:value-type="float" office:value="68" calcext:value-type="float">
            <text:p>68</text:p>
          </table:table-cell>
          <table:table-cell table:formula="of:=[.G79]/([.G79]+[.H79])" office:value-type="float" office:value="0.918918918918919" calcext:value-type="float">
            <text:p>0.9189189189</text:p>
          </table:table-cell>
          <table:table-cell table:formula="of:=[.G79]/([.G79]+[.I79])" office:value-type="float" office:value="1" calcext:value-type="float">
            <text:p>1</text:p>
          </table:table-cell>
          <table:table-cell table:formula="of:=2*([.K79]*[.L79])/([.K79]+[.L79])" office:value-type="float" office:value="0.957746478873239" calcext:value-type="float">
            <text:p>0.957746478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biologis1.sith.itb.ac.id/</text:p>
          </table:table-cell>
          <table:table-cell office:value-type="string" calcext:value-type="string">
            <text:p>BIOLOG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" table:formula="of:=[.E80]/[.D80]" office:value-type="float" office:value="0.0769230769230769" calcext:value-type="float">
            <text:p>0.0769230769</text:p>
          </table:table-cell>
          <table:table-cell table:formula="of:=[.E80]-[.H8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]-([.G80]+[.H80]+[.I80])" office:value-type="float" office:value="12" calcext:value-type="float">
            <text:p>12</text:p>
          </table:table-cell>
          <table:table-cell table:formula="of:=[.G80]/([.G80]+[.H80])" office:value-type="float" office:value="1" calcext:value-type="float">
            <text:p>1</text:p>
          </table:table-cell>
          <table:table-cell table:formula="of:=[.G80]/([.G80]+[.I80])" office:value-type="float" office:value="1" calcext:value-type="float">
            <text:p>1</text:p>
          </table:table-cell>
          <table:table-cell table:formula="of:=2*([.K80]*[.L80])/([.K80]+[.L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rh.sith.itb.ac.id/</text:p>
          </table:table-cell>
          <table:table-cell office:value-type="string" calcext:value-type="string">
            <text:p>R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table:formula="of:=[.E81]/[.D81]" office:value-type="float" office:value="0.0126582278481013" calcext:value-type="float">
            <text:p>0.0126582278</text:p>
          </table:table-cell>
          <table:table-cell table:formula="of:=[.E81]-[.H8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]-([.G81]+[.H81]+[.I81])" office:value-type="float" office:value="78" calcext:value-type="float">
            <text:p>78</text:p>
          </table:table-cell>
          <table:table-cell table:formula="of:=[.G81]/([.G81]+[.H81])" office:value-type="float" office:value="1" calcext:value-type="float">
            <text:p>1</text:p>
          </table:table-cell>
          <table:table-cell table:formula="of:=[.G81]/([.G81]+[.I81])" office:value-type="float" office:value="1" calcext:value-type="float">
            <text:p>1</text:p>
          </table:table-cell>
          <table:table-cell table:formula="of:=2*([.K81]*[.L81])/([.K81]+[.L8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rp.sith.itb.ac.id/</text:p>
          </table:table-cell>
          <table:table-cell office:value-type="string" calcext:value-type="string">
            <text:p>RP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formula="of:=[.E82]/[.D82]" office:value-type="float" office:value="0" calcext:value-type="float">
            <text:p>0</text:p>
          </table:table-cell>
          <table:table-cell table:style-name="ce17" table:formula="of:=[.E82]-[.H8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82]-([.G82]+[.H82]+[.I82])" office:value-type="float" office:value="44" calcext:value-type="float">
            <text:p>44</text:p>
          </table:table-cell>
          <table:table-cell table:style-name="ce17" table:formula="of:=[.G82]/([.G82]+[.H82])" office:value-type="string" office:string-value="" calcext:value-type="error">
            <text:p>#DIV/0!</text:p>
          </table:table-cell>
          <table:table-cell table:style-name="ce17" table:formula="of:=[.G82]/([.G82]+[.I82])" office:value-type="string" office:string-value="" calcext:value-type="error">
            <text:p>#DIV/0!</text:p>
          </table:table-cell>
          <table:table-cell table:style-name="ce17" table:formula="of:=2*([.K82]*[.L82])/([.K82]+[.L8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rk.sith.itb.ac.id/</text:p>
          </table:table-cell>
          <table:table-cell office:value-type="string" calcext:value-type="string">
            <text:p>RK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formula="of:=[.E83]/[.D83]" office:value-type="float" office:value="0" calcext:value-type="float">
            <text:p>0</text:p>
          </table:table-cell>
          <table:table-cell table:style-name="ce17" table:formula="of:=[.E83]-[.H8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83]-([.G83]+[.H83]+[.I83])" office:value-type="float" office:value="57" calcext:value-type="float">
            <text:p>57</text:p>
          </table:table-cell>
          <table:table-cell table:style-name="ce17" table:formula="of:=[.G83]/([.G83]+[.H83])" office:value-type="string" office:string-value="" calcext:value-type="error">
            <text:p>#DIV/0!</text:p>
          </table:table-cell>
          <table:table-cell table:style-name="ce17" table:formula="of:=[.G83]/([.G83]+[.I83])" office:value-type="string" office:string-value="" calcext:value-type="error">
            <text:p>#DIV/0!</text:p>
          </table:table-cell>
          <table:table-cell table:style-name="ce17" table:formula="of:=2*([.K83]*[.L83])/([.K83]+[.L8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tpp.sith.itb.ac.id/</text:p>
          </table:table-cell>
          <table:table-cell office:value-type="string" calcext:value-type="string">
            <text:p>TP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E84]/[.D84]" office:value-type="float" office:value="0.0588235294117647" calcext:value-type="float">
            <text:p>0.0588235294</text:p>
          </table:table-cell>
          <table:table-cell table:formula="of:=[.E84]-[.H8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]-([.G84]+[.H84]+[.I84])" office:value-type="float" office:value="16" calcext:value-type="float">
            <text:p>16</text:p>
          </table:table-cell>
          <table:table-cell table:formula="of:=[.G84]/([.G84]+[.H84])" office:value-type="float" office:value="1" calcext:value-type="float">
            <text:p>1</text:p>
          </table:table-cell>
          <table:table-cell table:formula="of:=[.G84]/([.G84]+[.I84])" office:value-type="float" office:value="1" calcext:value-type="float">
            <text:p>1</text:p>
          </table:table-cell>
          <table:table-cell table:formula="of:=2*([.K84]*[.L84])/([.K84]+[.L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atb.sith.itb.ac.id/</text:p>
          </table:table-cell>
          <table:table-cell office:value-type="string" calcext:value-type="string">
            <text:p>AT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[.E85]/[.D85]" office:value-type="float" office:value="0" calcext:value-type="float">
            <text:p>0</text:p>
          </table:table-cell>
          <table:table-cell table:style-name="ce17" table:formula="of:=[.E85]-[.H8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85]-([.G85]+[.H85]+[.I85])" office:value-type="float" office:value="25" calcext:value-type="float">
            <text:p>25</text:p>
          </table:table-cell>
          <table:table-cell table:style-name="ce17" table:formula="of:=[.G85]/([.G85]+[.H85])" office:value-type="string" office:string-value="" calcext:value-type="error">
            <text:p>#DIV/0!</text:p>
          </table:table-cell>
          <table:table-cell table:style-name="ce17" table:formula="of:=[.G85]/([.G85]+[.I85])" office:value-type="float" office:value="0" calcext:value-type="float">
            <text:p>0</text:p>
          </table:table-cell>
          <table:table-cell table:style-name="ce17" table:formula="of:=2*([.K85]*[.L85])/([.K85]+[.L8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bm.sith.itb.ac.id/</text:p>
          </table:table-cell>
          <table:table-cell office:value-type="string" calcext:value-type="string">
            <text:p>B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E86]/[.D86]" office:value-type="float" office:value="0.0526315789473684" calcext:value-type="float">
            <text:p>0.0526315789</text:p>
          </table:table-cell>
          <table:table-cell table:formula="of:=[.E86]-[.H8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86]-([.G86]+[.H86]+[.I86])" office:value-type="float" office:value="15" calcext:value-type="float">
            <text:p>15</text:p>
          </table:table-cell>
          <table:table-cell table:formula="of:=[.G86]/([.G86]+[.H86])" office:value-type="float" office:value="1" calcext:value-type="float">
            <text:p>1</text:p>
          </table:table-cell>
          <table:table-cell table:formula="of:=[.G86]/([.G86]+[.I86])" office:value-type="float" office:value="0.25" calcext:value-type="float">
            <text:p>0.25</text:p>
          </table:table-cell>
          <table:table-cell table:formula="of:=2*([.K86]*[.L86])/([.K86]+[.L86]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ekologi.sith.itb.ac.id/</text:p>
          </table:table-cell>
          <table:table-cell office:value-type="string" calcext:value-type="string">
            <text:p>EKOLOG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E87]/[.D87]" office:value-type="float" office:value="0.0588235294117647" calcext:value-type="float">
            <text:p>0.0588235294</text:p>
          </table:table-cell>
          <table:table-cell table:formula="of:=[.E87]-[.H8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]-([.G87]+[.H87]+[.I87])" office:value-type="float" office:value="16" calcext:value-type="float">
            <text:p>16</text:p>
          </table:table-cell>
          <table:table-cell table:formula="of:=[.G87]/([.G87]+[.H87])" office:value-type="float" office:value="1" calcext:value-type="float">
            <text:p>1</text:p>
          </table:table-cell>
          <table:table-cell table:formula="of:=[.G87]/([.G87]+[.I87])" office:value-type="float" office:value="1" calcext:value-type="float">
            <text:p>1</text:p>
          </table:table-cell>
          <table:table-cell table:formula="of:=2*([.K87]*[.L87])/([.K87]+[.L8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fphsb.sith.itb.ac.id/</text:p>
          </table:table-cell>
          <table:table-cell office:value-type="string" calcext:value-type="string">
            <text:p>FPHSB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8" table:formula="of:=[.E88]/[.D88]" office:value-type="float" office:value="0.333333333333333" calcext:value-type="float">
            <text:p>0.3333333333</text:p>
          </table:table-cell>
          <table:table-cell table:formula="of:=[.E88]-[.H88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]-([.G88]+[.H88]+[.I88])" office:value-type="float" office:value="36" calcext:value-type="float">
            <text:p>36</text:p>
          </table:table-cell>
          <table:table-cell table:formula="of:=[.G88]/([.G88]+[.H88])" office:value-type="float" office:value="1" calcext:value-type="float">
            <text:p>1</text:p>
          </table:table-cell>
          <table:table-cell table:formula="of:=[.G88]/([.G88]+[.I88])" office:value-type="float" office:value="1" calcext:value-type="float">
            <text:p>1</text:p>
          </table:table-cell>
          <table:table-cell table:formula="of:=2*([.K88]*[.L88])/([.K88]+[.L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gbm.sith.itb.ac.id/</text:p>
          </table:table-cell>
          <table:table-cell office:value-type="string" calcext:value-type="string">
            <text:p>GB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8" table:formula="of:=[.E89]/[.D89]" office:value-type="float" office:value="0.3125" calcext:value-type="float">
            <text:p>0.3125</text:p>
          </table:table-cell>
          <table:table-cell table:formula="of:=[.E89]-[.H8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89]-([.G89]+[.H89]+[.I89])" office:value-type="float" office:value="9" calcext:value-type="float">
            <text:p>9</text:p>
          </table:table-cell>
          <table:table-cell table:formula="of:=[.G89]/([.G89]+[.H89])" office:value-type="float" office:value="1" calcext:value-type="float">
            <text:p>1</text:p>
          </table:table-cell>
          <table:table-cell table:formula="of:=[.G89]/([.G89]+[.I89])" office:value-type="float" office:value="0.714285714285714" calcext:value-type="float">
            <text:p>0.7142857143</text:p>
          </table:table-cell>
          <table:table-cell table:formula="of:=2*([.K89]*[.L89])/([.K89]+[.L89])" office:value-type="float" office:value="0.833333333333333" calcext:value-type="float">
            <text:p>0.833333333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sbt.sith.itb.ac.id/</text:p>
          </table:table-cell>
          <table:table-cell office:value-type="string" calcext:value-type="string">
            <text:p>SBT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formula="of:=[.E90]/[.D90]" office:value-type="float" office:value="0" calcext:value-type="float">
            <text:p>0</text:p>
          </table:table-cell>
          <table:table-cell table:style-name="ce17" table:formula="of:=[.E90]-[.H9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90]-([.G90]+[.H90]+[.I90])" office:value-type="float" office:value="21" calcext:value-type="float">
            <text:p>21</text:p>
          </table:table-cell>
          <table:table-cell table:style-name="ce17" table:formula="of:=[.G90]/([.G90]+[.H90])" office:value-type="string" office:string-value="" calcext:value-type="error">
            <text:p>#DIV/0!</text:p>
          </table:table-cell>
          <table:table-cell table:style-name="ce17" table:formula="of:=[.G90]/([.G90]+[.I90])" office:value-type="float" office:value="0" calcext:value-type="float">
            <text:p>0</text:p>
          </table:table-cell>
          <table:table-cell table:style-name="ce17" table:formula="of:=2*([.K90]*[.L90])/([.K90]+[.L9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msdh.sith.itb.ac.id/</text:p>
          </table:table-cell>
          <table:table-cell office:value-type="string" calcext:value-type="string">
            <text:p>MSD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8" table:formula="of:=[.E91]/[.D91]" office:value-type="float" office:value="0.136363636363636" calcext:value-type="float">
            <text:p>0.1363636364</text:p>
          </table:table-cell>
          <table:table-cell table:formula="of:=[.E91]-[.H91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]-([.G91]+[.H91]+[.I91])" office:value-type="float" office:value="19" calcext:value-type="float">
            <text:p>19</text:p>
          </table:table-cell>
          <table:table-cell table:formula="of:=[.G91]/([.G91]+[.H91])" office:value-type="float" office:value="1" calcext:value-type="float">
            <text:p>1</text:p>
          </table:table-cell>
          <table:table-cell table:formula="of:=[.G91]/([.G91]+[.I91])" office:value-type="float" office:value="1" calcext:value-type="float">
            <text:p>1</text:p>
          </table:table-cell>
          <table:table-cell table:formula="of:=2*([.K91]*[.L91])/([.K91]+[.L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th.sith.itb.ac.id/</text:p>
          </table:table-cell>
          <table:table-cell office:value-type="string" calcext:value-type="string">
            <text:p>T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8" table:formula="of:=[.E92]/[.D92]" office:value-type="float" office:value="0.0394736842105263" calcext:value-type="float">
            <text:p>0.0394736842</text:p>
          </table:table-cell>
          <table:table-cell table:formula="of:=[.E92]-[.H9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]-([.G92]+[.H92]+[.I92])" office:value-type="float" office:value="73" calcext:value-type="float">
            <text:p>73</text:p>
          </table:table-cell>
          <table:table-cell table:formula="of:=[.G92]/([.G92]+[.H92])" office:value-type="float" office:value="1" calcext:value-type="float">
            <text:p>1</text:p>
          </table:table-cell>
          <table:table-cell table:formula="of:=[.G92]/([.G92]+[.I92])" office:value-type="float" office:value="1" calcext:value-type="float">
            <text:p>1</text:p>
          </table:table-cell>
          <table:table-cell table:formula="of:=2*([.K92]*[.L92])/([.K92]+[.L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http://ftsl.itb.ac.id</text:p>
          </table:table-cell>
          <table:table-cell table:style-name="ce15" office:value-type="string" calcext:value-type="string">
            <text:p>FTSL</text:p>
          </table:table-cell>
          <table:table-cell table:formula="of:=1422-29" office:value-type="float" office:value="1393" calcext:value-type="float">
            <text:p>1393</text:p>
          </table:table-cell>
          <table:table-cell office:value-type="float" office:value="73" calcext:value-type="float">
            <text:p>73</text:p>
          </table:table-cell>
          <table:table-cell table:style-name="Default" table:formula="of:=[.E93]/[.D93]" office:value-type="float" office:value="0.0524048815506102" calcext:value-type="float">
            <text:p>0.0524048816</text:p>
          </table:table-cell>
          <table:table-cell table:formula="of:=[.E93]-[.H93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93]-([.G93]+[.H93]+[.I93])" office:value-type="float" office:value="1317" calcext:value-type="float">
            <text:p>1317</text:p>
          </table:table-cell>
          <table:table-cell table:formula="of:=[.G93]/([.G93]+[.H93])" office:value-type="float" office:value="0.931506849315068" calcext:value-type="float">
            <text:p>0.9315068493</text:p>
          </table:table-cell>
          <table:table-cell table:formula="of:=[.G93]/([.G93]+[.I93])" office:value-type="float" office:value="0.957746478873239" calcext:value-type="float">
            <text:p>0.9577464789</text:p>
          </table:table-cell>
          <table:table-cell table:formula="of:=2*([.K93]*[.L93])/([.K93]+[.L93])" office:value-type="float" office:value="0.944444444444444" calcext:value-type="float">
            <text:p>0.944444444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5" office:value-type="string" calcext:value-type="string">
            <text:p>http://www.si.itb.ac.id/</text:p>
          </table:table-cell>
          <table:table-cell table:style-name="ce15" office:value-type="string" calcext:value-type="string">
            <text:p>SI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formula="of:=[.E94]/[.D94]" office:value-type="float" office:value="0.0153846153846154" calcext:value-type="float">
            <text:p>0.0153846154</text:p>
          </table:table-cell>
          <table:table-cell table:style-name="ce17" table:formula="of:=[.E94]-[.H9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94]-([.G94]+[.H94]+[.I94])" office:value-type="float" office:value="64" calcext:value-type="float">
            <text:p>64</text:p>
          </table:table-cell>
          <table:table-cell table:style-name="ce17" table:formula="of:=[.G94]/([.G94]+[.H94])" office:value-type="float" office:value="0" calcext:value-type="float">
            <text:p>0</text:p>
          </table:table-cell>
          <table:table-cell table:style-name="ce17" table:formula="of:=[.G94]/([.G94]+[.I94])" office:value-type="string" office:string-value="" calcext:value-type="error">
            <text:p>#DIV/0!</text:p>
          </table:table-cell>
          <table:table-cell table:style-name="ce17" table:formula="of:=2*([.K94]*[.L94])/([.K94]+[.L9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5" office:value-type="string" calcext:value-type="string">
            <text:p>http://www.tl.itb.ac.id/</text:p>
          </table:table-cell>
          <table:table-cell table:style-name="ce15" office:value-type="string" calcext:value-type="string">
            <text:p>TL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formula="of:=[.E95]/[.D95]" office:value-type="float" office:value="0" calcext:value-type="float">
            <text:p>0</text:p>
          </table:table-cell>
          <table:table-cell table:style-name="ce17" table:formula="of:=[.E95]-[.H9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95]-([.G95]+[.H95]+[.I95])" office:value-type="float" office:value="53" calcext:value-type="float">
            <text:p>53</text:p>
          </table:table-cell>
          <table:table-cell table:style-name="ce17" table:formula="of:=[.G95]/([.G95]+[.H95])" office:value-type="string" office:string-value="" calcext:value-type="error">
            <text:p>#DIV/0!</text:p>
          </table:table-cell>
          <table:table-cell table:style-name="ce17" table:formula="of:=[.G95]/([.G95]+[.I95])" office:value-type="string" office:string-value="" calcext:value-type="error">
            <text:p>#DIV/0!</text:p>
          </table:table-cell>
          <table:table-cell table:style-name="ce17" table:formula="of:=2*([.K95]*[.L95])/([.K95]+[.L9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5" office:value-type="string" calcext:value-type="string">
            <text:p>http://www.ocean.itb.ac.id/</text:p>
          </table:table-cell>
          <table:table-cell table:style-name="ce15" office:value-type="string" calcext:value-type="string">
            <text:p>OCEAN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</text:p>
          </table:table-cell>
          <table:table-cell table:formula="of:=[.E96]/[.D96]" office:value-type="float" office:value="0" calcext:value-type="float">
            <text:p>0</text:p>
          </table:table-cell>
          <table:table-cell table:style-name="ce17" table:formula="of:=[.E96]-[.H9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96]-([.G96]+[.H96]+[.I96])" office:value-type="float" office:value="175" calcext:value-type="float">
            <text:p>175</text:p>
          </table:table-cell>
          <table:table-cell table:style-name="ce17" table:formula="of:=[.G96]/([.G96]+[.H96])" office:value-type="string" office:string-value="" calcext:value-type="error">
            <text:p>#DIV/0!</text:p>
          </table:table-cell>
          <table:table-cell table:style-name="ce17" table:formula="of:=[.G96]/([.G96]+[.I96])" office:value-type="string" office:string-value="" calcext:value-type="error">
            <text:p>#DIV/0!</text:p>
          </table:table-cell>
          <table:table-cell table:style-name="ce17" table:formula="of:=2*([.K96]*[.L96])/([.K96]+[.L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5" office:value-type="string" calcext:value-type="string">
            <text:p>http://www.ril.itb.ac.id/</text:p>
          </table:table-cell>
          <table:table-cell table:style-name="ce15" office:value-type="string" calcext:value-type="string">
            <text:p>RIL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formula="of:=[.E97]/[.D97]" office:value-type="float" office:value="0" calcext:value-type="float">
            <text:p>0</text:p>
          </table:table-cell>
          <table:table-cell table:style-name="ce17" table:formula="of:=[.E97]-[.H9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97]-([.G97]+[.H97]+[.I97])" office:value-type="float" office:value="21" calcext:value-type="float">
            <text:p>21</text:p>
          </table:table-cell>
          <table:table-cell table:style-name="ce17" table:formula="of:=[.G97]/([.G97]+[.H97])" office:value-type="string" office:string-value="" calcext:value-type="error">
            <text:p>#DIV/0!</text:p>
          </table:table-cell>
          <table:table-cell table:style-name="ce17" table:formula="of:=[.G97]/([.G97]+[.I97])" office:value-type="string" office:string-value="" calcext:value-type="error">
            <text:p>#DIV/0!</text:p>
          </table:table-cell>
          <table:table-cell table:style-name="ce17" table:formula="of:=2*([.K97]*[.L97])/([.K97]+[.L9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http://www.tpsda.itb.ac.id/</text:p>
          </table:table-cell>
          <table:table-cell table:style-name="ce15" office:value-type="string" calcext:value-type="string">
            <text:p>TPSDA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E98]/[.D98]" office:value-type="float" office:value="0" calcext:value-type="float">
            <text:p>0</text:p>
          </table:table-cell>
          <table:table-cell table:style-name="ce17" table:formula="of:=[.E98]-[.H9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D98]-([.G98]+[.H98]+[.I98])" office:value-type="float" office:value="11" calcext:value-type="float">
            <text:p>11</text:p>
          </table:table-cell>
          <table:table-cell table:style-name="ce17" table:formula="of:=[.G98]/([.G98]+[.H98])" office:value-type="string" office:string-value="" calcext:value-type="error">
            <text:p>#DIV/0!</text:p>
          </table:table-cell>
          <table:table-cell table:style-name="ce17" table:formula="of:=[.G98]/([.G98]+[.I98])" office:value-type="string" office:string-value="" calcext:value-type="error">
            <text:p>#DIV/0!</text:p>
          </table:table-cell>
          <table:table-cell table:style-name="ce17" table:formula="of:=2*([.K98]*[.L98])/([.K98]+[.L9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TOTAL</text:p>
          </table:table-cell>
          <table:table-cell table:style-name="ce3" table:formula="of:=SUM([.D4:.D98])" office:value-type="float" office:value="11373" calcext:value-type="float">
            <text:p>11373</text:p>
          </table:table-cell>
          <table:table-cell table:style-name="ce3" table:formula="of:=SUM([.E4:.E98])" office:value-type="float" office:value="1037" calcext:value-type="float">
            <text:p>1037</text:p>
          </table:table-cell>
          <table:table-cell table:style-name="ce3" table:formula="of:=[.E99]/[.D99]" office:value-type="float" office:value="0.0911808669656203" calcext:value-type="float">
            <text:p>0.091180867</text:p>
          </table:table-cell>
          <table:table-cell table:style-name="ce3" table:formula="of:=SUM([.G4:.G98])" office:value-type="float" office:value="965" calcext:value-type="float">
            <text:p>965</text:p>
          </table:table-cell>
          <table:table-cell table:style-name="ce3" table:formula="of:=SUM([.H4:.H98])" office:value-type="float" office:value="72" calcext:value-type="float">
            <text:p>72</text:p>
          </table:table-cell>
          <table:table-cell table:style-name="ce3" table:formula="of:=SUM([.I4:.I98])" office:value-type="float" office:value="173" calcext:value-type="float">
            <text:p>173</text:p>
          </table:table-cell>
          <table:table-cell table:style-name="ce3" table:formula="of:=SUM([.J4:.J98])" office:value-type="float" office:value="10163" calcext:value-type="float">
            <text:p>10163</text:p>
          </table:table-cell>
          <table:table-cell table:style-name="ce1" table:formula="of:=[.G99]/([.G99]+[.H99])" office:value-type="float" office:value="0.930568948891032" calcext:value-type="float">
            <text:p>0.9305689489</text:p>
          </table:table-cell>
          <table:table-cell table:style-name="ce1" table:formula="of:=[.G99]/([.G99]+[.I99])" office:value-type="float" office:value="0.847978910369069" calcext:value-type="float">
            <text:p>0.8479789104</text:p>
          </table:table-cell>
          <table:table-cell table:style-name="ce3" table:formula="of:=2*([.K99]*[.L99])/([.K99]+[.L99])" office:value-type="float" office:value="0.887356321839081" calcext:value-type="float">
            <text:p>0.8873563218</text:p>
          </table:table-cell>
          <table:table-cell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7"/>
        <table:table-column table:style-name="co7" table:number-columns-repeated="8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Frontier</text:p>
          </table:table-cell>
          <table:table-cell office:value-type="string" calcext:value-type="string">
            <text:p>Identitas</text:p>
          </table:table-cell>
          <table:table-cell office:value-type="string" calcext:value-type="string">
            <text:p>Jumlah Link dengan Filter</text:p>
          </table:table-cell>
          <table:table-cell office:value-type="string" calcext:value-type="string">
            <text:p>Jumlah Data yang berhasil diambil</text:p>
          </table:table-cell>
          <table:table-cell table:style-name="Default" office:value-type="string" calcext:value-type="string">
            <text:p>Rate Data Dengan Filte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www.stei.itb.ac.id </text:p>
          </table:table-cell>
          <table:table-cell office:value-type="string" calcext:value-type="string">
            <text:p>STEI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style-name="Default" table:formula="of:=[.E4]/[.D4]" office:value-type="float" office:value="0.153846153846154" calcext:value-type="float">
            <text:p>0.1538461538</text:p>
          </table:table-cell>
          <table:table-cell table:formula="of:=[.E4]-[.H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/([.G4]+[.I4])" office:value-type="float" office:value="0.947368421052632" calcext:value-type="float">
            <text:p>0.9473684211</text:p>
          </table:table-cell>
          <table:table-cell table:formula="of:=[.G4]/([.G4]+[.H4])" office:value-type="float" office:value="1" calcext:value-type="float">
            <text:p>1</text:p>
          </table:table-cell>
          <table:table-cell table:formula="of:=2*([.J4]*[.K4])/([.J4]+[.K4])" office:value-type="float" office:value="0.972972972972973" calcext:value-type="float">
            <text:p>0.9729729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if.stei.itb.ac.id/</text:p>
          </table:table-cell>
          <table:table-cell office:value-type="string" calcext:value-type="string">
            <text:p>IF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formula="of:=[.E5]/[.D5]" office:value-type="float" office:value="0" calcext:value-type="float">
            <text:p>0</text:p>
          </table:table-cell>
          <table:table-cell table:style-name="ce17" table:formula="of:=[.E5]-[.H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5]/([.G5]+[.I5])" office:value-type="string" office:string-value="" calcext:value-type="error">
            <text:p>#DIV/0!</text:p>
          </table:table-cell>
          <table:table-cell table:style-name="ce17" table:formula="of:=[.G5]/([.G5]+[.H5])" office:value-type="string" office:string-value="" calcext:value-type="error">
            <text:p>#DIV/0!</text:p>
          </table:table-cell>
          <table:table-cell table:style-name="ce17" table:formula="of:=2*([.J5]*[.K5])/([.J5]+[.K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ee.itb.ac.id/index.php/id/</text:p>
          </table:table-cell>
          <table:table-cell office:value-type="string" calcext:value-type="string">
            <text:p>EE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formula="of:=[.E6]/[.D6]" office:value-type="float" office:value="0" calcext:value-type="float">
            <text:p>0</text:p>
          </table:table-cell>
          <table:table-cell table:style-name="ce17" table:formula="of:=[.E6]-[.H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6]/([.G6]+[.I6])" office:value-type="string" office:string-value="" calcext:value-type="error">
            <text:p>#DIV/0!</text:p>
          </table:table-cell>
          <table:table-cell table:style-name="ce17" table:formula="of:=[.G6]/([.G6]+[.H6])" office:value-type="string" office:string-value="" calcext:value-type="error">
            <text:p>#DIV/0!</text:p>
          </table:table-cell>
          <table:table-cell table:style-name="ce17" table:formula="of:=2*([.J6]*[.K6])/([.J6]+[.K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et.stei.itb.ac.id/</text:p>
          </table:table-cell>
          <table:table-cell office:value-type="string" calcext:value-type="string">
            <text:p>E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Default" table:formula="of:=[.E7]/[.D7]" office:value-type="float" office:value="0.171428571428571" calcext:value-type="float">
            <text:p>0.1714285714</text:p>
          </table:table-cell>
          <table:table-cell table:formula="of:=[.E7]-[.H7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/([.G7]+[.I7])" office:value-type="float" office:value="1" calcext:value-type="float">
            <text:p>1</text:p>
          </table:table-cell>
          <table:table-cell table:formula="of:=[.G7]/([.G7]+[.H7])" office:value-type="float" office:value="1" calcext:value-type="float">
            <text:p>1</text:p>
          </table:table-cell>
          <table:table-cell table:formula="of:=2*([.J7]*[.K7])/([.J7]+[.K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[.E8]/[.D8]" office:value-type="float" office:value="0" calcext:value-type="float">
            <text:p>0</text:p>
          </table:table-cell>
          <table:table-cell table:style-name="ce17" table:formula="of:=[.E8]-[.H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8]/([.G8]+[.I8])" office:value-type="string" office:string-value="" calcext:value-type="error">
            <text:p>#DIV/0!</text:p>
          </table:table-cell>
          <table:table-cell table:style-name="ce17" table:formula="of:=[.G8]/([.G8]+[.H8])" office:value-type="string" office:string-value="" calcext:value-type="error">
            <text:p>#DIV/0!</text:p>
          </table:table-cell>
          <table:table-cell table:style-name="ce17" table:formula="of:=2*([.J8]*[.K8])/([.J8]+[.K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i luar batasan, Berupa Gam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IOMED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table:formula="of:=[.E9]/[.D9]" office:value-type="float" office:value="0.148148148148148" calcext:value-type="float">
            <text:p>0.1481481481</text:p>
          </table:table-cell>
          <table:table-cell table:formula="of:=[.E9]-[.H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9]/([.G9]+[.I9])" office:value-type="float" office:value="1" calcext:value-type="float">
            <text:p>1</text:p>
          </table:table-cell>
          <table:table-cell table:formula="of:=[.G9]/([.G9]+[.H9])" office:value-type="float" office:value="0.5" calcext:value-type="float">
            <text:p>0.5</text:p>
          </table:table-cell>
          <table:table-cell table:formula="of:=2*([.J9]*[.K9])/([.J9]+[.K9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SKK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formula="of:=[.E10]/[.D10]" office:value-type="float" office:value="0.144927536231884" calcext:value-type="float">
            <text:p>0.1449275362</text:p>
          </table:table-cell>
          <table:table-cell table:formula="of:=[.E10]-[.H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10]/([.G10]+[.I10])" office:value-type="float" office:value="0.666666666666667" calcext:value-type="float">
            <text:p>0.6666666667</text:p>
          </table:table-cell>
          <table:table-cell table:formula="of:=[.G10]/([.G10]+[.H10])" office:value-type="float" office:value="1" calcext:value-type="float">
            <text:p>1</text:p>
          </table:table-cell>
          <table:table-cell table:formula="of:=2*([.J10]*[.K10])/([.J10]+[.K10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LEK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[.E11]/[.D11]" office:value-type="float" office:value="0" calcext:value-type="float">
            <text:p>0</text:p>
          </table:table-cell>
          <table:table-cell table:style-name="ce17" table:formula="of:=[.E11]-[.H1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11]/([.G11]+[.I11])" office:value-type="string" office:string-value="" calcext:value-type="error">
            <text:p>#DIV/0!</text:p>
          </table:table-cell>
          <table:table-cell table:style-name="ce17" table:formula="of:=[.G11]/([.G11]+[.H11])" office:value-type="string" office:string-value="" calcext:value-type="error">
            <text:p>#DIV/0!</text:p>
          </table:table-cell>
          <table:table-cell table:style-name="ce17" table:formula="of:=2*([.J11]*[.K11])/([.J11]+[.K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MIPA</text:p>
          </table:table-cell>
          <table:table-cell office:value-type="float" office:value="394" calcext:value-type="float">
            <text:p>394</text:p>
          </table:table-cell>
          <table:table-cell office:value-type="float" office:value="81" calcext:value-type="float">
            <text:p>81</text:p>
          </table:table-cell>
          <table:table-cell table:style-name="Default" table:formula="of:=[.E12]/[.D12]" office:value-type="float" office:value="0.205583756345178" calcext:value-type="float">
            <text:p>0.2055837563</text:p>
          </table:table-cell>
          <table:table-cell table:formula="of:=[.E12]-[.H12]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]/([.G12]+[.I12])" office:value-type="float" office:value="1" calcext:value-type="float">
            <text:p>1</text:p>
          </table:table-cell>
          <table:table-cell table:formula="of:=[.G12]/([.G12]+[.H12])" office:value-type="float" office:value="1" calcext:value-type="float">
            <text:p>1</text:p>
          </table:table-cell>
          <table:table-cell table:formula="of:=2*([.J12]*[.K12])/([.J12]+[.K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E13]/[.D13]" office:value-type="float" office:value="0" calcext:value-type="float">
            <text:p>0</text:p>
          </table:table-cell>
          <table:table-cell table:style-name="ce17" table:formula="of:=[.E13]-[.H1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13]/([.G13]+[.I13])" office:value-type="string" office:string-value="" calcext:value-type="error">
            <text:p>#DIV/0!</text:p>
          </table:table-cell>
          <table:table-cell table:style-name="ce17" table:formula="of:=[.G13]/([.G13]+[.H13])" office:value-type="string" office:string-value="" calcext:value-type="error">
            <text:p>#DIV/0!</text:p>
          </table:table-cell>
          <table:table-cell table:style-name="ce17" table:formula="of:=2*([.J13]*[.K13])/([.J13]+[.K1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I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" calcext:value-type="float">
            <text:p>1</text:p>
          </table:table-cell>
          <table:table-cell table:formula="of:=[.E14]/[.D14]" office:value-type="float" office:value="0.00699300699300699" calcext:value-type="float">
            <text:p>0.006993007</text:p>
          </table:table-cell>
          <table:table-cell table:style-name="ce17" table:formula="of:=[.E14]-[.H1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G14]/([.G14]+[.I14])" office:value-type="float" office:value="0" calcext:value-type="float">
            <text:p>0</text:p>
          </table:table-cell>
          <table:table-cell table:style-name="ce17" table:formula="of:=[.G14]/([.G14]+[.H14])" office:value-type="float" office:value="0" calcext:value-type="float">
            <text:p>0</text:p>
          </table:table-cell>
          <table:table-cell table:style-name="ce17" table:formula="of:=2*([.J14]*[.K14])/([.J14]+[.K1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ublikasi dituliskan dalam d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E15]/[.D15]" office:value-type="float" office:value="0.032258064516129" calcext:value-type="float">
            <text:p>0.0322580645</text:p>
          </table:table-cell>
          <table:table-cell table:formula="of:=[.E15]-[.H1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]/([.G15]+[.I15])" office:value-type="float" office:value="1" calcext:value-type="float">
            <text:p>1</text:p>
          </table:table-cell>
          <table:table-cell table:formula="of:=[.G15]/([.G15]+[.H15])" office:value-type="float" office:value="1" calcext:value-type="float">
            <text:p>1</text:p>
          </table:table-cell>
          <table:table-cell table:formula="of:=2*([.J15]*[.K15])/([.J15]+[.K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SMOTS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formula="of:=[.E16]/[.D16]" office:value-type="float" office:value="0.0714285714285714" calcext:value-type="float">
            <text:p>0.0714285714</text:p>
          </table:table-cell>
          <table:table-cell table:formula="of:=[.E16]-[.H16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]/([.G16]+[.I16])" office:value-type="float" office:value="1" calcext:value-type="float">
            <text:p>1</text:p>
          </table:table-cell>
          <table:table-cell table:formula="of:=[.G16]/([.G16]+[.H16])" office:value-type="float" office:value="1" calcext:value-type="float">
            <text:p>1</text:p>
          </table:table-cell>
          <table:table-cell table:formula="of:=2*([.J16]*[.K16])/([.J16]+[.K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E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formula="of:=[.E17]/[.D17]" office:value-type="float" office:value="0.0285714285714286" calcext:value-type="float">
            <text:p>0.0285714286</text:p>
          </table:table-cell>
          <table:table-cell table:formula="of:=[.E17]-[.H1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]/([.G17]+[.I17])" office:value-type="float" office:value="1" calcext:value-type="float">
            <text:p>1</text:p>
          </table:table-cell>
          <table:table-cell table:formula="of:=[.G17]/([.G17]+[.H17])" office:value-type="float" office:value="1" calcext:value-type="float">
            <text:p>1</text:p>
          </table:table-cell>
          <table:table-cell table:formula="of:=2*([.J17]*[.K17])/([.J17]+[.K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HE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E18]/[.D18]" office:value-type="float" office:value="0" calcext:value-type="float">
            <text:p>0</text:p>
          </table:table-cell>
          <table:table-cell table:style-name="ce17" table:formula="of:=[.E18]-[.H1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G18]/([.G18]+[.I18])" office:value-type="float" office:value="0" calcext:value-type="float">
            <text:p>0</text:p>
          </table:table-cell>
          <table:table-cell table:style-name="ce17" table:formula="of:=[.G18]/([.G18]+[.H18])" office:value-type="string" office:string-value="" calcext:value-type="error">
            <text:p>#DIV/0!</text:p>
          </table:table-cell>
          <table:table-cell table:style-name="ce17" table:formula="of:=2*([.J18]*[.K18])/([.J18]+[.K1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E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formula="of:=[.E19]/[.D19]" office:value-type="float" office:value="0" calcext:value-type="float">
            <text:p>0</text:p>
          </table:table-cell>
          <table:table-cell table:style-name="ce17" table:formula="of:=[.E19]-[.H1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19]/([.G19]+[.I19])" office:value-type="string" office:string-value="" calcext:value-type="error">
            <text:p>#DIV/0!</text:p>
          </table:table-cell>
          <table:table-cell table:style-name="ce17" table:formula="of:=[.G19]/([.G19]+[.H19])" office:value-type="string" office:string-value="" calcext:value-type="error">
            <text:p>#DIV/0!</text:p>
          </table:table-cell>
          <table:table-cell table:style-name="ce17" table:formula="of:=2*([.J19]*[.K19])/([.J19]+[.K1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ORG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style-name="Default" table:formula="of:=[.E20]/[.D20]" office:value-type="float" office:value="0.111111111111111" calcext:value-type="float">
            <text:p>0.1111111111</text:p>
          </table:table-cell>
          <table:table-cell table:formula="of:=[.E20]-[.H20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]/([.G20]+[.I20])" office:value-type="float" office:value="1" calcext:value-type="float">
            <text:p>1</text:p>
          </table:table-cell>
          <table:table-cell table:formula="of:=[.G20]/([.G20]+[.H20])" office:value-type="float" office:value="1" calcext:value-type="float">
            <text:p>1</text:p>
          </table:table-cell>
          <table:table-cell table:formula="of:=2*([.J20]*[.K20])/([.J20]+[.K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NAL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Default" table:formula="of:=[.E21]/[.D21]" office:value-type="float" office:value="0.161616161616162" calcext:value-type="float">
            <text:p>0.1616161616</text:p>
          </table:table-cell>
          <table:table-cell table:formula="of:=[.E21]-[.H21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1]/([.G21]+[.I21])" office:value-type="float" office:value="1" calcext:value-type="float">
            <text:p>1</text:p>
          </table:table-cell>
          <table:table-cell table:formula="of:=[.G21]/([.G21]+[.H21])" office:value-type="float" office:value="1" calcext:value-type="float">
            <text:p>1</text:p>
          </table:table-cell>
          <table:table-cell table:formula="of:=2*([.J21]*[.K21])/([.J21]+[.K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RGANI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table:formula="of:=[.E22]/[.D22]" office:value-type="float" office:value="0.130434782608696" calcext:value-type="float">
            <text:p>0.1304347826</text:p>
          </table:table-cell>
          <table:table-cell table:formula="of:=[.E22]-[.H2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2]/([.G22]+[.I22])" office:value-type="float" office:value="1" calcext:value-type="float">
            <text:p>1</text:p>
          </table:table-cell>
          <table:table-cell table:formula="of:=[.G22]/([.G22]+[.H22])" office:value-type="float" office:value="1" calcext:value-type="float">
            <text:p>1</text:p>
          </table:table-cell>
          <table:table-cell table:formula="of:=2*([.J22]*[.K22])/([.J22]+[.K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OCHEM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formula="of:=[.E23]/[.D23]" office:value-type="float" office:value="0.0754716981132075" calcext:value-type="float">
            <text:p>0.0754716981</text:p>
          </table:table-cell>
          <table:table-cell table:formula="of:=[.E23]-[.H2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3]/([.G23]+[.I23])" office:value-type="float" office:value="1" calcext:value-type="float">
            <text:p>1</text:p>
          </table:table-cell>
          <table:table-cell table:formula="of:=[.G23]/([.G23]+[.H23])" office:value-type="float" office:value="1" calcext:value-type="float">
            <text:p>1</text:p>
          </table:table-cell>
          <table:table-cell table:formula="of:=2*([.J23]*[.K23])/([.J23]+[.K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TH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formula="of:=[.E24]/[.D24]" office:value-type="float" office:value="0.0102040816326531" calcext:value-type="float">
            <text:p>0.0102040816</text:p>
          </table:table-cell>
          <table:table-cell table:style-name="ce17" table:formula="of:=[.E24]-[.H2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24]/([.G24]+[.I24])" office:value-type="string" office:string-value="" calcext:value-type="error">
            <text:p>#DIV/0!</text:p>
          </table:table-cell>
          <table:table-cell table:style-name="ce17" table:formula="of:=[.G24]/([.G24]+[.H24])" office:value-type="float" office:value="0" calcext:value-type="float">
            <text:p>0</text:p>
          </table:table-cell>
          <table:table-cell table:style-name="ce17" table:formula="of:=2*([.J24]*[.K24])/([.J24]+[.K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TI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table:style-name="Default" table:formula="of:=[.E25]/[.D25]" office:value-type="float" office:value="0.51985559566787" calcext:value-type="float">
            <text:p>0.5198555957</text:p>
          </table:table-cell>
          <table:table-cell table:formula="of:=[.E25]-[.H25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G25]/([.G25]+[.I25])" office:value-type="float" office:value="0.912751677852349" calcext:value-type="float">
            <text:p>0.9127516779</text:p>
          </table:table-cell>
          <table:table-cell table:formula="of:=[.G25]/([.G25]+[.H25])" office:value-type="float" office:value="0.944444444444444" calcext:value-type="float">
            <text:p>0.9444444444</text:p>
          </table:table-cell>
          <table:table-cell table:formula="of:=2*([.J25]*[.K25])/([.J25]+[.K25])" office:value-type="float" office:value="0.928327645051195" calcext:value-type="float">
            <text:p>0.92832764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E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formula="of:=[.E26]/[.D26]" office:value-type="float" office:value="0.0465116279069768" calcext:value-type="float">
            <text:p>0.0465116279</text:p>
          </table:table-cell>
          <table:table-cell table:style-name="ce17" table:formula="of:=[.E26]-[.H26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26]/([.G26]+[.I26])" office:value-type="string" office:string-value="" calcext:value-type="error">
            <text:p>#DIV/0!</text:p>
          </table:table-cell>
          <table:table-cell table:style-name="ce17" table:formula="of:=[.G26]/([.G26]+[.H26])" office:value-type="float" office:value="0" calcext:value-type="float">
            <text:p>0</text:p>
          </table:table-cell>
          <table:table-cell table:style-name="ce17" table:formula="of:=2*([.J26]*[.K26])/([.J26]+[.K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F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2" calcext:value-type="float">
            <text:p>2</text:p>
          </table:table-cell>
          <table:table-cell table:formula="of:=[.E27]/[.D27]" office:value-type="float" office:value="0.0114942528735632" calcext:value-type="float">
            <text:p>0.0114942529</text:p>
          </table:table-cell>
          <table:table-cell table:style-name="ce17" table:formula="of:=[.E27]-[.H27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27]/([.G27]+[.I27])" office:value-type="string" office:string-value="" calcext:value-type="error">
            <text:p>#DIV/0!</text:p>
          </table:table-cell>
          <table:table-cell table:style-name="ce17" table:formula="of:=[.G27]/([.G27]+[.H27])" office:value-type="float" office:value="0" calcext:value-type="float">
            <text:p>0</text:p>
          </table:table-cell>
          <table:table-cell table:style-name="ce17" table:formula="of:=2*([.J27]*[.K27])/([.J27]+[.K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I</text:p>
          </table:table-cell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style-name="ce18" table:formula="of:=[.E28]/[.D28]" office:value-type="float" office:value="0.240924092409241" calcext:value-type="float">
            <text:p>0.2409240924</text:p>
          </table:table-cell>
          <table:table-cell table:formula="of:=[.E28]-[.H28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8]/([.G28]+[.I28])" office:value-type="float" office:value="1" calcext:value-type="float">
            <text:p>1</text:p>
          </table:table-cell>
          <table:table-cell table:formula="of:=[.G28]/([.G28]+[.H28])" office:value-type="float" office:value="1" calcext:value-type="float">
            <text:p>1</text:p>
          </table:table-cell>
          <table:table-cell table:formula="of:=2*([.J28]*[.K28])/([.J28]+[.K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PPROST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formula="of:=[.E29]/[.D29]" office:value-type="float" office:value="0.0357142857142857" calcext:value-type="float">
            <text:p>0.0357142857</text:p>
          </table:table-cell>
          <table:table-cell table:formula="of:=[.E29]-[.H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9]/([.G29]+[.I29])" office:value-type="float" office:value="1" calcext:value-type="float">
            <text:p>1</text:p>
          </table:table-cell>
          <table:table-cell table:formula="of:=[.G29]/([.G29]+[.H29])" office:value-type="float" office:value="1" calcext:value-type="float">
            <text:p>1</text:p>
          </table:table-cell>
          <table:table-cell table:formula="of:=2*([.J29]*[.K29])/([.J29]+[.K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PPRODTK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8" table:formula="of:=[.E30]/[.D30]" office:value-type="float" office:value="0.05" calcext:value-type="float">
            <text:p>0.05</text:p>
          </table:table-cell>
          <table:table-cell table:formula="of:=[.E30]-[.H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30]/([.G30]+[.I30])" office:value-type="float" office:value="1" calcext:value-type="float">
            <text:p>1</text:p>
          </table:table-cell>
          <table:table-cell table:formula="of:=[.G30]/([.G30]+[.H30])" office:value-type="float" office:value="0.5" calcext:value-type="float">
            <text:p>0.5</text:p>
          </table:table-cell>
          <table:table-cell table:formula="of:=2*([.J30]*[.K30])/([.J30]+[.K30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PT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table:formula="of:=[.E31]/[.D31]" office:value-type="float" office:value="0.117647058823529" calcext:value-type="float">
            <text:p>0.1176470588</text:p>
          </table:table-cell>
          <table:table-cell table:formula="of:=[.E31]-[.H3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1]/([.G31]+[.I31])" office:value-type="float" office:value="1" calcext:value-type="float">
            <text:p>1</text:p>
          </table:table-cell>
          <table:table-cell table:formula="of:=[.G31]/([.G31]+[.H31])" office:value-type="float" office:value="1" calcext:value-type="float">
            <text:p>1</text:p>
          </table:table-cell>
          <table:table-cell table:formula="of:=2*([.J31]*[.K31])/([.J31]+[.K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FFTI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formula="of:=[.E32]/[.D32]" office:value-type="float" office:value="0" calcext:value-type="float">
            <text:p>0</text:p>
          </table:table-cell>
          <table:table-cell table:style-name="ce17" table:formula="of:=[.E32]-[.H3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32]/([.G32]+[.I32])" office:value-type="string" office:string-value="" calcext:value-type="error">
            <text:p>#DIV/0!</text:p>
          </table:table-cell>
          <table:table-cell table:style-name="ce17" table:formula="of:=[.G32]/([.G32]+[.H32])" office:value-type="string" office:string-value="" calcext:value-type="error">
            <text:p>#DIV/0!</text:p>
          </table:table-cell>
          <table:table-cell table:style-name="ce17" table:formula="of:=2*([.J32]*[.K32])/([.J32]+[.K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K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E33]/[.D33]" office:value-type="float" office:value="0.1" calcext:value-type="float">
            <text:p>0.1</text:p>
          </table:table-cell>
          <table:table-cell table:style-name="ce17" table:formula="of:=[.E33]-[.H33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33]/([.G33]+[.I33])" office:value-type="string" office:string-value="" calcext:value-type="error">
            <text:p>#DIV/0!</text:p>
          </table:table-cell>
          <table:table-cell table:style-name="ce17" table:formula="of:=[.G33]/([.G33]+[.H33])" office:value-type="float" office:value="0" calcext:value-type="float">
            <text:p>0</text:p>
          </table:table-cell>
          <table:table-cell table:style-name="ce17" table:formula="of:=2*([.J33]*[.K33])/([.J33]+[.K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M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E34]/[.D34]" office:value-type="float" office:value="0.125" calcext:value-type="float">
            <text:p>0.125</text:p>
          </table:table-cell>
          <table:table-cell table:style-name="ce17" table:formula="of:=[.E34]-[.H3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34]/([.G34]+[.I34])" office:value-type="string" office:string-value="" calcext:value-type="error">
            <text:p>#DIV/0!</text:p>
          </table:table-cell>
          <table:table-cell table:style-name="ce17" table:formula="of:=[.G34]/([.G34]+[.H34])" office:value-type="float" office:value="0" calcext:value-type="float">
            <text:p>0</text:p>
          </table:table-cell>
          <table:table-cell table:style-name="ce17" table:formula="of:=2*([.J34]*[.K34])/([.J34]+[.K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I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E35]/[.D35]" office:value-type="float" office:value="0" calcext:value-type="float">
            <text:p>0</text:p>
          </table:table-cell>
          <table:table-cell table:style-name="ce17" table:formula="of:=[.E35]-[.H3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35]/([.G35]+[.I35])" office:value-type="string" office:string-value="" calcext:value-type="error">
            <text:p>#DIV/0!</text:p>
          </table:table-cell>
          <table:table-cell table:style-name="ce17" table:formula="of:=[.G35]/([.G35]+[.H35])" office:value-type="string" office:string-value="" calcext:value-type="error">
            <text:p>#DIV/0!</text:p>
          </table:table-cell>
          <table:table-cell table:style-name="ce17" table:formula="of:=2*([.J35]*[.K35])/([.J35]+[.K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table:formula="of:=[.E36]/[.D36]" office:value-type="float" office:value="0.1" calcext:value-type="float">
            <text:p>0.1</text:p>
          </table:table-cell>
          <table:table-cell table:formula="of:=[.E36]-[.H3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6]/([.G36]+[.I36])" office:value-type="float" office:value="1" calcext:value-type="float">
            <text:p>1</text:p>
          </table:table-cell>
          <table:table-cell table:formula="of:=[.G36]/([.G36]+[.H36])" office:value-type="float" office:value="1" calcext:value-type="float">
            <text:p>1</text:p>
          </table:table-cell>
          <table:table-cell table:formula="of:=2*([.J36]*[.K36])/([.J36]+[.K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style-name="ce18" table:formula="of:=[.E37]/[.D37]" office:value-type="float" office:value="0.121588089330025" calcext:value-type="float">
            <text:p>0.1215880893</text:p>
          </table:table-cell>
          <table:table-cell table:formula="of:=[.E37]-[.H37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37]/([.G37]+[.I37])" office:value-type="float" office:value="1" calcext:value-type="float">
            <text:p>1</text:p>
          </table:table-cell>
          <table:table-cell table:formula="of:=[.G37]/([.G37]+[.H37])" office:value-type="float" office:value="0.979591836734694" calcext:value-type="float">
            <text:p>0.9795918367</text:p>
          </table:table-cell>
          <table:table-cell table:formula="of:=2*([.J37]*[.K37])/([.J37]+[.K37])" office:value-type="float" office:value="0.989690721649485" calcext:value-type="float">
            <text:p>0.989690721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APPK</text:p>
          </table:table-cell>
          <table:table-cell office:value-type="float" office:value="1153" calcext:value-type="float">
            <text:p>1153</text:p>
          </table:table-cell>
          <table:table-cell office:value-type="float" office:value="103" calcext:value-type="float">
            <text:p>103</text:p>
          </table:table-cell>
          <table:table-cell table:style-name="ce18" table:formula="of:=[.E38]/[.D38]" office:value-type="float" office:value="0.0893321769297485" calcext:value-type="float">
            <text:p>0.0893321769</text:p>
          </table:table-cell>
          <table:table-cell table:formula="of:=[.E38]-[.H38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G38]/([.G38]+[.I38])" office:value-type="float" office:value="0.94" calcext:value-type="float">
            <text:p>0.94</text:p>
          </table:table-cell>
          <table:table-cell table:formula="of:=[.G38]/([.G38]+[.H38])" office:value-type="float" office:value="0.912621359223301" calcext:value-type="float">
            <text:p>0.9126213592</text:p>
          </table:table-cell>
          <table:table-cell table:formula="of:=2*([.J38]*[.K38])/([.J38]+[.K38])" office:value-type="float" office:value="0.926108374384236" calcext:value-type="float">
            <text:p>0.926108374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R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" calcext:value-type="float">
            <text:p>1</text:p>
          </table:table-cell>
          <table:table-cell table:formula="of:=[.E39]/[.D39]" office:value-type="float" office:value="0.00578034682080925" calcext:value-type="float">
            <text:p>0.0057803468</text:p>
          </table:table-cell>
          <table:table-cell table:style-name="ce17" table:formula="of:=[.E39]-[.H39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39]/([.G39]+[.I39])" office:value-type="string" office:string-value="" calcext:value-type="error">
            <text:p>#DIV/0!</text:p>
          </table:table-cell>
          <table:table-cell table:style-name="ce17" table:formula="of:=[.G39]/([.G39]+[.H39])" office:value-type="float" office:value="0" calcext:value-type="float">
            <text:p>0</text:p>
          </table:table-cell>
          <table:table-cell table:style-name="ce17" table:formula="of:=2*([.J39]*[.K39])/([.J39]+[.K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8" table:formula="of:=[.E40]/[.D40]" office:value-type="float" office:value="0.0119760479041916" calcext:value-type="float">
            <text:p>0.0119760479</text:p>
          </table:table-cell>
          <table:table-cell table:formula="of:=[.E40]-[.H4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0]/([.G40]+[.I40])" office:value-type="float" office:value="1" calcext:value-type="float">
            <text:p>1</text:p>
          </table:table-cell>
          <table:table-cell table:formula="of:=[.G40]/([.G40]+[.H40])" office:value-type="float" office:value="0.5" calcext:value-type="float">
            <text:p>0.5</text:p>
          </table:table-cell>
          <table:table-cell table:formula="of:=2*([.J40]*[.K40])/([.J40]+[.K40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PAR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E41]/[.D41]" office:value-type="float" office:value="0" calcext:value-type="float">
            <text:p>0</text:p>
          </table:table-cell>
          <table:table-cell table:style-name="ce17" table:formula="of:=[.E41]-[.H4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41]/([.G41]+[.I41])" office:value-type="string" office:string-value="" calcext:value-type="error">
            <text:p>#DIV/0!</text:p>
          </table:table-cell>
          <table:table-cell table:style-name="ce17" table:formula="of:=[.G41]/([.G41]+[.H41])" office:value-type="string" office:string-value="" calcext:value-type="error">
            <text:p>#DIV/0!</text:p>
          </table:table-cell>
          <table:table-cell table:style-name="ce17" table:formula="of:=2*([.J41]*[.K41])/([.J41]+[.K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KTBAR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0" calcext:value-type="float">
            <text:p>0</text:p>
          </table:table-cell>
          <table:table-cell table:formula="of:=[.E42]/[.D42]" office:value-type="float" office:value="0" calcext:value-type="float">
            <text:p>0</text:p>
          </table:table-cell>
          <table:table-cell table:style-name="ce17" table:formula="of:=[.E42]-[.H4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G42]/([.G42]+[.I42])" office:value-type="float" office:value="0" calcext:value-type="float">
            <text:p>0</text:p>
          </table:table-cell>
          <table:table-cell table:style-name="ce17" table:formula="of:=[.G42]/([.G42]+[.H42])" office:value-type="string" office:string-value="" calcext:value-type="error">
            <text:p>#DIV/0!</text:p>
          </table:table-cell>
          <table:table-cell table:style-name="ce17" table:formula="of:=2*([.J42]*[.K42])/([.J42]+[.K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KSTKAA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8" table:formula="of:=[.E43]/[.D43]" office:value-type="float" office:value="0.04" calcext:value-type="float">
            <text:p>0.04</text:p>
          </table:table-cell>
          <table:table-cell table:formula="of:=[.E43]-[.H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43]/([.G43]+[.I43])" office:value-type="float" office:value="0.333333333333333" calcext:value-type="float">
            <text:p>0.3333333333</text:p>
          </table:table-cell>
          <table:table-cell table:formula="of:=[.G43]/([.G43]+[.H43])" office:value-type="float" office:value="1" calcext:value-type="float">
            <text:p>1</text:p>
          </table:table-cell>
          <table:table-cell table:formula="of:=2*([.J43]*[.K43])/([.J43]+[.K43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ITB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table:style-name="ce18" table:formula="of:=[.E44]/[.D44]" office:value-type="float" office:value="0.0560292326431182" calcext:value-type="float">
            <text:p>0.0560292326</text:p>
          </table:table-cell>
          <table:table-cell table:formula="of:=[.E44]-[.H44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G44]/([.G44]+[.I44])" office:value-type="float" office:value="0.930232558139535" calcext:value-type="float">
            <text:p>0.9302325581</text:p>
          </table:table-cell>
          <table:table-cell table:formula="of:=[.G44]/([.G44]+[.H44])" office:value-type="float" office:value="0.869565217391304" calcext:value-type="float">
            <text:p>0.8695652174</text:p>
          </table:table-cell>
          <table:table-cell table:formula="of:=2*([.J44]*[.K44])/([.J44]+[.K44])" office:value-type="float" office:value="0.898876404494382" calcext:value-type="float">
            <text:p>0.898876404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D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[.E45]/[.D45]" office:value-type="float" office:value="0" calcext:value-type="float">
            <text:p>0</text:p>
          </table:table-cell>
          <table:table-cell table:style-name="ce17" table:formula="of:=[.E45]-[.H4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45]/([.G45]+[.I45])" office:value-type="string" office:string-value="" calcext:value-type="error">
            <text:p>#DIV/0!</text:p>
          </table:table-cell>
          <table:table-cell table:style-name="ce17" table:formula="of:=[.G45]/([.G45]+[.H45])" office:value-type="string" office:string-value="" calcext:value-type="error">
            <text:p>#DIV/0!</text:p>
          </table:table-cell>
          <table:table-cell table:style-name="ce17" table:formula="of:=2*([.J45]*[.K45])/([.J45]+[.K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ETEO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formula="of:=[.E46]/[.D46]" office:value-type="float" office:value="0.0272108843537415" calcext:value-type="float">
            <text:p>0.0272108844</text:p>
          </table:table-cell>
          <table:table-cell table:style-name="ce17" table:formula="of:=[.E46]-[.H46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46]/([.G46]+[.I46])" office:value-type="string" office:string-value="" calcext:value-type="error">
            <text:p>#DIV/0!</text:p>
          </table:table-cell>
          <table:table-cell table:style-name="ce17" table:formula="of:=[.G46]/([.G46]+[.H46])" office:value-type="float" office:value="0" calcext:value-type="float">
            <text:p>0</text:p>
          </table:table-cell>
          <table:table-cell table:style-name="ce17" table:formula="of:=2*([.J46]*[.K46])/([.J46]+[.K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CEANO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formula="of:=[.E47]/[.D47]" office:value-type="float" office:value="0" calcext:value-type="float">
            <text:p>0</text:p>
          </table:table-cell>
          <table:table-cell table:style-name="ce17" table:formula="of:=[.E47]-[.H4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47]/([.G47]+[.I47])" office:value-type="string" office:string-value="" calcext:value-type="error">
            <text:p>#DIV/0!</text:p>
          </table:table-cell>
          <table:table-cell table:style-name="ce17" table:formula="of:=[.G47]/([.G47]+[.H47])" office:value-type="string" office:string-value="" calcext:value-type="error">
            <text:p>#DIV/0!</text:p>
          </table:table-cell>
          <table:table-cell table:style-name="ce17" table:formula="of:=2*([.J47]*[.K47])/([.J47]+[.K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TTM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0" calcext:value-type="float">
            <text:p>0</text:p>
          </table:table-cell>
          <table:table-cell table:formula="of:=[.E48]/[.D48]" office:value-type="float" office:value="0" calcext:value-type="float">
            <text:p>0</text:p>
          </table:table-cell>
          <table:table-cell table:style-name="ce17" table:formula="of:=[.E48]-[.H4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48]/([.G48]+[.I48])" office:value-type="string" office:string-value="" calcext:value-type="error">
            <text:p>#DIV/0!</text:p>
          </table:table-cell>
          <table:table-cell table:style-name="ce17" table:formula="of:=[.G48]/([.G48]+[.H48])" office:value-type="string" office:string-value="" calcext:value-type="error">
            <text:p>#DIV/0!</text:p>
          </table:table-cell>
          <table:table-cell table:style-name="ce17" table:formula="of:=2*([.J48]*[.K48])/([.J48]+[.K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lam tahap mainten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ININ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style-name="ce18" table:formula="of:=[.E49]/[.D49]" office:value-type="float" office:value="0.135593220338983" calcext:value-type="float">
            <text:p>0.1355932203</text:p>
          </table:table-cell>
          <table:table-cell table:formula="of:=[.E49]-[.H4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9]/([.G49]+[.I49])" office:value-type="float" office:value="1" calcext:value-type="float">
            <text:p>1</text:p>
          </table:table-cell>
          <table:table-cell table:formula="of:=[.G49]/([.G49]+[.H49])" office:value-type="float" office:value="0.9375" calcext:value-type="float">
            <text:p>0.9375</text:p>
          </table:table-cell>
          <table:table-cell table:formula="of:=2*([.J49]*[.K49])/([.J49]+[.K49])" office:value-type="float" office:value="0.967741935483871" calcext:value-type="float">
            <text:p>0.967741935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M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0" calcext:value-type="float">
            <text:p>0</text:p>
          </table:table-cell>
          <table:table-cell table:formula="of:=[.E50]/[.D50]" office:value-type="float" office:value="0" calcext:value-type="float">
            <text:p>0</text:p>
          </table:table-cell>
          <table:table-cell table:style-name="ce17" table:formula="of:=[.E50]-[.H5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[.G50]/([.G50]+[.I50])" office:value-type="float" office:value="0" calcext:value-type="float">
            <text:p>0</text:p>
          </table:table-cell>
          <table:table-cell table:style-name="ce17" table:formula="of:=[.G50]/([.G50]+[.H50])" office:value-type="string" office:string-value="" calcext:value-type="error">
            <text:p>#DIV/0!</text:p>
          </table:table-cell>
          <table:table-cell table:style-name="ce17" table:formula="of:=2*([.J50]*[.K50])/([.J50]+[.K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GF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18" table:formula="of:=[.E51]/[.D51]" office:value-type="float" office:value="0.194805194805195" calcext:value-type="float">
            <text:p>0.1948051948</text:p>
          </table:table-cell>
          <table:table-cell table:formula="of:=[.E51]-[.H51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1]/([.G51]+[.I51])" office:value-type="float" office:value="1" calcext:value-type="float">
            <text:p>1</text:p>
          </table:table-cell>
          <table:table-cell table:formula="of:=[.G51]/([.G51]+[.H51])" office:value-type="float" office:value="1" calcext:value-type="float">
            <text:p>1</text:p>
          </table:table-cell>
          <table:table-cell table:formula="of:=2*([.J51]*[.K51])/([.J51]+[.K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8" table:formula="of:=[.E52]/[.D52]" office:value-type="float" office:value="0.217391304347826" calcext:value-type="float">
            <text:p>0.2173913043</text:p>
          </table:table-cell>
          <table:table-cell table:formula="of:=[.E52]-[.H5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52]/([.G52]+[.I52])" office:value-type="float" office:value="1" calcext:value-type="float">
            <text:p>1</text:p>
          </table:table-cell>
          <table:table-cell table:formula="of:=[.G52]/([.G52]+[.H52])" office:value-type="float" office:value="0.5" calcext:value-type="float">
            <text:p>0.5</text:p>
          </table:table-cell>
          <table:table-cell table:formula="of:=2*([.J52]*[.K52])/([.J52]+[.K52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SDB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3]/[.D53]" office:value-type="float" office:value="0" calcext:value-type="float">
            <text:p>0</text:p>
          </table:table-cell>
          <table:table-cell table:style-name="ce17" table:formula="of:=[.E53]-[.H5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G53]/([.G53]+[.I53])" office:value-type="float" office:value="0" calcext:value-type="float">
            <text:p>0</text:p>
          </table:table-cell>
          <table:table-cell table:style-name="ce17" table:formula="of:=[.G53]/([.G53]+[.H53])" office:value-type="string" office:string-value="" calcext:value-type="error">
            <text:p>#DIV/0!</text:p>
          </table:table-cell>
          <table:table-cell table:style-name="ce17" table:formula="of:=2*([.J53]*[.K53])/([.J53]+[.K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TA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4]/[.D54]" office:value-type="float" office:value="0" calcext:value-type="float">
            <text:p>0</text:p>
          </table:table-cell>
          <table:table-cell table:style-name="ce17" table:formula="of:=[.E54]-[.H5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G54]/([.G54]+[.I54])" office:value-type="float" office:value="0" calcext:value-type="float">
            <text:p>0</text:p>
          </table:table-cell>
          <table:table-cell table:style-name="ce17" table:formula="of:=[.G54]/([.G54]+[.H54])" office:value-type="string" office:string-value="" calcext:value-type="error">
            <text:p>#DIV/0!</text:p>
          </table:table-cell>
          <table:table-cell table:style-name="ce17" table:formula="of:=2*([.J54]*[.K54])/([.J54]+[.K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TEKRE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E55]/[.D55]" office:value-type="float" office:value="0" calcext:value-type="float">
            <text:p>0</text:p>
          </table:table-cell>
          <table:table-cell table:style-name="ce17" table:formula="of:=[.E55]-[.H5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55]/([.G55]+[.I55])" office:value-type="string" office:string-value="" calcext:value-type="error">
            <text:p>#DIV/0!</text:p>
          </table:table-cell>
          <table:table-cell table:style-name="ce17" table:formula="of:=[.G55]/([.G55]+[.H55])" office:value-type="string" office:string-value="" calcext:value-type="error">
            <text:p>#DIV/0!</text:p>
          </table:table-cell>
          <table:table-cell table:style-name="ce17" table:formula="of:=2*([.J55]*[.K55])/([.J55]+[.K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6]/[.D56]" office:value-type="float" office:value="0" calcext:value-type="float">
            <text:p>0</text:p>
          </table:table-cell>
          <table:table-cell table:style-name="ce17" table:formula="of:=[.E56]-[.H5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G56]/([.G56]+[.I56])" office:value-type="float" office:value="0" calcext:value-type="float">
            <text:p>0</text:p>
          </table:table-cell>
          <table:table-cell table:style-name="ce17" table:formula="of:=[.G56]/([.G56]+[.H56])" office:value-type="string" office:string-value="" calcext:value-type="error">
            <text:p>#DIV/0!</text:p>
          </table:table-cell>
          <table:table-cell table:style-name="ce17" table:formula="of:=2*([.J56]*[.K56])/([.J56]+[.K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T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[.E57]/[.D57]" office:value-type="float" office:value="0" calcext:value-type="float">
            <text:p>0</text:p>
          </table:table-cell>
          <table:table-cell table:style-name="ce17" table:formula="of:=[.E57]-[.H5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G57]/([.G57]+[.I57])" office:value-type="float" office:value="0" calcext:value-type="float">
            <text:p>0</text:p>
          </table:table-cell>
          <table:table-cell table:style-name="ce17" table:formula="of:=[.G57]/([.G57]+[.H57])" office:value-type="string" office:string-value="" calcext:value-type="error">
            <text:p>#DIV/0!</text:p>
          </table:table-cell>
          <table:table-cell table:style-name="ce17" table:formula="of:=2*([.J57]*[.K57])/([.J57]+[.K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E58]/[.D58]" office:value-type="float" office:value="0" calcext:value-type="float">
            <text:p>0</text:p>
          </table:table-cell>
          <table:table-cell table:style-name="ce17" table:formula="of:=[.E58]-[.H5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G58]/([.G58]+[.I58])" office:value-type="float" office:value="0" calcext:value-type="float">
            <text:p>0</text:p>
          </table:table-cell>
          <table:table-cell table:style-name="ce17" table:formula="of:=[.G58]/([.G58]+[.H58])" office:value-type="string" office:string-value="" calcext:value-type="error">
            <text:p>#DIV/0!</text:p>
          </table:table-cell>
          <table:table-cell table:style-name="ce17" table:formula="of:=2*([.J58]*[.K58])/([.J58]+[.K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E59]/[.D59]" office:value-type="float" office:value="0.0833333333333333" calcext:value-type="float">
            <text:p>0.0833333333</text:p>
          </table:table-cell>
          <table:table-cell table:formula="of:=[.E59]-[.H5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9]/([.G59]+[.I59])" office:value-type="float" office:value="1" calcext:value-type="float">
            <text:p>1</text:p>
          </table:table-cell>
          <table:table-cell table:formula="of:=[.G59]/([.G59]+[.H59])" office:value-type="float" office:value="1" calcext:value-type="float">
            <text:p>1</text:p>
          </table:table-cell>
          <table:table-cell table:formula="of:=2*([.J59]*[.K59])/([.J59]+[.K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PPM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E60]/[.D60]" office:value-type="float" office:value="0.0833333333333333" calcext:value-type="float">
            <text:p>0.0833333333</text:p>
          </table:table-cell>
          <table:table-cell table:formula="of:=[.E60]-[.H6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0]/([.G60]+[.I60])" office:value-type="float" office:value="1" calcext:value-type="float">
            <text:p>1</text:p>
          </table:table-cell>
          <table:table-cell table:formula="of:=[.G60]/([.G60]+[.H60])" office:value-type="float" office:value="1" calcext:value-type="float">
            <text:p>1</text:p>
          </table:table-cell>
          <table:table-cell table:formula="of:=2*([.J60]*[.K60])/([.J60]+[.K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BM</text:p>
          </table:table-cell>
          <table:table-cell office:value-type="float" office:value="799" calcext:value-type="float">
            <text:p>799</text:p>
          </table:table-cell>
          <table:table-cell office:value-type="float" office:value="150" calcext:value-type="float">
            <text:p>150</text:p>
          </table:table-cell>
          <table:table-cell table:style-name="ce18" table:formula="of:=[.E61]/[.D61]" office:value-type="float" office:value="0.187734668335419" calcext:value-type="float">
            <text:p>0.1877346683</text:p>
          </table:table-cell>
          <table:table-cell table:formula="of:=[.E61]-[.H61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G61]/([.G61]+[.I61])" office:value-type="float" office:value="1" calcext:value-type="float">
            <text:p>1</text:p>
          </table:table-cell>
          <table:table-cell table:formula="of:=[.G61]/([.G61]+[.H61])" office:value-type="float" office:value="0.96" calcext:value-type="float">
            <text:p>0.96</text:p>
          </table:table-cell>
          <table:table-cell table:formula="of:=2*([.J61]*[.K61])/([.J61]+[.K61])" office:value-type="float" office:value="0.979591836734694" calcext:value-type="float">
            <text:p>0.97959183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SRD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" calcext:value-type="float">
            <text:p>1</text:p>
          </table:table-cell>
          <table:table-cell table:formula="of:=[.E62]/[.D62]" office:value-type="float" office:value="0.00290697674418605" calcext:value-type="float">
            <text:p>0.0029069767</text:p>
          </table:table-cell>
          <table:table-cell table:style-name="ce17" table:formula="of:=[.E62]-[.H62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62]/([.G62]+[.I62])" office:value-type="string" office:string-value="" calcext:value-type="error">
            <text:p>#DIV/0!</text:p>
          </table:table-cell>
          <table:table-cell table:style-name="ce17" table:formula="of:=[.G62]/([.G62]+[.H62])" office:value-type="float" office:value="0" calcext:value-type="float">
            <text:p>0</text:p>
          </table:table-cell>
          <table:table-cell table:style-name="ce17" table:formula="of:=2*([.J62]*[.K62])/([.J62]+[.K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NIRUPA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0" calcext:value-type="float">
            <text:p>0</text:p>
          </table:table-cell>
          <table:table-cell table:formula="of:=[.E63]/[.D63]" office:value-type="float" office:value="0" calcext:value-type="float">
            <text:p>0</text:p>
          </table:table-cell>
          <table:table-cell table:style-name="ce17" table:formula="of:=[.E63]-[.H6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63]/([.G63]+[.I63])" office:value-type="string" office:string-value="" calcext:value-type="error">
            <text:p>#DIV/0!</text:p>
          </table:table-cell>
          <table:table-cell table:style-name="ce17" table:formula="of:=[.G63]/([.G63]+[.H63])" office:value-type="string" office:string-value="" calcext:value-type="error">
            <text:p>#DIV/0!</text:p>
          </table:table-cell>
          <table:table-cell table:style-name="ce17" table:formula="of:=2*([.J63]*[.K63])/([.J63]+[.K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KRIA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18" table:formula="of:=[.E64]/[.D64]" office:value-type="float" office:value="0.0198675496688742" calcext:value-type="float">
            <text:p>0.0198675497</text:p>
          </table:table-cell>
          <table:table-cell table:formula="of:=[.E64]-[.H64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4]/([.G64]+[.I64])" office:value-type="float" office:value="1" calcext:value-type="float">
            <text:p>1</text:p>
          </table:table-cell>
          <table:table-cell table:formula="of:=[.G64]/([.G64]+[.H64])" office:value-type="float" office:value="1" calcext:value-type="float">
            <text:p>1</text:p>
          </table:table-cell>
          <table:table-cell table:formula="of:=2*([.J64]*[.K64])/([.J64]+[.K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NTERIOR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table:formula="of:=[.E65]/[.D65]" office:value-type="float" office:value="0.021505376344086" calcext:value-type="float">
            <text:p>0.0215053763</text:p>
          </table:table-cell>
          <table:table-cell table:formula="of:=[.E65]-[.H6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5]/([.G65]+[.I65])" office:value-type="float" office:value="1" calcext:value-type="float">
            <text:p>1</text:p>
          </table:table-cell>
          <table:table-cell table:formula="of:=[.G65]/([.G65]+[.H65])" office:value-type="float" office:value="1" calcext:value-type="float">
            <text:p>1</text:p>
          </table:table-cell>
          <table:table-cell table:formula="of:=2*([.J65]*[.K65])/([.J65]+[.K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KV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8" table:formula="of:=[.E66]/[.D66]" office:value-type="float" office:value="0.0555555555555556" calcext:value-type="float">
            <text:p>0.0555555556</text:p>
          </table:table-cell>
          <table:table-cell table:formula="of:=[.E66]-[.H6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66]/([.G66]+[.I66])" office:value-type="float" office:value="0.625" calcext:value-type="float">
            <text:p>0.625</text:p>
          </table:table-cell>
          <table:table-cell table:formula="of:=[.G66]/([.G66]+[.H66])" office:value-type="float" office:value="1" calcext:value-type="float">
            <text:p>1</text:p>
          </table:table-cell>
          <table:table-cell table:formula="of:=2*([.J66]*[.K66])/([.J66]+[.K66])" office:value-type="float" office:value="0.769230769230769" calcext:value-type="float">
            <text:p>0.769230769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RODU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8" table:formula="of:=[.E67]/[.D67]" office:value-type="float" office:value="0.0943396226415094" calcext:value-type="float">
            <text:p>0.0943396226</text:p>
          </table:table-cell>
          <table:table-cell table:formula="of:=[.E67]-[.H67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7]/([.G67]+[.I67])" office:value-type="float" office:value="1" calcext:value-type="float">
            <text:p>1</text:p>
          </table:table-cell>
          <table:table-cell table:formula="of:=[.G67]/([.G67]+[.H67])" office:value-type="float" office:value="1" calcext:value-type="float">
            <text:p>1</text:p>
          </table:table-cell>
          <table:table-cell table:formula="of:=2*([.J67]*[.K67])/([.J67]+[.K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KKS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8" table:formula="of:=[.E68]/[.D68]" office:value-type="float" office:value="0.0476190476190476" calcext:value-type="float">
            <text:p>0.0476190476</text:p>
          </table:table-cell>
          <table:table-cell table:formula="of:=[.E68]-[.H68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8]/([.G68]+[.I68])" office:value-type="float" office:value="1" calcext:value-type="float">
            <text:p>1</text:p>
          </table:table-cell>
          <table:table-cell table:formula="of:=[.G68]/([.G68]+[.H68])" office:value-type="float" office:value="1" calcext:value-type="float">
            <text:p>1</text:p>
          </table:table-cell>
          <table:table-cell table:formula="of:=2*([.J68]*[.K68])/([.J68]+[.K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KKEI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8" table:formula="of:=[.E69]/[.D69]" office:value-type="float" office:value="0.108108108108108" calcext:value-type="float">
            <text:p>0.1081081081</text:p>
          </table:table-cell>
          <table:table-cell table:formula="of:=[.E69]-[.H69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9]/([.G69]+[.I69])" office:value-type="float" office:value="1" calcext:value-type="float">
            <text:p>1</text:p>
          </table:table-cell>
          <table:table-cell table:formula="of:=[.G69]/([.G69]+[.H69])" office:value-type="float" office:value="1" calcext:value-type="float">
            <text:p>1</text:p>
          </table:table-cell>
          <table:table-cell table:formula="of:=2*([.J69]*[.K69])/([.J69]+[.K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KKMR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[.E70]/[.D70]" office:value-type="float" office:value="0" calcext:value-type="float">
            <text:p>0</text:p>
          </table:table-cell>
          <table:table-cell table:style-name="ce17" table:formula="of:=[.E70]-[.H7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70]/([.G70]+[.I70])" office:value-type="string" office:string-value="" calcext:value-type="error">
            <text:p>#DIV/0!</text:p>
          </table:table-cell>
          <table:table-cell table:style-name="ce17" table:formula="of:=[.G70]/([.G70]+[.H70])" office:value-type="string" office:string-value="" calcext:value-type="error">
            <text:p>#DIV/0!</text:p>
          </table:table-cell>
          <table:table-cell table:style-name="ce17" table:formula="of:=2*([.J70]*[.K70])/([.J70]+[.K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KKKVM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[.E71]/[.D71]" office:value-type="float" office:value="0" calcext:value-type="float">
            <text:p>0</text:p>
          </table:table-cell>
          <table:table-cell table:style-name="ce17" table:formula="of:=[.E71]-[.H7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G71]/([.G71]+[.I71])" office:value-type="float" office:value="0" calcext:value-type="float">
            <text:p>0</text:p>
          </table:table-cell>
          <table:table-cell table:style-name="ce17" table:formula="of:=[.G71]/([.G71]+[.H71])" office:value-type="string" office:string-value="" calcext:value-type="error">
            <text:p>#DIV/0!</text:p>
          </table:table-cell>
          <table:table-cell table:style-name="ce17" table:formula="of:=2*([.J71]*[.K71])/([.J71]+[.K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ESPRO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formula="of:=[.E72]/[.D72]" office:value-type="float" office:value="0" calcext:value-type="float">
            <text:p>0</text:p>
          </table:table-cell>
          <table:table-cell table:style-name="ce17" table:formula="of:=[.E72]-[.H7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72]/([.G72]+[.I72])" office:value-type="string" office:string-value="" calcext:value-type="error">
            <text:p>#DIV/0!</text:p>
          </table:table-cell>
          <table:table-cell table:style-name="ce17" table:formula="of:=[.G72]/([.G72]+[.H72])" office:value-type="string" office:string-value="" calcext:value-type="error">
            <text:p>#DIV/0!</text:p>
          </table:table-cell>
          <table:table-cell table:style-name="ce17" table:formula="of:=2*([.J72]*[.K72])/([.J72]+[.K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KKK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E73]/[.D73]" office:value-type="float" office:value="0.0526315789473684" calcext:value-type="float">
            <text:p>0.0526315789</text:p>
          </table:table-cell>
          <table:table-cell table:formula="of:=[.E73]-[.H7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]/([.G73]+[.I73])" office:value-type="float" office:value="1" calcext:value-type="float">
            <text:p>1</text:p>
          </table:table-cell>
          <table:table-cell table:formula="of:=[.G73]/([.G73]+[.H73])" office:value-type="float" office:value="1" calcext:value-type="float">
            <text:p>1</text:p>
          </table:table-cell>
          <table:table-cell table:formula="of:=2*([.J73]*[.K73])/([.J73]+[.K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KKIIDBV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[.E74]/[.D74]" office:value-type="float" office:value="0" calcext:value-type="float">
            <text:p>0</text:p>
          </table:table-cell>
          <table:table-cell table:style-name="ce17" table:formula="of:=[.E74]-[.H7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74]/([.G74]+[.I74])" office:value-type="string" office:string-value="" calcext:value-type="error">
            <text:p>#DIV/0!</text:p>
          </table:table-cell>
          <table:table-cell table:style-name="ce17" table:formula="of:=[.G74]/([.G74]+[.H74])" office:value-type="string" office:string-value="" calcext:value-type="error">
            <text:p>#DIV/0!</text:p>
          </table:table-cell>
          <table:table-cell table:style-name="ce17" table:formula="of:=2*([.J74]*[.K74])/([.J74]+[.K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KKIK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formula="of:=[.E75]/[.D75]" office:value-type="float" office:value="0" calcext:value-type="float">
            <text:p>0</text:p>
          </table:table-cell>
          <table:table-cell table:style-name="ce17" table:formula="of:=[.E75]-[.H7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75]/([.G75]+[.I75])" office:value-type="string" office:string-value="" calcext:value-type="error">
            <text:p>#DIV/0!</text:p>
          </table:table-cell>
          <table:table-cell table:style-name="ce17" table:formula="of:=[.G75]/([.G75]+[.H75])" office:value-type="string" office:string-value="" calcext:value-type="error">
            <text:p>#DIV/0!</text:p>
          </table:table-cell>
          <table:table-cell table:style-name="ce17" table:formula="of:=2*([.J75]*[.K75])/([.J75]+[.K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TMD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" calcext:value-type="float">
            <text:p>2</text:p>
          </table:table-cell>
          <table:table-cell table:formula="of:=[.E76]/[.D76]" office:value-type="float" office:value="0.0101522842639594" calcext:value-type="float">
            <text:p>0.0101522843</text:p>
          </table:table-cell>
          <table:table-cell table:style-name="ce17" table:formula="of:=[.E76]-[.H76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G76]/([.G76]+[.I76])" office:value-type="float" office:value="0" calcext:value-type="float">
            <text:p>0</text:p>
          </table:table-cell>
          <table:table-cell table:style-name="ce17" table:formula="of:=[.G76]/([.G76]+[.H76])" office:value-type="float" office:value="0" calcext:value-type="float">
            <text:p>0</text:p>
          </table:table-cell>
          <table:table-cell table:style-name="ce17" table:formula="of:=2*([.J76]*[.K76])/([.J76]+[.K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MESIN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E77]/[.D77]" office:value-type="float" office:value="0" calcext:value-type="float">
            <text:p>0</text:p>
          </table:table-cell>
          <table:table-cell table:style-name="ce17" table:formula="of:=[.E77]-[.H7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77]/([.G77]+[.I77])" office:value-type="string" office:string-value="" calcext:value-type="error">
            <text:p>#DIV/0!</text:p>
          </table:table-cell>
          <table:table-cell table:style-name="ce17" table:formula="of:=[.G77]/([.G77]+[.H77])" office:value-type="string" office:string-value="" calcext:value-type="error">
            <text:p>#DIV/0!</text:p>
          </table:table-cell>
          <table:table-cell table:style-name="ce17" table:formula="of:=2*([.J77]*[.K77])/([.J77]+[.K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ITH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table:style-name="ce18" table:formula="of:=[.E78]/[.D78]" office:value-type="float" office:value="0.166112956810631" calcext:value-type="float">
            <text:p>0.1661129568</text:p>
          </table:table-cell>
          <table:table-cell table:formula="of:=[.E78]-[.H78]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8]/([.G78]+[.I78])" office:value-type="float" office:value="1" calcext:value-type="float">
            <text:p>1</text:p>
          </table:table-cell>
          <table:table-cell table:formula="of:=[.G78]/([.G78]+[.H78])" office:value-type="float" office:value="1" calcext:value-type="float">
            <text:p>1</text:p>
          </table:table-cell>
          <table:table-cell table:formula="of:=2*([.J78]*[.K78])/([.J78]+[.K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IKRO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style-name="ce18" table:formula="of:=[.E79]/[.D79]" office:value-type="float" office:value="0.352380952380952" calcext:value-type="float">
            <text:p>0.3523809524</text:p>
          </table:table-cell>
          <table:table-cell table:formula="of:=[.E79]-[.H79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79]/([.G79]+[.I79])" office:value-type="float" office:value="1" calcext:value-type="float">
            <text:p>1</text:p>
          </table:table-cell>
          <table:table-cell table:formula="of:=[.G79]/([.G79]+[.H79])" office:value-type="float" office:value="0.918918918918919" calcext:value-type="float">
            <text:p>0.9189189189</text:p>
          </table:table-cell>
          <table:table-cell table:formula="of:=2*([.J79]*[.K79])/([.J79]+[.K79])" office:value-type="float" office:value="0.957746478873239" calcext:value-type="float">
            <text:p>0.957746478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BIOLOG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" table:formula="of:=[.E80]/[.D80]" office:value-type="float" office:value="0.0769230769230769" calcext:value-type="float">
            <text:p>0.0769230769</text:p>
          </table:table-cell>
          <table:table-cell table:formula="of:=[.E80]-[.H8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0]/([.G80]+[.I80])" office:value-type="float" office:value="1" calcext:value-type="float">
            <text:p>1</text:p>
          </table:table-cell>
          <table:table-cell table:formula="of:=[.G80]/([.G80]+[.H80])" office:value-type="float" office:value="1" calcext:value-type="float">
            <text:p>1</text:p>
          </table:table-cell>
          <table:table-cell table:formula="of:=2*([.J80]*[.K80])/([.J80]+[.K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table:formula="of:=[.E81]/[.D81]" office:value-type="float" office:value="0.0126582278481013" calcext:value-type="float">
            <text:p>0.0126582278</text:p>
          </table:table-cell>
          <table:table-cell table:formula="of:=[.E81]-[.H8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1]/([.G81]+[.I81])" office:value-type="float" office:value="1" calcext:value-type="float">
            <text:p>1</text:p>
          </table:table-cell>
          <table:table-cell table:formula="of:=[.G81]/([.G81]+[.H81])" office:value-type="float" office:value="1" calcext:value-type="float">
            <text:p>1</text:p>
          </table:table-cell>
          <table:table-cell table:formula="of:=2*([.J81]*[.K81])/([.J81]+[.K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P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formula="of:=[.E82]/[.D82]" office:value-type="float" office:value="0" calcext:value-type="float">
            <text:p>0</text:p>
          </table:table-cell>
          <table:table-cell table:style-name="ce17" table:formula="of:=[.E82]-[.H8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82]/([.G82]+[.I82])" office:value-type="string" office:string-value="" calcext:value-type="error">
            <text:p>#DIV/0!</text:p>
          </table:table-cell>
          <table:table-cell table:style-name="ce17" table:formula="of:=[.G82]/([.G82]+[.H82])" office:value-type="string" office:string-value="" calcext:value-type="error">
            <text:p>#DIV/0!</text:p>
          </table:table-cell>
          <table:table-cell table:style-name="ce17" table:formula="of:=2*([.J82]*[.K82])/([.J82]+[.K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K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formula="of:=[.E83]/[.D83]" office:value-type="float" office:value="0" calcext:value-type="float">
            <text:p>0</text:p>
          </table:table-cell>
          <table:table-cell table:style-name="ce17" table:formula="of:=[.E83]-[.H8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83]/([.G83]+[.I83])" office:value-type="string" office:string-value="" calcext:value-type="error">
            <text:p>#DIV/0!</text:p>
          </table:table-cell>
          <table:table-cell table:style-name="ce17" table:formula="of:=[.G83]/([.G83]+[.H83])" office:value-type="string" office:string-value="" calcext:value-type="error">
            <text:p>#DIV/0!</text:p>
          </table:table-cell>
          <table:table-cell table:style-name="ce17" table:formula="of:=2*([.J83]*[.K83])/([.J83]+[.K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P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E84]/[.D84]" office:value-type="float" office:value="0.0588235294117647" calcext:value-type="float">
            <text:p>0.0588235294</text:p>
          </table:table-cell>
          <table:table-cell table:formula="of:=[.E84]-[.H8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4]/([.G84]+[.I84])" office:value-type="float" office:value="1" calcext:value-type="float">
            <text:p>1</text:p>
          </table:table-cell>
          <table:table-cell table:formula="of:=[.G84]/([.G84]+[.H84])" office:value-type="float" office:value="1" calcext:value-type="float">
            <text:p>1</text:p>
          </table:table-cell>
          <table:table-cell table:formula="of:=2*([.J84]*[.K84])/([.J84]+[.K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AT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[.E85]/[.D85]" office:value-type="float" office:value="0" calcext:value-type="float">
            <text:p>0</text:p>
          </table:table-cell>
          <table:table-cell table:style-name="ce17" table:formula="of:=[.E85]-[.H8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G85]/([.G85]+[.I85])" office:value-type="float" office:value="0" calcext:value-type="float">
            <text:p>0</text:p>
          </table:table-cell>
          <table:table-cell table:style-name="ce17" table:formula="of:=[.G85]/([.G85]+[.H85])" office:value-type="string" office:string-value="" calcext:value-type="error">
            <text:p>#DIV/0!</text:p>
          </table:table-cell>
          <table:table-cell table:style-name="ce17" table:formula="of:=2*([.J85]*[.K85])/([.J85]+[.K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E86]/[.D86]" office:value-type="float" office:value="0.0526315789473684" calcext:value-type="float">
            <text:p>0.0526315789</text:p>
          </table:table-cell>
          <table:table-cell table:formula="of:=[.E86]-[.H8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86]/([.G86]+[.I86])" office:value-type="float" office:value="0.25" calcext:value-type="float">
            <text:p>0.25</text:p>
          </table:table-cell>
          <table:table-cell table:formula="of:=[.G86]/([.G86]+[.H86])" office:value-type="float" office:value="1" calcext:value-type="float">
            <text:p>1</text:p>
          </table:table-cell>
          <table:table-cell table:formula="of:=2*([.J86]*[.K86])/([.J86]+[.K86]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EKOLOG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E87]/[.D87]" office:value-type="float" office:value="0.0588235294117647" calcext:value-type="float">
            <text:p>0.0588235294</text:p>
          </table:table-cell>
          <table:table-cell table:formula="of:=[.E87]-[.H8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7]/([.G87]+[.I87])" office:value-type="float" office:value="1" calcext:value-type="float">
            <text:p>1</text:p>
          </table:table-cell>
          <table:table-cell table:formula="of:=[.G87]/([.G87]+[.H87])" office:value-type="float" office:value="1" calcext:value-type="float">
            <text:p>1</text:p>
          </table:table-cell>
          <table:table-cell table:formula="of:=2*([.J87]*[.K87])/([.J87]+[.K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FPHSB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8" table:formula="of:=[.E88]/[.D88]" office:value-type="float" office:value="0.333333333333333" calcext:value-type="float">
            <text:p>0.3333333333</text:p>
          </table:table-cell>
          <table:table-cell table:formula="of:=[.E88]-[.H88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8]/([.G88]+[.I88])" office:value-type="float" office:value="1" calcext:value-type="float">
            <text:p>1</text:p>
          </table:table-cell>
          <table:table-cell table:formula="of:=[.G88]/([.G88]+[.H88])" office:value-type="float" office:value="1" calcext:value-type="float">
            <text:p>1</text:p>
          </table:table-cell>
          <table:table-cell table:formula="of:=2*([.J88]*[.K88])/([.J88]+[.K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B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8" table:formula="of:=[.E89]/[.D89]" office:value-type="float" office:value="0.3125" calcext:value-type="float">
            <text:p>0.3125</text:p>
          </table:table-cell>
          <table:table-cell table:formula="of:=[.E89]-[.H8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89]/([.G89]+[.I89])" office:value-type="float" office:value="0.714285714285714" calcext:value-type="float">
            <text:p>0.7142857143</text:p>
          </table:table-cell>
          <table:table-cell table:formula="of:=[.G89]/([.G89]+[.H89])" office:value-type="float" office:value="1" calcext:value-type="float">
            <text:p>1</text:p>
          </table:table-cell>
          <table:table-cell table:formula="of:=2*([.J89]*[.K89])/([.J89]+[.K89])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SBT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formula="of:=[.E90]/[.D90]" office:value-type="float" office:value="0" calcext:value-type="float">
            <text:p>0</text:p>
          </table:table-cell>
          <table:table-cell table:style-name="ce17" table:formula="of:=[.E90]-[.H9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G90]/([.G90]+[.I90])" office:value-type="float" office:value="0" calcext:value-type="float">
            <text:p>0</text:p>
          </table:table-cell>
          <table:table-cell table:style-name="ce17" table:formula="of:=[.G90]/([.G90]+[.H90])" office:value-type="string" office:string-value="" calcext:value-type="error">
            <text:p>#DIV/0!</text:p>
          </table:table-cell>
          <table:table-cell table:style-name="ce17" table:formula="of:=2*([.J90]*[.K90])/([.J90]+[.K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SD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8" table:formula="of:=[.E91]/[.D91]" office:value-type="float" office:value="0.136363636363636" calcext:value-type="float">
            <text:p>0.1363636364</text:p>
          </table:table-cell>
          <table:table-cell table:formula="of:=[.E91]-[.H91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1]/([.G91]+[.I91])" office:value-type="float" office:value="1" calcext:value-type="float">
            <text:p>1</text:p>
          </table:table-cell>
          <table:table-cell table:formula="of:=[.G91]/([.G91]+[.H91])" office:value-type="float" office:value="1" calcext:value-type="float">
            <text:p>1</text:p>
          </table:table-cell>
          <table:table-cell table:formula="of:=2*([.J91]*[.K91])/([.J91]+[.K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T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8" table:formula="of:=[.E92]/[.D92]" office:value-type="float" office:value="0.0394736842105263" calcext:value-type="float">
            <text:p>0.0394736842</text:p>
          </table:table-cell>
          <table:table-cell table:formula="of:=[.E92]-[.H9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2]/([.G92]+[.I92])" office:value-type="float" office:value="1" calcext:value-type="float">
            <text:p>1</text:p>
          </table:table-cell>
          <table:table-cell table:formula="of:=[.G92]/([.G92]+[.H92])" office:value-type="float" office:value="1" calcext:value-type="float">
            <text:p>1</text:p>
          </table:table-cell>
          <table:table-cell table:formula="of:=2*([.J92]*[.K92])/([.J92]+[.K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ftsl.itb.ac.id</text:p>
          </table:table-cell>
          <table:table-cell office:value-type="string" calcext:value-type="string">
            <text:p>FTSL</text:p>
          </table:table-cell>
          <table:table-cell table:formula="of:=1422-29" office:value-type="float" office:value="1393" calcext:value-type="float">
            <text:p>1393</text:p>
          </table:table-cell>
          <table:table-cell office:value-type="float" office:value="73" calcext:value-type="float">
            <text:p>73</text:p>
          </table:table-cell>
          <table:table-cell table:style-name="Default" table:formula="of:=[.E93]/[.D93]" office:value-type="float" office:value="0.0524048815506102" calcext:value-type="float">
            <text:p>0.0524048816</text:p>
          </table:table-cell>
          <table:table-cell table:formula="of:=[.E93]-[.H93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G93]/([.G93]+[.I93])" office:value-type="float" office:value="0.957746478873239" calcext:value-type="float">
            <text:p>0.9577464789</text:p>
          </table:table-cell>
          <table:table-cell table:formula="of:=[.G93]/([.G93]+[.H93])" office:value-type="float" office:value="0.931506849315068" calcext:value-type="float">
            <text:p>0.9315068493</text:p>
          </table:table-cell>
          <table:table-cell table:formula="of:=2*([.J93]*[.K93])/([.J93]+[.K93])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SI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formula="of:=[.E94]/[.D94]" office:value-type="float" office:value="0.0153846153846154" calcext:value-type="float">
            <text:p>0.0153846154</text:p>
          </table:table-cell>
          <table:table-cell table:style-name="ce17" table:formula="of:=[.E94]-[.H9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G94]/([.G94]+[.I94])" office:value-type="string" office:string-value="" calcext:value-type="error">
            <text:p>#DIV/0!</text:p>
          </table:table-cell>
          <table:table-cell table:style-name="ce17" table:formula="of:=[.G94]/([.G94]+[.H94])" office:value-type="float" office:value="0" calcext:value-type="float">
            <text:p>0</text:p>
          </table:table-cell>
          <table:table-cell table:style-name="ce17" table:formula="of:=2*([.J94]*[.K94])/([.J94]+[.K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TL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formula="of:=[.E95]/[.D95]" office:value-type="float" office:value="0" calcext:value-type="float">
            <text:p>0</text:p>
          </table:table-cell>
          <table:table-cell table:style-name="ce17" table:formula="of:=[.E95]-[.H9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95]/([.G95]+[.I95])" office:value-type="string" office:string-value="" calcext:value-type="error">
            <text:p>#DIV/0!</text:p>
          </table:table-cell>
          <table:table-cell table:style-name="ce17" table:formula="of:=[.G95]/([.G95]+[.H95])" office:value-type="string" office:string-value="" calcext:value-type="error">
            <text:p>#DIV/0!</text:p>
          </table:table-cell>
          <table:table-cell table:style-name="ce17" table:formula="of:=2*([.J95]*[.K95])/([.J95]+[.K9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OCEAN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</text:p>
          </table:table-cell>
          <table:table-cell table:formula="of:=[.E96]/[.D96]" office:value-type="float" office:value="0" calcext:value-type="float">
            <text:p>0</text:p>
          </table:table-cell>
          <table:table-cell table:style-name="ce17" table:formula="of:=[.E96]-[.H9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96]/([.G96]+[.I96])" office:value-type="string" office:string-value="" calcext:value-type="error">
            <text:p>#DIV/0!</text:p>
          </table:table-cell>
          <table:table-cell table:style-name="ce17" table:formula="of:=[.G96]/([.G96]+[.H96])" office:value-type="string" office:string-value="" calcext:value-type="error">
            <text:p>#DIV/0!</text:p>
          </table:table-cell>
          <table:table-cell table:style-name="ce17" table:formula="of:=2*([.J96]*[.K96])/([.J96]+[.K9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IL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formula="of:=[.E97]/[.D97]" office:value-type="float" office:value="0" calcext:value-type="float">
            <text:p>0</text:p>
          </table:table-cell>
          <table:table-cell table:style-name="ce17" table:formula="of:=[.E97]-[.H9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97]/([.G97]+[.I97])" office:value-type="string" office:string-value="" calcext:value-type="error">
            <text:p>#DIV/0!</text:p>
          </table:table-cell>
          <table:table-cell table:style-name="ce17" table:formula="of:=[.G97]/([.G97]+[.H97])" office:value-type="string" office:string-value="" calcext:value-type="error">
            <text:p>#DIV/0!</text:p>
          </table:table-cell>
          <table:table-cell table:style-name="ce17" table:formula="of:=2*([.J97]*[.K97])/([.J97]+[.K9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TPSDA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E98]/[.D98]" office:value-type="float" office:value="0" calcext:value-type="float">
            <text:p>0</text:p>
          </table:table-cell>
          <table:table-cell table:style-name="ce17" table:formula="of:=[.E98]-[.H9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G98]/([.G98]+[.I98])" office:value-type="string" office:string-value="" calcext:value-type="error">
            <text:p>#DIV/0!</text:p>
          </table:table-cell>
          <table:table-cell table:style-name="ce17" table:formula="of:=[.G98]/([.G98]+[.H98])" office:value-type="string" office:string-value="" calcext:value-type="error">
            <text:p>#DIV/0!</text:p>
          </table:table-cell>
          <table:table-cell table:style-name="ce17" table:formula="of:=2*([.J98]*[.K98])/([.J98]+[.K9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formula="of:=SUM([.D4:.D98])" office:value-type="float" office:value="11373" calcext:value-type="float">
            <text:p>11373</text:p>
          </table:table-cell>
          <table:table-cell table:formula="of:=SUM([.E4:.E98])" office:value-type="float" office:value="1037" calcext:value-type="float">
            <text:p>1037</text:p>
          </table:table-cell>
          <table:table-cell table:style-name="ce18" table:formula="of:=[.E101]/[.D101]" office:value-type="float" office:value="0.0911808669656203" calcext:value-type="float">
            <text:p>0.091180867</text:p>
          </table:table-cell>
          <table:table-cell table:formula="of:=SUM([.G4:.G98])" office:value-type="float" office:value="965" calcext:value-type="float">
            <text:p>965</text:p>
          </table:table-cell>
          <table:table-cell table:formula="of:=SUM([.H4:.H98])" office:value-type="float" office:value="72" calcext:value-type="float">
            <text:p>72</text:p>
          </table:table-cell>
          <table:table-cell table:formula="of:=SUM([.I4:.I98])" office:value-type="float" office:value="173" calcext:value-type="float">
            <text:p>173</text:p>
          </table:table-cell>
          <table:table-cell table:formula="of:=[.G101]/([.G101]+[.I101])" office:value-type="float" office:value="0.847978910369069" calcext:value-type="float">
            <text:p>0.8479789104</text:p>
          </table:table-cell>
          <table:table-cell table:formula="of:=[.G101]/([.G101]+[.H101])" office:value-type="float" office:value="0.930568948891032" calcext:value-type="float">
            <text:p>0.9305689489</text:p>
          </table:table-cell>
          <table:table-cell table:formula="of:=2*([.J101]*[.K101])/([.J101]+[.K101])" office:value-type="float" office:value="0.887356321839081" calcext:value-type="float">
            <text:p>0.8873563218</text:p>
          </table:table-cell>
          <table:table-cell table:number-columns-repeated="2"/>
        </table:table-row>
      </table:table>
      <table:table table:name="TP Max" table:style-name="ta1"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7"/>
        <table:table-column table:style-name="co7" table:number-columns-repeated="8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entitas</text:p>
          </table:table-cell>
          <table:table-cell office:value-type="string" calcext:value-type="string">
            <text:p>Jumlah Link dengan Filter</text:p>
          </table:table-cell>
          <table:table-cell office:value-type="string" calcext:value-type="string">
            <text:p>Jumlah Data yang berhasil diambil</text:p>
          </table:table-cell>
          <table:table-cell table:style-name="Default" office:value-type="string" calcext:value-type="string">
            <text:p>Rate Data Dengan Filte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BM</text:p>
          </table:table-cell>
          <table:table-cell office:value-type="float" office:value="799" calcext:value-type="float">
            <text:p>799</text:p>
          </table:table-cell>
          <table:table-cell office:value-type="float" office:value="150" calcext:value-type="float">
            <text:p>150</text:p>
          </table:table-cell>
          <table:table-cell table:style-name="ce18" table:formula="of:=[.D4]/[.C4]" office:value-type="float" office:value="0.187734668335419" calcext:value-type="float">
            <text:p>0.1877346683</text:p>
          </table:table-cell>
          <table:table-cell table:formula="of:=[.D4]-[.G4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]/([.F4]+[.H4])" office:value-type="float" office:value="1" calcext:value-type="float">
            <text:p>1</text:p>
          </table:table-cell>
          <table:table-cell table:formula="of:=[.F4]/([.F4]+[.G4])" office:value-type="float" office:value="0.96" calcext:value-type="float">
            <text:p>0.96</text:p>
          </table:table-cell>
          <table:table-cell table:formula="of:=2*([.I4]*[.J4])/([.I4]+[.J4])" office:value-type="float" office:value="0.979591836734694" calcext:value-type="float">
            <text:p>0.97959183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I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table:style-name="Default" table:formula="of:=[.D5]/[.C5]" office:value-type="float" office:value="0.51985559566787" calcext:value-type="float">
            <text:p>0.5198555957</text:p>
          </table:table-cell>
          <table:table-cell table:formula="of:=[.D5]-[.G5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F5]/([.F5]+[.H5])" office:value-type="float" office:value="0.912751677852349" calcext:value-type="float">
            <text:p>0.9127516779</text:p>
          </table:table-cell>
          <table:table-cell table:formula="of:=[.F5]/([.F5]+[.G5])" office:value-type="float" office:value="0.944444444444444" calcext:value-type="float">
            <text:p>0.9444444444</text:p>
          </table:table-cell>
          <table:table-cell table:formula="of:=2*([.I5]*[.J5])/([.I5]+[.J5])" office:value-type="float" office:value="0.928327645051195" calcext:value-type="float">
            <text:p>0.92832764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PPK</text:p>
          </table:table-cell>
          <table:table-cell office:value-type="float" office:value="1153" calcext:value-type="float">
            <text:p>1153</text:p>
          </table:table-cell>
          <table:table-cell office:value-type="float" office:value="103" calcext:value-type="float">
            <text:p>103</text:p>
          </table:table-cell>
          <table:table-cell table:style-name="ce18" table:formula="of:=[.D6]/[.C6]" office:value-type="float" office:value="0.0893321769297485" calcext:value-type="float">
            <text:p>0.0893321769</text:p>
          </table:table-cell>
          <table:table-cell table:formula="of:=[.D6]-[.G6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6]/([.F6]+[.H6])" office:value-type="float" office:value="0.94" calcext:value-type="float">
            <text:p>0.94</text:p>
          </table:table-cell>
          <table:table-cell table:formula="of:=[.F6]/([.F6]+[.G6])" office:value-type="float" office:value="0.912621359223301" calcext:value-type="float">
            <text:p>0.9126213592</text:p>
          </table:table-cell>
          <table:table-cell table:formula="of:=2*([.I6]*[.J6])/([.I6]+[.J6])" office:value-type="float" office:value="0.926108374384236" calcext:value-type="float">
            <text:p>0.92610837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MIPA</text:p>
          </table:table-cell>
          <table:table-cell office:value-type="float" office:value="394" calcext:value-type="float">
            <text:p>394</text:p>
          </table:table-cell>
          <table:table-cell office:value-type="float" office:value="81" calcext:value-type="float">
            <text:p>81</text:p>
          </table:table-cell>
          <table:table-cell table:style-name="Default" table:formula="of:=[.D7]/[.C7]" office:value-type="float" office:value="0.205583756345178" calcext:value-type="float">
            <text:p>0.2055837563</text:p>
          </table:table-cell>
          <table:table-cell table:formula="of:=[.D7]-[.G7]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/([.F7]+[.H7])" office:value-type="float" office:value="1" calcext:value-type="float">
            <text:p>1</text:p>
          </table:table-cell>
          <table:table-cell table:formula="of:=[.F7]/([.F7]+[.G7])" office:value-type="float" office:value="1" calcext:value-type="float">
            <text:p>1</text:p>
          </table:table-cell>
          <table:table-cell table:formula="of:=2*([.I7]*[.J7])/([.I7]+[.J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</text:p>
          </table:table-cell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style-name="ce18" table:formula="of:=[.D8]/[.C8]" office:value-type="float" office:value="0.240924092409241" calcext:value-type="float">
            <text:p>0.2409240924</text:p>
          </table:table-cell>
          <table:table-cell table:formula="of:=[.D8]-[.G8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]/([.F8]+[.H8])" office:value-type="float" office:value="1" calcext:value-type="float">
            <text:p>1</text:p>
          </table:table-cell>
          <table:table-cell table:formula="of:=[.F8]/([.F8]+[.G8])" office:value-type="float" office:value="1" calcext:value-type="float">
            <text:p>1</text:p>
          </table:table-cell>
          <table:table-cell table:formula="of:=2*([.I8]*[.J8])/([.I8]+[.J8])" office:value-type="float" office:value="1" calcext:value-type="float">
            <text:p>1</text:p>
          </table:table-cell>
          <table:table-cell/>
          <table:table-cell office:value-type="string" calcext:value-type="string">
            <text:p>Di luar batasan, Berupa Gam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SL</text:p>
          </table:table-cell>
          <table:table-cell table:formula="of:=1422-29" office:value-type="float" office:value="1393" calcext:value-type="float">
            <text:p>1393</text:p>
          </table:table-cell>
          <table:table-cell office:value-type="float" office:value="73" calcext:value-type="float">
            <text:p>73</text:p>
          </table:table-cell>
          <table:table-cell table:style-name="Default" table:formula="of:=[.D9]/[.C9]" office:value-type="float" office:value="0.0524048815506102" calcext:value-type="float">
            <text:p>0.0524048816</text:p>
          </table:table-cell>
          <table:table-cell table:formula="of:=[.D9]-[.G9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9]/([.F9]+[.H9])" office:value-type="float" office:value="0.957746478873239" calcext:value-type="float">
            <text:p>0.9577464789</text:p>
          </table:table-cell>
          <table:table-cell table:formula="of:=[.F9]/([.F9]+[.G9])" office:value-type="float" office:value="0.931506849315068" calcext:value-type="float">
            <text:p>0.9315068493</text:p>
          </table:table-cell>
          <table:table-cell table:formula="of:=2*([.I9]*[.J9])/([.I9]+[.J9])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TH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table:style-name="ce18" table:formula="of:=[.D10]/[.C10]" office:value-type="float" office:value="0.166112956810631" calcext:value-type="float">
            <text:p>0.1661129568</text:p>
          </table:table-cell>
          <table:table-cell table:formula="of:=[.D10]-[.G10]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/([.F10]+[.H10])" office:value-type="float" office:value="1" calcext:value-type="float">
            <text:p>1</text:p>
          </table:table-cell>
          <table:table-cell table:formula="of:=[.F10]/([.F10]+[.G10])" office:value-type="float" office:value="1" calcext:value-type="float">
            <text:p>1</text:p>
          </table:table-cell>
          <table:table-cell table:formula="of:=2*([.I10]*[.J10])/([.I10]+[.J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style-name="ce18" table:formula="of:=[.D11]/[.C11]" office:value-type="float" office:value="0.121588089330025" calcext:value-type="float">
            <text:p>0.1215880893</text:p>
          </table:table-cell>
          <table:table-cell table:formula="of:=[.D11]-[.G11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1]/([.F11]+[.H11])" office:value-type="float" office:value="1" calcext:value-type="float">
            <text:p>1</text:p>
          </table:table-cell>
          <table:table-cell table:formula="of:=[.F11]/([.F11]+[.G11])" office:value-type="float" office:value="0.979591836734694" calcext:value-type="float">
            <text:p>0.9795918367</text:p>
          </table:table-cell>
          <table:table-cell table:formula="of:=2*([.I11]*[.J11])/([.I11]+[.J11])" office:value-type="float" office:value="0.989690721649485" calcext:value-type="float">
            <text:p>0.98969072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TB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table:style-name="ce18" table:formula="of:=[.D12]/[.C12]" office:value-type="float" office:value="0.0560292326431182" calcext:value-type="float">
            <text:p>0.0560292326</text:p>
          </table:table-cell>
          <table:table-cell table:formula="of:=[.D12]-[.G12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F12]/([.F12]+[.H12])" office:value-type="float" office:value="0.930232558139535" calcext:value-type="float">
            <text:p>0.9302325581</text:p>
          </table:table-cell>
          <table:table-cell table:formula="of:=[.F12]/([.F12]+[.G12])" office:value-type="float" office:value="0.869565217391304" calcext:value-type="float">
            <text:p>0.8695652174</text:p>
          </table:table-cell>
          <table:table-cell table:formula="of:=2*([.I12]*[.J12])/([.I12]+[.J12])" office:value-type="float" office:value="0.898876404494382" calcext:value-type="float">
            <text:p>0.89887640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KRO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style-name="ce18" table:formula="of:=[.D13]/[.C13]" office:value-type="float" office:value="0.352380952380952" calcext:value-type="float">
            <text:p>0.3523809524</text:p>
          </table:table-cell>
          <table:table-cell table:formula="of:=[.D13]-[.G13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13]/([.F13]+[.H13])" office:value-type="float" office:value="1" calcext:value-type="float">
            <text:p>1</text:p>
          </table:table-cell>
          <table:table-cell table:formula="of:=[.F13]/([.F13]+[.G13])" office:value-type="float" office:value="0.918918918918919" calcext:value-type="float">
            <text:p>0.9189189189</text:p>
          </table:table-cell>
          <table:table-cell table:formula="of:=2*([.I13]*[.J13])/([.I13]+[.J13])" office:value-type="float" office:value="0.957746478873239" calcext:value-type="float">
            <text:p>0.9577464789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EI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style-name="Default" table:formula="of:=[.D14]/[.C14]" office:value-type="float" office:value="0.153846153846154" calcext:value-type="float">
            <text:p>0.1538461538</text:p>
          </table:table-cell>
          <table:table-cell table:formula="of:=[.D14]-[.G1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4]/([.F14]+[.H14])" office:value-type="float" office:value="0.947368421052632" calcext:value-type="float">
            <text:p>0.9473684211</text:p>
          </table:table-cell>
          <table:table-cell table:formula="of:=[.F14]/([.F14]+[.G14])" office:value-type="float" office:value="1" calcext:value-type="float">
            <text:p>1</text:p>
          </table:table-cell>
          <table:table-cell table:formula="of:=2*([.I14]*[.J14])/([.I14]+[.J14])" office:value-type="float" office:value="0.972972972972973" calcext:value-type="float">
            <text:p>0.972972973</text:p>
          </table:table-cell>
          <table:table-cell/>
          <table:table-cell office:value-type="string" calcext:value-type="string">
            <text:p>Publikasi dituliskan dalam d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Default" table:formula="of:=[.D15]/[.C15]" office:value-type="float" office:value="0.171428571428571" calcext:value-type="float">
            <text:p>0.1714285714</text:p>
          </table:table-cell>
          <table:table-cell table:formula="of:=[.D15]-[.G15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/([.F15]+[.H15])" office:value-type="float" office:value="1" calcext:value-type="float">
            <text:p>1</text:p>
          </table:table-cell>
          <table:table-cell table:formula="of:=[.F15]/([.F15]+[.G15])" office:value-type="float" office:value="1" calcext:value-type="float">
            <text:p>1</text:p>
          </table:table-cell>
          <table:table-cell table:formula="of:=2*([.I15]*[.J15])/([.I15]+[.J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PHSB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8" table:formula="of:=[.D16]/[.C16]" office:value-type="float" office:value="0.333333333333333" calcext:value-type="float">
            <text:p>0.3333333333</text:p>
          </table:table-cell>
          <table:table-cell table:formula="of:=[.D16]-[.G16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/([.F16]+[.H16])" office:value-type="float" office:value="1" calcext:value-type="float">
            <text:p>1</text:p>
          </table:table-cell>
          <table:table-cell table:formula="of:=[.F16]/([.F16]+[.G16])" office:value-type="float" office:value="1" calcext:value-type="float">
            <text:p>1</text:p>
          </table:table-cell>
          <table:table-cell table:formula="of:=2*([.I16]*[.J16])/([.I16]+[.J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AL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Default" table:formula="of:=[.D17]/[.C17]" office:value-type="float" office:value="0.161616161616162" calcext:value-type="float">
            <text:p>0.1616161616</text:p>
          </table:table-cell>
          <table:table-cell table:formula="of:=[.D17]-[.G17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/([.F17]+[.H17])" office:value-type="float" office:value="1" calcext:value-type="float">
            <text:p>1</text:p>
          </table:table-cell>
          <table:table-cell table:formula="of:=[.F17]/([.F17]+[.G17])" office:value-type="float" office:value="1" calcext:value-type="float">
            <text:p>1</text:p>
          </table:table-cell>
          <table:table-cell table:formula="of:=2*([.I17]*[.J17])/([.I17]+[.J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IN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style-name="ce18" table:formula="of:=[.D18]/[.C18]" office:value-type="float" office:value="0.135593220338983" calcext:value-type="float">
            <text:p>0.1355932203</text:p>
          </table:table-cell>
          <table:table-cell table:formula="of:=[.D18]-[.G1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8]/([.F18]+[.H18])" office:value-type="float" office:value="1" calcext:value-type="float">
            <text:p>1</text:p>
          </table:table-cell>
          <table:table-cell table:formula="of:=[.F18]/([.F18]+[.G18])" office:value-type="float" office:value="0.9375" calcext:value-type="float">
            <text:p>0.9375</text:p>
          </table:table-cell>
          <table:table-cell table:formula="of:=2*([.I18]*[.J18])/([.I18]+[.J18])" office:value-type="float" office:value="0.967741935483871" calcext:value-type="float">
            <text:p>0.96774193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18" table:formula="of:=[.D19]/[.C19]" office:value-type="float" office:value="0.194805194805195" calcext:value-type="float">
            <text:p>0.1948051948</text:p>
          </table:table-cell>
          <table:table-cell table:formula="of:=[.D19]-[.G19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/([.F19]+[.H19])" office:value-type="float" office:value="1" calcext:value-type="float">
            <text:p>1</text:p>
          </table:table-cell>
          <table:table-cell table:formula="of:=[.F19]/([.F19]+[.G19])" office:value-type="float" office:value="1" calcext:value-type="float">
            <text:p>1</text:p>
          </table:table-cell>
          <table:table-cell table:formula="of:=2*([.I19]*[.J19])/([.I19]+[.J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ORG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style-name="Default" table:formula="of:=[.D20]/[.C20]" office:value-type="float" office:value="0.111111111111111" calcext:value-type="float">
            <text:p>0.1111111111</text:p>
          </table:table-cell>
          <table:table-cell table:formula="of:=[.D20]-[.G20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/([.F20]+[.H20])" office:value-type="float" office:value="1" calcext:value-type="float">
            <text:p>1</text:p>
          </table:table-cell>
          <table:table-cell table:formula="of:=[.F20]/([.F20]+[.G20])" office:value-type="float" office:value="1" calcext:value-type="float">
            <text:p>1</text:p>
          </table:table-cell>
          <table:table-cell table:formula="of:=2*([.I20]*[.J20])/([.I20]+[.J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SKK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formula="of:=[.D21]/[.C21]" office:value-type="float" office:value="0.144927536231884" calcext:value-type="float">
            <text:p>0.1449275362</text:p>
          </table:table-cell>
          <table:table-cell table:formula="of:=[.D21]-[.G2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21]/([.F21]+[.H21])" office:value-type="float" office:value="0.666666666666667" calcext:value-type="float">
            <text:p>0.6666666667</text:p>
          </table:table-cell>
          <table:table-cell table:formula="of:=[.F21]/([.F21]+[.G21])" office:value-type="float" office:value="1" calcext:value-type="float">
            <text:p>1</text:p>
          </table:table-cell>
          <table:table-cell table:formula="of:=2*([.I21]*[.J21])/([.I21]+[.J21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TAL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8" table:formula="of:=[.D22]/[.C22]" office:value-type="float" office:value="0.217391304347826" calcext:value-type="float">
            <text:p>0.2173913043</text:p>
          </table:table-cell>
          <table:table-cell table:formula="of:=[.D22]-[.G2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22]/([.F22]+[.H22])" office:value-type="float" office:value="1" calcext:value-type="float">
            <text:p>1</text:p>
          </table:table-cell>
          <table:table-cell table:formula="of:=[.F22]/([.F22]+[.G22])" office:value-type="float" office:value="0.5" calcext:value-type="float">
            <text:p>0.5</text:p>
          </table:table-cell>
          <table:table-cell table:formula="of:=2*([.I22]*[.J22])/([.I22]+[.J22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KV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8" table:formula="of:=[.D23]/[.C23]" office:value-type="float" office:value="0.0555555555555556" calcext:value-type="float">
            <text:p>0.0555555556</text:p>
          </table:table-cell>
          <table:table-cell table:formula="of:=[.D23]-[.G2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3]/([.F23]+[.H23])" office:value-type="float" office:value="0.625" calcext:value-type="float">
            <text:p>0.625</text:p>
          </table:table-cell>
          <table:table-cell table:formula="of:=[.F23]/([.F23]+[.G23])" office:value-type="float" office:value="1" calcext:value-type="float">
            <text:p>1</text:p>
          </table:table-cell>
          <table:table-cell table:formula="of:=2*([.I23]*[.J23])/([.I23]+[.J23])" office:value-type="float" office:value="0.769230769230769" calcext:value-type="float">
            <text:p>0.769230769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DU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8" table:formula="of:=[.D24]/[.C24]" office:value-type="float" office:value="0.0943396226415094" calcext:value-type="float">
            <text:p>0.0943396226</text:p>
          </table:table-cell>
          <table:table-cell table:formula="of:=[.D24]-[.G24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/([.F24]+[.H24])" office:value-type="float" office:value="1" calcext:value-type="float">
            <text:p>1</text:p>
          </table:table-cell>
          <table:table-cell table:formula="of:=[.F24]/([.F24]+[.G24])" office:value-type="float" office:value="1" calcext:value-type="float">
            <text:p>1</text:p>
          </table:table-cell>
          <table:table-cell table:formula="of:=2*([.I24]*[.J24])/([.I24]+[.J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8" table:formula="of:=[.D25]/[.C25]" office:value-type="float" office:value="0.3125" calcext:value-type="float">
            <text:p>0.3125</text:p>
          </table:table-cell>
          <table:table-cell table:formula="of:=[.D25]-[.G2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25]/([.F25]+[.H25])" office:value-type="float" office:value="0.714285714285714" calcext:value-type="float">
            <text:p>0.7142857143</text:p>
          </table:table-cell>
          <table:table-cell table:formula="of:=[.F25]/([.F25]+[.G25])" office:value-type="float" office:value="1" calcext:value-type="float">
            <text:p>1</text:p>
          </table:table-cell>
          <table:table-cell table:formula="of:=2*([.I25]*[.J25])/([.I25]+[.J25])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OMED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table:formula="of:=[.D26]/[.C26]" office:value-type="float" office:value="0.148148148148148" calcext:value-type="float">
            <text:p>0.1481481481</text:p>
          </table:table-cell>
          <table:table-cell table:formula="of:=[.D26]-[.G2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6]/([.F26]+[.H26])" office:value-type="float" office:value="1" calcext:value-type="float">
            <text:p>1</text:p>
          </table:table-cell>
          <table:table-cell table:formula="of:=[.F26]/([.F26]+[.G26])" office:value-type="float" office:value="0.5" calcext:value-type="float">
            <text:p>0.5</text:p>
          </table:table-cell>
          <table:table-cell table:formula="of:=2*([.I26]*[.J26])/([.I26]+[.J26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SMOTS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formula="of:=[.D27]/[.C27]" office:value-type="float" office:value="0.0714285714285714" calcext:value-type="float">
            <text:p>0.0714285714</text:p>
          </table:table-cell>
          <table:table-cell table:formula="of:=[.D27]-[.G27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/([.F27]+[.H27])" office:value-type="float" office:value="1" calcext:value-type="float">
            <text:p>1</text:p>
          </table:table-cell>
          <table:table-cell table:formula="of:=[.F27]/([.F27]+[.G27])" office:value-type="float" office:value="1" calcext:value-type="float">
            <text:p>1</text:p>
          </table:table-cell>
          <table:table-cell table:formula="of:=2*([.I27]*[.J27])/([.I27]+[.J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OCHEM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formula="of:=[.D28]/[.C28]" office:value-type="float" office:value="0.0754716981132075" calcext:value-type="float">
            <text:p>0.0754716981</text:p>
          </table:table-cell>
          <table:table-cell table:formula="of:=[.D28]-[.G28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/([.F28]+[.H28])" office:value-type="float" office:value="1" calcext:value-type="float">
            <text:p>1</text:p>
          </table:table-cell>
          <table:table-cell table:formula="of:=[.F28]/([.F28]+[.G28])" office:value-type="float" office:value="1" calcext:value-type="float">
            <text:p>1</text:p>
          </table:table-cell>
          <table:table-cell table:formula="of:=2*([.I28]*[.J28])/([.I28]+[.J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KEI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8" table:formula="of:=[.D29]/[.C29]" office:value-type="float" office:value="0.108108108108108" calcext:value-type="float">
            <text:p>0.1081081081</text:p>
          </table:table-cell>
          <table:table-cell table:formula="of:=[.D29]-[.G29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/([.F29]+[.H29])" office:value-type="float" office:value="1" calcext:value-type="float">
            <text:p>1</text:p>
          </table:table-cell>
          <table:table-cell table:formula="of:=[.F29]/([.F29]+[.G29])" office:value-type="float" office:value="1" calcext:value-type="float">
            <text:p>1</text:p>
          </table:table-cell>
          <table:table-cell table:formula="of:=2*([.I29]*[.J29])/([.I29]+[.J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RGANI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table:formula="of:=[.D30]/[.C30]" office:value-type="float" office:value="0.130434782608696" calcext:value-type="float">
            <text:p>0.1304347826</text:p>
          </table:table-cell>
          <table:table-cell table:formula="of:=[.D30]-[.G30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/([.F30]+[.H30])" office:value-type="float" office:value="1" calcext:value-type="float">
            <text:p>1</text:p>
          </table:table-cell>
          <table:table-cell table:formula="of:=[.F30]/([.F30]+[.G30])" office:value-type="float" office:value="1" calcext:value-type="float">
            <text:p>1</text:p>
          </table:table-cell>
          <table:table-cell table:formula="of:=2*([.I30]*[.J30])/([.I30]+[.J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RIA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18" table:formula="of:=[.D31]/[.C31]" office:value-type="float" office:value="0.0198675496688742" calcext:value-type="float">
            <text:p>0.0198675497</text:p>
          </table:table-cell>
          <table:table-cell table:formula="of:=[.D31]-[.G31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/([.F31]+[.H31])" office:value-type="float" office:value="1" calcext:value-type="float">
            <text:p>1</text:p>
          </table:table-cell>
          <table:table-cell table:formula="of:=[.F31]/([.F31]+[.G31])" office:value-type="float" office:value="1" calcext:value-type="float">
            <text:p>1</text:p>
          </table:table-cell>
          <table:table-cell table:formula="of:=2*([.I31]*[.J31])/([.I31]+[.J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SD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8" table:formula="of:=[.D32]/[.C32]" office:value-type="float" office:value="0.136363636363636" calcext:value-type="float">
            <text:p>0.1363636364</text:p>
          </table:table-cell>
          <table:table-cell table:formula="of:=[.D32]-[.G3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/([.F32]+[.H32])" office:value-type="float" office:value="1" calcext:value-type="float">
            <text:p>1</text:p>
          </table:table-cell>
          <table:table-cell table:formula="of:=[.F32]/([.F32]+[.G32])" office:value-type="float" office:value="1" calcext:value-type="float">
            <text:p>1</text:p>
          </table:table-cell>
          <table:table-cell table:formula="of:=2*([.I32]*[.J32])/([.I32]+[.J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8" table:formula="of:=[.D33]/[.C33]" office:value-type="float" office:value="0.0394736842105263" calcext:value-type="float">
            <text:p>0.0394736842</text:p>
          </table:table-cell>
          <table:table-cell table:formula="of:=[.D33]-[.G33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/([.F33]+[.H33])" office:value-type="float" office:value="1" calcext:value-type="float">
            <text:p>1</text:p>
          </table:table-cell>
          <table:table-cell table:formula="of:=[.F33]/([.F33]+[.G33])" office:value-type="float" office:value="1" calcext:value-type="float">
            <text:p>1</text:p>
          </table:table-cell>
          <table:table-cell table:formula="of:=2*([.I33]*[.J33])/([.I33]+[.J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T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table:formula="of:=[.D34]/[.C34]" office:value-type="float" office:value="0.117647058823529" calcext:value-type="float">
            <text:p>0.1176470588</text:p>
          </table:table-cell>
          <table:table-cell table:formula="of:=[.D34]-[.G3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/([.F34]+[.H34])" office:value-type="float" office:value="1" calcext:value-type="float">
            <text:p>1</text:p>
          </table:table-cell>
          <table:table-cell table:formula="of:=[.F34]/([.F34]+[.G34])" office:value-type="float" office:value="1" calcext:value-type="float">
            <text:p>1</text:p>
          </table:table-cell>
          <table:table-cell table:formula="of:=2*([.I34]*[.J34])/([.I34]+[.J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TERIOR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table:formula="of:=[.D35]/[.C35]" office:value-type="float" office:value="0.021505376344086" calcext:value-type="float">
            <text:p>0.0215053763</text:p>
          </table:table-cell>
          <table:table-cell table:formula="of:=[.D35]-[.G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]/([.F35]+[.H35])" office:value-type="float" office:value="1" calcext:value-type="float">
            <text:p>1</text:p>
          </table:table-cell>
          <table:table-cell table:formula="of:=[.F35]/([.F35]+[.G35])" office:value-type="float" office:value="1" calcext:value-type="float">
            <text:p>1</text:p>
          </table:table-cell>
          <table:table-cell table:formula="of:=2*([.I35]*[.J35])/([.I35]+[.J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KS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8" table:formula="of:=[.D36]/[.C36]" office:value-type="float" office:value="0.0476190476190476" calcext:value-type="float">
            <text:p>0.0476190476</text:p>
          </table:table-cell>
          <table:table-cell table:formula="of:=[.D36]-[.G3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]/([.F36]+[.H36])" office:value-type="float" office:value="1" calcext:value-type="float">
            <text:p>1</text:p>
          </table:table-cell>
          <table:table-cell table:formula="of:=[.F36]/([.F36]+[.G36])" office:value-type="float" office:value="1" calcext:value-type="float">
            <text:p>1</text:p>
          </table:table-cell>
          <table:table-cell table:formula="of:=2*([.I36]*[.J36])/([.I36]+[.J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D37]/[.C37]" office:value-type="float" office:value="0.032258064516129" calcext:value-type="float">
            <text:p>0.0322580645</text:p>
          </table:table-cell>
          <table:table-cell table:formula="of:=[.D37]-[.G3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/([.F37]+[.H37])" office:value-type="float" office:value="1" calcext:value-type="float">
            <text:p>1</text:p>
          </table:table-cell>
          <table:table-cell table:formula="of:=[.F37]/([.F37]+[.G37])" office:value-type="float" office:value="1" calcext:value-type="float">
            <text:p>1</text:p>
          </table:table-cell>
          <table:table-cell table:formula="of:=2*([.I37]*[.J37])/([.I37]+[.J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E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formula="of:=[.D38]/[.C38]" office:value-type="float" office:value="0.0285714285714286" calcext:value-type="float">
            <text:p>0.0285714286</text:p>
          </table:table-cell>
          <table:table-cell table:formula="of:=[.D38]-[.G3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/([.F38]+[.H38])" office:value-type="float" office:value="1" calcext:value-type="float">
            <text:p>1</text:p>
          </table:table-cell>
          <table:table-cell table:formula="of:=[.F38]/([.F38]+[.G38])" office:value-type="float" office:value="1" calcext:value-type="float">
            <text:p>1</text:p>
          </table:table-cell>
          <table:table-cell table:formula="of:=2*([.I38]*[.J38])/([.I38]+[.J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PPROST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formula="of:=[.D39]/[.C39]" office:value-type="float" office:value="0.0357142857142857" calcext:value-type="float">
            <text:p>0.0357142857</text:p>
          </table:table-cell>
          <table:table-cell table:formula="of:=[.D39]-[.G3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9]/([.F39]+[.H39])" office:value-type="float" office:value="1" calcext:value-type="float">
            <text:p>1</text:p>
          </table:table-cell>
          <table:table-cell table:formula="of:=[.F39]/([.F39]+[.G39])" office:value-type="float" office:value="1" calcext:value-type="float">
            <text:p>1</text:p>
          </table:table-cell>
          <table:table-cell table:formula="of:=2*([.I39]*[.J39])/([.I39]+[.J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PRODTK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8" table:formula="of:=[.D40]/[.C40]" office:value-type="float" office:value="0.05" calcext:value-type="float">
            <text:p>0.05</text:p>
          </table:table-cell>
          <table:table-cell table:formula="of:=[.D40]-[.G4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0]/([.F40]+[.H40])" office:value-type="float" office:value="1" calcext:value-type="float">
            <text:p>1</text:p>
          </table:table-cell>
          <table:table-cell table:formula="of:=[.F40]/([.F40]+[.G40])" office:value-type="float" office:value="0.5" calcext:value-type="float">
            <text:p>0.5</text:p>
          </table:table-cell>
          <table:table-cell table:formula="of:=2*([.I40]*[.J40])/([.I40]+[.J40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table:formula="of:=[.D41]/[.C41]" office:value-type="float" office:value="0.1" calcext:value-type="float">
            <text:p>0.1</text:p>
          </table:table-cell>
          <table:table-cell table:formula="of:=[.D41]-[.G4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1]/([.F41]+[.H41])" office:value-type="float" office:value="1" calcext:value-type="float">
            <text:p>1</text:p>
          </table:table-cell>
          <table:table-cell table:formula="of:=[.F41]/([.F41]+[.G41])" office:value-type="float" office:value="1" calcext:value-type="float">
            <text:p>1</text:p>
          </table:table-cell>
          <table:table-cell table:formula="of:=2*([.I41]*[.J41])/([.I41]+[.J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8" table:formula="of:=[.D42]/[.C42]" office:value-type="float" office:value="0.0119760479041916" calcext:value-type="float">
            <text:p>0.0119760479</text:p>
          </table:table-cell>
          <table:table-cell table:formula="of:=[.D42]-[.G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2]/([.F42]+[.H42])" office:value-type="float" office:value="1" calcext:value-type="float">
            <text:p>1</text:p>
          </table:table-cell>
          <table:table-cell table:formula="of:=[.F42]/([.F42]+[.G42])" office:value-type="float" office:value="0.5" calcext:value-type="float">
            <text:p>0.5</text:p>
          </table:table-cell>
          <table:table-cell table:formula="of:=2*([.I42]*[.J42])/([.I42]+[.J42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KSTKAA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8" table:formula="of:=[.D43]/[.C43]" office:value-type="float" office:value="0.04" calcext:value-type="float">
            <text:p>0.04</text:p>
          </table:table-cell>
          <table:table-cell table:formula="of:=[.D43]-[.G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([.F43]+[.H43])" office:value-type="float" office:value="0.333333333333333" calcext:value-type="float">
            <text:p>0.3333333333</text:p>
          </table:table-cell>
          <table:table-cell table:formula="of:=[.F43]/([.F43]+[.G43])" office:value-type="float" office:value="1" calcext:value-type="float">
            <text:p>1</text:p>
          </table:table-cell>
          <table:table-cell table:formula="of:=2*([.I43]*[.J43])/([.I43]+[.J43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44]/[.C44]" office:value-type="float" office:value="0.0833333333333333" calcext:value-type="float">
            <text:p>0.0833333333</text:p>
          </table:table-cell>
          <table:table-cell table:formula="of:=[.D44]-[.G4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/([.F44]+[.H44])" office:value-type="float" office:value="1" calcext:value-type="float">
            <text:p>1</text:p>
          </table:table-cell>
          <table:table-cell table:formula="of:=[.F44]/([.F44]+[.G44])" office:value-type="float" office:value="1" calcext:value-type="float">
            <text:p>1</text:p>
          </table:table-cell>
          <table:table-cell table:formula="of:=2*([.I44]*[.J44])/([.I44]+[.J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PM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45]/[.C45]" office:value-type="float" office:value="0.0833333333333333" calcext:value-type="float">
            <text:p>0.0833333333</text:p>
          </table:table-cell>
          <table:table-cell table:formula="of:=[.D45]-[.G4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5]/([.F45]+[.H45])" office:value-type="float" office:value="1" calcext:value-type="float">
            <text:p>1</text:p>
          </table:table-cell>
          <table:table-cell table:formula="of:=[.F45]/([.F45]+[.G45])" office:value-type="float" office:value="1" calcext:value-type="float">
            <text:p>1</text:p>
          </table:table-cell>
          <table:table-cell table:formula="of:=2*([.I45]*[.J45])/([.I45]+[.J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KK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46]/[.C46]" office:value-type="float" office:value="0.0526315789473684" calcext:value-type="float">
            <text:p>0.0526315789</text:p>
          </table:table-cell>
          <table:table-cell table:formula="of:=[.D46]-[.G4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6]/([.F46]+[.H46])" office:value-type="float" office:value="1" calcext:value-type="float">
            <text:p>1</text:p>
          </table:table-cell>
          <table:table-cell table:formula="of:=[.F46]/([.F46]+[.G46])" office:value-type="float" office:value="1" calcext:value-type="float">
            <text:p>1</text:p>
          </table:table-cell>
          <table:table-cell table:formula="of:=2*([.I46]*[.J46])/([.I46]+[.J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OLOG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" table:formula="of:=[.D47]/[.C47]" office:value-type="float" office:value="0.0769230769230769" calcext:value-type="float">
            <text:p>0.0769230769</text:p>
          </table:table-cell>
          <table:table-cell table:formula="of:=[.D47]-[.G4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7]/([.F47]+[.H47])" office:value-type="float" office:value="1" calcext:value-type="float">
            <text:p>1</text:p>
          </table:table-cell>
          <table:table-cell table:formula="of:=[.F47]/([.F47]+[.G47])" office:value-type="float" office:value="1" calcext:value-type="float">
            <text:p>1</text:p>
          </table:table-cell>
          <table:table-cell table:formula="of:=2*([.I47]*[.J47])/([.I47]+[.J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table:formula="of:=[.D48]/[.C48]" office:value-type="float" office:value="0.0126582278481013" calcext:value-type="float">
            <text:p>0.0126582278</text:p>
          </table:table-cell>
          <table:table-cell table:formula="of:=[.D48]-[.G4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8]/([.F48]+[.H48])" office:value-type="float" office:value="1" calcext:value-type="float">
            <text:p>1</text:p>
          </table:table-cell>
          <table:table-cell table:formula="of:=[.F48]/([.F48]+[.G48])" office:value-type="float" office:value="1" calcext:value-type="float">
            <text:p>1</text:p>
          </table:table-cell>
          <table:table-cell table:formula="of:=2*([.I48]*[.J48])/([.I48]+[.J48])" office:value-type="float" office:value="1" calcext:value-type="float">
            <text:p>1</text:p>
          </table:table-cell>
          <table:table-cell/>
          <table:table-cell office:value-type="string" calcext:value-type="string">
            <text:p>Dalam tahap mainten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49]/[.C49]" office:value-type="float" office:value="0.0588235294117647" calcext:value-type="float">
            <text:p>0.0588235294</text:p>
          </table:table-cell>
          <table:table-cell table:formula="of:=[.D49]-[.G4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9]/([.F49]+[.H49])" office:value-type="float" office:value="1" calcext:value-type="float">
            <text:p>1</text:p>
          </table:table-cell>
          <table:table-cell table:formula="of:=[.F49]/([.F49]+[.G49])" office:value-type="float" office:value="1" calcext:value-type="float">
            <text:p>1</text:p>
          </table:table-cell>
          <table:table-cell table:formula="of:=2*([.I49]*[.J49])/([.I49]+[.J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50]/[.C50]" office:value-type="float" office:value="0.0526315789473684" calcext:value-type="float">
            <text:p>0.0526315789</text:p>
          </table:table-cell>
          <table:table-cell table:formula="of:=[.D50]-[.G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50]/([.F50]+[.H50])" office:value-type="float" office:value="0.25" calcext:value-type="float">
            <text:p>0.25</text:p>
          </table:table-cell>
          <table:table-cell table:formula="of:=[.F50]/([.F50]+[.G50])" office:value-type="float" office:value="1" calcext:value-type="float">
            <text:p>1</text:p>
          </table:table-cell>
          <table:table-cell table:formula="of:=2*([.I50]*[.J50])/([.I50]+[.J50]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KOLOG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51]/[.C51]" office:value-type="float" office:value="0.0588235294117647" calcext:value-type="float">
            <text:p>0.0588235294</text:p>
          </table:table-cell>
          <table:table-cell table:formula="of:=[.D51]-[.G5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1]/([.F51]+[.H51])" office:value-type="float" office:value="1" calcext:value-type="float">
            <text:p>1</text:p>
          </table:table-cell>
          <table:table-cell table:formula="of:=[.F51]/([.F51]+[.G51])" office:value-type="float" office:value="1" calcext:value-type="float">
            <text:p>1</text:p>
          </table:table-cell>
          <table:table-cell table:formula="of:=2*([.I51]*[.J51])/([.I51]+[.J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F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formula="of:=[.D52]/[.C52]" office:value-type="float" office:value="0" calcext:value-type="float">
            <text:p>0</text:p>
          </table:table-cell>
          <table:table-cell table:style-name="ce17" table:formula="of:=[.D52]-[.G5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52]/([.F52]+[.H52])" office:value-type="string" office:string-value="" calcext:value-type="error">
            <text:p>#DIV/0!</text:p>
          </table:table-cell>
          <table:table-cell table:style-name="ce17" table:formula="of:=[.F52]/([.F52]+[.G52])" office:value-type="string" office:string-value="" calcext:value-type="error">
            <text:p>#DIV/0!</text:p>
          </table:table-cell>
          <table:table-cell table:style-name="ce17" table:formula="of:=2*([.I52]*[.J52])/([.I52]+[.J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E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formula="of:=[.D53]/[.C53]" office:value-type="float" office:value="0" calcext:value-type="float">
            <text:p>0</text:p>
          </table:table-cell>
          <table:table-cell table:style-name="ce17" table:formula="of:=[.D53]-[.G5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53]/([.F53]+[.H53])" office:value-type="string" office:string-value="" calcext:value-type="error">
            <text:p>#DIV/0!</text:p>
          </table:table-cell>
          <table:table-cell table:style-name="ce17" table:formula="of:=[.F53]/([.F53]+[.G53])" office:value-type="string" office:string-value="" calcext:value-type="error">
            <text:p>#DIV/0!</text:p>
          </table:table-cell>
          <table:table-cell table:style-name="ce17" table:formula="of:=2*([.I53]*[.J53])/([.I53]+[.J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P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[.D54]/[.C54]" office:value-type="float" office:value="0" calcext:value-type="float">
            <text:p>0</text:p>
          </table:table-cell>
          <table:table-cell table:style-name="ce17" table:formula="of:=[.D54]-[.G5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54]/([.F54]+[.H54])" office:value-type="string" office:string-value="" calcext:value-type="error">
            <text:p>#DIV/0!</text:p>
          </table:table-cell>
          <table:table-cell table:style-name="ce17" table:formula="of:=[.F54]/([.F54]+[.G54])" office:value-type="string" office:string-value="" calcext:value-type="error">
            <text:p>#DIV/0!</text:p>
          </table:table-cell>
          <table:table-cell table:style-name="ce17" table:formula="of:=2*([.I54]*[.J54])/([.I54]+[.J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LEK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[.D55]/[.C55]" office:value-type="float" office:value="0" calcext:value-type="float">
            <text:p>0</text:p>
          </table:table-cell>
          <table:table-cell table:style-name="ce17" table:formula="of:=[.D55]-[.G5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55]/([.F55]+[.H55])" office:value-type="string" office:string-value="" calcext:value-type="error">
            <text:p>#DIV/0!</text:p>
          </table:table-cell>
          <table:table-cell table:style-name="ce17" table:formula="of:=[.F55]/([.F55]+[.G55])" office:value-type="string" office:string-value="" calcext:value-type="error">
            <text:p>#DIV/0!</text:p>
          </table:table-cell>
          <table:table-cell table:style-name="ce17" table:formula="of:=2*([.I55]*[.J55])/([.I55]+[.J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56]/[.C56]" office:value-type="float" office:value="0" calcext:value-type="float">
            <text:p>0</text:p>
          </table:table-cell>
          <table:table-cell table:style-name="ce17" table:formula="of:=[.D56]-[.G5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56]/([.F56]+[.H56])" office:value-type="string" office:string-value="" calcext:value-type="error">
            <text:p>#DIV/0!</text:p>
          </table:table-cell>
          <table:table-cell table:style-name="ce17" table:formula="of:=[.F56]/([.F56]+[.G56])" office:value-type="string" office:string-value="" calcext:value-type="error">
            <text:p>#DIV/0!</text:p>
          </table:table-cell>
          <table:table-cell table:style-name="ce17" table:formula="of:=2*([.I56]*[.J56])/([.I56]+[.J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" calcext:value-type="float">
            <text:p>1</text:p>
          </table:table-cell>
          <table:table-cell table:formula="of:=[.D57]/[.C57]" office:value-type="float" office:value="0.00699300699300699" calcext:value-type="float">
            <text:p>0.006993007</text:p>
          </table:table-cell>
          <table:table-cell table:style-name="ce17" table:formula="of:=[.D57]-[.G57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F57]/([.F57]+[.H57])" office:value-type="float" office:value="0" calcext:value-type="float">
            <text:p>0</text:p>
          </table:table-cell>
          <table:table-cell table:style-name="ce17" table:formula="of:=[.F57]/([.F57]+[.G57])" office:value-type="float" office:value="0" calcext:value-type="float">
            <text:p>0</text:p>
          </table:table-cell>
          <table:table-cell table:style-name="ce17" table:formula="of:=2*([.I57]*[.J57])/([.I57]+[.J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D58]/[.C58]" office:value-type="float" office:value="0" calcext:value-type="float">
            <text:p>0</text:p>
          </table:table-cell>
          <table:table-cell table:style-name="ce17" table:formula="of:=[.D58]-[.G5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58]/([.F58]+[.H58])" office:value-type="float" office:value="0" calcext:value-type="float">
            <text:p>0</text:p>
          </table:table-cell>
          <table:table-cell table:style-name="ce17" table:formula="of:=[.F58]/([.F58]+[.G58])" office:value-type="string" office:string-value="" calcext:value-type="error">
            <text:p>#DIV/0!</text:p>
          </table:table-cell>
          <table:table-cell table:style-name="ce17" table:formula="of:=2*([.I58]*[.J58])/([.I58]+[.J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E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formula="of:=[.D59]/[.C59]" office:value-type="float" office:value="0" calcext:value-type="float">
            <text:p>0</text:p>
          </table:table-cell>
          <table:table-cell table:style-name="ce17" table:formula="of:=[.D59]-[.G5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59]/([.F59]+[.H59])" office:value-type="string" office:string-value="" calcext:value-type="error">
            <text:p>#DIV/0!</text:p>
          </table:table-cell>
          <table:table-cell table:style-name="ce17" table:formula="of:=[.F59]/([.F59]+[.G59])" office:value-type="string" office:string-value="" calcext:value-type="error">
            <text:p>#DIV/0!</text:p>
          </table:table-cell>
          <table:table-cell table:style-name="ce17" table:formula="of:=2*([.I59]*[.J59])/([.I59]+[.J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TH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formula="of:=[.D60]/[.C60]" office:value-type="float" office:value="0.0102040816326531" calcext:value-type="float">
            <text:p>0.0102040816</text:p>
          </table:table-cell>
          <table:table-cell table:style-name="ce17" table:formula="of:=[.D60]-[.G60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60]/([.F60]+[.H60])" office:value-type="string" office:string-value="" calcext:value-type="error">
            <text:p>#DIV/0!</text:p>
          </table:table-cell>
          <table:table-cell table:style-name="ce17" table:formula="of:=[.F60]/([.F60]+[.G60])" office:value-type="float" office:value="0" calcext:value-type="float">
            <text:p>0</text:p>
          </table:table-cell>
          <table:table-cell table:style-name="ce17" table:formula="of:=2*([.I60]*[.J60])/([.I60]+[.J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E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formula="of:=[.D61]/[.C61]" office:value-type="float" office:value="0.0465116279069768" calcext:value-type="float">
            <text:p>0.0465116279</text:p>
          </table:table-cell>
          <table:table-cell table:style-name="ce17" table:formula="of:=[.D61]-[.G61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61]/([.F61]+[.H61])" office:value-type="string" office:string-value="" calcext:value-type="error">
            <text:p>#DIV/0!</text:p>
          </table:table-cell>
          <table:table-cell table:style-name="ce17" table:formula="of:=[.F61]/([.F61]+[.G61])" office:value-type="float" office:value="0" calcext:value-type="float">
            <text:p>0</text:p>
          </table:table-cell>
          <table:table-cell table:style-name="ce17" table:formula="of:=2*([.I61]*[.J61])/([.I61]+[.J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F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2" calcext:value-type="float">
            <text:p>2</text:p>
          </table:table-cell>
          <table:table-cell table:formula="of:=[.D62]/[.C62]" office:value-type="float" office:value="0.0114942528735632" calcext:value-type="float">
            <text:p>0.0114942529</text:p>
          </table:table-cell>
          <table:table-cell table:style-name="ce17" table:formula="of:=[.D62]-[.G62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62]/([.F62]+[.H62])" office:value-type="string" office:string-value="" calcext:value-type="error">
            <text:p>#DIV/0!</text:p>
          </table:table-cell>
          <table:table-cell table:style-name="ce17" table:formula="of:=[.F62]/([.F62]+[.G62])" office:value-type="float" office:value="0" calcext:value-type="float">
            <text:p>0</text:p>
          </table:table-cell>
          <table:table-cell table:style-name="ce17" table:formula="of:=2*([.I62]*[.J62])/([.I62]+[.J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FFTI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formula="of:=[.D63]/[.C63]" office:value-type="float" office:value="0" calcext:value-type="float">
            <text:p>0</text:p>
          </table:table-cell>
          <table:table-cell table:style-name="ce17" table:formula="of:=[.D63]-[.G6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3]/([.F63]+[.H63])" office:value-type="string" office:string-value="" calcext:value-type="error">
            <text:p>#DIV/0!</text:p>
          </table:table-cell>
          <table:table-cell table:style-name="ce17" table:formula="of:=[.F63]/([.F63]+[.G63])" office:value-type="string" office:string-value="" calcext:value-type="error">
            <text:p>#DIV/0!</text:p>
          </table:table-cell>
          <table:table-cell table:style-name="ce17" table:formula="of:=2*([.I63]*[.J63])/([.I63]+[.J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K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D64]/[.C64]" office:value-type="float" office:value="0.1" calcext:value-type="float">
            <text:p>0.1</text:p>
          </table:table-cell>
          <table:table-cell table:style-name="ce17" table:formula="of:=[.D64]-[.G6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64]/([.F64]+[.H64])" office:value-type="string" office:string-value="" calcext:value-type="error">
            <text:p>#DIV/0!</text:p>
          </table:table-cell>
          <table:table-cell table:style-name="ce17" table:formula="of:=[.F64]/([.F64]+[.G64])" office:value-type="float" office:value="0" calcext:value-type="float">
            <text:p>0</text:p>
          </table:table-cell>
          <table:table-cell table:style-name="ce17" table:formula="of:=2*([.I64]*[.J64])/([.I64]+[.J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D65]/[.C65]" office:value-type="float" office:value="0.125" calcext:value-type="float">
            <text:p>0.125</text:p>
          </table:table-cell>
          <table:table-cell table:style-name="ce17" table:formula="of:=[.D65]-[.G65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65]/([.F65]+[.H65])" office:value-type="string" office:string-value="" calcext:value-type="error">
            <text:p>#DIV/0!</text:p>
          </table:table-cell>
          <table:table-cell table:style-name="ce17" table:formula="of:=[.F65]/([.F65]+[.G65])" office:value-type="float" office:value="0" calcext:value-type="float">
            <text:p>0</text:p>
          </table:table-cell>
          <table:table-cell table:style-name="ce17" table:formula="of:=2*([.I65]*[.J65])/([.I65]+[.J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66]/[.C66]" office:value-type="float" office:value="0" calcext:value-type="float">
            <text:p>0</text:p>
          </table:table-cell>
          <table:table-cell table:style-name="ce17" table:formula="of:=[.D66]-[.G6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6]/([.F66]+[.H66])" office:value-type="string" office:string-value="" calcext:value-type="error">
            <text:p>#DIV/0!</text:p>
          </table:table-cell>
          <table:table-cell table:style-name="ce17" table:formula="of:=[.F66]/([.F66]+[.G66])" office:value-type="string" office:string-value="" calcext:value-type="error">
            <text:p>#DIV/0!</text:p>
          </table:table-cell>
          <table:table-cell table:style-name="ce17" table:formula="of:=2*([.I66]*[.J66])/([.I66]+[.J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" calcext:value-type="float">
            <text:p>1</text:p>
          </table:table-cell>
          <table:table-cell table:formula="of:=[.D67]/[.C67]" office:value-type="float" office:value="0.00578034682080925" calcext:value-type="float">
            <text:p>0.0057803468</text:p>
          </table:table-cell>
          <table:table-cell table:style-name="ce17" table:formula="of:=[.D67]-[.G67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67]/([.F67]+[.H67])" office:value-type="string" office:string-value="" calcext:value-type="error">
            <text:p>#DIV/0!</text:p>
          </table:table-cell>
          <table:table-cell table:style-name="ce17" table:formula="of:=[.F67]/([.F67]+[.G67])" office:value-type="float" office:value="0" calcext:value-type="float">
            <text:p>0</text:p>
          </table:table-cell>
          <table:table-cell table:style-name="ce17" table:formula="of:=2*([.I67]*[.J67])/([.I67]+[.J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PAR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68]/[.C68]" office:value-type="float" office:value="0" calcext:value-type="float">
            <text:p>0</text:p>
          </table:table-cell>
          <table:table-cell table:style-name="ce17" table:formula="of:=[.D68]-[.G6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8]/([.F68]+[.H68])" office:value-type="string" office:string-value="" calcext:value-type="error">
            <text:p>#DIV/0!</text:p>
          </table:table-cell>
          <table:table-cell table:style-name="ce17" table:formula="of:=[.F68]/([.F68]+[.G68])" office:value-type="string" office:string-value="" calcext:value-type="error">
            <text:p>#DIV/0!</text:p>
          </table:table-cell>
          <table:table-cell table:style-name="ce17" table:formula="of:=2*([.I68]*[.J68])/([.I68]+[.J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KTBAR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0" calcext:value-type="float">
            <text:p>0</text:p>
          </table:table-cell>
          <table:table-cell table:formula="of:=[.D69]/[.C69]" office:value-type="float" office:value="0" calcext:value-type="float">
            <text:p>0</text:p>
          </table:table-cell>
          <table:table-cell table:style-name="ce17" table:formula="of:=[.D69]-[.G6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69]/([.F69]+[.H69])" office:value-type="float" office:value="0" calcext:value-type="float">
            <text:p>0</text:p>
          </table:table-cell>
          <table:table-cell table:style-name="ce17" table:formula="of:=[.F69]/([.F69]+[.G69])" office:value-type="string" office:string-value="" calcext:value-type="error">
            <text:p>#DIV/0!</text:p>
          </table:table-cell>
          <table:table-cell table:style-name="ce17" table:formula="of:=2*([.I69]*[.J69])/([.I69]+[.J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D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[.D70]/[.C70]" office:value-type="float" office:value="0" calcext:value-type="float">
            <text:p>0</text:p>
          </table:table-cell>
          <table:table-cell table:style-name="ce17" table:formula="of:=[.D70]-[.G7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0]/([.F70]+[.H70])" office:value-type="string" office:string-value="" calcext:value-type="error">
            <text:p>#DIV/0!</text:p>
          </table:table-cell>
          <table:table-cell table:style-name="ce17" table:formula="of:=[.F70]/([.F70]+[.G70])" office:value-type="string" office:string-value="" calcext:value-type="error">
            <text:p>#DIV/0!</text:p>
          </table:table-cell>
          <table:table-cell table:style-name="ce17" table:formula="of:=2*([.I70]*[.J70])/([.I70]+[.J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TEO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formula="of:=[.D71]/[.C71]" office:value-type="float" office:value="0.0272108843537415" calcext:value-type="float">
            <text:p>0.0272108844</text:p>
          </table:table-cell>
          <table:table-cell table:style-name="ce17" table:formula="of:=[.D71]-[.G71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1]/([.F71]+[.H71])" office:value-type="string" office:string-value="" calcext:value-type="error">
            <text:p>#DIV/0!</text:p>
          </table:table-cell>
          <table:table-cell table:style-name="ce17" table:formula="of:=[.F71]/([.F71]+[.G71])" office:value-type="float" office:value="0" calcext:value-type="float">
            <text:p>0</text:p>
          </table:table-cell>
          <table:table-cell table:style-name="ce17" table:formula="of:=2*([.I71]*[.J71])/([.I71]+[.J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CEANO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formula="of:=[.D72]/[.C72]" office:value-type="float" office:value="0" calcext:value-type="float">
            <text:p>0</text:p>
          </table:table-cell>
          <table:table-cell table:style-name="ce17" table:formula="of:=[.D72]-[.G7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2]/([.F72]+[.H72])" office:value-type="string" office:string-value="" calcext:value-type="error">
            <text:p>#DIV/0!</text:p>
          </table:table-cell>
          <table:table-cell table:style-name="ce17" table:formula="of:=[.F72]/([.F72]+[.G72])" office:value-type="string" office:string-value="" calcext:value-type="error">
            <text:p>#DIV/0!</text:p>
          </table:table-cell>
          <table:table-cell table:style-name="ce17" table:formula="of:=2*([.I72]*[.J72])/([.I72]+[.J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TTM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0" calcext:value-type="float">
            <text:p>0</text:p>
          </table:table-cell>
          <table:table-cell table:formula="of:=[.D73]/[.C73]" office:value-type="float" office:value="0" calcext:value-type="float">
            <text:p>0</text:p>
          </table:table-cell>
          <table:table-cell table:style-name="ce17" table:formula="of:=[.D73]-[.G7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3]/([.F73]+[.H73])" office:value-type="string" office:string-value="" calcext:value-type="error">
            <text:p>#DIV/0!</text:p>
          </table:table-cell>
          <table:table-cell table:style-name="ce17" table:formula="of:=[.F73]/([.F73]+[.G73])" office:value-type="string" office:string-value="" calcext:value-type="error">
            <text:p>#DIV/0!</text:p>
          </table:table-cell>
          <table:table-cell table:style-name="ce17" table:formula="of:=2*([.I73]*[.J73])/([.I73]+[.J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M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0" calcext:value-type="float">
            <text:p>0</text:p>
          </table:table-cell>
          <table:table-cell table:formula="of:=[.D74]/[.C74]" office:value-type="float" office:value="0" calcext:value-type="float">
            <text:p>0</text:p>
          </table:table-cell>
          <table:table-cell table:style-name="ce17" table:formula="of:=[.D74]-[.G7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[.F74]/([.F74]+[.H74])" office:value-type="float" office:value="0" calcext:value-type="float">
            <text:p>0</text:p>
          </table:table-cell>
          <table:table-cell table:style-name="ce17" table:formula="of:=[.F74]/([.F74]+[.G74])" office:value-type="string" office:string-value="" calcext:value-type="error">
            <text:p>#DIV/0!</text:p>
          </table:table-cell>
          <table:table-cell table:style-name="ce17" table:formula="of:=2*([.I74]*[.J74])/([.I74]+[.J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SDB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75]/[.C75]" office:value-type="float" office:value="0" calcext:value-type="float">
            <text:p>0</text:p>
          </table:table-cell>
          <table:table-cell table:style-name="ce17" table:formula="of:=[.D75]-[.G7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75]/([.F75]+[.H75])" office:value-type="float" office:value="0" calcext:value-type="float">
            <text:p>0</text:p>
          </table:table-cell>
          <table:table-cell table:style-name="ce17" table:formula="of:=[.F75]/([.F75]+[.G75])" office:value-type="string" office:string-value="" calcext:value-type="error">
            <text:p>#DIV/0!</text:p>
          </table:table-cell>
          <table:table-cell table:style-name="ce17" table:formula="of:=2*([.I75]*[.J75])/([.I75]+[.J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76]/[.C76]" office:value-type="float" office:value="0" calcext:value-type="float">
            <text:p>0</text:p>
          </table:table-cell>
          <table:table-cell table:style-name="ce17" table:formula="of:=[.D76]-[.G7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76]/([.F76]+[.H76])" office:value-type="float" office:value="0" calcext:value-type="float">
            <text:p>0</text:p>
          </table:table-cell>
          <table:table-cell table:style-name="ce17" table:formula="of:=[.F76]/([.F76]+[.G76])" office:value-type="string" office:string-value="" calcext:value-type="error">
            <text:p>#DIV/0!</text:p>
          </table:table-cell>
          <table:table-cell table:style-name="ce17" table:formula="of:=2*([.I76]*[.J76])/([.I76]+[.J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KRE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77]/[.C77]" office:value-type="float" office:value="0" calcext:value-type="float">
            <text:p>0</text:p>
          </table:table-cell>
          <table:table-cell table:style-name="ce17" table:formula="of:=[.D77]-[.G7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7]/([.F77]+[.H77])" office:value-type="string" office:string-value="" calcext:value-type="error">
            <text:p>#DIV/0!</text:p>
          </table:table-cell>
          <table:table-cell table:style-name="ce17" table:formula="of:=[.F77]/([.F77]+[.G77])" office:value-type="string" office:string-value="" calcext:value-type="error">
            <text:p>#DIV/0!</text:p>
          </table:table-cell>
          <table:table-cell table:style-name="ce17" table:formula="of:=2*([.I77]*[.J77])/([.I77]+[.J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78]/[.C78]" office:value-type="float" office:value="0" calcext:value-type="float">
            <text:p>0</text:p>
          </table:table-cell>
          <table:table-cell table:style-name="ce17" table:formula="of:=[.D78]-[.G7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78]/([.F78]+[.H78])" office:value-type="float" office:value="0" calcext:value-type="float">
            <text:p>0</text:p>
          </table:table-cell>
          <table:table-cell table:style-name="ce17" table:formula="of:=[.F78]/([.F78]+[.G78])" office:value-type="string" office:string-value="" calcext:value-type="error">
            <text:p>#DIV/0!</text:p>
          </table:table-cell>
          <table:table-cell table:style-name="ce17" table:formula="of:=2*([.I78]*[.J78])/([.I78]+[.J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T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[.D79]/[.C79]" office:value-type="float" office:value="0" calcext:value-type="float">
            <text:p>0</text:p>
          </table:table-cell>
          <table:table-cell table:style-name="ce17" table:formula="of:=[.D79]-[.G7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9]/([.F79]+[.H79])" office:value-type="float" office:value="0" calcext:value-type="float">
            <text:p>0</text:p>
          </table:table-cell>
          <table:table-cell table:style-name="ce17" table:formula="of:=[.F79]/([.F79]+[.G79])" office:value-type="string" office:string-value="" calcext:value-type="error">
            <text:p>#DIV/0!</text:p>
          </table:table-cell>
          <table:table-cell table:style-name="ce17" table:formula="of:=2*([.I79]*[.J79])/([.I79]+[.J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80]/[.C80]" office:value-type="float" office:value="0" calcext:value-type="float">
            <text:p>0</text:p>
          </table:table-cell>
          <table:table-cell table:style-name="ce17" table:formula="of:=[.D80]-[.G8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0]/([.F80]+[.H80])" office:value-type="float" office:value="0" calcext:value-type="float">
            <text:p>0</text:p>
          </table:table-cell>
          <table:table-cell table:style-name="ce17" table:formula="of:=[.F80]/([.F80]+[.G80])" office:value-type="string" office:string-value="" calcext:value-type="error">
            <text:p>#DIV/0!</text:p>
          </table:table-cell>
          <table:table-cell table:style-name="ce17" table:formula="of:=2*([.I80]*[.J80])/([.I80]+[.J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SRD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" calcext:value-type="float">
            <text:p>1</text:p>
          </table:table-cell>
          <table:table-cell table:formula="of:=[.D81]/[.C81]" office:value-type="float" office:value="0.00290697674418605" calcext:value-type="float">
            <text:p>0.0029069767</text:p>
          </table:table-cell>
          <table:table-cell table:style-name="ce17" table:formula="of:=[.D81]-[.G81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1]/([.F81]+[.H81])" office:value-type="string" office:string-value="" calcext:value-type="error">
            <text:p>#DIV/0!</text:p>
          </table:table-cell>
          <table:table-cell table:style-name="ce17" table:formula="of:=[.F81]/([.F81]+[.G81])" office:value-type="float" office:value="0" calcext:value-type="float">
            <text:p>0</text:p>
          </table:table-cell>
          <table:table-cell table:style-name="ce17" table:formula="of:=2*([.I81]*[.J81])/([.I81]+[.J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NIRUPA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0" calcext:value-type="float">
            <text:p>0</text:p>
          </table:table-cell>
          <table:table-cell table:formula="of:=[.D82]/[.C82]" office:value-type="float" office:value="0" calcext:value-type="float">
            <text:p>0</text:p>
          </table:table-cell>
          <table:table-cell table:style-name="ce17" table:formula="of:=[.D82]-[.G8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2]/([.F82]+[.H82])" office:value-type="string" office:string-value="" calcext:value-type="error">
            <text:p>#DIV/0!</text:p>
          </table:table-cell>
          <table:table-cell table:style-name="ce17" table:formula="of:=[.F82]/([.F82]+[.G82])" office:value-type="string" office:string-value="" calcext:value-type="error">
            <text:p>#DIV/0!</text:p>
          </table:table-cell>
          <table:table-cell table:style-name="ce17" table:formula="of:=2*([.I82]*[.J82])/([.I82]+[.J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KMR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[.D83]/[.C83]" office:value-type="float" office:value="0" calcext:value-type="float">
            <text:p>0</text:p>
          </table:table-cell>
          <table:table-cell table:style-name="ce17" table:formula="of:=[.D83]-[.G8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3]/([.F83]+[.H83])" office:value-type="string" office:string-value="" calcext:value-type="error">
            <text:p>#DIV/0!</text:p>
          </table:table-cell>
          <table:table-cell table:style-name="ce17" table:formula="of:=[.F83]/([.F83]+[.G83])" office:value-type="string" office:string-value="" calcext:value-type="error">
            <text:p>#DIV/0!</text:p>
          </table:table-cell>
          <table:table-cell table:style-name="ce17" table:formula="of:=2*([.I83]*[.J83])/([.I83]+[.J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KKVM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[.D84]/[.C84]" office:value-type="float" office:value="0" calcext:value-type="float">
            <text:p>0</text:p>
          </table:table-cell>
          <table:table-cell table:style-name="ce17" table:formula="of:=[.D84]-[.G8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84]/([.F84]+[.H84])" office:value-type="float" office:value="0" calcext:value-type="float">
            <text:p>0</text:p>
          </table:table-cell>
          <table:table-cell table:style-name="ce17" table:formula="of:=[.F84]/([.F84]+[.G84])" office:value-type="string" office:string-value="" calcext:value-type="error">
            <text:p>#DIV/0!</text:p>
          </table:table-cell>
          <table:table-cell table:style-name="ce17" table:formula="of:=2*([.I84]*[.J84])/([.I84]+[.J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SPRO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formula="of:=[.D85]/[.C85]" office:value-type="float" office:value="0" calcext:value-type="float">
            <text:p>0</text:p>
          </table:table-cell>
          <table:table-cell table:style-name="ce17" table:formula="of:=[.D85]-[.G8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5]/([.F85]+[.H85])" office:value-type="string" office:string-value="" calcext:value-type="error">
            <text:p>#DIV/0!</text:p>
          </table:table-cell>
          <table:table-cell table:style-name="ce17" table:formula="of:=[.F85]/([.F85]+[.G85])" office:value-type="string" office:string-value="" calcext:value-type="error">
            <text:p>#DIV/0!</text:p>
          </table:table-cell>
          <table:table-cell table:style-name="ce17" table:formula="of:=2*([.I85]*[.J85])/([.I85]+[.J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KIIDBV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[.D86]/[.C86]" office:value-type="float" office:value="0" calcext:value-type="float">
            <text:p>0</text:p>
          </table:table-cell>
          <table:table-cell table:style-name="ce17" table:formula="of:=[.D86]-[.G8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6]/([.F86]+[.H86])" office:value-type="string" office:string-value="" calcext:value-type="error">
            <text:p>#DIV/0!</text:p>
          </table:table-cell>
          <table:table-cell table:style-name="ce17" table:formula="of:=[.F86]/([.F86]+[.G86])" office:value-type="string" office:string-value="" calcext:value-type="error">
            <text:p>#DIV/0!</text:p>
          </table:table-cell>
          <table:table-cell table:style-name="ce17" table:formula="of:=2*([.I86]*[.J86])/([.I86]+[.J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KIK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formula="of:=[.D87]/[.C87]" office:value-type="float" office:value="0" calcext:value-type="float">
            <text:p>0</text:p>
          </table:table-cell>
          <table:table-cell table:style-name="ce17" table:formula="of:=[.D87]-[.G8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7]/([.F87]+[.H87])" office:value-type="string" office:string-value="" calcext:value-type="error">
            <text:p>#DIV/0!</text:p>
          </table:table-cell>
          <table:table-cell table:style-name="ce17" table:formula="of:=[.F87]/([.F87]+[.G87])" office:value-type="string" office:string-value="" calcext:value-type="error">
            <text:p>#DIV/0!</text:p>
          </table:table-cell>
          <table:table-cell table:style-name="ce17" table:formula="of:=2*([.I87]*[.J87])/([.I87]+[.J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TMD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" calcext:value-type="float">
            <text:p>2</text:p>
          </table:table-cell>
          <table:table-cell table:formula="of:=[.D88]/[.C88]" office:value-type="float" office:value="0.0101522842639594" calcext:value-type="float">
            <text:p>0.0101522843</text:p>
          </table:table-cell>
          <table:table-cell table:style-name="ce17" table:formula="of:=[.D88]-[.G88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F88]/([.F88]+[.H88])" office:value-type="float" office:value="0" calcext:value-type="float">
            <text:p>0</text:p>
          </table:table-cell>
          <table:table-cell table:style-name="ce17" table:formula="of:=[.F88]/([.F88]+[.G88])" office:value-type="float" office:value="0" calcext:value-type="float">
            <text:p>0</text:p>
          </table:table-cell>
          <table:table-cell table:style-name="ce17" table:formula="of:=2*([.I88]*[.J88])/([.I88]+[.J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ESIN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89]/[.C89]" office:value-type="float" office:value="0" calcext:value-type="float">
            <text:p>0</text:p>
          </table:table-cell>
          <table:table-cell table:style-name="ce17" table:formula="of:=[.D89]-[.G8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9]/([.F89]+[.H89])" office:value-type="string" office:string-value="" calcext:value-type="error">
            <text:p>#DIV/0!</text:p>
          </table:table-cell>
          <table:table-cell table:style-name="ce17" table:formula="of:=[.F89]/([.F89]+[.G89])" office:value-type="string" office:string-value="" calcext:value-type="error">
            <text:p>#DIV/0!</text:p>
          </table:table-cell>
          <table:table-cell table:style-name="ce17" table:formula="of:=2*([.I89]*[.J89])/([.I89]+[.J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P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formula="of:=[.D90]/[.C90]" office:value-type="float" office:value="0" calcext:value-type="float">
            <text:p>0</text:p>
          </table:table-cell>
          <table:table-cell table:style-name="ce17" table:formula="of:=[.D90]-[.G9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0]/([.F90]+[.H90])" office:value-type="string" office:string-value="" calcext:value-type="error">
            <text:p>#DIV/0!</text:p>
          </table:table-cell>
          <table:table-cell table:style-name="ce17" table:formula="of:=[.F90]/([.F90]+[.G90])" office:value-type="string" office:string-value="" calcext:value-type="error">
            <text:p>#DIV/0!</text:p>
          </table:table-cell>
          <table:table-cell table:style-name="ce17" table:formula="of:=2*([.I90]*[.J90])/([.I90]+[.J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K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formula="of:=[.D91]/[.C91]" office:value-type="float" office:value="0" calcext:value-type="float">
            <text:p>0</text:p>
          </table:table-cell>
          <table:table-cell table:style-name="ce17" table:formula="of:=[.D91]-[.G9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1]/([.F91]+[.H91])" office:value-type="string" office:string-value="" calcext:value-type="error">
            <text:p>#DIV/0!</text:p>
          </table:table-cell>
          <table:table-cell table:style-name="ce17" table:formula="of:=[.F91]/([.F91]+[.G91])" office:value-type="string" office:string-value="" calcext:value-type="error">
            <text:p>#DIV/0!</text:p>
          </table:table-cell>
          <table:table-cell table:style-name="ce17" table:formula="of:=2*([.I91]*[.J91])/([.I91]+[.J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T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[.D92]/[.C92]" office:value-type="float" office:value="0" calcext:value-type="float">
            <text:p>0</text:p>
          </table:table-cell>
          <table:table-cell table:style-name="ce17" table:formula="of:=[.D92]-[.G9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92]/([.F92]+[.H92])" office:value-type="float" office:value="0" calcext:value-type="float">
            <text:p>0</text:p>
          </table:table-cell>
          <table:table-cell table:style-name="ce17" table:formula="of:=[.F92]/([.F92]+[.G92])" office:value-type="string" office:string-value="" calcext:value-type="error">
            <text:p>#DIV/0!</text:p>
          </table:table-cell>
          <table:table-cell table:style-name="ce17" table:formula="of:=2*([.I92]*[.J92])/([.I92]+[.J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BT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formula="of:=[.D93]/[.C93]" office:value-type="float" office:value="0" calcext:value-type="float">
            <text:p>0</text:p>
          </table:table-cell>
          <table:table-cell table:style-name="ce17" table:formula="of:=[.D93]-[.G9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F93]/([.F93]+[.H93])" office:value-type="float" office:value="0" calcext:value-type="float">
            <text:p>0</text:p>
          </table:table-cell>
          <table:table-cell table:style-name="ce17" table:formula="of:=[.F93]/([.F93]+[.G93])" office:value-type="string" office:string-value="" calcext:value-type="error">
            <text:p>#DIV/0!</text:p>
          </table:table-cell>
          <table:table-cell table:style-name="ce17" table:formula="of:=2*([.I93]*[.J93])/([.I93]+[.J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formula="of:=[.D94]/[.C94]" office:value-type="float" office:value="0.0153846153846154" calcext:value-type="float">
            <text:p>0.0153846154</text:p>
          </table:table-cell>
          <table:table-cell table:style-name="ce17" table:formula="of:=[.D94]-[.G9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4]/([.F94]+[.H94])" office:value-type="string" office:string-value="" calcext:value-type="error">
            <text:p>#DIV/0!</text:p>
          </table:table-cell>
          <table:table-cell table:style-name="ce17" table:formula="of:=[.F94]/([.F94]+[.G94])" office:value-type="float" office:value="0" calcext:value-type="float">
            <text:p>0</text:p>
          </table:table-cell>
          <table:table-cell table:style-name="ce17" table:formula="of:=2*([.I94]*[.J94])/([.I94]+[.J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L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formula="of:=[.D95]/[.C95]" office:value-type="float" office:value="0" calcext:value-type="float">
            <text:p>0</text:p>
          </table:table-cell>
          <table:table-cell table:style-name="ce17" table:formula="of:=[.D95]-[.G9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5]/([.F95]+[.H95])" office:value-type="string" office:string-value="" calcext:value-type="error">
            <text:p>#DIV/0!</text:p>
          </table:table-cell>
          <table:table-cell table:style-name="ce17" table:formula="of:=[.F95]/([.F95]+[.G95])" office:value-type="string" office:string-value="" calcext:value-type="error">
            <text:p>#DIV/0!</text:p>
          </table:table-cell>
          <table:table-cell table:style-name="ce17" table:formula="of:=2*([.I95]*[.J95])/([.I95]+[.J9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CEAN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</text:p>
          </table:table-cell>
          <table:table-cell table:formula="of:=[.D96]/[.C96]" office:value-type="float" office:value="0" calcext:value-type="float">
            <text:p>0</text:p>
          </table:table-cell>
          <table:table-cell table:style-name="ce17" table:formula="of:=[.D96]-[.G9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6]/([.F96]+[.H96])" office:value-type="string" office:string-value="" calcext:value-type="error">
            <text:p>#DIV/0!</text:p>
          </table:table-cell>
          <table:table-cell table:style-name="ce17" table:formula="of:=[.F96]/([.F96]+[.G96])" office:value-type="string" office:string-value="" calcext:value-type="error">
            <text:p>#DIV/0!</text:p>
          </table:table-cell>
          <table:table-cell table:style-name="ce17" table:formula="of:=2*([.I96]*[.J96])/([.I96]+[.J9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IL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formula="of:=[.D97]/[.C97]" office:value-type="float" office:value="0" calcext:value-type="float">
            <text:p>0</text:p>
          </table:table-cell>
          <table:table-cell table:style-name="ce17" table:formula="of:=[.D97]-[.G9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7]/([.F97]+[.H97])" office:value-type="string" office:string-value="" calcext:value-type="error">
            <text:p>#DIV/0!</text:p>
          </table:table-cell>
          <table:table-cell table:style-name="ce17" table:formula="of:=[.F97]/([.F97]+[.G97])" office:value-type="string" office:string-value="" calcext:value-type="error">
            <text:p>#DIV/0!</text:p>
          </table:table-cell>
          <table:table-cell table:style-name="ce17" table:formula="of:=2*([.I97]*[.J97])/([.I97]+[.J9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PSDA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98]/[.C98]" office:value-type="float" office:value="0" calcext:value-type="float">
            <text:p>0</text:p>
          </table:table-cell>
          <table:table-cell table:style-name="ce17" table:formula="of:=[.D98]-[.G9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8]/([.F98]+[.H98])" office:value-type="string" office:string-value="" calcext:value-type="error">
            <text:p>#DIV/0!</text:p>
          </table:table-cell>
          <table:table-cell table:style-name="ce17" table:formula="of:=[.F98]/([.F98]+[.G98])" office:value-type="string" office:string-value="" calcext:value-type="error">
            <text:p>#DIV/0!</text:p>
          </table:table-cell>
          <table:table-cell table:style-name="ce17" table:formula="of:=2*([.I98]*[.J98])/([.I98]+[.J9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4:.C98])" office:value-type="float" office:value="11373" calcext:value-type="float">
            <text:p>11373</text:p>
          </table:table-cell>
          <table:table-cell table:formula="of:=SUM([.D4:.D98])" office:value-type="float" office:value="1037" calcext:value-type="float">
            <text:p>1037</text:p>
          </table:table-cell>
          <table:table-cell table:style-name="ce18" table:formula="of:=[.D101]/[.C101]" office:value-type="float" office:value="0.0911808669656203" calcext:value-type="float">
            <text:p>0.091180867</text:p>
          </table:table-cell>
          <table:table-cell table:formula="of:=SUM([.F4:.F98])" office:value-type="float" office:value="965" calcext:value-type="float">
            <text:p>965</text:p>
          </table:table-cell>
          <table:table-cell table:formula="of:=SUM([.G4:.G98])" office:value-type="float" office:value="72" calcext:value-type="float">
            <text:p>72</text:p>
          </table:table-cell>
          <table:table-cell table:formula="of:=SUM([.H4:.H98])" office:value-type="float" office:value="173" calcext:value-type="float">
            <text:p>173</text:p>
          </table:table-cell>
          <table:table-cell table:formula="of:=[.F101]/([.F101]+[.H101])" office:value-type="float" office:value="0.847978910369069" calcext:value-type="float">
            <text:p>0.8479789104</text:p>
          </table:table-cell>
          <table:table-cell table:formula="of:=[.F101]/([.F101]+[.G101])" office:value-type="float" office:value="0.930568948891032" calcext:value-type="float">
            <text:p>0.9305689489</text:p>
          </table:table-cell>
          <table:table-cell table:formula="of:=2*([.I101]*[.J101])/([.I101]+[.J101])" office:value-type="float" office:value="0.887356321839081" calcext:value-type="float">
            <text:p>0.8873563218</text:p>
          </table:table-cell>
          <table:table-cell table:number-columns-repeated="2"/>
        </table:table-row>
      </table:table>
      <table:table table:name="Sheet2" table:style-name="ta2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2">
        <table:table-column table:style-name="co7" table:default-cell-style-name="Default"/>
        <table:table-row table:style-name="ro1">
          <table:table-cell/>
        </table:table-row>
      </table:table>
      <table:table table:name="FP Max" table:style-name="ta1"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7"/>
        <table:table-column table:style-name="co7" table:number-columns-repeated="8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entitas</text:p>
          </table:table-cell>
          <table:table-cell office:value-type="string" calcext:value-type="string">
            <text:p>Jumlah Link dengan Filter</text:p>
          </table:table-cell>
          <table:table-cell office:value-type="string" calcext:value-type="string">
            <text:p>Jumlah Data yang berhasil diambil</text:p>
          </table:table-cell>
          <table:table-cell table:style-name="Default" office:value-type="string" calcext:value-type="string">
            <text:p>Rate Data Dengan Filte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MD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" calcext:value-type="float">
            <text:p>2</text:p>
          </table:table-cell>
          <table:table-cell table:formula="of:=[.D4]/[.C4]" office:value-type="float" office:value="0.0101522842639594" calcext:value-type="float">
            <text:p>0.0101522843</text:p>
          </table:table-cell>
          <table:table-cell table:style-name="ce17" table:formula="of:=[.D4]-[.G4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F4]/([.F4]+[.H4])" office:value-type="float" office:value="0" calcext:value-type="float">
            <text:p>0</text:p>
          </table:table-cell>
          <table:table-cell table:style-name="ce17" table:formula="of:=[.F4]/([.F4]+[.G4])" office:value-type="float" office:value="0" calcext:value-type="float">
            <text:p>0</text:p>
          </table:table-cell>
          <table:table-cell table:style-name="ce17" table:formula="of:=2*([.I4]*[.J4])/([.I4]+[.J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M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0" calcext:value-type="float">
            <text:p>0</text:p>
          </table:table-cell>
          <table:table-cell table:formula="of:=[.D5]/[.C5]" office:value-type="float" office:value="0" calcext:value-type="float">
            <text:p>0</text:p>
          </table:table-cell>
          <table:table-cell table:style-name="ce17" table:formula="of:=[.D5]-[.G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[.F5]/([.F5]+[.H5])" office:value-type="float" office:value="0" calcext:value-type="float">
            <text:p>0</text:p>
          </table:table-cell>
          <table:table-cell table:style-name="ce17" table:formula="of:=[.F5]/([.F5]+[.G5])" office:value-type="string" office:string-value="" calcext:value-type="error">
            <text:p>#DIV/0!</text:p>
          </table:table-cell>
          <table:table-cell table:style-name="ce17" table:formula="of:=2*([.I5]*[.J5])/([.I5]+[.J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I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table:style-name="Default" table:formula="of:=[.D6]/[.C6]" office:value-type="float" office:value="0.51985559566787" calcext:value-type="float">
            <text:p>0.5198555957</text:p>
          </table:table-cell>
          <table:table-cell table:formula="of:=[.D6]-[.G6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F6]/([.F6]+[.H6])" office:value-type="float" office:value="0.912751677852349" calcext:value-type="float">
            <text:p>0.9127516779</text:p>
          </table:table-cell>
          <table:table-cell table:formula="of:=[.F6]/([.F6]+[.G6])" office:value-type="float" office:value="0.944444444444444" calcext:value-type="float">
            <text:p>0.9444444444</text:p>
          </table:table-cell>
          <table:table-cell table:formula="of:=2*([.I6]*[.J6])/([.I6]+[.J6])" office:value-type="float" office:value="0.928327645051195" calcext:value-type="float">
            <text:p>0.92832764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" calcext:value-type="float">
            <text:p>1</text:p>
          </table:table-cell>
          <table:table-cell table:formula="of:=[.D7]/[.C7]" office:value-type="float" office:value="0.00699300699300699" calcext:value-type="float">
            <text:p>0.006993007</text:p>
          </table:table-cell>
          <table:table-cell table:style-name="ce17" table:formula="of:=[.D7]-[.G7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F7]/([.F7]+[.H7])" office:value-type="float" office:value="0" calcext:value-type="float">
            <text:p>0</text:p>
          </table:table-cell>
          <table:table-cell table:style-name="ce17" table:formula="of:=[.F7]/([.F7]+[.G7])" office:value-type="float" office:value="0" calcext:value-type="float">
            <text:p>0</text:p>
          </table:table-cell>
          <table:table-cell table:style-name="ce17" table:formula="of:=2*([.I7]*[.J7])/([.I7]+[.J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T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formula="of:=[.D8]/[.C8]" office:value-type="float" office:value="0" calcext:value-type="float">
            <text:p>0</text:p>
          </table:table-cell>
          <table:table-cell table:style-name="ce17" table:formula="of:=[.D8]-[.G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F8]/([.F8]+[.H8])" office:value-type="float" office:value="0" calcext:value-type="float">
            <text:p>0</text:p>
          </table:table-cell>
          <table:table-cell table:style-name="ce17" table:formula="of:=[.F8]/([.F8]+[.G8])" office:value-type="string" office:string-value="" calcext:value-type="error">
            <text:p>#DIV/0!</text:p>
          </table:table-cell>
          <table:table-cell table:style-name="ce17" table:formula="of:=2*([.I8]*[.J8])/([.I8]+[.J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i luar batasan, Berupa Gam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PPK</text:p>
          </table:table-cell>
          <table:table-cell office:value-type="float" office:value="1153" calcext:value-type="float">
            <text:p>1153</text:p>
          </table:table-cell>
          <table:table-cell office:value-type="float" office:value="103" calcext:value-type="float">
            <text:p>103</text:p>
          </table:table-cell>
          <table:table-cell table:style-name="ce18" table:formula="of:=[.D9]/[.C9]" office:value-type="float" office:value="0.0893321769297485" calcext:value-type="float">
            <text:p>0.0893321769</text:p>
          </table:table-cell>
          <table:table-cell table:formula="of:=[.D9]-[.G9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9]/([.F9]+[.H9])" office:value-type="float" office:value="0.94" calcext:value-type="float">
            <text:p>0.94</text:p>
          </table:table-cell>
          <table:table-cell table:formula="of:=[.F9]/([.F9]+[.G9])" office:value-type="float" office:value="0.912621359223301" calcext:value-type="float">
            <text:p>0.9126213592</text:p>
          </table:table-cell>
          <table:table-cell table:formula="of:=2*([.I9]*[.J9])/([.I9]+[.J9])" office:value-type="float" office:value="0.926108374384236" calcext:value-type="float">
            <text:p>0.92610837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SKK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formula="of:=[.D10]/[.C10]" office:value-type="float" office:value="0.144927536231884" calcext:value-type="float">
            <text:p>0.1449275362</text:p>
          </table:table-cell>
          <table:table-cell table:formula="of:=[.D10]-[.G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10]/([.F10]+[.H10])" office:value-type="float" office:value="0.666666666666667" calcext:value-type="float">
            <text:p>0.6666666667</text:p>
          </table:table-cell>
          <table:table-cell table:formula="of:=[.F10]/([.F10]+[.G10])" office:value-type="float" office:value="1" calcext:value-type="float">
            <text:p>1</text:p>
          </table:table-cell>
          <table:table-cell table:formula="of:=2*([.I10]*[.J10])/([.I10]+[.J10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SL</text:p>
          </table:table-cell>
          <table:table-cell table:formula="of:=1422-29" office:value-type="float" office:value="1393" calcext:value-type="float">
            <text:p>1393</text:p>
          </table:table-cell>
          <table:table-cell office:value-type="float" office:value="73" calcext:value-type="float">
            <text:p>73</text:p>
          </table:table-cell>
          <table:table-cell table:style-name="Default" table:formula="of:=[.D11]/[.C11]" office:value-type="float" office:value="0.0524048815506102" calcext:value-type="float">
            <text:p>0.0524048816</text:p>
          </table:table-cell>
          <table:table-cell table:formula="of:=[.D11]-[.G11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1]/([.F11]+[.H11])" office:value-type="float" office:value="0.957746478873239" calcext:value-type="float">
            <text:p>0.9577464789</text:p>
          </table:table-cell>
          <table:table-cell table:formula="of:=[.F11]/([.F11]+[.G11])" office:value-type="float" office:value="0.931506849315068" calcext:value-type="float">
            <text:p>0.9315068493</text:p>
          </table:table-cell>
          <table:table-cell table:formula="of:=2*([.I11]*[.J11])/([.I11]+[.J11])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TB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table:style-name="ce18" table:formula="of:=[.D12]/[.C12]" office:value-type="float" office:value="0.0560292326431182" calcext:value-type="float">
            <text:p>0.0560292326</text:p>
          </table:table-cell>
          <table:table-cell table:formula="of:=[.D12]-[.G12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F12]/([.F12]+[.H12])" office:value-type="float" office:value="0.930232558139535" calcext:value-type="float">
            <text:p>0.9302325581</text:p>
          </table:table-cell>
          <table:table-cell table:formula="of:=[.F12]/([.F12]+[.G12])" office:value-type="float" office:value="0.869565217391304" calcext:value-type="float">
            <text:p>0.8695652174</text:p>
          </table:table-cell>
          <table:table-cell table:formula="of:=2*([.I12]*[.J12])/([.I12]+[.J12])" office:value-type="float" office:value="0.898876404494382" calcext:value-type="float">
            <text:p>0.89887640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KV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8" table:formula="of:=[.D13]/[.C13]" office:value-type="float" office:value="0.0555555555555556" calcext:value-type="float">
            <text:p>0.0555555556</text:p>
          </table:table-cell>
          <table:table-cell table:formula="of:=[.D13]-[.G1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3]/([.F13]+[.H13])" office:value-type="float" office:value="0.625" calcext:value-type="float">
            <text:p>0.625</text:p>
          </table:table-cell>
          <table:table-cell table:formula="of:=[.F13]/([.F13]+[.G13])" office:value-type="float" office:value="1" calcext:value-type="float">
            <text:p>1</text:p>
          </table:table-cell>
          <table:table-cell table:formula="of:=2*([.I13]*[.J13])/([.I13]+[.J13])" office:value-type="float" office:value="0.769230769230769" calcext:value-type="float">
            <text:p>0.7692307692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14]/[.C14]" office:value-type="float" office:value="0.0526315789473684" calcext:value-type="float">
            <text:p>0.0526315789</text:p>
          </table:table-cell>
          <table:table-cell table:formula="of:=[.D14]-[.G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4]/([.F14]+[.H14])" office:value-type="float" office:value="0.25" calcext:value-type="float">
            <text:p>0.25</text:p>
          </table:table-cell>
          <table:table-cell table:formula="of:=[.F14]/([.F14]+[.G14])" office:value-type="float" office:value="1" calcext:value-type="float">
            <text:p>1</text:p>
          </table:table-cell>
          <table:table-cell table:formula="of:=2*([.I14]*[.J14])/([.I14]+[.J14])" office:value-type="float" office:value="0.4" calcext:value-type="float">
            <text:p>0.4</text:p>
          </table:table-cell>
          <table:table-cell/>
          <table:table-cell office:value-type="string" calcext:value-type="string">
            <text:p>Publikasi dituliskan dalam d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DB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15]/[.C15]" office:value-type="float" office:value="0" calcext:value-type="float">
            <text:p>0</text:p>
          </table:table-cell>
          <table:table-cell table:style-name="ce17" table:formula="of:=[.D15]-[.G1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15]/([.F15]+[.H15])" office:value-type="float" office:value="0" calcext:value-type="float">
            <text:p>0</text:p>
          </table:table-cell>
          <table:table-cell table:style-name="ce17" table:formula="of:=[.F15]/([.F15]+[.G15])" office:value-type="string" office:string-value="" calcext:value-type="error">
            <text:p>#DIV/0!</text:p>
          </table:table-cell>
          <table:table-cell table:style-name="ce17" table:formula="of:=2*([.I15]*[.J15])/([.I15]+[.J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16]/[.C16]" office:value-type="float" office:value="0" calcext:value-type="float">
            <text:p>0</text:p>
          </table:table-cell>
          <table:table-cell table:style-name="ce17" table:formula="of:=[.D16]-[.G1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16]/([.F16]+[.H16])" office:value-type="float" office:value="0" calcext:value-type="float">
            <text:p>0</text:p>
          </table:table-cell>
          <table:table-cell table:style-name="ce17" table:formula="of:=[.F16]/([.F16]+[.G16])" office:value-type="string" office:string-value="" calcext:value-type="error">
            <text:p>#DIV/0!</text:p>
          </table:table-cell>
          <table:table-cell table:style-name="ce17" table:formula="of:=2*([.I16]*[.J16])/([.I16]+[.J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17]/[.C17]" office:value-type="float" office:value="0" calcext:value-type="float">
            <text:p>0</text:p>
          </table:table-cell>
          <table:table-cell table:style-name="ce17" table:formula="of:=[.D17]-[.G1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17]/([.F17]+[.H17])" office:value-type="float" office:value="0" calcext:value-type="float">
            <text:p>0</text:p>
          </table:table-cell>
          <table:table-cell table:style-name="ce17" table:formula="of:=[.F17]/([.F17]+[.G17])" office:value-type="string" office:string-value="" calcext:value-type="error">
            <text:p>#DIV/0!</text:p>
          </table:table-cell>
          <table:table-cell table:style-name="ce17" table:formula="of:=2*([.I17]*[.J17])/([.I17]+[.J1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18]/[.C18]" office:value-type="float" office:value="0" calcext:value-type="float">
            <text:p>0</text:p>
          </table:table-cell>
          <table:table-cell table:style-name="ce17" table:formula="of:=[.D18]-[.G1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18]/([.F18]+[.H18])" office:value-type="float" office:value="0" calcext:value-type="float">
            <text:p>0</text:p>
          </table:table-cell>
          <table:table-cell table:style-name="ce17" table:formula="of:=[.F18]/([.F18]+[.G18])" office:value-type="string" office:string-value="" calcext:value-type="error">
            <text:p>#DIV/0!</text:p>
          </table:table-cell>
          <table:table-cell table:style-name="ce17" table:formula="of:=2*([.I18]*[.J18])/([.I18]+[.J1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[.D19]/[.C19]" office:value-type="float" office:value="0" calcext:value-type="float">
            <text:p>0</text:p>
          </table:table-cell>
          <table:table-cell table:style-name="ce17" table:formula="of:=[.D19]-[.G1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19]/([.F19]+[.H19])" office:value-type="float" office:value="0" calcext:value-type="float">
            <text:p>0</text:p>
          </table:table-cell>
          <table:table-cell table:style-name="ce17" table:formula="of:=[.F19]/([.F19]+[.G19])" office:value-type="string" office:string-value="" calcext:value-type="error">
            <text:p>#DIV/0!</text:p>
          </table:table-cell>
          <table:table-cell table:style-name="ce17" table:formula="of:=2*([.I19]*[.J19])/([.I19]+[.J1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8" table:formula="of:=[.D20]/[.C20]" office:value-type="float" office:value="0.3125" calcext:value-type="float">
            <text:p>0.3125</text:p>
          </table:table-cell>
          <table:table-cell table:formula="of:=[.D20]-[.G2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20]/([.F20]+[.H20])" office:value-type="float" office:value="0.714285714285714" calcext:value-type="float">
            <text:p>0.7142857143</text:p>
          </table:table-cell>
          <table:table-cell table:formula="of:=[.F20]/([.F20]+[.G20])" office:value-type="float" office:value="1" calcext:value-type="float">
            <text:p>1</text:p>
          </table:table-cell>
          <table:table-cell table:formula="of:=2*([.I20]*[.J20])/([.I20]+[.J20])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KSTKAA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8" table:formula="of:=[.D21]/[.C21]" office:value-type="float" office:value="0.04" calcext:value-type="float">
            <text:p>0.04</text:p>
          </table:table-cell>
          <table:table-cell table:formula="of:=[.D21]-[.G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21]/([.F21]+[.H21])" office:value-type="float" office:value="0.333333333333333" calcext:value-type="float">
            <text:p>0.3333333333</text:p>
          </table:table-cell>
          <table:table-cell table:formula="of:=[.F21]/([.F21]+[.G21])" office:value-type="float" office:value="1" calcext:value-type="float">
            <text:p>1</text:p>
          </table:table-cell>
          <table:table-cell table:formula="of:=2*([.I21]*[.J21])/([.I21]+[.J21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KTBAR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0" calcext:value-type="float">
            <text:p>0</text:p>
          </table:table-cell>
          <table:table-cell table:formula="of:=[.D22]/[.C22]" office:value-type="float" office:value="0" calcext:value-type="float">
            <text:p>0</text:p>
          </table:table-cell>
          <table:table-cell table:style-name="ce17" table:formula="of:=[.D22]-[.G2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22]/([.F22]+[.H22])" office:value-type="float" office:value="0" calcext:value-type="float">
            <text:p>0</text:p>
          </table:table-cell>
          <table:table-cell table:style-name="ce17" table:formula="of:=[.F22]/([.F22]+[.G22])" office:value-type="string" office:string-value="" calcext:value-type="error">
            <text:p>#DIV/0!</text:p>
          </table:table-cell>
          <table:table-cell table:style-name="ce17" table:formula="of:=2*([.I22]*[.J22])/([.I22]+[.J2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[.D23]/[.C23]" office:value-type="float" office:value="0" calcext:value-type="float">
            <text:p>0</text:p>
          </table:table-cell>
          <table:table-cell table:style-name="ce17" table:formula="of:=[.D23]-[.G2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23]/([.F23]+[.H23])" office:value-type="float" office:value="0" calcext:value-type="float">
            <text:p>0</text:p>
          </table:table-cell>
          <table:table-cell table:style-name="ce17" table:formula="of:=[.F23]/([.F23]+[.G23])" office:value-type="string" office:string-value="" calcext:value-type="error">
            <text:p>#DIV/0!</text:p>
          </table:table-cell>
          <table:table-cell table:style-name="ce17" table:formula="of:=2*([.I23]*[.J23])/([.I23]+[.J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I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style-name="Default" table:formula="of:=[.D24]/[.C24]" office:value-type="float" office:value="0.153846153846154" calcext:value-type="float">
            <text:p>0.1538461538</text:p>
          </table:table-cell>
          <table:table-cell table:formula="of:=[.D24]-[.G2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4]/([.F24]+[.H24])" office:value-type="float" office:value="0.947368421052632" calcext:value-type="float">
            <text:p>0.9473684211</text:p>
          </table:table-cell>
          <table:table-cell table:formula="of:=[.F24]/([.F24]+[.G24])" office:value-type="float" office:value="1" calcext:value-type="float">
            <text:p>1</text:p>
          </table:table-cell>
          <table:table-cell table:formula="of:=2*([.I24]*[.J24])/([.I24]+[.J24])" office:value-type="float" office:value="0.972972972972973" calcext:value-type="float">
            <text:p>0.97297297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D25]/[.C25]" office:value-type="float" office:value="0" calcext:value-type="float">
            <text:p>0</text:p>
          </table:table-cell>
          <table:table-cell table:style-name="ce17" table:formula="of:=[.D25]-[.G2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25]/([.F25]+[.H25])" office:value-type="float" office:value="0" calcext:value-type="float">
            <text:p>0</text:p>
          </table:table-cell>
          <table:table-cell table:style-name="ce17" table:formula="of:=[.F25]/([.F25]+[.G25])" office:value-type="string" office:string-value="" calcext:value-type="error">
            <text:p>#DIV/0!</text:p>
          </table:table-cell>
          <table:table-cell table:style-name="ce17" table:formula="of:=2*([.I25]*[.J25])/([.I25]+[.J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KKVM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[.D26]/[.C26]" office:value-type="float" office:value="0" calcext:value-type="float">
            <text:p>0</text:p>
          </table:table-cell>
          <table:table-cell table:style-name="ce17" table:formula="of:=[.D26]-[.G2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26]/([.F26]+[.H26])" office:value-type="float" office:value="0" calcext:value-type="float">
            <text:p>0</text:p>
          </table:table-cell>
          <table:table-cell table:style-name="ce17" table:formula="of:=[.F26]/([.F26]+[.G26])" office:value-type="string" office:string-value="" calcext:value-type="error">
            <text:p>#DIV/0!</text:p>
          </table:table-cell>
          <table:table-cell table:style-name="ce17" table:formula="of:=2*([.I26]*[.J26])/([.I26]+[.J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BM</text:p>
          </table:table-cell>
          <table:table-cell office:value-type="float" office:value="799" calcext:value-type="float">
            <text:p>799</text:p>
          </table:table-cell>
          <table:table-cell office:value-type="float" office:value="150" calcext:value-type="float">
            <text:p>150</text:p>
          </table:table-cell>
          <table:table-cell table:style-name="ce18" table:formula="of:=[.D27]/[.C27]" office:value-type="float" office:value="0.187734668335419" calcext:value-type="float">
            <text:p>0.1877346683</text:p>
          </table:table-cell>
          <table:table-cell table:formula="of:=[.D27]-[.G27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27]/([.F27]+[.H27])" office:value-type="float" office:value="1" calcext:value-type="float">
            <text:p>1</text:p>
          </table:table-cell>
          <table:table-cell table:formula="of:=[.F27]/([.F27]+[.G27])" office:value-type="float" office:value="0.96" calcext:value-type="float">
            <text:p>0.96</text:p>
          </table:table-cell>
          <table:table-cell table:formula="of:=2*([.I27]*[.J27])/([.I27]+[.J27])" office:value-type="float" office:value="0.979591836734694" calcext:value-type="float">
            <text:p>0.97959183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MIPA</text:p>
          </table:table-cell>
          <table:table-cell office:value-type="float" office:value="394" calcext:value-type="float">
            <text:p>394</text:p>
          </table:table-cell>
          <table:table-cell office:value-type="float" office:value="81" calcext:value-type="float">
            <text:p>81</text:p>
          </table:table-cell>
          <table:table-cell table:style-name="Default" table:formula="of:=[.D28]/[.C28]" office:value-type="float" office:value="0.205583756345178" calcext:value-type="float">
            <text:p>0.2055837563</text:p>
          </table:table-cell>
          <table:table-cell table:formula="of:=[.D28]-[.G28]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/([.F28]+[.H28])" office:value-type="float" office:value="1" calcext:value-type="float">
            <text:p>1</text:p>
          </table:table-cell>
          <table:table-cell table:formula="of:=[.F28]/([.F28]+[.G28])" office:value-type="float" office:value="1" calcext:value-type="float">
            <text:p>1</text:p>
          </table:table-cell>
          <table:table-cell table:formula="of:=2*([.I28]*[.J28])/([.I28]+[.J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</text:p>
          </table:table-cell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style-name="ce18" table:formula="of:=[.D29]/[.C29]" office:value-type="float" office:value="0.240924092409241" calcext:value-type="float">
            <text:p>0.2409240924</text:p>
          </table:table-cell>
          <table:table-cell table:formula="of:=[.D29]-[.G29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/([.F29]+[.H29])" office:value-type="float" office:value="1" calcext:value-type="float">
            <text:p>1</text:p>
          </table:table-cell>
          <table:table-cell table:formula="of:=[.F29]/([.F29]+[.G29])" office:value-type="float" office:value="1" calcext:value-type="float">
            <text:p>1</text:p>
          </table:table-cell>
          <table:table-cell table:formula="of:=2*([.I29]*[.J29])/([.I29]+[.J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TH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table:style-name="ce18" table:formula="of:=[.D30]/[.C30]" office:value-type="float" office:value="0.166112956810631" calcext:value-type="float">
            <text:p>0.1661129568</text:p>
          </table:table-cell>
          <table:table-cell table:formula="of:=[.D30]-[.G30]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/([.F30]+[.H30])" office:value-type="float" office:value="1" calcext:value-type="float">
            <text:p>1</text:p>
          </table:table-cell>
          <table:table-cell table:formula="of:=[.F30]/([.F30]+[.G30])" office:value-type="float" office:value="1" calcext:value-type="float">
            <text:p>1</text:p>
          </table:table-cell>
          <table:table-cell table:formula="of:=2*([.I30]*[.J30])/([.I30]+[.J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style-name="ce18" table:formula="of:=[.D31]/[.C31]" office:value-type="float" office:value="0.121588089330025" calcext:value-type="float">
            <text:p>0.1215880893</text:p>
          </table:table-cell>
          <table:table-cell table:formula="of:=[.D31]-[.G31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1]/([.F31]+[.H31])" office:value-type="float" office:value="1" calcext:value-type="float">
            <text:p>1</text:p>
          </table:table-cell>
          <table:table-cell table:formula="of:=[.F31]/([.F31]+[.G31])" office:value-type="float" office:value="0.979591836734694" calcext:value-type="float">
            <text:p>0.9795918367</text:p>
          </table:table-cell>
          <table:table-cell table:formula="of:=2*([.I31]*[.J31])/([.I31]+[.J31])" office:value-type="float" office:value="0.989690721649485" calcext:value-type="float">
            <text:p>0.98969072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KRO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style-name="ce18" table:formula="of:=[.D32]/[.C32]" office:value-type="float" office:value="0.352380952380952" calcext:value-type="float">
            <text:p>0.3523809524</text:p>
          </table:table-cell>
          <table:table-cell table:formula="of:=[.D32]-[.G32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2]/([.F32]+[.H32])" office:value-type="float" office:value="1" calcext:value-type="float">
            <text:p>1</text:p>
          </table:table-cell>
          <table:table-cell table:formula="of:=[.F32]/([.F32]+[.G32])" office:value-type="float" office:value="0.918918918918919" calcext:value-type="float">
            <text:p>0.9189189189</text:p>
          </table:table-cell>
          <table:table-cell table:formula="of:=2*([.I32]*[.J32])/([.I32]+[.J32])" office:value-type="float" office:value="0.957746478873239" calcext:value-type="float">
            <text:p>0.957746478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Default" table:formula="of:=[.D33]/[.C33]" office:value-type="float" office:value="0.171428571428571" calcext:value-type="float">
            <text:p>0.1714285714</text:p>
          </table:table-cell>
          <table:table-cell table:formula="of:=[.D33]-[.G33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/([.F33]+[.H33])" office:value-type="float" office:value="1" calcext:value-type="float">
            <text:p>1</text:p>
          </table:table-cell>
          <table:table-cell table:formula="of:=[.F33]/([.F33]+[.G33])" office:value-type="float" office:value="1" calcext:value-type="float">
            <text:p>1</text:p>
          </table:table-cell>
          <table:table-cell table:formula="of:=2*([.I33]*[.J33])/([.I33]+[.J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PHSB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8" table:formula="of:=[.D34]/[.C34]" office:value-type="float" office:value="0.333333333333333" calcext:value-type="float">
            <text:p>0.3333333333</text:p>
          </table:table-cell>
          <table:table-cell table:formula="of:=[.D34]-[.G34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/([.F34]+[.H34])" office:value-type="float" office:value="1" calcext:value-type="float">
            <text:p>1</text:p>
          </table:table-cell>
          <table:table-cell table:formula="of:=[.F34]/([.F34]+[.G34])" office:value-type="float" office:value="1" calcext:value-type="float">
            <text:p>1</text:p>
          </table:table-cell>
          <table:table-cell table:formula="of:=2*([.I34]*[.J34])/([.I34]+[.J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AL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Default" table:formula="of:=[.D35]/[.C35]" office:value-type="float" office:value="0.161616161616162" calcext:value-type="float">
            <text:p>0.1616161616</text:p>
          </table:table-cell>
          <table:table-cell table:formula="of:=[.D35]-[.G3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]/([.F35]+[.H35])" office:value-type="float" office:value="1" calcext:value-type="float">
            <text:p>1</text:p>
          </table:table-cell>
          <table:table-cell table:formula="of:=[.F35]/([.F35]+[.G35])" office:value-type="float" office:value="1" calcext:value-type="float">
            <text:p>1</text:p>
          </table:table-cell>
          <table:table-cell table:formula="of:=2*([.I35]*[.J35])/([.I35]+[.J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NIN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style-name="ce18" table:formula="of:=[.D36]/[.C36]" office:value-type="float" office:value="0.135593220338983" calcext:value-type="float">
            <text:p>0.1355932203</text:p>
          </table:table-cell>
          <table:table-cell table:formula="of:=[.D36]-[.G3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6]/([.F36]+[.H36])" office:value-type="float" office:value="1" calcext:value-type="float">
            <text:p>1</text:p>
          </table:table-cell>
          <table:table-cell table:formula="of:=[.F36]/([.F36]+[.G36])" office:value-type="float" office:value="0.9375" calcext:value-type="float">
            <text:p>0.9375</text:p>
          </table:table-cell>
          <table:table-cell table:formula="of:=2*([.I36]*[.J36])/([.I36]+[.J36])" office:value-type="float" office:value="0.967741935483871" calcext:value-type="float">
            <text:p>0.967741935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18" table:formula="of:=[.D37]/[.C37]" office:value-type="float" office:value="0.194805194805195" calcext:value-type="float">
            <text:p>0.1948051948</text:p>
          </table:table-cell>
          <table:table-cell table:formula="of:=[.D37]-[.G37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/([.F37]+[.H37])" office:value-type="float" office:value="1" calcext:value-type="float">
            <text:p>1</text:p>
          </table:table-cell>
          <table:table-cell table:formula="of:=[.F37]/([.F37]+[.G37])" office:value-type="float" office:value="1" calcext:value-type="float">
            <text:p>1</text:p>
          </table:table-cell>
          <table:table-cell table:formula="of:=2*([.I37]*[.J37])/([.I37]+[.J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ORG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style-name="Default" table:formula="of:=[.D38]/[.C38]" office:value-type="float" office:value="0.111111111111111" calcext:value-type="float">
            <text:p>0.1111111111</text:p>
          </table:table-cell>
          <table:table-cell table:formula="of:=[.D38]-[.G38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/([.F38]+[.H38])" office:value-type="float" office:value="1" calcext:value-type="float">
            <text:p>1</text:p>
          </table:table-cell>
          <table:table-cell table:formula="of:=[.F38]/([.F38]+[.G38])" office:value-type="float" office:value="1" calcext:value-type="float">
            <text:p>1</text:p>
          </table:table-cell>
          <table:table-cell table:formula="of:=2*([.I38]*[.J38])/([.I38]+[.J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TAL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8" table:formula="of:=[.D39]/[.C39]" office:value-type="float" office:value="0.217391304347826" calcext:value-type="float">
            <text:p>0.2173913043</text:p>
          </table:table-cell>
          <table:table-cell table:formula="of:=[.D39]-[.G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39]/([.F39]+[.H39])" office:value-type="float" office:value="1" calcext:value-type="float">
            <text:p>1</text:p>
          </table:table-cell>
          <table:table-cell table:formula="of:=[.F39]/([.F39]+[.G39])" office:value-type="float" office:value="0.5" calcext:value-type="float">
            <text:p>0.5</text:p>
          </table:table-cell>
          <table:table-cell table:formula="of:=2*([.I39]*[.J39])/([.I39]+[.J39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ODU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8" table:formula="of:=[.D40]/[.C40]" office:value-type="float" office:value="0.0943396226415094" calcext:value-type="float">
            <text:p>0.0943396226</text:p>
          </table:table-cell>
          <table:table-cell table:formula="of:=[.D40]-[.G40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0]/([.F40]+[.H40])" office:value-type="float" office:value="1" calcext:value-type="float">
            <text:p>1</text:p>
          </table:table-cell>
          <table:table-cell table:formula="of:=[.F40]/([.F40]+[.G40])" office:value-type="float" office:value="1" calcext:value-type="float">
            <text:p>1</text:p>
          </table:table-cell>
          <table:table-cell table:formula="of:=2*([.I40]*[.J40])/([.I40]+[.J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OMED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table:formula="of:=[.D41]/[.C41]" office:value-type="float" office:value="0.148148148148148" calcext:value-type="float">
            <text:p>0.1481481481</text:p>
          </table:table-cell>
          <table:table-cell table:formula="of:=[.D41]-[.G4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41]/([.F41]+[.H41])" office:value-type="float" office:value="1" calcext:value-type="float">
            <text:p>1</text:p>
          </table:table-cell>
          <table:table-cell table:formula="of:=[.F41]/([.F41]+[.G41])" office:value-type="float" office:value="0.5" calcext:value-type="float">
            <text:p>0.5</text:p>
          </table:table-cell>
          <table:table-cell table:formula="of:=2*([.I41]*[.J41])/([.I41]+[.J41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SMOTS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formula="of:=[.D42]/[.C42]" office:value-type="float" office:value="0.0714285714285714" calcext:value-type="float">
            <text:p>0.0714285714</text:p>
          </table:table-cell>
          <table:table-cell table:formula="of:=[.D42]-[.G42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2]/([.F42]+[.H42])" office:value-type="float" office:value="1" calcext:value-type="float">
            <text:p>1</text:p>
          </table:table-cell>
          <table:table-cell table:formula="of:=[.F42]/([.F42]+[.G42])" office:value-type="float" office:value="1" calcext:value-type="float">
            <text:p>1</text:p>
          </table:table-cell>
          <table:table-cell table:formula="of:=2*([.I42]*[.J42])/([.I42]+[.J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OCHEM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formula="of:=[.D43]/[.C43]" office:value-type="float" office:value="0.0754716981132075" calcext:value-type="float">
            <text:p>0.0754716981</text:p>
          </table:table-cell>
          <table:table-cell table:formula="of:=[.D43]-[.G4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3]/([.F43]+[.H43])" office:value-type="float" office:value="1" calcext:value-type="float">
            <text:p>1</text:p>
          </table:table-cell>
          <table:table-cell table:formula="of:=[.F43]/([.F43]+[.G43])" office:value-type="float" office:value="1" calcext:value-type="float">
            <text:p>1</text:p>
          </table:table-cell>
          <table:table-cell table:formula="of:=2*([.I43]*[.J43])/([.I43]+[.J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KEI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8" table:formula="of:=[.D44]/[.C44]" office:value-type="float" office:value="0.108108108108108" calcext:value-type="float">
            <text:p>0.1081081081</text:p>
          </table:table-cell>
          <table:table-cell table:formula="of:=[.D44]-[.G44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/([.F44]+[.H44])" office:value-type="float" office:value="1" calcext:value-type="float">
            <text:p>1</text:p>
          </table:table-cell>
          <table:table-cell table:formula="of:=[.F44]/([.F44]+[.G44])" office:value-type="float" office:value="1" calcext:value-type="float">
            <text:p>1</text:p>
          </table:table-cell>
          <table:table-cell table:formula="of:=2*([.I44]*[.J44])/([.I44]+[.J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GANI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table:formula="of:=[.D45]/[.C45]" office:value-type="float" office:value="0.130434782608696" calcext:value-type="float">
            <text:p>0.1304347826</text:p>
          </table:table-cell>
          <table:table-cell table:formula="of:=[.D45]-[.G45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5]/([.F45]+[.H45])" office:value-type="float" office:value="1" calcext:value-type="float">
            <text:p>1</text:p>
          </table:table-cell>
          <table:table-cell table:formula="of:=[.F45]/([.F45]+[.G45])" office:value-type="float" office:value="1" calcext:value-type="float">
            <text:p>1</text:p>
          </table:table-cell>
          <table:table-cell table:formula="of:=2*([.I45]*[.J45])/([.I45]+[.J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RIA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18" table:formula="of:=[.D46]/[.C46]" office:value-type="float" office:value="0.0198675496688742" calcext:value-type="float">
            <text:p>0.0198675497</text:p>
          </table:table-cell>
          <table:table-cell table:formula="of:=[.D46]-[.G46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6]/([.F46]+[.H46])" office:value-type="float" office:value="1" calcext:value-type="float">
            <text:p>1</text:p>
          </table:table-cell>
          <table:table-cell table:formula="of:=[.F46]/([.F46]+[.G46])" office:value-type="float" office:value="1" calcext:value-type="float">
            <text:p>1</text:p>
          </table:table-cell>
          <table:table-cell table:formula="of:=2*([.I46]*[.J46])/([.I46]+[.J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SD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8" table:formula="of:=[.D47]/[.C47]" office:value-type="float" office:value="0.136363636363636" calcext:value-type="float">
            <text:p>0.1363636364</text:p>
          </table:table-cell>
          <table:table-cell table:formula="of:=[.D47]-[.G47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7]/([.F47]+[.H47])" office:value-type="float" office:value="1" calcext:value-type="float">
            <text:p>1</text:p>
          </table:table-cell>
          <table:table-cell table:formula="of:=[.F47]/([.F47]+[.G47])" office:value-type="float" office:value="1" calcext:value-type="float">
            <text:p>1</text:p>
          </table:table-cell>
          <table:table-cell table:formula="of:=2*([.I47]*[.J47])/([.I47]+[.J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8" table:formula="of:=[.D48]/[.C48]" office:value-type="float" office:value="0.0394736842105263" calcext:value-type="float">
            <text:p>0.0394736842</text:p>
          </table:table-cell>
          <table:table-cell table:formula="of:=[.D48]-[.G48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8]/([.F48]+[.H48])" office:value-type="float" office:value="1" calcext:value-type="float">
            <text:p>1</text:p>
          </table:table-cell>
          <table:table-cell table:formula="of:=[.F48]/([.F48]+[.G48])" office:value-type="float" office:value="1" calcext:value-type="float">
            <text:p>1</text:p>
          </table:table-cell>
          <table:table-cell table:formula="of:=2*([.I48]*[.J48])/([.I48]+[.J48])" office:value-type="float" office:value="1" calcext:value-type="float">
            <text:p>1</text:p>
          </table:table-cell>
          <table:table-cell/>
          <table:table-cell office:value-type="string" calcext:value-type="string">
            <text:p>Dalam tahap mainten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SPT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table:formula="of:=[.D49]/[.C49]" office:value-type="float" office:value="0.117647058823529" calcext:value-type="float">
            <text:p>0.1176470588</text:p>
          </table:table-cell>
          <table:table-cell table:formula="of:=[.D49]-[.G49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9]/([.F49]+[.H49])" office:value-type="float" office:value="1" calcext:value-type="float">
            <text:p>1</text:p>
          </table:table-cell>
          <table:table-cell table:formula="of:=[.F49]/([.F49]+[.G49])" office:value-type="float" office:value="1" calcext:value-type="float">
            <text:p>1</text:p>
          </table:table-cell>
          <table:table-cell table:formula="of:=2*([.I49]*[.J49])/([.I49]+[.J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TERIOR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table:formula="of:=[.D50]/[.C50]" office:value-type="float" office:value="0.021505376344086" calcext:value-type="float">
            <text:p>0.0215053763</text:p>
          </table:table-cell>
          <table:table-cell table:formula="of:=[.D50]-[.G50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0]/([.F50]+[.H50])" office:value-type="float" office:value="1" calcext:value-type="float">
            <text:p>1</text:p>
          </table:table-cell>
          <table:table-cell table:formula="of:=[.F50]/([.F50]+[.G50])" office:value-type="float" office:value="1" calcext:value-type="float">
            <text:p>1</text:p>
          </table:table-cell>
          <table:table-cell table:formula="of:=2*([.I50]*[.J50])/([.I50]+[.J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KS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8" table:formula="of:=[.D51]/[.C51]" office:value-type="float" office:value="0.0476190476190476" calcext:value-type="float">
            <text:p>0.0476190476</text:p>
          </table:table-cell>
          <table:table-cell table:formula="of:=[.D51]-[.G5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1]/([.F51]+[.H51])" office:value-type="float" office:value="1" calcext:value-type="float">
            <text:p>1</text:p>
          </table:table-cell>
          <table:table-cell table:formula="of:=[.F51]/([.F51]+[.G51])" office:value-type="float" office:value="1" calcext:value-type="float">
            <text:p>1</text:p>
          </table:table-cell>
          <table:table-cell table:formula="of:=2*([.I51]*[.J51])/([.I51]+[.J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D52]/[.C52]" office:value-type="float" office:value="0.032258064516129" calcext:value-type="float">
            <text:p>0.0322580645</text:p>
          </table:table-cell>
          <table:table-cell table:formula="of:=[.D52]-[.G5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2]/([.F52]+[.H52])" office:value-type="float" office:value="1" calcext:value-type="float">
            <text:p>1</text:p>
          </table:table-cell>
          <table:table-cell table:formula="of:=[.F52]/([.F52]+[.G52])" office:value-type="float" office:value="1" calcext:value-type="float">
            <text:p>1</text:p>
          </table:table-cell>
          <table:table-cell table:formula="of:=2*([.I52]*[.J52])/([.I52]+[.J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E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formula="of:=[.D53]/[.C53]" office:value-type="float" office:value="0.0285714285714286" calcext:value-type="float">
            <text:p>0.0285714286</text:p>
          </table:table-cell>
          <table:table-cell table:formula="of:=[.D53]-[.G5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3]/([.F53]+[.H53])" office:value-type="float" office:value="1" calcext:value-type="float">
            <text:p>1</text:p>
          </table:table-cell>
          <table:table-cell table:formula="of:=[.F53]/([.F53]+[.G53])" office:value-type="float" office:value="1" calcext:value-type="float">
            <text:p>1</text:p>
          </table:table-cell>
          <table:table-cell table:formula="of:=2*([.I53]*[.J53])/([.I53]+[.J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PROST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formula="of:=[.D54]/[.C54]" office:value-type="float" office:value="0.0357142857142857" calcext:value-type="float">
            <text:p>0.0357142857</text:p>
          </table:table-cell>
          <table:table-cell table:formula="of:=[.D54]-[.G5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4]/([.F54]+[.H54])" office:value-type="float" office:value="1" calcext:value-type="float">
            <text:p>1</text:p>
          </table:table-cell>
          <table:table-cell table:formula="of:=[.F54]/([.F54]+[.G54])" office:value-type="float" office:value="1" calcext:value-type="float">
            <text:p>1</text:p>
          </table:table-cell>
          <table:table-cell table:formula="of:=2*([.I54]*[.J54])/([.I54]+[.J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PPRODTK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8" table:formula="of:=[.D55]/[.C55]" office:value-type="float" office:value="0.05" calcext:value-type="float">
            <text:p>0.05</text:p>
          </table:table-cell>
          <table:table-cell table:formula="of:=[.D55]-[.G5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5]/([.F55]+[.H55])" office:value-type="float" office:value="1" calcext:value-type="float">
            <text:p>1</text:p>
          </table:table-cell>
          <table:table-cell table:formula="of:=[.F55]/([.F55]+[.G55])" office:value-type="float" office:value="0.5" calcext:value-type="float">
            <text:p>0.5</text:p>
          </table:table-cell>
          <table:table-cell table:formula="of:=2*([.I55]*[.J55])/([.I55]+[.J55])" office:value-type="float" office:value="0.666666666666667" calcext:value-type="float">
            <text:p>0.6666666667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table:formula="of:=[.D56]/[.C56]" office:value-type="float" office:value="0.1" calcext:value-type="float">
            <text:p>0.1</text:p>
          </table:table-cell>
          <table:table-cell table:formula="of:=[.D56]-[.G5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6]/([.F56]+[.H56])" office:value-type="float" office:value="1" calcext:value-type="float">
            <text:p>1</text:p>
          </table:table-cell>
          <table:table-cell table:formula="of:=[.F56]/([.F56]+[.G56])" office:value-type="float" office:value="1" calcext:value-type="float">
            <text:p>1</text:p>
          </table:table-cell>
          <table:table-cell table:formula="of:=2*([.I56]*[.J56])/([.I56]+[.J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8" table:formula="of:=[.D57]/[.C57]" office:value-type="float" office:value="0.0119760479041916" calcext:value-type="float">
            <text:p>0.0119760479</text:p>
          </table:table-cell>
          <table:table-cell table:formula="of:=[.D57]-[.G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7]/([.F57]+[.H57])" office:value-type="float" office:value="1" calcext:value-type="float">
            <text:p>1</text:p>
          </table:table-cell>
          <table:table-cell table:formula="of:=[.F57]/([.F57]+[.G57])" office:value-type="float" office:value="0.5" calcext:value-type="float">
            <text:p>0.5</text:p>
          </table:table-cell>
          <table:table-cell table:formula="of:=2*([.I57]*[.J57])/([.I57]+[.J57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58]/[.C58]" office:value-type="float" office:value="0.0833333333333333" calcext:value-type="float">
            <text:p>0.0833333333</text:p>
          </table:table-cell>
          <table:table-cell table:formula="of:=[.D58]-[.G5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8]/([.F58]+[.H58])" office:value-type="float" office:value="1" calcext:value-type="float">
            <text:p>1</text:p>
          </table:table-cell>
          <table:table-cell table:formula="of:=[.F58]/([.F58]+[.G58])" office:value-type="float" office:value="1" calcext:value-type="float">
            <text:p>1</text:p>
          </table:table-cell>
          <table:table-cell table:formula="of:=2*([.I58]*[.J58])/([.I58]+[.J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PM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59]/[.C59]" office:value-type="float" office:value="0.0833333333333333" calcext:value-type="float">
            <text:p>0.0833333333</text:p>
          </table:table-cell>
          <table:table-cell table:formula="of:=[.D59]-[.G5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9]/([.F59]+[.H59])" office:value-type="float" office:value="1" calcext:value-type="float">
            <text:p>1</text:p>
          </table:table-cell>
          <table:table-cell table:formula="of:=[.F59]/([.F59]+[.G59])" office:value-type="float" office:value="1" calcext:value-type="float">
            <text:p>1</text:p>
          </table:table-cell>
          <table:table-cell table:formula="of:=2*([.I59]*[.J59])/([.I59]+[.J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KK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60]/[.C60]" office:value-type="float" office:value="0.0526315789473684" calcext:value-type="float">
            <text:p>0.0526315789</text:p>
          </table:table-cell>
          <table:table-cell table:formula="of:=[.D60]-[.G6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0]/([.F60]+[.H60])" office:value-type="float" office:value="1" calcext:value-type="float">
            <text:p>1</text:p>
          </table:table-cell>
          <table:table-cell table:formula="of:=[.F60]/([.F60]+[.G60])" office:value-type="float" office:value="1" calcext:value-type="float">
            <text:p>1</text:p>
          </table:table-cell>
          <table:table-cell table:formula="of:=2*([.I60]*[.J60])/([.I60]+[.J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OLOG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" table:formula="of:=[.D61]/[.C61]" office:value-type="float" office:value="0.0769230769230769" calcext:value-type="float">
            <text:p>0.0769230769</text:p>
          </table:table-cell>
          <table:table-cell table:formula="of:=[.D61]-[.G6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1]/([.F61]+[.H61])" office:value-type="float" office:value="1" calcext:value-type="float">
            <text:p>1</text:p>
          </table:table-cell>
          <table:table-cell table:formula="of:=[.F61]/([.F61]+[.G61])" office:value-type="float" office:value="1" calcext:value-type="float">
            <text:p>1</text:p>
          </table:table-cell>
          <table:table-cell table:formula="of:=2*([.I61]*[.J61])/([.I61]+[.J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table:formula="of:=[.D62]/[.C62]" office:value-type="float" office:value="0.0126582278481013" calcext:value-type="float">
            <text:p>0.0126582278</text:p>
          </table:table-cell>
          <table:table-cell table:formula="of:=[.D62]-[.G6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2]/([.F62]+[.H62])" office:value-type="float" office:value="1" calcext:value-type="float">
            <text:p>1</text:p>
          </table:table-cell>
          <table:table-cell table:formula="of:=[.F62]/([.F62]+[.G62])" office:value-type="float" office:value="1" calcext:value-type="float">
            <text:p>1</text:p>
          </table:table-cell>
          <table:table-cell table:formula="of:=2*([.I62]*[.J62])/([.I62]+[.J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P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63]/[.C63]" office:value-type="float" office:value="0.0588235294117647" calcext:value-type="float">
            <text:p>0.0588235294</text:p>
          </table:table-cell>
          <table:table-cell table:formula="of:=[.D63]-[.G6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3]/([.F63]+[.H63])" office:value-type="float" office:value="1" calcext:value-type="float">
            <text:p>1</text:p>
          </table:table-cell>
          <table:table-cell table:formula="of:=[.F63]/([.F63]+[.G63])" office:value-type="float" office:value="1" calcext:value-type="float">
            <text:p>1</text:p>
          </table:table-cell>
          <table:table-cell table:formula="of:=2*([.I63]*[.J63])/([.I63]+[.J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KOLOG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64]/[.C64]" office:value-type="float" office:value="0.0588235294117647" calcext:value-type="float">
            <text:p>0.0588235294</text:p>
          </table:table-cell>
          <table:table-cell table:formula="of:=[.D64]-[.G6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4]/([.F64]+[.H64])" office:value-type="float" office:value="1" calcext:value-type="float">
            <text:p>1</text:p>
          </table:table-cell>
          <table:table-cell table:formula="of:=[.F64]/([.F64]+[.G64])" office:value-type="float" office:value="1" calcext:value-type="float">
            <text:p>1</text:p>
          </table:table-cell>
          <table:table-cell table:formula="of:=2*([.I64]*[.J64])/([.I64]+[.J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F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formula="of:=[.D65]/[.C65]" office:value-type="float" office:value="0" calcext:value-type="float">
            <text:p>0</text:p>
          </table:table-cell>
          <table:table-cell table:style-name="ce17" table:formula="of:=[.D65]-[.G6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5]/([.F65]+[.H65])" office:value-type="string" office:string-value="" calcext:value-type="error">
            <text:p>#DIV/0!</text:p>
          </table:table-cell>
          <table:table-cell table:style-name="ce17" table:formula="of:=[.F65]/([.F65]+[.G65])" office:value-type="string" office:string-value="" calcext:value-type="error">
            <text:p>#DIV/0!</text:p>
          </table:table-cell>
          <table:table-cell table:style-name="ce17" table:formula="of:=2*([.I65]*[.J65])/([.I65]+[.J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E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formula="of:=[.D66]/[.C66]" office:value-type="float" office:value="0" calcext:value-type="float">
            <text:p>0</text:p>
          </table:table-cell>
          <table:table-cell table:style-name="ce17" table:formula="of:=[.D66]-[.G6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6]/([.F66]+[.H66])" office:value-type="string" office:string-value="" calcext:value-type="error">
            <text:p>#DIV/0!</text:p>
          </table:table-cell>
          <table:table-cell table:style-name="ce17" table:formula="of:=[.F66]/([.F66]+[.G66])" office:value-type="string" office:string-value="" calcext:value-type="error">
            <text:p>#DIV/0!</text:p>
          </table:table-cell>
          <table:table-cell table:style-name="ce17" table:formula="of:=2*([.I66]*[.J66])/([.I66]+[.J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P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[.D67]/[.C67]" office:value-type="float" office:value="0" calcext:value-type="float">
            <text:p>0</text:p>
          </table:table-cell>
          <table:table-cell table:style-name="ce17" table:formula="of:=[.D67]-[.G6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7]/([.F67]+[.H67])" office:value-type="string" office:string-value="" calcext:value-type="error">
            <text:p>#DIV/0!</text:p>
          </table:table-cell>
          <table:table-cell table:style-name="ce17" table:formula="of:=[.F67]/([.F67]+[.G67])" office:value-type="string" office:string-value="" calcext:value-type="error">
            <text:p>#DIV/0!</text:p>
          </table:table-cell>
          <table:table-cell table:style-name="ce17" table:formula="of:=2*([.I67]*[.J67])/([.I67]+[.J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EK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[.D68]/[.C68]" office:value-type="float" office:value="0" calcext:value-type="float">
            <text:p>0</text:p>
          </table:table-cell>
          <table:table-cell table:style-name="ce17" table:formula="of:=[.D68]-[.G6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8]/([.F68]+[.H68])" office:value-type="string" office:string-value="" calcext:value-type="error">
            <text:p>#DIV/0!</text:p>
          </table:table-cell>
          <table:table-cell table:style-name="ce17" table:formula="of:=[.F68]/([.F68]+[.G68])" office:value-type="string" office:string-value="" calcext:value-type="error">
            <text:p>#DIV/0!</text:p>
          </table:table-cell>
          <table:table-cell table:style-name="ce17" table:formula="of:=2*([.I68]*[.J68])/([.I68]+[.J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69]/[.C69]" office:value-type="float" office:value="0" calcext:value-type="float">
            <text:p>0</text:p>
          </table:table-cell>
          <table:table-cell table:style-name="ce17" table:formula="of:=[.D69]-[.G6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9]/([.F69]+[.H69])" office:value-type="string" office:string-value="" calcext:value-type="error">
            <text:p>#DIV/0!</text:p>
          </table:table-cell>
          <table:table-cell table:style-name="ce17" table:formula="of:=[.F69]/([.F69]+[.G69])" office:value-type="string" office:string-value="" calcext:value-type="error">
            <text:p>#DIV/0!</text:p>
          </table:table-cell>
          <table:table-cell table:style-name="ce17" table:formula="of:=2*([.I69]*[.J69])/([.I69]+[.J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E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formula="of:=[.D70]/[.C70]" office:value-type="float" office:value="0" calcext:value-type="float">
            <text:p>0</text:p>
          </table:table-cell>
          <table:table-cell table:style-name="ce17" table:formula="of:=[.D70]-[.G7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0]/([.F70]+[.H70])" office:value-type="string" office:string-value="" calcext:value-type="error">
            <text:p>#DIV/0!</text:p>
          </table:table-cell>
          <table:table-cell table:style-name="ce17" table:formula="of:=[.F70]/([.F70]+[.G70])" office:value-type="string" office:string-value="" calcext:value-type="error">
            <text:p>#DIV/0!</text:p>
          </table:table-cell>
          <table:table-cell table:style-name="ce17" table:formula="of:=2*([.I70]*[.J70])/([.I70]+[.J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TH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formula="of:=[.D71]/[.C71]" office:value-type="float" office:value="0.0102040816326531" calcext:value-type="float">
            <text:p>0.0102040816</text:p>
          </table:table-cell>
          <table:table-cell table:style-name="ce17" table:formula="of:=[.D71]-[.G71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1]/([.F71]+[.H71])" office:value-type="string" office:string-value="" calcext:value-type="error">
            <text:p>#DIV/0!</text:p>
          </table:table-cell>
          <table:table-cell table:style-name="ce17" table:formula="of:=[.F71]/([.F71]+[.G71])" office:value-type="float" office:value="0" calcext:value-type="float">
            <text:p>0</text:p>
          </table:table-cell>
          <table:table-cell table:style-name="ce17" table:formula="of:=2*([.I71]*[.J71])/([.I71]+[.J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E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formula="of:=[.D72]/[.C72]" office:value-type="float" office:value="0.0465116279069768" calcext:value-type="float">
            <text:p>0.0465116279</text:p>
          </table:table-cell>
          <table:table-cell table:style-name="ce17" table:formula="of:=[.D72]-[.G72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2]/([.F72]+[.H72])" office:value-type="string" office:string-value="" calcext:value-type="error">
            <text:p>#DIV/0!</text:p>
          </table:table-cell>
          <table:table-cell table:style-name="ce17" table:formula="of:=[.F72]/([.F72]+[.G72])" office:value-type="float" office:value="0" calcext:value-type="float">
            <text:p>0</text:p>
          </table:table-cell>
          <table:table-cell table:style-name="ce17" table:formula="of:=2*([.I72]*[.J72])/([.I72]+[.J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F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2" calcext:value-type="float">
            <text:p>2</text:p>
          </table:table-cell>
          <table:table-cell table:formula="of:=[.D73]/[.C73]" office:value-type="float" office:value="0.0114942528735632" calcext:value-type="float">
            <text:p>0.0114942529</text:p>
          </table:table-cell>
          <table:table-cell table:style-name="ce17" table:formula="of:=[.D73]-[.G73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3]/([.F73]+[.H73])" office:value-type="string" office:string-value="" calcext:value-type="error">
            <text:p>#DIV/0!</text:p>
          </table:table-cell>
          <table:table-cell table:style-name="ce17" table:formula="of:=[.F73]/([.F73]+[.G73])" office:value-type="float" office:value="0" calcext:value-type="float">
            <text:p>0</text:p>
          </table:table-cell>
          <table:table-cell table:style-name="ce17" table:formula="of:=2*([.I73]*[.J73])/([.I73]+[.J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FFTI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formula="of:=[.D74]/[.C74]" office:value-type="float" office:value="0" calcext:value-type="float">
            <text:p>0</text:p>
          </table:table-cell>
          <table:table-cell table:style-name="ce17" table:formula="of:=[.D74]-[.G7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4]/([.F74]+[.H74])" office:value-type="string" office:string-value="" calcext:value-type="error">
            <text:p>#DIV/0!</text:p>
          </table:table-cell>
          <table:table-cell table:style-name="ce17" table:formula="of:=[.F74]/([.F74]+[.G74])" office:value-type="string" office:string-value="" calcext:value-type="error">
            <text:p>#DIV/0!</text:p>
          </table:table-cell>
          <table:table-cell table:style-name="ce17" table:formula="of:=2*([.I74]*[.J74])/([.I74]+[.J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K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D75]/[.C75]" office:value-type="float" office:value="0.1" calcext:value-type="float">
            <text:p>0.1</text:p>
          </table:table-cell>
          <table:table-cell table:style-name="ce17" table:formula="of:=[.D75]-[.G75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5]/([.F75]+[.H75])" office:value-type="string" office:string-value="" calcext:value-type="error">
            <text:p>#DIV/0!</text:p>
          </table:table-cell>
          <table:table-cell table:style-name="ce17" table:formula="of:=[.F75]/([.F75]+[.G75])" office:value-type="float" office:value="0" calcext:value-type="float">
            <text:p>0</text:p>
          </table:table-cell>
          <table:table-cell table:style-name="ce17" table:formula="of:=2*([.I75]*[.J75])/([.I75]+[.J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M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D76]/[.C76]" office:value-type="float" office:value="0.125" calcext:value-type="float">
            <text:p>0.125</text:p>
          </table:table-cell>
          <table:table-cell table:style-name="ce17" table:formula="of:=[.D76]-[.G76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6]/([.F76]+[.H76])" office:value-type="string" office:string-value="" calcext:value-type="error">
            <text:p>#DIV/0!</text:p>
          </table:table-cell>
          <table:table-cell table:style-name="ce17" table:formula="of:=[.F76]/([.F76]+[.G76])" office:value-type="float" office:value="0" calcext:value-type="float">
            <text:p>0</text:p>
          </table:table-cell>
          <table:table-cell table:style-name="ce17" table:formula="of:=2*([.I76]*[.J76])/([.I76]+[.J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77]/[.C77]" office:value-type="float" office:value="0" calcext:value-type="float">
            <text:p>0</text:p>
          </table:table-cell>
          <table:table-cell table:style-name="ce17" table:formula="of:=[.D77]-[.G7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7]/([.F77]+[.H77])" office:value-type="string" office:string-value="" calcext:value-type="error">
            <text:p>#DIV/0!</text:p>
          </table:table-cell>
          <table:table-cell table:style-name="ce17" table:formula="of:=[.F77]/([.F77]+[.G77])" office:value-type="string" office:string-value="" calcext:value-type="error">
            <text:p>#DIV/0!</text:p>
          </table:table-cell>
          <table:table-cell table:style-name="ce17" table:formula="of:=2*([.I77]*[.J77])/([.I77]+[.J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R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" calcext:value-type="float">
            <text:p>1</text:p>
          </table:table-cell>
          <table:table-cell table:formula="of:=[.D78]/[.C78]" office:value-type="float" office:value="0.00578034682080925" calcext:value-type="float">
            <text:p>0.0057803468</text:p>
          </table:table-cell>
          <table:table-cell table:style-name="ce17" table:formula="of:=[.D78]-[.G78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8]/([.F78]+[.H78])" office:value-type="string" office:string-value="" calcext:value-type="error">
            <text:p>#DIV/0!</text:p>
          </table:table-cell>
          <table:table-cell table:style-name="ce17" table:formula="of:=[.F78]/([.F78]+[.G78])" office:value-type="float" office:value="0" calcext:value-type="float">
            <text:p>0</text:p>
          </table:table-cell>
          <table:table-cell table:style-name="ce17" table:formula="of:=2*([.I78]*[.J78])/([.I78]+[.J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AR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79]/[.C79]" office:value-type="float" office:value="0" calcext:value-type="float">
            <text:p>0</text:p>
          </table:table-cell>
          <table:table-cell table:style-name="ce17" table:formula="of:=[.D79]-[.G7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9]/([.F79]+[.H79])" office:value-type="string" office:string-value="" calcext:value-type="error">
            <text:p>#DIV/0!</text:p>
          </table:table-cell>
          <table:table-cell table:style-name="ce17" table:formula="of:=[.F79]/([.F79]+[.G79])" office:value-type="string" office:string-value="" calcext:value-type="error">
            <text:p>#DIV/0!</text:p>
          </table:table-cell>
          <table:table-cell table:style-name="ce17" table:formula="of:=2*([.I79]*[.J79])/([.I79]+[.J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D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[.D80]/[.C80]" office:value-type="float" office:value="0" calcext:value-type="float">
            <text:p>0</text:p>
          </table:table-cell>
          <table:table-cell table:style-name="ce17" table:formula="of:=[.D80]-[.G8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0]/([.F80]+[.H80])" office:value-type="string" office:string-value="" calcext:value-type="error">
            <text:p>#DIV/0!</text:p>
          </table:table-cell>
          <table:table-cell table:style-name="ce17" table:formula="of:=[.F80]/([.F80]+[.G80])" office:value-type="string" office:string-value="" calcext:value-type="error">
            <text:p>#DIV/0!</text:p>
          </table:table-cell>
          <table:table-cell table:style-name="ce17" table:formula="of:=2*([.I80]*[.J80])/([.I80]+[.J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ETEO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formula="of:=[.D81]/[.C81]" office:value-type="float" office:value="0.0272108843537415" calcext:value-type="float">
            <text:p>0.0272108844</text:p>
          </table:table-cell>
          <table:table-cell table:style-name="ce17" table:formula="of:=[.D81]-[.G81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1]/([.F81]+[.H81])" office:value-type="string" office:string-value="" calcext:value-type="error">
            <text:p>#DIV/0!</text:p>
          </table:table-cell>
          <table:table-cell table:style-name="ce17" table:formula="of:=[.F81]/([.F81]+[.G81])" office:value-type="float" office:value="0" calcext:value-type="float">
            <text:p>0</text:p>
          </table:table-cell>
          <table:table-cell table:style-name="ce17" table:formula="of:=2*([.I81]*[.J81])/([.I81]+[.J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CEANO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formula="of:=[.D82]/[.C82]" office:value-type="float" office:value="0" calcext:value-type="float">
            <text:p>0</text:p>
          </table:table-cell>
          <table:table-cell table:style-name="ce17" table:formula="of:=[.D82]-[.G8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2]/([.F82]+[.H82])" office:value-type="string" office:string-value="" calcext:value-type="error">
            <text:p>#DIV/0!</text:p>
          </table:table-cell>
          <table:table-cell table:style-name="ce17" table:formula="of:=[.F82]/([.F82]+[.G82])" office:value-type="string" office:string-value="" calcext:value-type="error">
            <text:p>#DIV/0!</text:p>
          </table:table-cell>
          <table:table-cell table:style-name="ce17" table:formula="of:=2*([.I82]*[.J82])/([.I82]+[.J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TTM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0" calcext:value-type="float">
            <text:p>0</text:p>
          </table:table-cell>
          <table:table-cell table:formula="of:=[.D83]/[.C83]" office:value-type="float" office:value="0" calcext:value-type="float">
            <text:p>0</text:p>
          </table:table-cell>
          <table:table-cell table:style-name="ce17" table:formula="of:=[.D83]-[.G8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3]/([.F83]+[.H83])" office:value-type="string" office:string-value="" calcext:value-type="error">
            <text:p>#DIV/0!</text:p>
          </table:table-cell>
          <table:table-cell table:style-name="ce17" table:formula="of:=[.F83]/([.F83]+[.G83])" office:value-type="string" office:string-value="" calcext:value-type="error">
            <text:p>#DIV/0!</text:p>
          </table:table-cell>
          <table:table-cell table:style-name="ce17" table:formula="of:=2*([.I83]*[.J83])/([.I83]+[.J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KRE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84]/[.C84]" office:value-type="float" office:value="0" calcext:value-type="float">
            <text:p>0</text:p>
          </table:table-cell>
          <table:table-cell table:style-name="ce17" table:formula="of:=[.D84]-[.G8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4]/([.F84]+[.H84])" office:value-type="string" office:string-value="" calcext:value-type="error">
            <text:p>#DIV/0!</text:p>
          </table:table-cell>
          <table:table-cell table:style-name="ce17" table:formula="of:=[.F84]/([.F84]+[.G84])" office:value-type="string" office:string-value="" calcext:value-type="error">
            <text:p>#DIV/0!</text:p>
          </table:table-cell>
          <table:table-cell table:style-name="ce17" table:formula="of:=2*([.I84]*[.J84])/([.I84]+[.J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SRD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" calcext:value-type="float">
            <text:p>1</text:p>
          </table:table-cell>
          <table:table-cell table:formula="of:=[.D85]/[.C85]" office:value-type="float" office:value="0.00290697674418605" calcext:value-type="float">
            <text:p>0.0029069767</text:p>
          </table:table-cell>
          <table:table-cell table:style-name="ce17" table:formula="of:=[.D85]-[.G85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5]/([.F85]+[.H85])" office:value-type="string" office:string-value="" calcext:value-type="error">
            <text:p>#DIV/0!</text:p>
          </table:table-cell>
          <table:table-cell table:style-name="ce17" table:formula="of:=[.F85]/([.F85]+[.G85])" office:value-type="float" office:value="0" calcext:value-type="float">
            <text:p>0</text:p>
          </table:table-cell>
          <table:table-cell table:style-name="ce17" table:formula="of:=2*([.I85]*[.J85])/([.I85]+[.J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NIRUPA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0" calcext:value-type="float">
            <text:p>0</text:p>
          </table:table-cell>
          <table:table-cell table:formula="of:=[.D86]/[.C86]" office:value-type="float" office:value="0" calcext:value-type="float">
            <text:p>0</text:p>
          </table:table-cell>
          <table:table-cell table:style-name="ce17" table:formula="of:=[.D86]-[.G8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6]/([.F86]+[.H86])" office:value-type="string" office:string-value="" calcext:value-type="error">
            <text:p>#DIV/0!</text:p>
          </table:table-cell>
          <table:table-cell table:style-name="ce17" table:formula="of:=[.F86]/([.F86]+[.G86])" office:value-type="string" office:string-value="" calcext:value-type="error">
            <text:p>#DIV/0!</text:p>
          </table:table-cell>
          <table:table-cell table:style-name="ce17" table:formula="of:=2*([.I86]*[.J86])/([.I86]+[.J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KMR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[.D87]/[.C87]" office:value-type="float" office:value="0" calcext:value-type="float">
            <text:p>0</text:p>
          </table:table-cell>
          <table:table-cell table:style-name="ce17" table:formula="of:=[.D87]-[.G8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7]/([.F87]+[.H87])" office:value-type="string" office:string-value="" calcext:value-type="error">
            <text:p>#DIV/0!</text:p>
          </table:table-cell>
          <table:table-cell table:style-name="ce17" table:formula="of:=[.F87]/([.F87]+[.G87])" office:value-type="string" office:string-value="" calcext:value-type="error">
            <text:p>#DIV/0!</text:p>
          </table:table-cell>
          <table:table-cell table:style-name="ce17" table:formula="of:=2*([.I87]*[.J87])/([.I87]+[.J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SPRO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formula="of:=[.D88]/[.C88]" office:value-type="float" office:value="0" calcext:value-type="float">
            <text:p>0</text:p>
          </table:table-cell>
          <table:table-cell table:style-name="ce17" table:formula="of:=[.D88]-[.G8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8]/([.F88]+[.H88])" office:value-type="string" office:string-value="" calcext:value-type="error">
            <text:p>#DIV/0!</text:p>
          </table:table-cell>
          <table:table-cell table:style-name="ce17" table:formula="of:=[.F88]/([.F88]+[.G88])" office:value-type="string" office:string-value="" calcext:value-type="error">
            <text:p>#DIV/0!</text:p>
          </table:table-cell>
          <table:table-cell table:style-name="ce17" table:formula="of:=2*([.I88]*[.J88])/([.I88]+[.J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KIIDBV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[.D89]/[.C89]" office:value-type="float" office:value="0" calcext:value-type="float">
            <text:p>0</text:p>
          </table:table-cell>
          <table:table-cell table:style-name="ce17" table:formula="of:=[.D89]-[.G8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9]/([.F89]+[.H89])" office:value-type="string" office:string-value="" calcext:value-type="error">
            <text:p>#DIV/0!</text:p>
          </table:table-cell>
          <table:table-cell table:style-name="ce17" table:formula="of:=[.F89]/([.F89]+[.G89])" office:value-type="string" office:string-value="" calcext:value-type="error">
            <text:p>#DIV/0!</text:p>
          </table:table-cell>
          <table:table-cell table:style-name="ce17" table:formula="of:=2*([.I89]*[.J89])/([.I89]+[.J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KIK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formula="of:=[.D90]/[.C90]" office:value-type="float" office:value="0" calcext:value-type="float">
            <text:p>0</text:p>
          </table:table-cell>
          <table:table-cell table:style-name="ce17" table:formula="of:=[.D90]-[.G9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0]/([.F90]+[.H90])" office:value-type="string" office:string-value="" calcext:value-type="error">
            <text:p>#DIV/0!</text:p>
          </table:table-cell>
          <table:table-cell table:style-name="ce17" table:formula="of:=[.F90]/([.F90]+[.G90])" office:value-type="string" office:string-value="" calcext:value-type="error">
            <text:p>#DIV/0!</text:p>
          </table:table-cell>
          <table:table-cell table:style-name="ce17" table:formula="of:=2*([.I90]*[.J90])/([.I90]+[.J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SIN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91]/[.C91]" office:value-type="float" office:value="0" calcext:value-type="float">
            <text:p>0</text:p>
          </table:table-cell>
          <table:table-cell table:style-name="ce17" table:formula="of:=[.D91]-[.G9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1]/([.F91]+[.H91])" office:value-type="string" office:string-value="" calcext:value-type="error">
            <text:p>#DIV/0!</text:p>
          </table:table-cell>
          <table:table-cell table:style-name="ce17" table:formula="of:=[.F91]/([.F91]+[.G91])" office:value-type="string" office:string-value="" calcext:value-type="error">
            <text:p>#DIV/0!</text:p>
          </table:table-cell>
          <table:table-cell table:style-name="ce17" table:formula="of:=2*([.I91]*[.J91])/([.I91]+[.J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P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formula="of:=[.D92]/[.C92]" office:value-type="float" office:value="0" calcext:value-type="float">
            <text:p>0</text:p>
          </table:table-cell>
          <table:table-cell table:style-name="ce17" table:formula="of:=[.D92]-[.G9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2]/([.F92]+[.H92])" office:value-type="string" office:string-value="" calcext:value-type="error">
            <text:p>#DIV/0!</text:p>
          </table:table-cell>
          <table:table-cell table:style-name="ce17" table:formula="of:=[.F92]/([.F92]+[.G92])" office:value-type="string" office:string-value="" calcext:value-type="error">
            <text:p>#DIV/0!</text:p>
          </table:table-cell>
          <table:table-cell table:style-name="ce17" table:formula="of:=2*([.I92]*[.J92])/([.I92]+[.J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K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formula="of:=[.D93]/[.C93]" office:value-type="float" office:value="0" calcext:value-type="float">
            <text:p>0</text:p>
          </table:table-cell>
          <table:table-cell table:style-name="ce17" table:formula="of:=[.D93]-[.G9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3]/([.F93]+[.H93])" office:value-type="string" office:string-value="" calcext:value-type="error">
            <text:p>#DIV/0!</text:p>
          </table:table-cell>
          <table:table-cell table:style-name="ce17" table:formula="of:=[.F93]/([.F93]+[.G93])" office:value-type="string" office:string-value="" calcext:value-type="error">
            <text:p>#DIV/0!</text:p>
          </table:table-cell>
          <table:table-cell table:style-name="ce17" table:formula="of:=2*([.I93]*[.J93])/([.I93]+[.J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formula="of:=[.D94]/[.C94]" office:value-type="float" office:value="0.0153846153846154" calcext:value-type="float">
            <text:p>0.0153846154</text:p>
          </table:table-cell>
          <table:table-cell table:style-name="ce17" table:formula="of:=[.D94]-[.G9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4]/([.F94]+[.H94])" office:value-type="string" office:string-value="" calcext:value-type="error">
            <text:p>#DIV/0!</text:p>
          </table:table-cell>
          <table:table-cell table:style-name="ce17" table:formula="of:=[.F94]/([.F94]+[.G94])" office:value-type="float" office:value="0" calcext:value-type="float">
            <text:p>0</text:p>
          </table:table-cell>
          <table:table-cell table:style-name="ce17" table:formula="of:=2*([.I94]*[.J94])/([.I94]+[.J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L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formula="of:=[.D95]/[.C95]" office:value-type="float" office:value="0" calcext:value-type="float">
            <text:p>0</text:p>
          </table:table-cell>
          <table:table-cell table:style-name="ce17" table:formula="of:=[.D95]-[.G9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5]/([.F95]+[.H95])" office:value-type="string" office:string-value="" calcext:value-type="error">
            <text:p>#DIV/0!</text:p>
          </table:table-cell>
          <table:table-cell table:style-name="ce17" table:formula="of:=[.F95]/([.F95]+[.G95])" office:value-type="string" office:string-value="" calcext:value-type="error">
            <text:p>#DIV/0!</text:p>
          </table:table-cell>
          <table:table-cell table:style-name="ce17" table:formula="of:=2*([.I95]*[.J95])/([.I95]+[.J9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CEAN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</text:p>
          </table:table-cell>
          <table:table-cell table:formula="of:=[.D96]/[.C96]" office:value-type="float" office:value="0" calcext:value-type="float">
            <text:p>0</text:p>
          </table:table-cell>
          <table:table-cell table:style-name="ce17" table:formula="of:=[.D96]-[.G9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6]/([.F96]+[.H96])" office:value-type="string" office:string-value="" calcext:value-type="error">
            <text:p>#DIV/0!</text:p>
          </table:table-cell>
          <table:table-cell table:style-name="ce17" table:formula="of:=[.F96]/([.F96]+[.G96])" office:value-type="string" office:string-value="" calcext:value-type="error">
            <text:p>#DIV/0!</text:p>
          </table:table-cell>
          <table:table-cell table:style-name="ce17" table:formula="of:=2*([.I96]*[.J96])/([.I96]+[.J9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IL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formula="of:=[.D97]/[.C97]" office:value-type="float" office:value="0" calcext:value-type="float">
            <text:p>0</text:p>
          </table:table-cell>
          <table:table-cell table:style-name="ce17" table:formula="of:=[.D97]-[.G9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7]/([.F97]+[.H97])" office:value-type="string" office:string-value="" calcext:value-type="error">
            <text:p>#DIV/0!</text:p>
          </table:table-cell>
          <table:table-cell table:style-name="ce17" table:formula="of:=[.F97]/([.F97]+[.G97])" office:value-type="string" office:string-value="" calcext:value-type="error">
            <text:p>#DIV/0!</text:p>
          </table:table-cell>
          <table:table-cell table:style-name="ce17" table:formula="of:=2*([.I97]*[.J97])/([.I97]+[.J9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PSDA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98]/[.C98]" office:value-type="float" office:value="0" calcext:value-type="float">
            <text:p>0</text:p>
          </table:table-cell>
          <table:table-cell table:style-name="ce17" table:formula="of:=[.D98]-[.G9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98]/([.F98]+[.H98])" office:value-type="string" office:string-value="" calcext:value-type="error">
            <text:p>#DIV/0!</text:p>
          </table:table-cell>
          <table:table-cell table:style-name="ce17" table:formula="of:=[.F98]/([.F98]+[.G98])" office:value-type="string" office:string-value="" calcext:value-type="error">
            <text:p>#DIV/0!</text:p>
          </table:table-cell>
          <table:table-cell table:style-name="ce17" table:formula="of:=2*([.I98]*[.J98])/([.I98]+[.J9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4:.C98])" office:value-type="float" office:value="11373" calcext:value-type="float">
            <text:p>11373</text:p>
          </table:table-cell>
          <table:table-cell table:formula="of:=SUM([.D4:.D98])" office:value-type="float" office:value="1037" calcext:value-type="float">
            <text:p>1037</text:p>
          </table:table-cell>
          <table:table-cell table:style-name="ce18" table:formula="of:=[.D101]/[.C101]" office:value-type="float" office:value="0.0911808669656203" calcext:value-type="float">
            <text:p>0.091180867</text:p>
          </table:table-cell>
          <table:table-cell table:formula="of:=SUM([.F4:.F98])" office:value-type="float" office:value="965" calcext:value-type="float">
            <text:p>965</text:p>
          </table:table-cell>
          <table:table-cell table:formula="of:=SUM([.G4:.G98])" office:value-type="float" office:value="72" calcext:value-type="float">
            <text:p>72</text:p>
          </table:table-cell>
          <table:table-cell table:formula="of:=SUM([.H4:.H98])" office:value-type="float" office:value="173" calcext:value-type="float">
            <text:p>173</text:p>
          </table:table-cell>
          <table:table-cell table:formula="of:=[.F101]/([.F101]+[.H101])" office:value-type="float" office:value="0.847978910369069" calcext:value-type="float">
            <text:p>0.8479789104</text:p>
          </table:table-cell>
          <table:table-cell table:formula="of:=[.F101]/([.F101]+[.G101])" office:value-type="float" office:value="0.930568948891032" calcext:value-type="float">
            <text:p>0.9305689489</text:p>
          </table:table-cell>
          <table:table-cell table:formula="of:=2*([.I101]*[.J101])/([.I101]+[.J101])" office:value-type="float" office:value="0.887356321839081" calcext:value-type="float">
            <text:p>0.8873563218</text:p>
          </table:table-cell>
          <table:table-cell table:number-columns-repeated="2"/>
        </table:table-row>
      </table:table>
      <table:table table:name="F1 Max" table:style-name="ta1"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7"/>
        <table:table-column table:style-name="co7" table:number-columns-repeated="8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entitas</text:p>
          </table:table-cell>
          <table:table-cell office:value-type="string" calcext:value-type="string">
            <text:p>Jumlah Link dengan Filter</text:p>
          </table:table-cell>
          <table:table-cell office:value-type="string" calcext:value-type="string">
            <text:p>Jumlah Data yang berhasil diambil</text:p>
          </table:table-cell>
          <table:table-cell table:style-name="Default" office:value-type="string" calcext:value-type="string">
            <text:p>Rate Data Dengan Filte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IPA</text:p>
          </table:table-cell>
          <table:table-cell office:value-type="float" office:value="394" calcext:value-type="float">
            <text:p>394</text:p>
          </table:table-cell>
          <table:table-cell office:value-type="float" office:value="81" calcext:value-type="float">
            <text:p>81</text:p>
          </table:table-cell>
          <table:table-cell table:style-name="Default" table:formula="of:=[.D4]/[.C4]" office:value-type="float" office:value="0.205583756345178" calcext:value-type="float">
            <text:p>0.2055837563</text:p>
          </table:table-cell>
          <table:table-cell table:formula="of:=[.D4]-[.G4]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/([.F4]+[.H4])" office:value-type="float" office:value="1" calcext:value-type="float">
            <text:p>1</text:p>
          </table:table-cell>
          <table:table-cell table:formula="of:=[.F4]/([.F4]+[.G4])" office:value-type="float" office:value="1" calcext:value-type="float">
            <text:p>1</text:p>
          </table:table-cell>
          <table:table-cell table:formula="of:=2*([.I4]*[.J4])/([.I4]+[.J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</text:p>
          </table:table-cell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style-name="ce18" table:formula="of:=[.D5]/[.C5]" office:value-type="float" office:value="0.240924092409241" calcext:value-type="float">
            <text:p>0.2409240924</text:p>
          </table:table-cell>
          <table:table-cell table:formula="of:=[.D5]-[.G5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/([.F5]+[.H5])" office:value-type="float" office:value="1" calcext:value-type="float">
            <text:p>1</text:p>
          </table:table-cell>
          <table:table-cell table:formula="of:=[.F5]/([.F5]+[.G5])" office:value-type="float" office:value="1" calcext:value-type="float">
            <text:p>1</text:p>
          </table:table-cell>
          <table:table-cell table:formula="of:=2*([.I5]*[.J5])/([.I5]+[.J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TH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table:style-name="ce18" table:formula="of:=[.D6]/[.C6]" office:value-type="float" office:value="0.166112956810631" calcext:value-type="float">
            <text:p>0.1661129568</text:p>
          </table:table-cell>
          <table:table-cell table:formula="of:=[.D6]-[.G6]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/([.F6]+[.H6])" office:value-type="float" office:value="1" calcext:value-type="float">
            <text:p>1</text:p>
          </table:table-cell>
          <table:table-cell table:formula="of:=[.F6]/([.F6]+[.G6])" office:value-type="float" office:value="1" calcext:value-type="float">
            <text:p>1</text:p>
          </table:table-cell>
          <table:table-cell table:formula="of:=2*([.I6]*[.J6])/([.I6]+[.J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Default" table:formula="of:=[.D7]/[.C7]" office:value-type="float" office:value="0.171428571428571" calcext:value-type="float">
            <text:p>0.1714285714</text:p>
          </table:table-cell>
          <table:table-cell table:formula="of:=[.D7]-[.G7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/([.F7]+[.H7])" office:value-type="float" office:value="1" calcext:value-type="float">
            <text:p>1</text:p>
          </table:table-cell>
          <table:table-cell table:formula="of:=[.F7]/([.F7]+[.G7])" office:value-type="float" office:value="1" calcext:value-type="float">
            <text:p>1</text:p>
          </table:table-cell>
          <table:table-cell table:formula="of:=2*([.I7]*[.J7])/([.I7]+[.J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HSB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8" table:formula="of:=[.D8]/[.C8]" office:value-type="float" office:value="0.333333333333333" calcext:value-type="float">
            <text:p>0.3333333333</text:p>
          </table:table-cell>
          <table:table-cell table:formula="of:=[.D8]-[.G8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]/([.F8]+[.H8])" office:value-type="float" office:value="1" calcext:value-type="float">
            <text:p>1</text:p>
          </table:table-cell>
          <table:table-cell table:formula="of:=[.F8]/([.F8]+[.G8])" office:value-type="float" office:value="1" calcext:value-type="float">
            <text:p>1</text:p>
          </table:table-cell>
          <table:table-cell table:formula="of:=2*([.I8]*[.J8])/([.I8]+[.J8])" office:value-type="float" office:value="1" calcext:value-type="float">
            <text:p>1</text:p>
          </table:table-cell>
          <table:table-cell/>
          <table:table-cell office:value-type="string" calcext:value-type="string">
            <text:p>Di luar batasan, Berupa Gam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L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Default" table:formula="of:=[.D9]/[.C9]" office:value-type="float" office:value="0.161616161616162" calcext:value-type="float">
            <text:p>0.1616161616</text:p>
          </table:table-cell>
          <table:table-cell table:formula="of:=[.D9]-[.G9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/([.F9]+[.H9])" office:value-type="float" office:value="1" calcext:value-type="float">
            <text:p>1</text:p>
          </table:table-cell>
          <table:table-cell table:formula="of:=[.F9]/([.F9]+[.G9])" office:value-type="float" office:value="1" calcext:value-type="float">
            <text:p>1</text:p>
          </table:table-cell>
          <table:table-cell table:formula="of:=2*([.I9]*[.J9])/([.I9]+[.J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18" table:formula="of:=[.D10]/[.C10]" office:value-type="float" office:value="0.194805194805195" calcext:value-type="float">
            <text:p>0.1948051948</text:p>
          </table:table-cell>
          <table:table-cell table:formula="of:=[.D10]-[.G10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/([.F10]+[.H10])" office:value-type="float" office:value="1" calcext:value-type="float">
            <text:p>1</text:p>
          </table:table-cell>
          <table:table-cell table:formula="of:=[.F10]/([.F10]+[.G10])" office:value-type="float" office:value="1" calcext:value-type="float">
            <text:p>1</text:p>
          </table:table-cell>
          <table:table-cell table:formula="of:=2*([.I10]*[.J10])/([.I10]+[.J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ORG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style-name="Default" table:formula="of:=[.D11]/[.C11]" office:value-type="float" office:value="0.111111111111111" calcext:value-type="float">
            <text:p>0.1111111111</text:p>
          </table:table-cell>
          <table:table-cell table:formula="of:=[.D11]-[.G11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]/([.F11]+[.H11])" office:value-type="float" office:value="1" calcext:value-type="float">
            <text:p>1</text:p>
          </table:table-cell>
          <table:table-cell table:formula="of:=[.F11]/([.F11]+[.G11])" office:value-type="float" office:value="1" calcext:value-type="float">
            <text:p>1</text:p>
          </table:table-cell>
          <table:table-cell table:formula="of:=2*([.I11]*[.J11])/([.I11]+[.J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8" table:formula="of:=[.D12]/[.C12]" office:value-type="float" office:value="0.0943396226415094" calcext:value-type="float">
            <text:p>0.0943396226</text:p>
          </table:table-cell>
          <table:table-cell table:formula="of:=[.D12]-[.G12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/([.F12]+[.H12])" office:value-type="float" office:value="1" calcext:value-type="float">
            <text:p>1</text:p>
          </table:table-cell>
          <table:table-cell table:formula="of:=[.F12]/([.F12]+[.G12])" office:value-type="float" office:value="1" calcext:value-type="float">
            <text:p>1</text:p>
          </table:table-cell>
          <table:table-cell table:formula="of:=2*([.I12]*[.J12])/([.I12]+[.J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SMOTS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formula="of:=[.D13]/[.C13]" office:value-type="float" office:value="0.0714285714285714" calcext:value-type="float">
            <text:p>0.0714285714</text:p>
          </table:table-cell>
          <table:table-cell table:formula="of:=[.D13]-[.G1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/([.F13]+[.H13])" office:value-type="float" office:value="1" calcext:value-type="float">
            <text:p>1</text:p>
          </table:table-cell>
          <table:table-cell table:formula="of:=[.F13]/([.F13]+[.G13])" office:value-type="float" office:value="1" calcext:value-type="float">
            <text:p>1</text:p>
          </table:table-cell>
          <table:table-cell table:formula="of:=2*([.I13]*[.J13])/([.I13]+[.J13])" office:value-type="float" office:value="1" calcext:value-type="float">
            <text:p>1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CHEM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formula="of:=[.D14]/[.C14]" office:value-type="float" office:value="0.0754716981132075" calcext:value-type="float">
            <text:p>0.0754716981</text:p>
          </table:table-cell>
          <table:table-cell table:formula="of:=[.D14]-[.G14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/([.F14]+[.H14])" office:value-type="float" office:value="1" calcext:value-type="float">
            <text:p>1</text:p>
          </table:table-cell>
          <table:table-cell table:formula="of:=[.F14]/([.F14]+[.G14])" office:value-type="float" office:value="1" calcext:value-type="float">
            <text:p>1</text:p>
          </table:table-cell>
          <table:table-cell table:formula="of:=2*([.I14]*[.J14])/([.I14]+[.J14])" office:value-type="float" office:value="1" calcext:value-type="float">
            <text:p>1</text:p>
          </table:table-cell>
          <table:table-cell/>
          <table:table-cell office:value-type="string" calcext:value-type="string">
            <text:p>Publikasi dituliskan dalam d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KEI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8" table:formula="of:=[.D15]/[.C15]" office:value-type="float" office:value="0.108108108108108" calcext:value-type="float">
            <text:p>0.1081081081</text:p>
          </table:table-cell>
          <table:table-cell table:formula="of:=[.D15]-[.G15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/([.F15]+[.H15])" office:value-type="float" office:value="1" calcext:value-type="float">
            <text:p>1</text:p>
          </table:table-cell>
          <table:table-cell table:formula="of:=[.F15]/([.F15]+[.G15])" office:value-type="float" office:value="1" calcext:value-type="float">
            <text:p>1</text:p>
          </table:table-cell>
          <table:table-cell table:formula="of:=2*([.I15]*[.J15])/([.I15]+[.J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IA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18" table:formula="of:=[.D16]/[.C16]" office:value-type="float" office:value="0.0198675496688742" calcext:value-type="float">
            <text:p>0.0198675497</text:p>
          </table:table-cell>
          <table:table-cell table:formula="of:=[.D16]-[.G16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/([.F16]+[.H16])" office:value-type="float" office:value="1" calcext:value-type="float">
            <text:p>1</text:p>
          </table:table-cell>
          <table:table-cell table:formula="of:=[.F16]/([.F16]+[.G16])" office:value-type="float" office:value="1" calcext:value-type="float">
            <text:p>1</text:p>
          </table:table-cell>
          <table:table-cell table:formula="of:=2*([.I16]*[.J16])/([.I16]+[.J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8" table:formula="of:=[.D17]/[.C17]" office:value-type="float" office:value="0.0394736842105263" calcext:value-type="float">
            <text:p>0.0394736842</text:p>
          </table:table-cell>
          <table:table-cell table:formula="of:=[.D17]-[.G17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/([.F17]+[.H17])" office:value-type="float" office:value="1" calcext:value-type="float">
            <text:p>1</text:p>
          </table:table-cell>
          <table:table-cell table:formula="of:=[.F17]/([.F17]+[.G17])" office:value-type="float" office:value="1" calcext:value-type="float">
            <text:p>1</text:p>
          </table:table-cell>
          <table:table-cell table:formula="of:=2*([.I17]*[.J17])/([.I17]+[.J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GANI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table:formula="of:=[.D18]/[.C18]" office:value-type="float" office:value="0.130434782608696" calcext:value-type="float">
            <text:p>0.1304347826</text:p>
          </table:table-cell>
          <table:table-cell table:formula="of:=[.D18]-[.G18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]/([.F18]+[.H18])" office:value-type="float" office:value="1" calcext:value-type="float">
            <text:p>1</text:p>
          </table:table-cell>
          <table:table-cell table:formula="of:=[.F18]/([.F18]+[.G18])" office:value-type="float" office:value="1" calcext:value-type="float">
            <text:p>1</text:p>
          </table:table-cell>
          <table:table-cell table:formula="of:=2*([.I18]*[.J18])/([.I18]+[.J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D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8" table:formula="of:=[.D19]/[.C19]" office:value-type="float" office:value="0.136363636363636" calcext:value-type="float">
            <text:p>0.1363636364</text:p>
          </table:table-cell>
          <table:table-cell table:formula="of:=[.D19]-[.G19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/([.F19]+[.H19])" office:value-type="float" office:value="1" calcext:value-type="float">
            <text:p>1</text:p>
          </table:table-cell>
          <table:table-cell table:formula="of:=[.F19]/([.F19]+[.G19])" office:value-type="float" office:value="1" calcext:value-type="float">
            <text:p>1</text:p>
          </table:table-cell>
          <table:table-cell table:formula="of:=2*([.I19]*[.J19])/([.I19]+[.J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IOR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table:formula="of:=[.D20]/[.C20]" office:value-type="float" office:value="0.021505376344086" calcext:value-type="float">
            <text:p>0.0215053763</text:p>
          </table:table-cell>
          <table:table-cell table:formula="of:=[.D20]-[.G20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/([.F20]+[.H20])" office:value-type="float" office:value="1" calcext:value-type="float">
            <text:p>1</text:p>
          </table:table-cell>
          <table:table-cell table:formula="of:=[.F20]/([.F20]+[.G20])" office:value-type="float" office:value="1" calcext:value-type="float">
            <text:p>1</text:p>
          </table:table-cell>
          <table:table-cell table:formula="of:=2*([.I20]*[.J20])/([.I20]+[.J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KS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8" table:formula="of:=[.D21]/[.C21]" office:value-type="float" office:value="0.0476190476190476" calcext:value-type="float">
            <text:p>0.0476190476</text:p>
          </table:table-cell>
          <table:table-cell table:formula="of:=[.D21]-[.G2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/([.F21]+[.H21])" office:value-type="float" office:value="1" calcext:value-type="float">
            <text:p>1</text:p>
          </table:table-cell>
          <table:table-cell table:formula="of:=[.F21]/([.F21]+[.G21])" office:value-type="float" office:value="1" calcext:value-type="float">
            <text:p>1</text:p>
          </table:table-cell>
          <table:table-cell table:formula="of:=2*([.I21]*[.J21])/([.I21]+[.J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T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table:formula="of:=[.D22]/[.C22]" office:value-type="float" office:value="0.117647058823529" calcext:value-type="float">
            <text:p>0.1176470588</text:p>
          </table:table-cell>
          <table:table-cell table:formula="of:=[.D22]-[.G2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/([.F22]+[.H22])" office:value-type="float" office:value="1" calcext:value-type="float">
            <text:p>1</text:p>
          </table:table-cell>
          <table:table-cell table:formula="of:=[.F22]/([.F22]+[.G22])" office:value-type="float" office:value="1" calcext:value-type="float">
            <text:p>1</text:p>
          </table:table-cell>
          <table:table-cell table:formula="of:=2*([.I22]*[.J22])/([.I22]+[.J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table:formula="of:=[.D23]/[.C23]" office:value-type="float" office:value="0.0126582278481013" calcext:value-type="float">
            <text:p>0.0126582278</text:p>
          </table:table-cell>
          <table:table-cell table:formula="of:=[.D23]-[.G2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/([.F23]+[.H23])" office:value-type="float" office:value="1" calcext:value-type="float">
            <text:p>1</text:p>
          </table:table-cell>
          <table:table-cell table:formula="of:=[.F23]/([.F23]+[.G23])" office:value-type="float" office:value="1" calcext:value-type="float">
            <text:p>1</text:p>
          </table:table-cell>
          <table:table-cell table:formula="of:=2*([.I23]*[.J23])/([.I23]+[.J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formula="of:=[.D24]/[.C24]" office:value-type="float" office:value="0.0285714285714286" calcext:value-type="float">
            <text:p>0.0285714286</text:p>
          </table:table-cell>
          <table:table-cell table:formula="of:=[.D24]-[.G2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/([.F24]+[.H24])" office:value-type="float" office:value="1" calcext:value-type="float">
            <text:p>1</text:p>
          </table:table-cell>
          <table:table-cell table:formula="of:=[.F24]/([.F24]+[.G24])" office:value-type="float" office:value="1" calcext:value-type="float">
            <text:p>1</text:p>
          </table:table-cell>
          <table:table-cell table:formula="of:=2*([.I24]*[.J24])/([.I24]+[.J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D25]/[.C25]" office:value-type="float" office:value="0.032258064516129" calcext:value-type="float">
            <text:p>0.0322580645</text:p>
          </table:table-cell>
          <table:table-cell table:formula="of:=[.D25]-[.G2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/([.F25]+[.H25])" office:value-type="float" office:value="1" calcext:value-type="float">
            <text:p>1</text:p>
          </table:table-cell>
          <table:table-cell table:formula="of:=[.F25]/([.F25]+[.G25])" office:value-type="float" office:value="1" calcext:value-type="float">
            <text:p>1</text:p>
          </table:table-cell>
          <table:table-cell table:formula="of:=2*([.I25]*[.J25])/([.I25]+[.J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PPROST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formula="of:=[.D26]/[.C26]" office:value-type="float" office:value="0.0357142857142857" calcext:value-type="float">
            <text:p>0.0357142857</text:p>
          </table:table-cell>
          <table:table-cell table:formula="of:=[.D26]-[.G2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/([.F26]+[.H26])" office:value-type="float" office:value="1" calcext:value-type="float">
            <text:p>1</text:p>
          </table:table-cell>
          <table:table-cell table:formula="of:=[.F26]/([.F26]+[.G26])" office:value-type="float" office:value="1" calcext:value-type="float">
            <text:p>1</text:p>
          </table:table-cell>
          <table:table-cell table:formula="of:=2*([.I26]*[.J26])/([.I26]+[.J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KK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27]/[.C27]" office:value-type="float" office:value="0.0526315789473684" calcext:value-type="float">
            <text:p>0.0526315789</text:p>
          </table:table-cell>
          <table:table-cell table:formula="of:=[.D27]-[.G2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/([.F27]+[.H27])" office:value-type="float" office:value="1" calcext:value-type="float">
            <text:p>1</text:p>
          </table:table-cell>
          <table:table-cell table:formula="of:=[.F27]/([.F27]+[.G27])" office:value-type="float" office:value="1" calcext:value-type="float">
            <text:p>1</text:p>
          </table:table-cell>
          <table:table-cell table:formula="of:=2*([.I27]*[.J27])/([.I27]+[.J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28]/[.C28]" office:value-type="float" office:value="0.0588235294117647" calcext:value-type="float">
            <text:p>0.0588235294</text:p>
          </table:table-cell>
          <table:table-cell table:formula="of:=[.D28]-[.G2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/([.F28]+[.H28])" office:value-type="float" office:value="1" calcext:value-type="float">
            <text:p>1</text:p>
          </table:table-cell>
          <table:table-cell table:formula="of:=[.F28]/([.F28]+[.G28])" office:value-type="float" office:value="1" calcext:value-type="float">
            <text:p>1</text:p>
          </table:table-cell>
          <table:table-cell table:formula="of:=2*([.I28]*[.J28])/([.I28]+[.J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KOLOG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29]/[.C29]" office:value-type="float" office:value="0.0588235294117647" calcext:value-type="float">
            <text:p>0.0588235294</text:p>
          </table:table-cell>
          <table:table-cell table:formula="of:=[.D29]-[.G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/([.F29]+[.H29])" office:value-type="float" office:value="1" calcext:value-type="float">
            <text:p>1</text:p>
          </table:table-cell>
          <table:table-cell table:formula="of:=[.F29]/([.F29]+[.G29])" office:value-type="float" office:value="1" calcext:value-type="float">
            <text:p>1</text:p>
          </table:table-cell>
          <table:table-cell table:formula="of:=2*([.I29]*[.J29])/([.I29]+[.J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OLOG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" table:formula="of:=[.D30]/[.C30]" office:value-type="float" office:value="0.0769230769230769" calcext:value-type="float">
            <text:p>0.0769230769</text:p>
          </table:table-cell>
          <table:table-cell table:formula="of:=[.D30]-[.G3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/([.F30]+[.H30])" office:value-type="float" office:value="1" calcext:value-type="float">
            <text:p>1</text:p>
          </table:table-cell>
          <table:table-cell table:formula="of:=[.F30]/([.F30]+[.G30])" office:value-type="float" office:value="1" calcext:value-type="float">
            <text:p>1</text:p>
          </table:table-cell>
          <table:table-cell table:formula="of:=2*([.I30]*[.J30])/([.I30]+[.J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31]/[.C31]" office:value-type="float" office:value="0.0833333333333333" calcext:value-type="float">
            <text:p>0.0833333333</text:p>
          </table:table-cell>
          <table:table-cell table:formula="of:=[.D31]-[.G3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/([.F31]+[.H31])" office:value-type="float" office:value="1" calcext:value-type="float">
            <text:p>1</text:p>
          </table:table-cell>
          <table:table-cell table:formula="of:=[.F31]/([.F31]+[.G31])" office:value-type="float" office:value="1" calcext:value-type="float">
            <text:p>1</text:p>
          </table:table-cell>
          <table:table-cell table:formula="of:=2*([.I31]*[.J31])/([.I31]+[.J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PM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32]/[.C32]" office:value-type="float" office:value="0.0833333333333333" calcext:value-type="float">
            <text:p>0.0833333333</text:p>
          </table:table-cell>
          <table:table-cell table:formula="of:=[.D32]-[.G3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/([.F32]+[.H32])" office:value-type="float" office:value="1" calcext:value-type="float">
            <text:p>1</text:p>
          </table:table-cell>
          <table:table-cell table:formula="of:=[.F32]/([.F32]+[.G32])" office:value-type="float" office:value="1" calcext:value-type="float">
            <text:p>1</text:p>
          </table:table-cell>
          <table:table-cell table:formula="of:=2*([.I32]*[.J32])/([.I32]+[.J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table:formula="of:=[.D33]/[.C33]" office:value-type="float" office:value="0.1" calcext:value-type="float">
            <text:p>0.1</text:p>
          </table:table-cell>
          <table:table-cell table:formula="of:=[.D33]-[.G3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/([.F33]+[.H33])" office:value-type="float" office:value="1" calcext:value-type="float">
            <text:p>1</text:p>
          </table:table-cell>
          <table:table-cell table:formula="of:=[.F33]/([.F33]+[.G33])" office:value-type="float" office:value="1" calcext:value-type="float">
            <text:p>1</text:p>
          </table:table-cell>
          <table:table-cell table:formula="of:=2*([.I33]*[.J33])/([.I33]+[.J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style-name="ce18" table:formula="of:=[.D34]/[.C34]" office:value-type="float" office:value="0.121588089330025" calcext:value-type="float">
            <text:p>0.1215880893</text:p>
          </table:table-cell>
          <table:table-cell table:formula="of:=[.D34]-[.G34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4]/([.F34]+[.H34])" office:value-type="float" office:value="1" calcext:value-type="float">
            <text:p>1</text:p>
          </table:table-cell>
          <table:table-cell table:formula="of:=[.F34]/([.F34]+[.G34])" office:value-type="float" office:value="0.979591836734694" calcext:value-type="float">
            <text:p>0.9795918367</text:p>
          </table:table-cell>
          <table:table-cell table:formula="of:=2*([.I34]*[.J34])/([.I34]+[.J34])" office:value-type="float" office:value="0.989690721649485" calcext:value-type="float">
            <text:p>0.989690721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BM</text:p>
          </table:table-cell>
          <table:table-cell office:value-type="float" office:value="799" calcext:value-type="float">
            <text:p>799</text:p>
          </table:table-cell>
          <table:table-cell office:value-type="float" office:value="150" calcext:value-type="float">
            <text:p>150</text:p>
          </table:table-cell>
          <table:table-cell table:style-name="ce18" table:formula="of:=[.D35]/[.C35]" office:value-type="float" office:value="0.187734668335419" calcext:value-type="float">
            <text:p>0.1877346683</text:p>
          </table:table-cell>
          <table:table-cell table:formula="of:=[.D35]-[.G35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5]/([.F35]+[.H35])" office:value-type="float" office:value="1" calcext:value-type="float">
            <text:p>1</text:p>
          </table:table-cell>
          <table:table-cell table:formula="of:=[.F35]/([.F35]+[.G35])" office:value-type="float" office:value="0.96" calcext:value-type="float">
            <text:p>0.96</text:p>
          </table:table-cell>
          <table:table-cell table:formula="of:=2*([.I35]*[.J35])/([.I35]+[.J35])" office:value-type="float" office:value="0.979591836734694" calcext:value-type="float">
            <text:p>0.97959183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I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style-name="Default" table:formula="of:=[.D36]/[.C36]" office:value-type="float" office:value="0.153846153846154" calcext:value-type="float">
            <text:p>0.1538461538</text:p>
          </table:table-cell>
          <table:table-cell table:formula="of:=[.D36]-[.G3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6]/([.F36]+[.H36])" office:value-type="float" office:value="0.947368421052632" calcext:value-type="float">
            <text:p>0.9473684211</text:p>
          </table:table-cell>
          <table:table-cell table:formula="of:=[.F36]/([.F36]+[.G36])" office:value-type="float" office:value="1" calcext:value-type="float">
            <text:p>1</text:p>
          </table:table-cell>
          <table:table-cell table:formula="of:=2*([.I36]*[.J36])/([.I36]+[.J36])" office:value-type="float" office:value="0.972972972972973" calcext:value-type="float">
            <text:p>0.97297297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NIN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style-name="ce18" table:formula="of:=[.D37]/[.C37]" office:value-type="float" office:value="0.135593220338983" calcext:value-type="float">
            <text:p>0.1355932203</text:p>
          </table:table-cell>
          <table:table-cell table:formula="of:=[.D37]-[.G3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7]/([.F37]+[.H37])" office:value-type="float" office:value="1" calcext:value-type="float">
            <text:p>1</text:p>
          </table:table-cell>
          <table:table-cell table:formula="of:=[.F37]/([.F37]+[.G37])" office:value-type="float" office:value="0.9375" calcext:value-type="float">
            <text:p>0.9375</text:p>
          </table:table-cell>
          <table:table-cell table:formula="of:=2*([.I37]*[.J37])/([.I37]+[.J37])" office:value-type="float" office:value="0.967741935483871" calcext:value-type="float">
            <text:p>0.96774193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KRO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style-name="ce18" table:formula="of:=[.D38]/[.C38]" office:value-type="float" office:value="0.352380952380952" calcext:value-type="float">
            <text:p>0.3523809524</text:p>
          </table:table-cell>
          <table:table-cell table:formula="of:=[.D38]-[.G38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([.F38]+[.H38])" office:value-type="float" office:value="1" calcext:value-type="float">
            <text:p>1</text:p>
          </table:table-cell>
          <table:table-cell table:formula="of:=[.F38]/([.F38]+[.G38])" office:value-type="float" office:value="0.918918918918919" calcext:value-type="float">
            <text:p>0.9189189189</text:p>
          </table:table-cell>
          <table:table-cell table:formula="of:=2*([.I38]*[.J38])/([.I38]+[.J38])" office:value-type="float" office:value="0.957746478873239" calcext:value-type="float">
            <text:p>0.95774647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TSL</text:p>
          </table:table-cell>
          <table:table-cell table:formula="of:=1422-29" office:value-type="float" office:value="1393" calcext:value-type="float">
            <text:p>1393</text:p>
          </table:table-cell>
          <table:table-cell office:value-type="float" office:value="73" calcext:value-type="float">
            <text:p>73</text:p>
          </table:table-cell>
          <table:table-cell table:style-name="Default" table:formula="of:=[.D39]/[.C39]" office:value-type="float" office:value="0.0524048815506102" calcext:value-type="float">
            <text:p>0.0524048816</text:p>
          </table:table-cell>
          <table:table-cell table:formula="of:=[.D39]-[.G39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39]/([.F39]+[.H39])" office:value-type="float" office:value="0.957746478873239" calcext:value-type="float">
            <text:p>0.9577464789</text:p>
          </table:table-cell>
          <table:table-cell table:formula="of:=[.F39]/([.F39]+[.G39])" office:value-type="float" office:value="0.931506849315068" calcext:value-type="float">
            <text:p>0.9315068493</text:p>
          </table:table-cell>
          <table:table-cell table:formula="of:=2*([.I39]*[.J39])/([.I39]+[.J39])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TI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table:style-name="Default" table:formula="of:=[.D40]/[.C40]" office:value-type="float" office:value="0.51985559566787" calcext:value-type="float">
            <text:p>0.5198555957</text:p>
          </table:table-cell>
          <table:table-cell table:formula="of:=[.D40]-[.G40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F40]/([.F40]+[.H40])" office:value-type="float" office:value="0.912751677852349" calcext:value-type="float">
            <text:p>0.9127516779</text:p>
          </table:table-cell>
          <table:table-cell table:formula="of:=[.F40]/([.F40]+[.G40])" office:value-type="float" office:value="0.944444444444444" calcext:value-type="float">
            <text:p>0.9444444444</text:p>
          </table:table-cell>
          <table:table-cell table:formula="of:=2*([.I40]*[.J40])/([.I40]+[.J40])" office:value-type="float" office:value="0.928327645051195" calcext:value-type="float">
            <text:p>0.928327645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PPK</text:p>
          </table:table-cell>
          <table:table-cell office:value-type="float" office:value="1153" calcext:value-type="float">
            <text:p>1153</text:p>
          </table:table-cell>
          <table:table-cell office:value-type="float" office:value="103" calcext:value-type="float">
            <text:p>103</text:p>
          </table:table-cell>
          <table:table-cell table:style-name="ce18" table:formula="of:=[.D41]/[.C41]" office:value-type="float" office:value="0.0893321769297485" calcext:value-type="float">
            <text:p>0.0893321769</text:p>
          </table:table-cell>
          <table:table-cell table:formula="of:=[.D41]-[.G41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41]/([.F41]+[.H41])" office:value-type="float" office:value="0.94" calcext:value-type="float">
            <text:p>0.94</text:p>
          </table:table-cell>
          <table:table-cell table:formula="of:=[.F41]/([.F41]+[.G41])" office:value-type="float" office:value="0.912621359223301" calcext:value-type="float">
            <text:p>0.9126213592</text:p>
          </table:table-cell>
          <table:table-cell table:formula="of:=2*([.I41]*[.J41])/([.I41]+[.J41])" office:value-type="float" office:value="0.926108374384236" calcext:value-type="float">
            <text:p>0.926108374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TB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table:style-name="ce18" table:formula="of:=[.D42]/[.C42]" office:value-type="float" office:value="0.0560292326431182" calcext:value-type="float">
            <text:p>0.0560292326</text:p>
          </table:table-cell>
          <table:table-cell table:formula="of:=[.D42]-[.G42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F42]/([.F42]+[.H42])" office:value-type="float" office:value="0.930232558139535" calcext:value-type="float">
            <text:p>0.9302325581</text:p>
          </table:table-cell>
          <table:table-cell table:formula="of:=[.F42]/([.F42]+[.G42])" office:value-type="float" office:value="0.869565217391304" calcext:value-type="float">
            <text:p>0.8695652174</text:p>
          </table:table-cell>
          <table:table-cell table:formula="of:=2*([.I42]*[.J42])/([.I42]+[.J42])" office:value-type="float" office:value="0.898876404494382" calcext:value-type="float">
            <text:p>0.898876404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8" table:formula="of:=[.D43]/[.C43]" office:value-type="float" office:value="0.3125" calcext:value-type="float">
            <text:p>0.3125</text:p>
          </table:table-cell>
          <table:table-cell table:formula="of:=[.D43]-[.G4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([.F43]+[.H43])" office:value-type="float" office:value="0.714285714285714" calcext:value-type="float">
            <text:p>0.7142857143</text:p>
          </table:table-cell>
          <table:table-cell table:formula="of:=[.F43]/([.F43]+[.G43])" office:value-type="float" office:value="1" calcext:value-type="float">
            <text:p>1</text:p>
          </table:table-cell>
          <table:table-cell table:formula="of:=2*([.I43]*[.J43])/([.I43]+[.J43])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KK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formula="of:=[.D44]/[.C44]" office:value-type="float" office:value="0.144927536231884" calcext:value-type="float">
            <text:p>0.1449275362</text:p>
          </table:table-cell>
          <table:table-cell table:formula="of:=[.D44]-[.G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44]/([.F44]+[.H44])" office:value-type="float" office:value="0.666666666666667" calcext:value-type="float">
            <text:p>0.6666666667</text:p>
          </table:table-cell>
          <table:table-cell table:formula="of:=[.F44]/([.F44]+[.G44])" office:value-type="float" office:value="1" calcext:value-type="float">
            <text:p>1</text:p>
          </table:table-cell>
          <table:table-cell table:formula="of:=2*([.I44]*[.J44])/([.I44]+[.J44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KV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8" table:formula="of:=[.D45]/[.C45]" office:value-type="float" office:value="0.0555555555555556" calcext:value-type="float">
            <text:p>0.0555555556</text:p>
          </table:table-cell>
          <table:table-cell table:formula="of:=[.D45]-[.G4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45]/([.F45]+[.H45])" office:value-type="float" office:value="0.625" calcext:value-type="float">
            <text:p>0.625</text:p>
          </table:table-cell>
          <table:table-cell table:formula="of:=[.F45]/([.F45]+[.G45])" office:value-type="float" office:value="1" calcext:value-type="float">
            <text:p>1</text:p>
          </table:table-cell>
          <table:table-cell table:formula="of:=2*([.I45]*[.J45])/([.I45]+[.J45])" office:value-type="float" office:value="0.769230769230769" calcext:value-type="float">
            <text:p>0.769230769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TAL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8" table:formula="of:=[.D46]/[.C46]" office:value-type="float" office:value="0.217391304347826" calcext:value-type="float">
            <text:p>0.2173913043</text:p>
          </table:table-cell>
          <table:table-cell table:formula="of:=[.D46]-[.G4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6]/([.F46]+[.H46])" office:value-type="float" office:value="1" calcext:value-type="float">
            <text:p>1</text:p>
          </table:table-cell>
          <table:table-cell table:formula="of:=[.F46]/([.F46]+[.G46])" office:value-type="float" office:value="0.5" calcext:value-type="float">
            <text:p>0.5</text:p>
          </table:table-cell>
          <table:table-cell table:formula="of:=2*([.I46]*[.J46])/([.I46]+[.J46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OMED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table:formula="of:=[.D47]/[.C47]" office:value-type="float" office:value="0.148148148148148" calcext:value-type="float">
            <text:p>0.1481481481</text:p>
          </table:table-cell>
          <table:table-cell table:formula="of:=[.D47]-[.G4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47]/([.F47]+[.H47])" office:value-type="float" office:value="1" calcext:value-type="float">
            <text:p>1</text:p>
          </table:table-cell>
          <table:table-cell table:formula="of:=[.F47]/([.F47]+[.G47])" office:value-type="float" office:value="0.5" calcext:value-type="float">
            <text:p>0.5</text:p>
          </table:table-cell>
          <table:table-cell table:formula="of:=2*([.I47]*[.J47])/([.I47]+[.J47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8" table:formula="of:=[.D48]/[.C48]" office:value-type="float" office:value="0.0119760479041916" calcext:value-type="float">
            <text:p>0.0119760479</text:p>
          </table:table-cell>
          <table:table-cell table:formula="of:=[.D48]-[.G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8]/([.F48]+[.H48])" office:value-type="float" office:value="1" calcext:value-type="float">
            <text:p>1</text:p>
          </table:table-cell>
          <table:table-cell table:formula="of:=[.F48]/([.F48]+[.G48])" office:value-type="float" office:value="0.5" calcext:value-type="float">
            <text:p>0.5</text:p>
          </table:table-cell>
          <table:table-cell table:formula="of:=2*([.I48]*[.J48])/([.I48]+[.J48])" office:value-type="float" office:value="0.666666666666667" calcext:value-type="float">
            <text:p>0.6666666667</text:p>
          </table:table-cell>
          <table:table-cell/>
          <table:table-cell office:value-type="string" calcext:value-type="string">
            <text:p>Dalam tahap mainten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PPRODTK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8" table:formula="of:=[.D49]/[.C49]" office:value-type="float" office:value="0.05" calcext:value-type="float">
            <text:p>0.05</text:p>
          </table:table-cell>
          <table:table-cell table:formula="of:=[.D49]-[.G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9]/([.F49]+[.H49])" office:value-type="float" office:value="1" calcext:value-type="float">
            <text:p>1</text:p>
          </table:table-cell>
          <table:table-cell table:formula="of:=[.F49]/([.F49]+[.G49])" office:value-type="float" office:value="0.5" calcext:value-type="float">
            <text:p>0.5</text:p>
          </table:table-cell>
          <table:table-cell table:formula="of:=2*([.I49]*[.J49])/([.I49]+[.J49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KSTKAA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8" table:formula="of:=[.D50]/[.C50]" office:value-type="float" office:value="0.04" calcext:value-type="float">
            <text:p>0.04</text:p>
          </table:table-cell>
          <table:table-cell table:formula="of:=[.D50]-[.G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50]/([.F50]+[.H50])" office:value-type="float" office:value="0.333333333333333" calcext:value-type="float">
            <text:p>0.3333333333</text:p>
          </table:table-cell>
          <table:table-cell table:formula="of:=[.F50]/([.F50]+[.G50])" office:value-type="float" office:value="1" calcext:value-type="float">
            <text:p>1</text:p>
          </table:table-cell>
          <table:table-cell table:formula="of:=2*([.I50]*[.J50])/([.I50]+[.J50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51]/[.C51]" office:value-type="float" office:value="0.0526315789473684" calcext:value-type="float">
            <text:p>0.0526315789</text:p>
          </table:table-cell>
          <table:table-cell table:formula="of:=[.D51]-[.G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51]/([.F51]+[.H51])" office:value-type="float" office:value="0.25" calcext:value-type="float">
            <text:p>0.25</text:p>
          </table:table-cell>
          <table:table-cell table:formula="of:=[.F51]/([.F51]+[.G51])" office:value-type="float" office:value="1" calcext:value-type="float">
            <text:p>1</text:p>
          </table:table-cell>
          <table:table-cell table:formula="of:=2*([.I51]*[.J51])/([.I51]+[.J51]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M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0" calcext:value-type="float">
            <text:p>0</text:p>
          </table:table-cell>
          <table:table-cell table:formula="of:=[.D52]/[.C52]" office:value-type="float" office:value="0" calcext:value-type="float">
            <text:p>0</text:p>
          </table:table-cell>
          <table:table-cell table:style-name="ce17" table:formula="of:=[.D52]-[.G5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[.F52]/([.F52]+[.H52])" office:value-type="float" office:value="0" calcext:value-type="float">
            <text:p>0</text:p>
          </table:table-cell>
          <table:table-cell table:style-name="ce17" table:formula="of:=[.F52]/([.F52]+[.G52])" office:value-type="string" office:string-value="" calcext:value-type="error">
            <text:p>#DIV/0!</text:p>
          </table:table-cell>
          <table:table-cell table:style-name="ce17" table:formula="of:=2*([.I52]*[.J52])/([.I52]+[.J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BT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formula="of:=[.D53]/[.C53]" office:value-type="float" office:value="0" calcext:value-type="float">
            <text:p>0</text:p>
          </table:table-cell>
          <table:table-cell table:style-name="ce17" table:formula="of:=[.D53]-[.G5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F53]/([.F53]+[.H53])" office:value-type="float" office:value="0" calcext:value-type="float">
            <text:p>0</text:p>
          </table:table-cell>
          <table:table-cell table:style-name="ce17" table:formula="of:=[.F53]/([.F53]+[.G53])" office:value-type="string" office:string-value="" calcext:value-type="error">
            <text:p>#DIV/0!</text:p>
          </table:table-cell>
          <table:table-cell table:style-name="ce17" table:formula="of:=2*([.I53]*[.J53])/([.I53]+[.J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SDB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4]/[.C54]" office:value-type="float" office:value="0" calcext:value-type="float">
            <text:p>0</text:p>
          </table:table-cell>
          <table:table-cell table:style-name="ce17" table:formula="of:=[.D54]-[.G5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4]/([.F54]+[.H54])" office:value-type="float" office:value="0" calcext:value-type="float">
            <text:p>0</text:p>
          </table:table-cell>
          <table:table-cell table:style-name="ce17" table:formula="of:=[.F54]/([.F54]+[.G54])" office:value-type="string" office:string-value="" calcext:value-type="error">
            <text:p>#DIV/0!</text:p>
          </table:table-cell>
          <table:table-cell table:style-name="ce17" table:formula="of:=2*([.I54]*[.J54])/([.I54]+[.J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5]/[.C55]" office:value-type="float" office:value="0" calcext:value-type="float">
            <text:p>0</text:p>
          </table:table-cell>
          <table:table-cell table:style-name="ce17" table:formula="of:=[.D55]-[.G5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5]/([.F55]+[.H55])" office:value-type="float" office:value="0" calcext:value-type="float">
            <text:p>0</text:p>
          </table:table-cell>
          <table:table-cell table:style-name="ce17" table:formula="of:=[.F55]/([.F55]+[.G55])" office:value-type="string" office:string-value="" calcext:value-type="error">
            <text:p>#DIV/0!</text:p>
          </table:table-cell>
          <table:table-cell table:style-name="ce17" table:formula="of:=2*([.I55]*[.J55])/([.I55]+[.J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6]/[.C56]" office:value-type="float" office:value="0" calcext:value-type="float">
            <text:p>0</text:p>
          </table:table-cell>
          <table:table-cell table:style-name="ce17" table:formula="of:=[.D56]-[.G5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6]/([.F56]+[.H56])" office:value-type="float" office:value="0" calcext:value-type="float">
            <text:p>0</text:p>
          </table:table-cell>
          <table:table-cell table:style-name="ce17" table:formula="of:=[.F56]/([.F56]+[.G56])" office:value-type="string" office:string-value="" calcext:value-type="error">
            <text:p>#DIV/0!</text:p>
          </table:table-cell>
          <table:table-cell table:style-name="ce17" table:formula="of:=2*([.I56]*[.J56])/([.I56]+[.J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7]/[.C57]" office:value-type="float" office:value="0" calcext:value-type="float">
            <text:p>0</text:p>
          </table:table-cell>
          <table:table-cell table:style-name="ce17" table:formula="of:=[.D57]-[.G5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7]/([.F57]+[.H57])" office:value-type="float" office:value="0" calcext:value-type="float">
            <text:p>0</text:p>
          </table:table-cell>
          <table:table-cell table:style-name="ce17" table:formula="of:=[.F57]/([.F57]+[.G57])" office:value-type="string" office:string-value="" calcext:value-type="error">
            <text:p>#DIV/0!</text:p>
          </table:table-cell>
          <table:table-cell table:style-name="ce17" table:formula="of:=2*([.I57]*[.J57])/([.I57]+[.J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T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[.D58]/[.C58]" office:value-type="float" office:value="0" calcext:value-type="float">
            <text:p>0</text:p>
          </table:table-cell>
          <table:table-cell table:style-name="ce17" table:formula="of:=[.D58]-[.G5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8]/([.F58]+[.H58])" office:value-type="float" office:value="0" calcext:value-type="float">
            <text:p>0</text:p>
          </table:table-cell>
          <table:table-cell table:style-name="ce17" table:formula="of:=[.F58]/([.F58]+[.G58])" office:value-type="string" office:string-value="" calcext:value-type="error">
            <text:p>#DIV/0!</text:p>
          </table:table-cell>
          <table:table-cell table:style-name="ce17" table:formula="of:=2*([.I58]*[.J58])/([.I58]+[.J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KTBAR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0" calcext:value-type="float">
            <text:p>0</text:p>
          </table:table-cell>
          <table:table-cell table:formula="of:=[.D59]/[.C59]" office:value-type="float" office:value="0" calcext:value-type="float">
            <text:p>0</text:p>
          </table:table-cell>
          <table:table-cell table:style-name="ce17" table:formula="of:=[.D59]-[.G5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59]/([.F59]+[.H59])" office:value-type="float" office:value="0" calcext:value-type="float">
            <text:p>0</text:p>
          </table:table-cell>
          <table:table-cell table:style-name="ce17" table:formula="of:=[.F59]/([.F59]+[.G59])" office:value-type="string" office:string-value="" calcext:value-type="error">
            <text:p>#DIV/0!</text:p>
          </table:table-cell>
          <table:table-cell table:style-name="ce17" table:formula="of:=2*([.I59]*[.J59])/([.I59]+[.J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T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[.D60]/[.C60]" office:value-type="float" office:value="0" calcext:value-type="float">
            <text:p>0</text:p>
          </table:table-cell>
          <table:table-cell table:style-name="ce17" table:formula="of:=[.D60]-[.G6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60]/([.F60]+[.H60])" office:value-type="float" office:value="0" calcext:value-type="float">
            <text:p>0</text:p>
          </table:table-cell>
          <table:table-cell table:style-name="ce17" table:formula="of:=[.F60]/([.F60]+[.G60])" office:value-type="string" office:string-value="" calcext:value-type="error">
            <text:p>#DIV/0!</text:p>
          </table:table-cell>
          <table:table-cell table:style-name="ce17" table:formula="of:=2*([.I60]*[.J60])/([.I60]+[.J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HE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D61]/[.C61]" office:value-type="float" office:value="0" calcext:value-type="float">
            <text:p>0</text:p>
          </table:table-cell>
          <table:table-cell table:style-name="ce17" table:formula="of:=[.D61]-[.G6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61]/([.F61]+[.H61])" office:value-type="float" office:value="0" calcext:value-type="float">
            <text:p>0</text:p>
          </table:table-cell>
          <table:table-cell table:style-name="ce17" table:formula="of:=[.F61]/([.F61]+[.G61])" office:value-type="string" office:string-value="" calcext:value-type="error">
            <text:p>#DIV/0!</text:p>
          </table:table-cell>
          <table:table-cell table:style-name="ce17" table:formula="of:=2*([.I61]*[.J61])/([.I61]+[.J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KKVM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[.D62]/[.C62]" office:value-type="float" office:value="0" calcext:value-type="float">
            <text:p>0</text:p>
          </table:table-cell>
          <table:table-cell table:style-name="ce17" table:formula="of:=[.D62]-[.G6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62]/([.F62]+[.H62])" office:value-type="float" office:value="0" calcext:value-type="float">
            <text:p>0</text:p>
          </table:table-cell>
          <table:table-cell table:style-name="ce17" table:formula="of:=[.F62]/([.F62]+[.G62])" office:value-type="string" office:string-value="" calcext:value-type="error">
            <text:p>#DIV/0!</text:p>
          </table:table-cell>
          <table:table-cell table:style-name="ce17" table:formula="of:=2*([.I62]*[.J62])/([.I62]+[.J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F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formula="of:=[.D63]/[.C63]" office:value-type="float" office:value="0" calcext:value-type="float">
            <text:p>0</text:p>
          </table:table-cell>
          <table:table-cell table:style-name="ce17" table:formula="of:=[.D63]-[.G6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3]/([.F63]+[.H63])" office:value-type="string" office:string-value="" calcext:value-type="error">
            <text:p>#DIV/0!</text:p>
          </table:table-cell>
          <table:table-cell table:style-name="ce17" table:formula="of:=[.F63]/([.F63]+[.G63])" office:value-type="string" office:string-value="" calcext:value-type="error">
            <text:p>#DIV/0!</text:p>
          </table:table-cell>
          <table:table-cell table:style-name="ce17" table:formula="of:=2*([.I63]*[.J63])/([.I63]+[.J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E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formula="of:=[.D64]/[.C64]" office:value-type="float" office:value="0" calcext:value-type="float">
            <text:p>0</text:p>
          </table:table-cell>
          <table:table-cell table:style-name="ce17" table:formula="of:=[.D64]-[.G6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4]/([.F64]+[.H64])" office:value-type="string" office:string-value="" calcext:value-type="error">
            <text:p>#DIV/0!</text:p>
          </table:table-cell>
          <table:table-cell table:style-name="ce17" table:formula="of:=[.F64]/([.F64]+[.G64])" office:value-type="string" office:string-value="" calcext:value-type="error">
            <text:p>#DIV/0!</text:p>
          </table:table-cell>
          <table:table-cell table:style-name="ce17" table:formula="of:=2*([.I64]*[.J64])/([.I64]+[.J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P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[.D65]/[.C65]" office:value-type="float" office:value="0" calcext:value-type="float">
            <text:p>0</text:p>
          </table:table-cell>
          <table:table-cell table:style-name="ce17" table:formula="of:=[.D65]-[.G6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5]/([.F65]+[.H65])" office:value-type="string" office:string-value="" calcext:value-type="error">
            <text:p>#DIV/0!</text:p>
          </table:table-cell>
          <table:table-cell table:style-name="ce17" table:formula="of:=[.F65]/([.F65]+[.G65])" office:value-type="string" office:string-value="" calcext:value-type="error">
            <text:p>#DIV/0!</text:p>
          </table:table-cell>
          <table:table-cell table:style-name="ce17" table:formula="of:=2*([.I65]*[.J65])/([.I65]+[.J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EK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[.D66]/[.C66]" office:value-type="float" office:value="0" calcext:value-type="float">
            <text:p>0</text:p>
          </table:table-cell>
          <table:table-cell table:style-name="ce17" table:formula="of:=[.D66]-[.G6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6]/([.F66]+[.H66])" office:value-type="string" office:string-value="" calcext:value-type="error">
            <text:p>#DIV/0!</text:p>
          </table:table-cell>
          <table:table-cell table:style-name="ce17" table:formula="of:=[.F66]/([.F66]+[.G66])" office:value-type="string" office:string-value="" calcext:value-type="error">
            <text:p>#DIV/0!</text:p>
          </table:table-cell>
          <table:table-cell table:style-name="ce17" table:formula="of:=2*([.I66]*[.J66])/([.I66]+[.J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67]/[.C67]" office:value-type="float" office:value="0" calcext:value-type="float">
            <text:p>0</text:p>
          </table:table-cell>
          <table:table-cell table:style-name="ce17" table:formula="of:=[.D67]-[.G6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7]/([.F67]+[.H67])" office:value-type="string" office:string-value="" calcext:value-type="error">
            <text:p>#DIV/0!</text:p>
          </table:table-cell>
          <table:table-cell table:style-name="ce17" table:formula="of:=[.F67]/([.F67]+[.G67])" office:value-type="string" office:string-value="" calcext:value-type="error">
            <text:p>#DIV/0!</text:p>
          </table:table-cell>
          <table:table-cell table:style-name="ce17" table:formula="of:=2*([.I67]*[.J67])/([.I67]+[.J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E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formula="of:=[.D68]/[.C68]" office:value-type="float" office:value="0" calcext:value-type="float">
            <text:p>0</text:p>
          </table:table-cell>
          <table:table-cell table:style-name="ce17" table:formula="of:=[.D68]-[.G6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8]/([.F68]+[.H68])" office:value-type="string" office:string-value="" calcext:value-type="error">
            <text:p>#DIV/0!</text:p>
          </table:table-cell>
          <table:table-cell table:style-name="ce17" table:formula="of:=[.F68]/([.F68]+[.G68])" office:value-type="string" office:string-value="" calcext:value-type="error">
            <text:p>#DIV/0!</text:p>
          </table:table-cell>
          <table:table-cell table:style-name="ce17" table:formula="of:=2*([.I68]*[.J68])/([.I68]+[.J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FFTI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formula="of:=[.D69]/[.C69]" office:value-type="float" office:value="0" calcext:value-type="float">
            <text:p>0</text:p>
          </table:table-cell>
          <table:table-cell table:style-name="ce17" table:formula="of:=[.D69]-[.G6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9]/([.F69]+[.H69])" office:value-type="string" office:string-value="" calcext:value-type="error">
            <text:p>#DIV/0!</text:p>
          </table:table-cell>
          <table:table-cell table:style-name="ce17" table:formula="of:=[.F69]/([.F69]+[.G69])" office:value-type="string" office:string-value="" calcext:value-type="error">
            <text:p>#DIV/0!</text:p>
          </table:table-cell>
          <table:table-cell table:style-name="ce17" table:formula="of:=2*([.I69]*[.J69])/([.I69]+[.J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70]/[.C70]" office:value-type="float" office:value="0" calcext:value-type="float">
            <text:p>0</text:p>
          </table:table-cell>
          <table:table-cell table:style-name="ce17" table:formula="of:=[.D70]-[.G7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0]/([.F70]+[.H70])" office:value-type="string" office:string-value="" calcext:value-type="error">
            <text:p>#DIV/0!</text:p>
          </table:table-cell>
          <table:table-cell table:style-name="ce17" table:formula="of:=[.F70]/([.F70]+[.G70])" office:value-type="string" office:string-value="" calcext:value-type="error">
            <text:p>#DIV/0!</text:p>
          </table:table-cell>
          <table:table-cell table:style-name="ce17" table:formula="of:=2*([.I70]*[.J70])/([.I70]+[.J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PAR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71]/[.C71]" office:value-type="float" office:value="0" calcext:value-type="float">
            <text:p>0</text:p>
          </table:table-cell>
          <table:table-cell table:style-name="ce17" table:formula="of:=[.D71]-[.G7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1]/([.F71]+[.H71])" office:value-type="string" office:string-value="" calcext:value-type="error">
            <text:p>#DIV/0!</text:p>
          </table:table-cell>
          <table:table-cell table:style-name="ce17" table:formula="of:=[.F71]/([.F71]+[.G71])" office:value-type="string" office:string-value="" calcext:value-type="error">
            <text:p>#DIV/0!</text:p>
          </table:table-cell>
          <table:table-cell table:style-name="ce17" table:formula="of:=2*([.I71]*[.J71])/([.I71]+[.J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D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[.D72]/[.C72]" office:value-type="float" office:value="0" calcext:value-type="float">
            <text:p>0</text:p>
          </table:table-cell>
          <table:table-cell table:style-name="ce17" table:formula="of:=[.D72]-[.G7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2]/([.F72]+[.H72])" office:value-type="string" office:string-value="" calcext:value-type="error">
            <text:p>#DIV/0!</text:p>
          </table:table-cell>
          <table:table-cell table:style-name="ce17" table:formula="of:=[.F72]/([.F72]+[.G72])" office:value-type="string" office:string-value="" calcext:value-type="error">
            <text:p>#DIV/0!</text:p>
          </table:table-cell>
          <table:table-cell table:style-name="ce17" table:formula="of:=2*([.I72]*[.J72])/([.I72]+[.J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CEANO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formula="of:=[.D73]/[.C73]" office:value-type="float" office:value="0" calcext:value-type="float">
            <text:p>0</text:p>
          </table:table-cell>
          <table:table-cell table:style-name="ce17" table:formula="of:=[.D73]-[.G7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3]/([.F73]+[.H73])" office:value-type="string" office:string-value="" calcext:value-type="error">
            <text:p>#DIV/0!</text:p>
          </table:table-cell>
          <table:table-cell table:style-name="ce17" table:formula="of:=[.F73]/([.F73]+[.G73])" office:value-type="string" office:string-value="" calcext:value-type="error">
            <text:p>#DIV/0!</text:p>
          </table:table-cell>
          <table:table-cell table:style-name="ce17" table:formula="of:=2*([.I73]*[.J73])/([.I73]+[.J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TTM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0" calcext:value-type="float">
            <text:p>0</text:p>
          </table:table-cell>
          <table:table-cell table:formula="of:=[.D74]/[.C74]" office:value-type="float" office:value="0" calcext:value-type="float">
            <text:p>0</text:p>
          </table:table-cell>
          <table:table-cell table:style-name="ce17" table:formula="of:=[.D74]-[.G7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4]/([.F74]+[.H74])" office:value-type="string" office:string-value="" calcext:value-type="error">
            <text:p>#DIV/0!</text:p>
          </table:table-cell>
          <table:table-cell table:style-name="ce17" table:formula="of:=[.F74]/([.F74]+[.G74])" office:value-type="string" office:string-value="" calcext:value-type="error">
            <text:p>#DIV/0!</text:p>
          </table:table-cell>
          <table:table-cell table:style-name="ce17" table:formula="of:=2*([.I74]*[.J74])/([.I74]+[.J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KRE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75]/[.C75]" office:value-type="float" office:value="0" calcext:value-type="float">
            <text:p>0</text:p>
          </table:table-cell>
          <table:table-cell table:style-name="ce17" table:formula="of:=[.D75]-[.G7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5]/([.F75]+[.H75])" office:value-type="string" office:string-value="" calcext:value-type="error">
            <text:p>#DIV/0!</text:p>
          </table:table-cell>
          <table:table-cell table:style-name="ce17" table:formula="of:=[.F75]/([.F75]+[.G75])" office:value-type="string" office:string-value="" calcext:value-type="error">
            <text:p>#DIV/0!</text:p>
          </table:table-cell>
          <table:table-cell table:style-name="ce17" table:formula="of:=2*([.I75]*[.J75])/([.I75]+[.J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NIRUPA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0" calcext:value-type="float">
            <text:p>0</text:p>
          </table:table-cell>
          <table:table-cell table:formula="of:=[.D76]/[.C76]" office:value-type="float" office:value="0" calcext:value-type="float">
            <text:p>0</text:p>
          </table:table-cell>
          <table:table-cell table:style-name="ce17" table:formula="of:=[.D76]-[.G7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6]/([.F76]+[.H76])" office:value-type="string" office:string-value="" calcext:value-type="error">
            <text:p>#DIV/0!</text:p>
          </table:table-cell>
          <table:table-cell table:style-name="ce17" table:formula="of:=[.F76]/([.F76]+[.G76])" office:value-type="string" office:string-value="" calcext:value-type="error">
            <text:p>#DIV/0!</text:p>
          </table:table-cell>
          <table:table-cell table:style-name="ce17" table:formula="of:=2*([.I76]*[.J76])/([.I76]+[.J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KMR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[.D77]/[.C77]" office:value-type="float" office:value="0" calcext:value-type="float">
            <text:p>0</text:p>
          </table:table-cell>
          <table:table-cell table:style-name="ce17" table:formula="of:=[.D77]-[.G7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7]/([.F77]+[.H77])" office:value-type="string" office:string-value="" calcext:value-type="error">
            <text:p>#DIV/0!</text:p>
          </table:table-cell>
          <table:table-cell table:style-name="ce17" table:formula="of:=[.F77]/([.F77]+[.G77])" office:value-type="string" office:string-value="" calcext:value-type="error">
            <text:p>#DIV/0!</text:p>
          </table:table-cell>
          <table:table-cell table:style-name="ce17" table:formula="of:=2*([.I77]*[.J77])/([.I77]+[.J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SPRO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formula="of:=[.D78]/[.C78]" office:value-type="float" office:value="0" calcext:value-type="float">
            <text:p>0</text:p>
          </table:table-cell>
          <table:table-cell table:style-name="ce17" table:formula="of:=[.D78]-[.G7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8]/([.F78]+[.H78])" office:value-type="string" office:string-value="" calcext:value-type="error">
            <text:p>#DIV/0!</text:p>
          </table:table-cell>
          <table:table-cell table:style-name="ce17" table:formula="of:=[.F78]/([.F78]+[.G78])" office:value-type="string" office:string-value="" calcext:value-type="error">
            <text:p>#DIV/0!</text:p>
          </table:table-cell>
          <table:table-cell table:style-name="ce17" table:formula="of:=2*([.I78]*[.J78])/([.I78]+[.J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KIIDBV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[.D79]/[.C79]" office:value-type="float" office:value="0" calcext:value-type="float">
            <text:p>0</text:p>
          </table:table-cell>
          <table:table-cell table:style-name="ce17" table:formula="of:=[.D79]-[.G7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9]/([.F79]+[.H79])" office:value-type="string" office:string-value="" calcext:value-type="error">
            <text:p>#DIV/0!</text:p>
          </table:table-cell>
          <table:table-cell table:style-name="ce17" table:formula="of:=[.F79]/([.F79]+[.G79])" office:value-type="string" office:string-value="" calcext:value-type="error">
            <text:p>#DIV/0!</text:p>
          </table:table-cell>
          <table:table-cell table:style-name="ce17" table:formula="of:=2*([.I79]*[.J79])/([.I79]+[.J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KIK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formula="of:=[.D80]/[.C80]" office:value-type="float" office:value="0" calcext:value-type="float">
            <text:p>0</text:p>
          </table:table-cell>
          <table:table-cell table:style-name="ce17" table:formula="of:=[.D80]-[.G8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0]/([.F80]+[.H80])" office:value-type="string" office:string-value="" calcext:value-type="error">
            <text:p>#DIV/0!</text:p>
          </table:table-cell>
          <table:table-cell table:style-name="ce17" table:formula="of:=[.F80]/([.F80]+[.G80])" office:value-type="string" office:string-value="" calcext:value-type="error">
            <text:p>#DIV/0!</text:p>
          </table:table-cell>
          <table:table-cell table:style-name="ce17" table:formula="of:=2*([.I80]*[.J80])/([.I80]+[.J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ESIN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81]/[.C81]" office:value-type="float" office:value="0" calcext:value-type="float">
            <text:p>0</text:p>
          </table:table-cell>
          <table:table-cell table:style-name="ce17" table:formula="of:=[.D81]-[.G8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1]/([.F81]+[.H81])" office:value-type="string" office:string-value="" calcext:value-type="error">
            <text:p>#DIV/0!</text:p>
          </table:table-cell>
          <table:table-cell table:style-name="ce17" table:formula="of:=[.F81]/([.F81]+[.G81])" office:value-type="string" office:string-value="" calcext:value-type="error">
            <text:p>#DIV/0!</text:p>
          </table:table-cell>
          <table:table-cell table:style-name="ce17" table:formula="of:=2*([.I81]*[.J81])/([.I81]+[.J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P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formula="of:=[.D82]/[.C82]" office:value-type="float" office:value="0" calcext:value-type="float">
            <text:p>0</text:p>
          </table:table-cell>
          <table:table-cell table:style-name="ce17" table:formula="of:=[.D82]-[.G8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2]/([.F82]+[.H82])" office:value-type="string" office:string-value="" calcext:value-type="error">
            <text:p>#DIV/0!</text:p>
          </table:table-cell>
          <table:table-cell table:style-name="ce17" table:formula="of:=[.F82]/([.F82]+[.G82])" office:value-type="string" office:string-value="" calcext:value-type="error">
            <text:p>#DIV/0!</text:p>
          </table:table-cell>
          <table:table-cell table:style-name="ce17" table:formula="of:=2*([.I82]*[.J82])/([.I82]+[.J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K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formula="of:=[.D83]/[.C83]" office:value-type="float" office:value="0" calcext:value-type="float">
            <text:p>0</text:p>
          </table:table-cell>
          <table:table-cell table:style-name="ce17" table:formula="of:=[.D83]-[.G8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3]/([.F83]+[.H83])" office:value-type="string" office:string-value="" calcext:value-type="error">
            <text:p>#DIV/0!</text:p>
          </table:table-cell>
          <table:table-cell table:style-name="ce17" table:formula="of:=[.F83]/([.F83]+[.G83])" office:value-type="string" office:string-value="" calcext:value-type="error">
            <text:p>#DIV/0!</text:p>
          </table:table-cell>
          <table:table-cell table:style-name="ce17" table:formula="of:=2*([.I83]*[.J83])/([.I83]+[.J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formula="of:=[.D84]/[.C84]" office:value-type="float" office:value="0" calcext:value-type="float">
            <text:p>0</text:p>
          </table:table-cell>
          <table:table-cell table:style-name="ce17" table:formula="of:=[.D84]-[.G8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4]/([.F84]+[.H84])" office:value-type="string" office:string-value="" calcext:value-type="error">
            <text:p>#DIV/0!</text:p>
          </table:table-cell>
          <table:table-cell table:style-name="ce17" table:formula="of:=[.F84]/([.F84]+[.G84])" office:value-type="string" office:string-value="" calcext:value-type="error">
            <text:p>#DIV/0!</text:p>
          </table:table-cell>
          <table:table-cell table:style-name="ce17" table:formula="of:=2*([.I84]*[.J84])/([.I84]+[.J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CEAN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</text:p>
          </table:table-cell>
          <table:table-cell table:formula="of:=[.D85]/[.C85]" office:value-type="float" office:value="0" calcext:value-type="float">
            <text:p>0</text:p>
          </table:table-cell>
          <table:table-cell table:style-name="ce17" table:formula="of:=[.D85]-[.G8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5]/([.F85]+[.H85])" office:value-type="string" office:string-value="" calcext:value-type="error">
            <text:p>#DIV/0!</text:p>
          </table:table-cell>
          <table:table-cell table:style-name="ce17" table:formula="of:=[.F85]/([.F85]+[.G85])" office:value-type="string" office:string-value="" calcext:value-type="error">
            <text:p>#DIV/0!</text:p>
          </table:table-cell>
          <table:table-cell table:style-name="ce17" table:formula="of:=2*([.I85]*[.J85])/([.I85]+[.J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IL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formula="of:=[.D86]/[.C86]" office:value-type="float" office:value="0" calcext:value-type="float">
            <text:p>0</text:p>
          </table:table-cell>
          <table:table-cell table:style-name="ce17" table:formula="of:=[.D86]-[.G8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6]/([.F86]+[.H86])" office:value-type="string" office:string-value="" calcext:value-type="error">
            <text:p>#DIV/0!</text:p>
          </table:table-cell>
          <table:table-cell table:style-name="ce17" table:formula="of:=[.F86]/([.F86]+[.G86])" office:value-type="string" office:string-value="" calcext:value-type="error">
            <text:p>#DIV/0!</text:p>
          </table:table-cell>
          <table:table-cell table:style-name="ce17" table:formula="of:=2*([.I86]*[.J86])/([.I86]+[.J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PSDA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87]/[.C87]" office:value-type="float" office:value="0" calcext:value-type="float">
            <text:p>0</text:p>
          </table:table-cell>
          <table:table-cell table:style-name="ce17" table:formula="of:=[.D87]-[.G8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7]/([.F87]+[.H87])" office:value-type="string" office:string-value="" calcext:value-type="error">
            <text:p>#DIV/0!</text:p>
          </table:table-cell>
          <table:table-cell table:style-name="ce17" table:formula="of:=[.F87]/([.F87]+[.G87])" office:value-type="string" office:string-value="" calcext:value-type="error">
            <text:p>#DIV/0!</text:p>
          </table:table-cell>
          <table:table-cell table:style-name="ce17" table:formula="of:=2*([.I87]*[.J87])/([.I87]+[.J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SRD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" calcext:value-type="float">
            <text:p>1</text:p>
          </table:table-cell>
          <table:table-cell table:formula="of:=[.D88]/[.C88]" office:value-type="float" office:value="0.00290697674418605" calcext:value-type="float">
            <text:p>0.0029069767</text:p>
          </table:table-cell>
          <table:table-cell table:style-name="ce17" table:formula="of:=[.D88]-[.G88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8]/([.F88]+[.H88])" office:value-type="string" office:string-value="" calcext:value-type="error">
            <text:p>#DIV/0!</text:p>
          </table:table-cell>
          <table:table-cell table:style-name="ce17" table:formula="of:=[.F88]/([.F88]+[.G88])" office:value-type="float" office:value="0" calcext:value-type="float">
            <text:p>0</text:p>
          </table:table-cell>
          <table:table-cell table:style-name="ce17" table:formula="of:=2*([.I88]*[.J88])/([.I88]+[.J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" calcext:value-type="float">
            <text:p>1</text:p>
          </table:table-cell>
          <table:table-cell table:formula="of:=[.D89]/[.C89]" office:value-type="float" office:value="0.00578034682080925" calcext:value-type="float">
            <text:p>0.0057803468</text:p>
          </table:table-cell>
          <table:table-cell table:style-name="ce17" table:formula="of:=[.D89]-[.G89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9]/([.F89]+[.H89])" office:value-type="string" office:string-value="" calcext:value-type="error">
            <text:p>#DIV/0!</text:p>
          </table:table-cell>
          <table:table-cell table:style-name="ce17" table:formula="of:=[.F89]/([.F89]+[.G89])" office:value-type="float" office:value="0" calcext:value-type="float">
            <text:p>0</text:p>
          </table:table-cell>
          <table:table-cell table:style-name="ce17" table:formula="of:=2*([.I89]*[.J89])/([.I89]+[.J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I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" calcext:value-type="float">
            <text:p>1</text:p>
          </table:table-cell>
          <table:table-cell table:formula="of:=[.D90]/[.C90]" office:value-type="float" office:value="0.00699300699300699" calcext:value-type="float">
            <text:p>0.006993007</text:p>
          </table:table-cell>
          <table:table-cell table:style-name="ce17" table:formula="of:=[.D90]-[.G90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F90]/([.F90]+[.H90])" office:value-type="float" office:value="0" calcext:value-type="float">
            <text:p>0</text:p>
          </table:table-cell>
          <table:table-cell table:style-name="ce17" table:formula="of:=[.F90]/([.F90]+[.G90])" office:value-type="float" office:value="0" calcext:value-type="float">
            <text:p>0</text:p>
          </table:table-cell>
          <table:table-cell table:style-name="ce17" table:formula="of:=2*([.I90]*[.J90])/([.I90]+[.J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TMD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" calcext:value-type="float">
            <text:p>2</text:p>
          </table:table-cell>
          <table:table-cell table:formula="of:=[.D91]/[.C91]" office:value-type="float" office:value="0.0101522842639594" calcext:value-type="float">
            <text:p>0.0101522843</text:p>
          </table:table-cell>
          <table:table-cell table:style-name="ce17" table:formula="of:=[.D91]-[.G91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F91]/([.F91]+[.H91])" office:value-type="float" office:value="0" calcext:value-type="float">
            <text:p>0</text:p>
          </table:table-cell>
          <table:table-cell table:style-name="ce17" table:formula="of:=[.F91]/([.F91]+[.G91])" office:value-type="float" office:value="0" calcext:value-type="float">
            <text:p>0</text:p>
          </table:table-cell>
          <table:table-cell table:style-name="ce17" table:formula="of:=2*([.I91]*[.J91])/([.I91]+[.J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TH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formula="of:=[.D92]/[.C92]" office:value-type="float" office:value="0.0102040816326531" calcext:value-type="float">
            <text:p>0.0102040816</text:p>
          </table:table-cell>
          <table:table-cell table:style-name="ce17" table:formula="of:=[.D92]-[.G92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2]/([.F92]+[.H92])" office:value-type="string" office:string-value="" calcext:value-type="error">
            <text:p>#DIV/0!</text:p>
          </table:table-cell>
          <table:table-cell table:style-name="ce17" table:formula="of:=[.F92]/([.F92]+[.G92])" office:value-type="float" office:value="0" calcext:value-type="float">
            <text:p>0</text:p>
          </table:table-cell>
          <table:table-cell table:style-name="ce17" table:formula="of:=2*([.I92]*[.J92])/([.I92]+[.J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F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2" calcext:value-type="float">
            <text:p>2</text:p>
          </table:table-cell>
          <table:table-cell table:formula="of:=[.D93]/[.C93]" office:value-type="float" office:value="0.0114942528735632" calcext:value-type="float">
            <text:p>0.0114942529</text:p>
          </table:table-cell>
          <table:table-cell table:style-name="ce17" table:formula="of:=[.D93]-[.G93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3]/([.F93]+[.H93])" office:value-type="string" office:string-value="" calcext:value-type="error">
            <text:p>#DIV/0!</text:p>
          </table:table-cell>
          <table:table-cell table:style-name="ce17" table:formula="of:=[.F93]/([.F93]+[.G93])" office:value-type="float" office:value="0" calcext:value-type="float">
            <text:p>0</text:p>
          </table:table-cell>
          <table:table-cell table:style-name="ce17" table:formula="of:=2*([.I93]*[.J93])/([.I93]+[.J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formula="of:=[.D94]/[.C94]" office:value-type="float" office:value="0.0153846153846154" calcext:value-type="float">
            <text:p>0.0153846154</text:p>
          </table:table-cell>
          <table:table-cell table:style-name="ce17" table:formula="of:=[.D94]-[.G9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4]/([.F94]+[.H94])" office:value-type="string" office:string-value="" calcext:value-type="error">
            <text:p>#DIV/0!</text:p>
          </table:table-cell>
          <table:table-cell table:style-name="ce17" table:formula="of:=[.F94]/([.F94]+[.G94])" office:value-type="float" office:value="0" calcext:value-type="float">
            <text:p>0</text:p>
          </table:table-cell>
          <table:table-cell table:style-name="ce17" table:formula="of:=2*([.I94]*[.J94])/([.I94]+[.J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ETEO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formula="of:=[.D95]/[.C95]" office:value-type="float" office:value="0.0272108843537415" calcext:value-type="float">
            <text:p>0.0272108844</text:p>
          </table:table-cell>
          <table:table-cell table:style-name="ce17" table:formula="of:=[.D95]-[.G95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5]/([.F95]+[.H95])" office:value-type="string" office:string-value="" calcext:value-type="error">
            <text:p>#DIV/0!</text:p>
          </table:table-cell>
          <table:table-cell table:style-name="ce17" table:formula="of:=[.F95]/([.F95]+[.G95])" office:value-type="float" office:value="0" calcext:value-type="float">
            <text:p>0</text:p>
          </table:table-cell>
          <table:table-cell table:style-name="ce17" table:formula="of:=2*([.I95]*[.J95])/([.I95]+[.J9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E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formula="of:=[.D96]/[.C96]" office:value-type="float" office:value="0.0465116279069768" calcext:value-type="float">
            <text:p>0.0465116279</text:p>
          </table:table-cell>
          <table:table-cell table:style-name="ce17" table:formula="of:=[.D96]-[.G96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6]/([.F96]+[.H96])" office:value-type="string" office:string-value="" calcext:value-type="error">
            <text:p>#DIV/0!</text:p>
          </table:table-cell>
          <table:table-cell table:style-name="ce17" table:formula="of:=[.F96]/([.F96]+[.G96])" office:value-type="float" office:value="0" calcext:value-type="float">
            <text:p>0</text:p>
          </table:table-cell>
          <table:table-cell table:style-name="ce17" table:formula="of:=2*([.I96]*[.J96])/([.I96]+[.J9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K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D97]/[.C97]" office:value-type="float" office:value="0.1" calcext:value-type="float">
            <text:p>0.1</text:p>
          </table:table-cell>
          <table:table-cell table:style-name="ce17" table:formula="of:=[.D97]-[.G97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7]/([.F97]+[.H97])" office:value-type="string" office:string-value="" calcext:value-type="error">
            <text:p>#DIV/0!</text:p>
          </table:table-cell>
          <table:table-cell table:style-name="ce17" table:formula="of:=[.F97]/([.F97]+[.G97])" office:value-type="float" office:value="0" calcext:value-type="float">
            <text:p>0</text:p>
          </table:table-cell>
          <table:table-cell table:style-name="ce17" table:formula="of:=2*([.I97]*[.J97])/([.I97]+[.J9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M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D98]/[.C98]" office:value-type="float" office:value="0.125" calcext:value-type="float">
            <text:p>0.125</text:p>
          </table:table-cell>
          <table:table-cell table:style-name="ce17" table:formula="of:=[.D98]-[.G98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8]/([.F98]+[.H98])" office:value-type="string" office:string-value="" calcext:value-type="error">
            <text:p>#DIV/0!</text:p>
          </table:table-cell>
          <table:table-cell table:style-name="ce17" table:formula="of:=[.F98]/([.F98]+[.G98])" office:value-type="float" office:value="0" calcext:value-type="float">
            <text:p>0</text:p>
          </table:table-cell>
          <table:table-cell table:style-name="ce17" table:formula="of:=2*([.I98]*[.J98])/([.I98]+[.J9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4:.C98])" office:value-type="float" office:value="11373" calcext:value-type="float">
            <text:p>11373</text:p>
          </table:table-cell>
          <table:table-cell table:formula="of:=SUM([.D4:.D98])" office:value-type="float" office:value="1037" calcext:value-type="float">
            <text:p>1037</text:p>
          </table:table-cell>
          <table:table-cell table:style-name="ce18" table:formula="of:=[.D101]/[.C101]" office:value-type="float" office:value="0.0911808669656203" calcext:value-type="float">
            <text:p>0.091180867</text:p>
          </table:table-cell>
          <table:table-cell table:formula="of:=SUM([.F4:.F98])" office:value-type="float" office:value="965" calcext:value-type="float">
            <text:p>965</text:p>
          </table:table-cell>
          <table:table-cell table:formula="of:=SUM([.G4:.G98])" office:value-type="float" office:value="72" calcext:value-type="float">
            <text:p>72</text:p>
          </table:table-cell>
          <table:table-cell table:formula="of:=SUM([.H4:.H98])" office:value-type="float" office:value="173" calcext:value-type="float">
            <text:p>173</text:p>
          </table:table-cell>
          <table:table-cell table:formula="of:=[.F101]/([.F101]+[.H101])" office:value-type="float" office:value="0.847978910369069" calcext:value-type="float">
            <text:p>0.8479789104</text:p>
          </table:table-cell>
          <table:table-cell table:formula="of:=[.F101]/([.F101]+[.G101])" office:value-type="float" office:value="0.930568948891032" calcext:value-type="float">
            <text:p>0.9305689489</text:p>
          </table:table-cell>
          <table:table-cell table:formula="of:=2*([.I101]*[.J101])/([.I101]+[.J101])" office:value-type="float" office:value="0.887356321839081" calcext:value-type="float">
            <text:p>0.8873563218</text:p>
          </table:table-cell>
          <table:table-cell table:number-columns-repeated="2"/>
        </table:table-row>
      </table:table>
      <table:table table:name="F1 Max_2" table:style-name="ta1"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7"/>
        <table:table-column table:style-name="co7" table:number-columns-repeated="8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entitas</text:p>
          </table:table-cell>
          <table:table-cell office:value-type="string" calcext:value-type="string">
            <text:p>Jumlah Link dengan Filter</text:p>
          </table:table-cell>
          <table:table-cell office:value-type="string" calcext:value-type="string">
            <text:p>Jumlah Data yang berhasil diambil</text:p>
          </table:table-cell>
          <table:table-cell table:style-name="Default" office:value-type="string" calcext:value-type="string">
            <text:p>Rate Data Dengan Filte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IPA</text:p>
          </table:table-cell>
          <table:table-cell office:value-type="float" office:value="394" calcext:value-type="float">
            <text:p>394</text:p>
          </table:table-cell>
          <table:table-cell office:value-type="float" office:value="81" calcext:value-type="float">
            <text:p>81</text:p>
          </table:table-cell>
          <table:table-cell table:style-name="Default" table:formula="of:=[.D4]/[.C4]" office:value-type="float" office:value="0.205583756345178" calcext:value-type="float">
            <text:p>0.2055837563</text:p>
          </table:table-cell>
          <table:table-cell table:formula="of:=[.D4]-[.G4]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/([.F4]+[.H4])" office:value-type="float" office:value="1" calcext:value-type="float">
            <text:p>1</text:p>
          </table:table-cell>
          <table:table-cell table:formula="of:=[.F4]/([.F4]+[.G4])" office:value-type="float" office:value="1" calcext:value-type="float">
            <text:p>1</text:p>
          </table:table-cell>
          <table:table-cell table:formula="of:=2*([.I4]*[.J4])/([.I4]+[.J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</text:p>
          </table:table-cell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table:style-name="ce18" table:formula="of:=[.D5]/[.C5]" office:value-type="float" office:value="0.240924092409241" calcext:value-type="float">
            <text:p>0.2409240924</text:p>
          </table:table-cell>
          <table:table-cell table:formula="of:=[.D5]-[.G5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/([.F5]+[.H5])" office:value-type="float" office:value="1" calcext:value-type="float">
            <text:p>1</text:p>
          </table:table-cell>
          <table:table-cell table:formula="of:=[.F5]/([.F5]+[.G5])" office:value-type="float" office:value="1" calcext:value-type="float">
            <text:p>1</text:p>
          </table:table-cell>
          <table:table-cell table:formula="of:=2*([.I5]*[.J5])/([.I5]+[.J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TH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table:style-name="ce18" table:formula="of:=[.D6]/[.C6]" office:value-type="float" office:value="0.166112956810631" calcext:value-type="float">
            <text:p>0.1661129568</text:p>
          </table:table-cell>
          <table:table-cell table:formula="of:=[.D6]-[.G6]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/([.F6]+[.H6])" office:value-type="float" office:value="1" calcext:value-type="float">
            <text:p>1</text:p>
          </table:table-cell>
          <table:table-cell table:formula="of:=[.F6]/([.F6]+[.G6])" office:value-type="float" office:value="1" calcext:value-type="float">
            <text:p>1</text:p>
          </table:table-cell>
          <table:table-cell table:formula="of:=2*([.I6]*[.J6])/([.I6]+[.J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style-name="Default" table:formula="of:=[.D7]/[.C7]" office:value-type="float" office:value="0.171428571428571" calcext:value-type="float">
            <text:p>0.1714285714</text:p>
          </table:table-cell>
          <table:table-cell table:formula="of:=[.D7]-[.G7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/([.F7]+[.H7])" office:value-type="float" office:value="1" calcext:value-type="float">
            <text:p>1</text:p>
          </table:table-cell>
          <table:table-cell table:formula="of:=[.F7]/([.F7]+[.G7])" office:value-type="float" office:value="1" calcext:value-type="float">
            <text:p>1</text:p>
          </table:table-cell>
          <table:table-cell table:formula="of:=2*([.I7]*[.J7])/([.I7]+[.J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HSB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8" table:formula="of:=[.D8]/[.C8]" office:value-type="float" office:value="0.333333333333333" calcext:value-type="float">
            <text:p>0.3333333333</text:p>
          </table:table-cell>
          <table:table-cell table:formula="of:=[.D8]-[.G8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]/([.F8]+[.H8])" office:value-type="float" office:value="1" calcext:value-type="float">
            <text:p>1</text:p>
          </table:table-cell>
          <table:table-cell table:formula="of:=[.F8]/([.F8]+[.G8])" office:value-type="float" office:value="1" calcext:value-type="float">
            <text:p>1</text:p>
          </table:table-cell>
          <table:table-cell table:formula="of:=2*([.I8]*[.J8])/([.I8]+[.J8])" office:value-type="float" office:value="1" calcext:value-type="float">
            <text:p>1</text:p>
          </table:table-cell>
          <table:table-cell/>
          <table:table-cell office:value-type="string" calcext:value-type="string">
            <text:p>Di luar batasan, Berupa Gam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L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Default" table:formula="of:=[.D9]/[.C9]" office:value-type="float" office:value="0.161616161616162" calcext:value-type="float">
            <text:p>0.1616161616</text:p>
          </table:table-cell>
          <table:table-cell table:formula="of:=[.D9]-[.G9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/([.F9]+[.H9])" office:value-type="float" office:value="1" calcext:value-type="float">
            <text:p>1</text:p>
          </table:table-cell>
          <table:table-cell table:formula="of:=[.F9]/([.F9]+[.G9])" office:value-type="float" office:value="1" calcext:value-type="float">
            <text:p>1</text:p>
          </table:table-cell>
          <table:table-cell table:formula="of:=2*([.I9]*[.J9])/([.I9]+[.J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18" table:formula="of:=[.D10]/[.C10]" office:value-type="float" office:value="0.194805194805195" calcext:value-type="float">
            <text:p>0.1948051948</text:p>
          </table:table-cell>
          <table:table-cell table:formula="of:=[.D10]-[.G10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/([.F10]+[.H10])" office:value-type="float" office:value="1" calcext:value-type="float">
            <text:p>1</text:p>
          </table:table-cell>
          <table:table-cell table:formula="of:=[.F10]/([.F10]+[.G10])" office:value-type="float" office:value="1" calcext:value-type="float">
            <text:p>1</text:p>
          </table:table-cell>
          <table:table-cell table:formula="of:=2*([.I10]*[.J10])/([.I10]+[.J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ORG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style-name="Default" table:formula="of:=[.D11]/[.C11]" office:value-type="float" office:value="0.111111111111111" calcext:value-type="float">
            <text:p>0.1111111111</text:p>
          </table:table-cell>
          <table:table-cell table:formula="of:=[.D11]-[.G11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]/([.F11]+[.H11])" office:value-type="float" office:value="1" calcext:value-type="float">
            <text:p>1</text:p>
          </table:table-cell>
          <table:table-cell table:formula="of:=[.F11]/([.F11]+[.G11])" office:value-type="float" office:value="1" calcext:value-type="float">
            <text:p>1</text:p>
          </table:table-cell>
          <table:table-cell table:formula="of:=2*([.I11]*[.J11])/([.I11]+[.J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8" table:formula="of:=[.D12]/[.C12]" office:value-type="float" office:value="0.0943396226415094" calcext:value-type="float">
            <text:p>0.0943396226</text:p>
          </table:table-cell>
          <table:table-cell table:formula="of:=[.D12]-[.G12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/([.F12]+[.H12])" office:value-type="float" office:value="1" calcext:value-type="float">
            <text:p>1</text:p>
          </table:table-cell>
          <table:table-cell table:formula="of:=[.F12]/([.F12]+[.G12])" office:value-type="float" office:value="1" calcext:value-type="float">
            <text:p>1</text:p>
          </table:table-cell>
          <table:table-cell table:formula="of:=2*([.I12]*[.J12])/([.I12]+[.J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SMOTS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formula="of:=[.D13]/[.C13]" office:value-type="float" office:value="0.0714285714285714" calcext:value-type="float">
            <text:p>0.0714285714</text:p>
          </table:table-cell>
          <table:table-cell table:formula="of:=[.D13]-[.G1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/([.F13]+[.H13])" office:value-type="float" office:value="1" calcext:value-type="float">
            <text:p>1</text:p>
          </table:table-cell>
          <table:table-cell table:formula="of:=[.F13]/([.F13]+[.G13])" office:value-type="float" office:value="1" calcext:value-type="float">
            <text:p>1</text:p>
          </table:table-cell>
          <table:table-cell table:formula="of:=2*([.I13]*[.J13])/([.I13]+[.J13])" office:value-type="float" office:value="1" calcext:value-type="float">
            <text:p>1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CHEM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formula="of:=[.D14]/[.C14]" office:value-type="float" office:value="0.0754716981132075" calcext:value-type="float">
            <text:p>0.0754716981</text:p>
          </table:table-cell>
          <table:table-cell table:formula="of:=[.D14]-[.G14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/([.F14]+[.H14])" office:value-type="float" office:value="1" calcext:value-type="float">
            <text:p>1</text:p>
          </table:table-cell>
          <table:table-cell table:formula="of:=[.F14]/([.F14]+[.G14])" office:value-type="float" office:value="1" calcext:value-type="float">
            <text:p>1</text:p>
          </table:table-cell>
          <table:table-cell table:formula="of:=2*([.I14]*[.J14])/([.I14]+[.J14])" office:value-type="float" office:value="1" calcext:value-type="float">
            <text:p>1</text:p>
          </table:table-cell>
          <table:table-cell/>
          <table:table-cell office:value-type="string" calcext:value-type="string">
            <text:p>Publikasi dituliskan dalam d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KEI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8" table:formula="of:=[.D15]/[.C15]" office:value-type="float" office:value="0.108108108108108" calcext:value-type="float">
            <text:p>0.1081081081</text:p>
          </table:table-cell>
          <table:table-cell table:formula="of:=[.D15]-[.G15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/([.F15]+[.H15])" office:value-type="float" office:value="1" calcext:value-type="float">
            <text:p>1</text:p>
          </table:table-cell>
          <table:table-cell table:formula="of:=[.F15]/([.F15]+[.G15])" office:value-type="float" office:value="1" calcext:value-type="float">
            <text:p>1</text:p>
          </table:table-cell>
          <table:table-cell table:formula="of:=2*([.I15]*[.J15])/([.I15]+[.J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IA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18" table:formula="of:=[.D16]/[.C16]" office:value-type="float" office:value="0.0198675496688742" calcext:value-type="float">
            <text:p>0.0198675497</text:p>
          </table:table-cell>
          <table:table-cell table:formula="of:=[.D16]-[.G16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/([.F16]+[.H16])" office:value-type="float" office:value="1" calcext:value-type="float">
            <text:p>1</text:p>
          </table:table-cell>
          <table:table-cell table:formula="of:=[.F16]/([.F16]+[.G16])" office:value-type="float" office:value="1" calcext:value-type="float">
            <text:p>1</text:p>
          </table:table-cell>
          <table:table-cell table:formula="of:=2*([.I16]*[.J16])/([.I16]+[.J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8" table:formula="of:=[.D17]/[.C17]" office:value-type="float" office:value="0.0394736842105263" calcext:value-type="float">
            <text:p>0.0394736842</text:p>
          </table:table-cell>
          <table:table-cell table:formula="of:=[.D17]-[.G17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/([.F17]+[.H17])" office:value-type="float" office:value="1" calcext:value-type="float">
            <text:p>1</text:p>
          </table:table-cell>
          <table:table-cell table:formula="of:=[.F17]/([.F17]+[.G17])" office:value-type="float" office:value="1" calcext:value-type="float">
            <text:p>1</text:p>
          </table:table-cell>
          <table:table-cell table:formula="of:=2*([.I17]*[.J17])/([.I17]+[.J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GANIC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table:formula="of:=[.D18]/[.C18]" office:value-type="float" office:value="0.130434782608696" calcext:value-type="float">
            <text:p>0.1304347826</text:p>
          </table:table-cell>
          <table:table-cell table:formula="of:=[.D18]-[.G18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]/([.F18]+[.H18])" office:value-type="float" office:value="1" calcext:value-type="float">
            <text:p>1</text:p>
          </table:table-cell>
          <table:table-cell table:formula="of:=[.F18]/([.F18]+[.G18])" office:value-type="float" office:value="1" calcext:value-type="float">
            <text:p>1</text:p>
          </table:table-cell>
          <table:table-cell table:formula="of:=2*([.I18]*[.J18])/([.I18]+[.J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D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8" table:formula="of:=[.D19]/[.C19]" office:value-type="float" office:value="0.136363636363636" calcext:value-type="float">
            <text:p>0.1363636364</text:p>
          </table:table-cell>
          <table:table-cell table:formula="of:=[.D19]-[.G19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/([.F19]+[.H19])" office:value-type="float" office:value="1" calcext:value-type="float">
            <text:p>1</text:p>
          </table:table-cell>
          <table:table-cell table:formula="of:=[.F19]/([.F19]+[.G19])" office:value-type="float" office:value="1" calcext:value-type="float">
            <text:p>1</text:p>
          </table:table-cell>
          <table:table-cell table:formula="of:=2*([.I19]*[.J19])/([.I19]+[.J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IOR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table:formula="of:=[.D20]/[.C20]" office:value-type="float" office:value="0.021505376344086" calcext:value-type="float">
            <text:p>0.0215053763</text:p>
          </table:table-cell>
          <table:table-cell table:formula="of:=[.D20]-[.G20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/([.F20]+[.H20])" office:value-type="float" office:value="1" calcext:value-type="float">
            <text:p>1</text:p>
          </table:table-cell>
          <table:table-cell table:formula="of:=[.F20]/([.F20]+[.G20])" office:value-type="float" office:value="1" calcext:value-type="float">
            <text:p>1</text:p>
          </table:table-cell>
          <table:table-cell table:formula="of:=2*([.I20]*[.J20])/([.I20]+[.J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KS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8" table:formula="of:=[.D21]/[.C21]" office:value-type="float" office:value="0.0476190476190476" calcext:value-type="float">
            <text:p>0.0476190476</text:p>
          </table:table-cell>
          <table:table-cell table:formula="of:=[.D21]-[.G2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/([.F21]+[.H21])" office:value-type="float" office:value="1" calcext:value-type="float">
            <text:p>1</text:p>
          </table:table-cell>
          <table:table-cell table:formula="of:=[.F21]/([.F21]+[.G21])" office:value-type="float" office:value="1" calcext:value-type="float">
            <text:p>1</text:p>
          </table:table-cell>
          <table:table-cell table:formula="of:=2*([.I21]*[.J21])/([.I21]+[.J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T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table:formula="of:=[.D22]/[.C22]" office:value-type="float" office:value="0.117647058823529" calcext:value-type="float">
            <text:p>0.1176470588</text:p>
          </table:table-cell>
          <table:table-cell table:formula="of:=[.D22]-[.G2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/([.F22]+[.H22])" office:value-type="float" office:value="1" calcext:value-type="float">
            <text:p>1</text:p>
          </table:table-cell>
          <table:table-cell table:formula="of:=[.F22]/([.F22]+[.G22])" office:value-type="float" office:value="1" calcext:value-type="float">
            <text:p>1</text:p>
          </table:table-cell>
          <table:table-cell table:formula="of:=2*([.I22]*[.J22])/([.I22]+[.J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table:formula="of:=[.D23]/[.C23]" office:value-type="float" office:value="0.0126582278481013" calcext:value-type="float">
            <text:p>0.0126582278</text:p>
          </table:table-cell>
          <table:table-cell table:formula="of:=[.D23]-[.G2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/([.F23]+[.H23])" office:value-type="float" office:value="1" calcext:value-type="float">
            <text:p>1</text:p>
          </table:table-cell>
          <table:table-cell table:formula="of:=[.F23]/([.F23]+[.G23])" office:value-type="float" office:value="1" calcext:value-type="float">
            <text:p>1</text:p>
          </table:table-cell>
          <table:table-cell table:formula="of:=2*([.I23]*[.J23])/([.I23]+[.J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Default" table:formula="of:=[.D24]/[.C24]" office:value-type="float" office:value="0.0285714285714286" calcext:value-type="float">
            <text:p>0.0285714286</text:p>
          </table:table-cell>
          <table:table-cell table:formula="of:=[.D24]-[.G2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/([.F24]+[.H24])" office:value-type="float" office:value="1" calcext:value-type="float">
            <text:p>1</text:p>
          </table:table-cell>
          <table:table-cell table:formula="of:=[.F24]/([.F24]+[.G24])" office:value-type="float" office:value="1" calcext:value-type="float">
            <text:p>1</text:p>
          </table:table-cell>
          <table:table-cell table:formula="of:=2*([.I24]*[.J24])/([.I24]+[.J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D25]/[.C25]" office:value-type="float" office:value="0.032258064516129" calcext:value-type="float">
            <text:p>0.0322580645</text:p>
          </table:table-cell>
          <table:table-cell table:formula="of:=[.D25]-[.G2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/([.F25]+[.H25])" office:value-type="float" office:value="1" calcext:value-type="float">
            <text:p>1</text:p>
          </table:table-cell>
          <table:table-cell table:formula="of:=[.F25]/([.F25]+[.G25])" office:value-type="float" office:value="1" calcext:value-type="float">
            <text:p>1</text:p>
          </table:table-cell>
          <table:table-cell table:formula="of:=2*([.I25]*[.J25])/([.I25]+[.J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PPROST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formula="of:=[.D26]/[.C26]" office:value-type="float" office:value="0.0357142857142857" calcext:value-type="float">
            <text:p>0.0357142857</text:p>
          </table:table-cell>
          <table:table-cell table:formula="of:=[.D26]-[.G2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/([.F26]+[.H26])" office:value-type="float" office:value="1" calcext:value-type="float">
            <text:p>1</text:p>
          </table:table-cell>
          <table:table-cell table:formula="of:=[.F26]/([.F26]+[.G26])" office:value-type="float" office:value="1" calcext:value-type="float">
            <text:p>1</text:p>
          </table:table-cell>
          <table:table-cell table:formula="of:=2*([.I26]*[.J26])/([.I26]+[.J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KK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27]/[.C27]" office:value-type="float" office:value="0.0526315789473684" calcext:value-type="float">
            <text:p>0.0526315789</text:p>
          </table:table-cell>
          <table:table-cell table:formula="of:=[.D27]-[.G2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/([.F27]+[.H27])" office:value-type="float" office:value="1" calcext:value-type="float">
            <text:p>1</text:p>
          </table:table-cell>
          <table:table-cell table:formula="of:=[.F27]/([.F27]+[.G27])" office:value-type="float" office:value="1" calcext:value-type="float">
            <text:p>1</text:p>
          </table:table-cell>
          <table:table-cell table:formula="of:=2*([.I27]*[.J27])/([.I27]+[.J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28]/[.C28]" office:value-type="float" office:value="0.0588235294117647" calcext:value-type="float">
            <text:p>0.0588235294</text:p>
          </table:table-cell>
          <table:table-cell table:formula="of:=[.D28]-[.G2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/([.F28]+[.H28])" office:value-type="float" office:value="1" calcext:value-type="float">
            <text:p>1</text:p>
          </table:table-cell>
          <table:table-cell table:formula="of:=[.F28]/([.F28]+[.G28])" office:value-type="float" office:value="1" calcext:value-type="float">
            <text:p>1</text:p>
          </table:table-cell>
          <table:table-cell table:formula="of:=2*([.I28]*[.J28])/([.I28]+[.J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KOLOG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8" table:formula="of:=[.D29]/[.C29]" office:value-type="float" office:value="0.0588235294117647" calcext:value-type="float">
            <text:p>0.0588235294</text:p>
          </table:table-cell>
          <table:table-cell table:formula="of:=[.D29]-[.G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/([.F29]+[.H29])" office:value-type="float" office:value="1" calcext:value-type="float">
            <text:p>1</text:p>
          </table:table-cell>
          <table:table-cell table:formula="of:=[.F29]/([.F29]+[.G29])" office:value-type="float" office:value="1" calcext:value-type="float">
            <text:p>1</text:p>
          </table:table-cell>
          <table:table-cell table:formula="of:=2*([.I29]*[.J29])/([.I29]+[.J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OLOG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" table:formula="of:=[.D30]/[.C30]" office:value-type="float" office:value="0.0769230769230769" calcext:value-type="float">
            <text:p>0.0769230769</text:p>
          </table:table-cell>
          <table:table-cell table:formula="of:=[.D30]-[.G3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/([.F30]+[.H30])" office:value-type="float" office:value="1" calcext:value-type="float">
            <text:p>1</text:p>
          </table:table-cell>
          <table:table-cell table:formula="of:=[.F30]/([.F30]+[.G30])" office:value-type="float" office:value="1" calcext:value-type="float">
            <text:p>1</text:p>
          </table:table-cell>
          <table:table-cell table:formula="of:=2*([.I30]*[.J30])/([.I30]+[.J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31]/[.C31]" office:value-type="float" office:value="0.0833333333333333" calcext:value-type="float">
            <text:p>0.0833333333</text:p>
          </table:table-cell>
          <table:table-cell table:formula="of:=[.D31]-[.G3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/([.F31]+[.H31])" office:value-type="float" office:value="1" calcext:value-type="float">
            <text:p>1</text:p>
          </table:table-cell>
          <table:table-cell table:formula="of:=[.F31]/([.F31]+[.G31])" office:value-type="float" office:value="1" calcext:value-type="float">
            <text:p>1</text:p>
          </table:table-cell>
          <table:table-cell table:formula="of:=2*([.I31]*[.J31])/([.I31]+[.J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PM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table:formula="of:=[.D32]/[.C32]" office:value-type="float" office:value="0.0833333333333333" calcext:value-type="float">
            <text:p>0.0833333333</text:p>
          </table:table-cell>
          <table:table-cell table:formula="of:=[.D32]-[.G3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/([.F32]+[.H32])" office:value-type="float" office:value="1" calcext:value-type="float">
            <text:p>1</text:p>
          </table:table-cell>
          <table:table-cell table:formula="of:=[.F32]/([.F32]+[.G32])" office:value-type="float" office:value="1" calcext:value-type="float">
            <text:p>1</text:p>
          </table:table-cell>
          <table:table-cell table:formula="of:=2*([.I32]*[.J32])/([.I32]+[.J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table:formula="of:=[.D33]/[.C33]" office:value-type="float" office:value="0.1" calcext:value-type="float">
            <text:p>0.1</text:p>
          </table:table-cell>
          <table:table-cell table:formula="of:=[.D33]-[.G3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/([.F33]+[.H33])" office:value-type="float" office:value="1" calcext:value-type="float">
            <text:p>1</text:p>
          </table:table-cell>
          <table:table-cell table:formula="of:=[.F33]/([.F33]+[.G33])" office:value-type="float" office:value="1" calcext:value-type="float">
            <text:p>1</text:p>
          </table:table-cell>
          <table:table-cell table:formula="of:=2*([.I33]*[.J33])/([.I33]+[.J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  <table:table-cell table:style-name="ce18" table:formula="of:=[.D34]/[.C34]" office:value-type="float" office:value="0.121588089330025" calcext:value-type="float">
            <text:p>0.1215880893</text:p>
          </table:table-cell>
          <table:table-cell table:formula="of:=[.D34]-[.G34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4]/([.F34]+[.H34])" office:value-type="float" office:value="1" calcext:value-type="float">
            <text:p>1</text:p>
          </table:table-cell>
          <table:table-cell table:formula="of:=[.F34]/([.F34]+[.G34])" office:value-type="float" office:value="0.979591836734694" calcext:value-type="float">
            <text:p>0.9795918367</text:p>
          </table:table-cell>
          <table:table-cell table:formula="of:=2*([.I34]*[.J34])/([.I34]+[.J34])" office:value-type="float" office:value="0.989690721649485" calcext:value-type="float">
            <text:p>0.989690721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BM</text:p>
          </table:table-cell>
          <table:table-cell office:value-type="float" office:value="799" calcext:value-type="float">
            <text:p>799</text:p>
          </table:table-cell>
          <table:table-cell office:value-type="float" office:value="150" calcext:value-type="float">
            <text:p>150</text:p>
          </table:table-cell>
          <table:table-cell table:style-name="ce18" table:formula="of:=[.D35]/[.C35]" office:value-type="float" office:value="0.187734668335419" calcext:value-type="float">
            <text:p>0.1877346683</text:p>
          </table:table-cell>
          <table:table-cell table:formula="of:=[.D35]-[.G35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5]/([.F35]+[.H35])" office:value-type="float" office:value="1" calcext:value-type="float">
            <text:p>1</text:p>
          </table:table-cell>
          <table:table-cell table:formula="of:=[.F35]/([.F35]+[.G35])" office:value-type="float" office:value="0.96" calcext:value-type="float">
            <text:p>0.96</text:p>
          </table:table-cell>
          <table:table-cell table:formula="of:=2*([.I35]*[.J35])/([.I35]+[.J35])" office:value-type="float" office:value="0.979591836734694" calcext:value-type="float">
            <text:p>0.97959183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I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style-name="Default" table:formula="of:=[.D36]/[.C36]" office:value-type="float" office:value="0.153846153846154" calcext:value-type="float">
            <text:p>0.1538461538</text:p>
          </table:table-cell>
          <table:table-cell table:formula="of:=[.D36]-[.G3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6]/([.F36]+[.H36])" office:value-type="float" office:value="0.947368421052632" calcext:value-type="float">
            <text:p>0.9473684211</text:p>
          </table:table-cell>
          <table:table-cell table:formula="of:=[.F36]/([.F36]+[.G36])" office:value-type="float" office:value="1" calcext:value-type="float">
            <text:p>1</text:p>
          </table:table-cell>
          <table:table-cell table:formula="of:=2*([.I36]*[.J36])/([.I36]+[.J36])" office:value-type="float" office:value="0.972972972972973" calcext:value-type="float">
            <text:p>0.97297297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NIN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style-name="ce18" table:formula="of:=[.D37]/[.C37]" office:value-type="float" office:value="0.135593220338983" calcext:value-type="float">
            <text:p>0.1355932203</text:p>
          </table:table-cell>
          <table:table-cell table:formula="of:=[.D37]-[.G3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7]/([.F37]+[.H37])" office:value-type="float" office:value="1" calcext:value-type="float">
            <text:p>1</text:p>
          </table:table-cell>
          <table:table-cell table:formula="of:=[.F37]/([.F37]+[.G37])" office:value-type="float" office:value="0.9375" calcext:value-type="float">
            <text:p>0.9375</text:p>
          </table:table-cell>
          <table:table-cell table:formula="of:=2*([.I37]*[.J37])/([.I37]+[.J37])" office:value-type="float" office:value="0.967741935483871" calcext:value-type="float">
            <text:p>0.96774193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KRO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style-name="ce18" table:formula="of:=[.D38]/[.C38]" office:value-type="float" office:value="0.352380952380952" calcext:value-type="float">
            <text:p>0.3523809524</text:p>
          </table:table-cell>
          <table:table-cell table:formula="of:=[.D38]-[.G38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([.F38]+[.H38])" office:value-type="float" office:value="1" calcext:value-type="float">
            <text:p>1</text:p>
          </table:table-cell>
          <table:table-cell table:formula="of:=[.F38]/([.F38]+[.G38])" office:value-type="float" office:value="0.918918918918919" calcext:value-type="float">
            <text:p>0.9189189189</text:p>
          </table:table-cell>
          <table:table-cell table:formula="of:=2*([.I38]*[.J38])/([.I38]+[.J38])" office:value-type="float" office:value="0.957746478873239" calcext:value-type="float">
            <text:p>0.95774647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TSL</text:p>
          </table:table-cell>
          <table:table-cell table:formula="of:=1422-29" office:value-type="float" office:value="1393" calcext:value-type="float">
            <text:p>1393</text:p>
          </table:table-cell>
          <table:table-cell office:value-type="float" office:value="73" calcext:value-type="float">
            <text:p>73</text:p>
          </table:table-cell>
          <table:table-cell table:style-name="Default" table:formula="of:=[.D39]/[.C39]" office:value-type="float" office:value="0.0524048815506102" calcext:value-type="float">
            <text:p>0.0524048816</text:p>
          </table:table-cell>
          <table:table-cell table:formula="of:=[.D39]-[.G39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39]/([.F39]+[.H39])" office:value-type="float" office:value="0.957746478873239" calcext:value-type="float">
            <text:p>0.9577464789</text:p>
          </table:table-cell>
          <table:table-cell table:formula="of:=[.F39]/([.F39]+[.G39])" office:value-type="float" office:value="0.931506849315068" calcext:value-type="float">
            <text:p>0.9315068493</text:p>
          </table:table-cell>
          <table:table-cell table:formula="of:=2*([.I39]*[.J39])/([.I39]+[.J39])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TI</text:p>
          </table:table-cell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table:style-name="Default" table:formula="of:=[.D40]/[.C40]" office:value-type="float" office:value="0.51985559566787" calcext:value-type="float">
            <text:p>0.5198555957</text:p>
          </table:table-cell>
          <table:table-cell table:formula="of:=[.D40]-[.G40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F40]/([.F40]+[.H40])" office:value-type="float" office:value="0.912751677852349" calcext:value-type="float">
            <text:p>0.9127516779</text:p>
          </table:table-cell>
          <table:table-cell table:formula="of:=[.F40]/([.F40]+[.G40])" office:value-type="float" office:value="0.944444444444444" calcext:value-type="float">
            <text:p>0.9444444444</text:p>
          </table:table-cell>
          <table:table-cell table:formula="of:=2*([.I40]*[.J40])/([.I40]+[.J40])" office:value-type="float" office:value="0.928327645051195" calcext:value-type="float">
            <text:p>0.928327645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PPK</text:p>
          </table:table-cell>
          <table:table-cell office:value-type="float" office:value="1153" calcext:value-type="float">
            <text:p>1153</text:p>
          </table:table-cell>
          <table:table-cell office:value-type="float" office:value="103" calcext:value-type="float">
            <text:p>103</text:p>
          </table:table-cell>
          <table:table-cell table:style-name="ce18" table:formula="of:=[.D41]/[.C41]" office:value-type="float" office:value="0.0893321769297485" calcext:value-type="float">
            <text:p>0.0893321769</text:p>
          </table:table-cell>
          <table:table-cell table:formula="of:=[.D41]-[.G41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41]/([.F41]+[.H41])" office:value-type="float" office:value="0.94" calcext:value-type="float">
            <text:p>0.94</text:p>
          </table:table-cell>
          <table:table-cell table:formula="of:=[.F41]/([.F41]+[.G41])" office:value-type="float" office:value="0.912621359223301" calcext:value-type="float">
            <text:p>0.9126213592</text:p>
          </table:table-cell>
          <table:table-cell table:formula="of:=2*([.I41]*[.J41])/([.I41]+[.J41])" office:value-type="float" office:value="0.926108374384236" calcext:value-type="float">
            <text:p>0.926108374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TB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table:style-name="ce18" table:formula="of:=[.D42]/[.C42]" office:value-type="float" office:value="0.0560292326431182" calcext:value-type="float">
            <text:p>0.0560292326</text:p>
          </table:table-cell>
          <table:table-cell table:formula="of:=[.D42]-[.G42]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F42]/([.F42]+[.H42])" office:value-type="float" office:value="0.930232558139535" calcext:value-type="float">
            <text:p>0.9302325581</text:p>
          </table:table-cell>
          <table:table-cell table:formula="of:=[.F42]/([.F42]+[.G42])" office:value-type="float" office:value="0.869565217391304" calcext:value-type="float">
            <text:p>0.8695652174</text:p>
          </table:table-cell>
          <table:table-cell table:formula="of:=2*([.I42]*[.J42])/([.I42]+[.J42])" office:value-type="float" office:value="0.898876404494382" calcext:value-type="float">
            <text:p>0.898876404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8" table:formula="of:=[.D43]/[.C43]" office:value-type="float" office:value="0.3125" calcext:value-type="float">
            <text:p>0.3125</text:p>
          </table:table-cell>
          <table:table-cell table:formula="of:=[.D43]-[.G4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([.F43]+[.H43])" office:value-type="float" office:value="0.714285714285714" calcext:value-type="float">
            <text:p>0.7142857143</text:p>
          </table:table-cell>
          <table:table-cell table:formula="of:=[.F43]/([.F43]+[.G43])" office:value-type="float" office:value="1" calcext:value-type="float">
            <text:p>1</text:p>
          </table:table-cell>
          <table:table-cell table:formula="of:=2*([.I43]*[.J43])/([.I43]+[.J43])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KK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formula="of:=[.D44]/[.C44]" office:value-type="float" office:value="0.144927536231884" calcext:value-type="float">
            <text:p>0.1449275362</text:p>
          </table:table-cell>
          <table:table-cell table:formula="of:=[.D44]-[.G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44]/([.F44]+[.H44])" office:value-type="float" office:value="0.666666666666667" calcext:value-type="float">
            <text:p>0.6666666667</text:p>
          </table:table-cell>
          <table:table-cell table:formula="of:=[.F44]/([.F44]+[.G44])" office:value-type="float" office:value="1" calcext:value-type="float">
            <text:p>1</text:p>
          </table:table-cell>
          <table:table-cell table:formula="of:=2*([.I44]*[.J44])/([.I44]+[.J44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KV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8" table:formula="of:=[.D45]/[.C45]" office:value-type="float" office:value="0.0555555555555556" calcext:value-type="float">
            <text:p>0.0555555556</text:p>
          </table:table-cell>
          <table:table-cell table:formula="of:=[.D45]-[.G4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45]/([.F45]+[.H45])" office:value-type="float" office:value="0.625" calcext:value-type="float">
            <text:p>0.625</text:p>
          </table:table-cell>
          <table:table-cell table:formula="of:=[.F45]/([.F45]+[.G45])" office:value-type="float" office:value="1" calcext:value-type="float">
            <text:p>1</text:p>
          </table:table-cell>
          <table:table-cell table:formula="of:=2*([.I45]*[.J45])/([.I45]+[.J45])" office:value-type="float" office:value="0.769230769230769" calcext:value-type="float">
            <text:p>0.769230769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TAL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8" table:formula="of:=[.D46]/[.C46]" office:value-type="float" office:value="0.217391304347826" calcext:value-type="float">
            <text:p>0.2173913043</text:p>
          </table:table-cell>
          <table:table-cell table:formula="of:=[.D46]-[.G4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6]/([.F46]+[.H46])" office:value-type="float" office:value="1" calcext:value-type="float">
            <text:p>1</text:p>
          </table:table-cell>
          <table:table-cell table:formula="of:=[.F46]/([.F46]+[.G46])" office:value-type="float" office:value="0.5" calcext:value-type="float">
            <text:p>0.5</text:p>
          </table:table-cell>
          <table:table-cell table:formula="of:=2*([.I46]*[.J46])/([.I46]+[.J46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OMED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table:formula="of:=[.D47]/[.C47]" office:value-type="float" office:value="0.148148148148148" calcext:value-type="float">
            <text:p>0.1481481481</text:p>
          </table:table-cell>
          <table:table-cell table:formula="of:=[.D47]-[.G4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47]/([.F47]+[.H47])" office:value-type="float" office:value="1" calcext:value-type="float">
            <text:p>1</text:p>
          </table:table-cell>
          <table:table-cell table:formula="of:=[.F47]/([.F47]+[.G47])" office:value-type="float" office:value="0.5" calcext:value-type="float">
            <text:p>0.5</text:p>
          </table:table-cell>
          <table:table-cell table:formula="of:=2*([.I47]*[.J47])/([.I47]+[.J47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8" table:formula="of:=[.D48]/[.C48]" office:value-type="float" office:value="0.0119760479041916" calcext:value-type="float">
            <text:p>0.0119760479</text:p>
          </table:table-cell>
          <table:table-cell table:formula="of:=[.D48]-[.G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8]/([.F48]+[.H48])" office:value-type="float" office:value="1" calcext:value-type="float">
            <text:p>1</text:p>
          </table:table-cell>
          <table:table-cell table:formula="of:=[.F48]/([.F48]+[.G48])" office:value-type="float" office:value="0.5" calcext:value-type="float">
            <text:p>0.5</text:p>
          </table:table-cell>
          <table:table-cell table:formula="of:=2*([.I48]*[.J48])/([.I48]+[.J48])" office:value-type="float" office:value="0.666666666666667" calcext:value-type="float">
            <text:p>0.6666666667</text:p>
          </table:table-cell>
          <table:table-cell/>
          <table:table-cell office:value-type="string" calcext:value-type="string">
            <text:p>Dalam tahap maintena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PPRODTK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8" table:formula="of:=[.D49]/[.C49]" office:value-type="float" office:value="0.05" calcext:value-type="float">
            <text:p>0.05</text:p>
          </table:table-cell>
          <table:table-cell table:formula="of:=[.D49]-[.G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9]/([.F49]+[.H49])" office:value-type="float" office:value="1" calcext:value-type="float">
            <text:p>1</text:p>
          </table:table-cell>
          <table:table-cell table:formula="of:=[.F49]/([.F49]+[.G49])" office:value-type="float" office:value="0.5" calcext:value-type="float">
            <text:p>0.5</text:p>
          </table:table-cell>
          <table:table-cell table:formula="of:=2*([.I49]*[.J49])/([.I49]+[.J49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KSTKAA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8" table:formula="of:=[.D50]/[.C50]" office:value-type="float" office:value="0.04" calcext:value-type="float">
            <text:p>0.04</text:p>
          </table:table-cell>
          <table:table-cell table:formula="of:=[.D50]-[.G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50]/([.F50]+[.H50])" office:value-type="float" office:value="0.333333333333333" calcext:value-type="float">
            <text:p>0.3333333333</text:p>
          </table:table-cell>
          <table:table-cell table:formula="of:=[.F50]/([.F50]+[.G50])" office:value-type="float" office:value="1" calcext:value-type="float">
            <text:p>1</text:p>
          </table:table-cell>
          <table:table-cell table:formula="of:=2*([.I50]*[.J50])/([.I50]+[.J50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table:formula="of:=[.D51]/[.C51]" office:value-type="float" office:value="0.0526315789473684" calcext:value-type="float">
            <text:p>0.0526315789</text:p>
          </table:table-cell>
          <table:table-cell table:formula="of:=[.D51]-[.G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51]/([.F51]+[.H51])" office:value-type="float" office:value="0.25" calcext:value-type="float">
            <text:p>0.25</text:p>
          </table:table-cell>
          <table:table-cell table:formula="of:=[.F51]/([.F51]+[.G51])" office:value-type="float" office:value="1" calcext:value-type="float">
            <text:p>1</text:p>
          </table:table-cell>
          <table:table-cell table:formula="of:=2*([.I51]*[.J51])/([.I51]+[.J51]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M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0" calcext:value-type="float">
            <text:p>0</text:p>
          </table:table-cell>
          <table:table-cell table:formula="of:=[.D52]/[.C52]" office:value-type="float" office:value="0" calcext:value-type="float">
            <text:p>0</text:p>
          </table:table-cell>
          <table:table-cell table:style-name="ce17" table:formula="of:=[.D52]-[.G5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[.F52]/([.F52]+[.H52])" office:value-type="float" office:value="0" calcext:value-type="float">
            <text:p>0</text:p>
          </table:table-cell>
          <table:table-cell table:style-name="ce17" table:formula="of:=[.F52]/([.F52]+[.G52])" office:value-type="string" office:string-value="" calcext:value-type="error">
            <text:p>#DIV/0!</text:p>
          </table:table-cell>
          <table:table-cell table:style-name="ce17" table:formula="of:=2*([.I52]*[.J52])/([.I52]+[.J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BT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formula="of:=[.D53]/[.C53]" office:value-type="float" office:value="0" calcext:value-type="float">
            <text:p>0</text:p>
          </table:table-cell>
          <table:table-cell table:style-name="ce17" table:formula="of:=[.D53]-[.G5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F53]/([.F53]+[.H53])" office:value-type="float" office:value="0" calcext:value-type="float">
            <text:p>0</text:p>
          </table:table-cell>
          <table:table-cell table:style-name="ce17" table:formula="of:=[.F53]/([.F53]+[.G53])" office:value-type="string" office:string-value="" calcext:value-type="error">
            <text:p>#DIV/0!</text:p>
          </table:table-cell>
          <table:table-cell table:style-name="ce17" table:formula="of:=2*([.I53]*[.J53])/([.I53]+[.J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SDB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4]/[.C54]" office:value-type="float" office:value="0" calcext:value-type="float">
            <text:p>0</text:p>
          </table:table-cell>
          <table:table-cell table:style-name="ce17" table:formula="of:=[.D54]-[.G5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4]/([.F54]+[.H54])" office:value-type="float" office:value="0" calcext:value-type="float">
            <text:p>0</text:p>
          </table:table-cell>
          <table:table-cell table:style-name="ce17" table:formula="of:=[.F54]/([.F54]+[.G54])" office:value-type="string" office:string-value="" calcext:value-type="error">
            <text:p>#DIV/0!</text:p>
          </table:table-cell>
          <table:table-cell table:style-name="ce17" table:formula="of:=2*([.I54]*[.J54])/([.I54]+[.J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5]/[.C55]" office:value-type="float" office:value="0" calcext:value-type="float">
            <text:p>0</text:p>
          </table:table-cell>
          <table:table-cell table:style-name="ce17" table:formula="of:=[.D55]-[.G55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5]/([.F55]+[.H55])" office:value-type="float" office:value="0" calcext:value-type="float">
            <text:p>0</text:p>
          </table:table-cell>
          <table:table-cell table:style-name="ce17" table:formula="of:=[.F55]/([.F55]+[.G55])" office:value-type="string" office:string-value="" calcext:value-type="error">
            <text:p>#DIV/0!</text:p>
          </table:table-cell>
          <table:table-cell table:style-name="ce17" table:formula="of:=2*([.I55]*[.J55])/([.I55]+[.J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6]/[.C56]" office:value-type="float" office:value="0" calcext:value-type="float">
            <text:p>0</text:p>
          </table:table-cell>
          <table:table-cell table:style-name="ce17" table:formula="of:=[.D56]-[.G5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6]/([.F56]+[.H56])" office:value-type="float" office:value="0" calcext:value-type="float">
            <text:p>0</text:p>
          </table:table-cell>
          <table:table-cell table:style-name="ce17" table:formula="of:=[.F56]/([.F56]+[.G56])" office:value-type="string" office:string-value="" calcext:value-type="error">
            <text:p>#DIV/0!</text:p>
          </table:table-cell>
          <table:table-cell table:style-name="ce17" table:formula="of:=2*([.I56]*[.J56])/([.I56]+[.J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G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formula="of:=[.D57]/[.C57]" office:value-type="float" office:value="0" calcext:value-type="float">
            <text:p>0</text:p>
          </table:table-cell>
          <table:table-cell table:style-name="ce17" table:formula="of:=[.D57]-[.G5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7]/([.F57]+[.H57])" office:value-type="float" office:value="0" calcext:value-type="float">
            <text:p>0</text:p>
          </table:table-cell>
          <table:table-cell table:style-name="ce17" table:formula="of:=[.F57]/([.F57]+[.G57])" office:value-type="string" office:string-value="" calcext:value-type="error">
            <text:p>#DIV/0!</text:p>
          </table:table-cell>
          <table:table-cell table:style-name="ce17" table:formula="of:=2*([.I57]*[.J57])/([.I57]+[.J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TB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[.D58]/[.C58]" office:value-type="float" office:value="0" calcext:value-type="float">
            <text:p>0</text:p>
          </table:table-cell>
          <table:table-cell table:style-name="ce17" table:formula="of:=[.D58]-[.G5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58]/([.F58]+[.H58])" office:value-type="float" office:value="0" calcext:value-type="float">
            <text:p>0</text:p>
          </table:table-cell>
          <table:table-cell table:style-name="ce17" table:formula="of:=[.F58]/([.F58]+[.G58])" office:value-type="string" office:string-value="" calcext:value-type="error">
            <text:p>#DIV/0!</text:p>
          </table:table-cell>
          <table:table-cell table:style-name="ce17" table:formula="of:=2*([.I58]*[.J58])/([.I58]+[.J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KTBAR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0" calcext:value-type="float">
            <text:p>0</text:p>
          </table:table-cell>
          <table:table-cell table:formula="of:=[.D59]/[.C59]" office:value-type="float" office:value="0" calcext:value-type="float">
            <text:p>0</text:p>
          </table:table-cell>
          <table:table-cell table:style-name="ce17" table:formula="of:=[.D59]-[.G5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59]/([.F59]+[.H59])" office:value-type="float" office:value="0" calcext:value-type="float">
            <text:p>0</text:p>
          </table:table-cell>
          <table:table-cell table:style-name="ce17" table:formula="of:=[.F59]/([.F59]+[.G59])" office:value-type="string" office:string-value="" calcext:value-type="error">
            <text:p>#DIV/0!</text:p>
          </table:table-cell>
          <table:table-cell table:style-name="ce17" table:formula="of:=2*([.I59]*[.J59])/([.I59]+[.J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T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[.D60]/[.C60]" office:value-type="float" office:value="0" calcext:value-type="float">
            <text:p>0</text:p>
          </table:table-cell>
          <table:table-cell table:style-name="ce17" table:formula="of:=[.D60]-[.G60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60]/([.F60]+[.H60])" office:value-type="float" office:value="0" calcext:value-type="float">
            <text:p>0</text:p>
          </table:table-cell>
          <table:table-cell table:style-name="ce17" table:formula="of:=[.F60]/([.F60]+[.G60])" office:value-type="string" office:string-value="" calcext:value-type="error">
            <text:p>#DIV/0!</text:p>
          </table:table-cell>
          <table:table-cell table:style-name="ce17" table:formula="of:=2*([.I60]*[.J60])/([.I60]+[.J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HE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D61]/[.C61]" office:value-type="float" office:value="0" calcext:value-type="float">
            <text:p>0</text:p>
          </table:table-cell>
          <table:table-cell table:style-name="ce17" table:formula="of:=[.D61]-[.G6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61]/([.F61]+[.H61])" office:value-type="float" office:value="0" calcext:value-type="float">
            <text:p>0</text:p>
          </table:table-cell>
          <table:table-cell table:style-name="ce17" table:formula="of:=[.F61]/([.F61]+[.G61])" office:value-type="string" office:string-value="" calcext:value-type="error">
            <text:p>#DIV/0!</text:p>
          </table:table-cell>
          <table:table-cell table:style-name="ce17" table:formula="of:=2*([.I61]*[.J61])/([.I61]+[.J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KKVM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[.D62]/[.C62]" office:value-type="float" office:value="0" calcext:value-type="float">
            <text:p>0</text:p>
          </table:table-cell>
          <table:table-cell table:style-name="ce17" table:formula="of:=[.D62]-[.G6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62]/([.F62]+[.H62])" office:value-type="float" office:value="0" calcext:value-type="float">
            <text:p>0</text:p>
          </table:table-cell>
          <table:table-cell table:style-name="ce17" table:formula="of:=[.F62]/([.F62]+[.G62])" office:value-type="string" office:string-value="" calcext:value-type="error">
            <text:p>#DIV/0!</text:p>
          </table:table-cell>
          <table:table-cell table:style-name="ce17" table:formula="of:=2*([.I62]*[.J62])/([.I62]+[.J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F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formula="of:=[.D63]/[.C63]" office:value-type="float" office:value="0" calcext:value-type="float">
            <text:p>0</text:p>
          </table:table-cell>
          <table:table-cell table:style-name="ce17" table:formula="of:=[.D63]-[.G6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3]/([.F63]+[.H63])" office:value-type="string" office:string-value="" calcext:value-type="error">
            <text:p>#DIV/0!</text:p>
          </table:table-cell>
          <table:table-cell table:style-name="ce17" table:formula="of:=[.F63]/([.F63]+[.G63])" office:value-type="string" office:string-value="" calcext:value-type="error">
            <text:p>#DIV/0!</text:p>
          </table:table-cell>
          <table:table-cell table:style-name="ce17" table:formula="of:=2*([.I63]*[.J63])/([.I63]+[.J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E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formula="of:=[.D64]/[.C64]" office:value-type="float" office:value="0" calcext:value-type="float">
            <text:p>0</text:p>
          </table:table-cell>
          <table:table-cell table:style-name="ce17" table:formula="of:=[.D64]-[.G6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4]/([.F64]+[.H64])" office:value-type="string" office:string-value="" calcext:value-type="error">
            <text:p>#DIV/0!</text:p>
          </table:table-cell>
          <table:table-cell table:style-name="ce17" table:formula="of:=[.F64]/([.F64]+[.G64])" office:value-type="string" office:string-value="" calcext:value-type="error">
            <text:p>#DIV/0!</text:p>
          </table:table-cell>
          <table:table-cell table:style-name="ce17" table:formula="of:=2*([.I64]*[.J64])/([.I64]+[.J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PE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[.D65]/[.C65]" office:value-type="float" office:value="0" calcext:value-type="float">
            <text:p>0</text:p>
          </table:table-cell>
          <table:table-cell table:style-name="ce17" table:formula="of:=[.D65]-[.G6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5]/([.F65]+[.H65])" office:value-type="string" office:string-value="" calcext:value-type="error">
            <text:p>#DIV/0!</text:p>
          </table:table-cell>
          <table:table-cell table:style-name="ce17" table:formula="of:=[.F65]/([.F65]+[.G65])" office:value-type="string" office:string-value="" calcext:value-type="error">
            <text:p>#DIV/0!</text:p>
          </table:table-cell>
          <table:table-cell table:style-name="ce17" table:formula="of:=2*([.I65]*[.J65])/([.I65]+[.J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EK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[.D66]/[.C66]" office:value-type="float" office:value="0" calcext:value-type="float">
            <text:p>0</text:p>
          </table:table-cell>
          <table:table-cell table:style-name="ce17" table:formula="of:=[.D66]-[.G6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6]/([.F66]+[.H66])" office:value-type="string" office:string-value="" calcext:value-type="error">
            <text:p>#DIV/0!</text:p>
          </table:table-cell>
          <table:table-cell table:style-name="ce17" table:formula="of:=[.F66]/([.F66]+[.G66])" office:value-type="string" office:string-value="" calcext:value-type="error">
            <text:p>#DIV/0!</text:p>
          </table:table-cell>
          <table:table-cell table:style-name="ce17" table:formula="of:=2*([.I66]*[.J66])/([.I66]+[.J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67]/[.C67]" office:value-type="float" office:value="0" calcext:value-type="float">
            <text:p>0</text:p>
          </table:table-cell>
          <table:table-cell table:style-name="ce17" table:formula="of:=[.D67]-[.G6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7]/([.F67]+[.H67])" office:value-type="string" office:string-value="" calcext:value-type="error">
            <text:p>#DIV/0!</text:p>
          </table:table-cell>
          <table:table-cell table:style-name="ce17" table:formula="of:=[.F67]/([.F67]+[.G67])" office:value-type="string" office:string-value="" calcext:value-type="error">
            <text:p>#DIV/0!</text:p>
          </table:table-cell>
          <table:table-cell table:style-name="ce17" table:formula="of:=2*([.I67]*[.J67])/([.I67]+[.J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E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formula="of:=[.D68]/[.C68]" office:value-type="float" office:value="0" calcext:value-type="float">
            <text:p>0</text:p>
          </table:table-cell>
          <table:table-cell table:style-name="ce17" table:formula="of:=[.D68]-[.G6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8]/([.F68]+[.H68])" office:value-type="string" office:string-value="" calcext:value-type="error">
            <text:p>#DIV/0!</text:p>
          </table:table-cell>
          <table:table-cell table:style-name="ce17" table:formula="of:=[.F68]/([.F68]+[.G68])" office:value-type="string" office:string-value="" calcext:value-type="error">
            <text:p>#DIV/0!</text:p>
          </table:table-cell>
          <table:table-cell table:style-name="ce17" table:formula="of:=2*([.I68]*[.J68])/([.I68]+[.J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FFTI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formula="of:=[.D69]/[.C69]" office:value-type="float" office:value="0" calcext:value-type="float">
            <text:p>0</text:p>
          </table:table-cell>
          <table:table-cell table:style-name="ce17" table:formula="of:=[.D69]-[.G6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69]/([.F69]+[.H69])" office:value-type="string" office:string-value="" calcext:value-type="error">
            <text:p>#DIV/0!</text:p>
          </table:table-cell>
          <table:table-cell table:style-name="ce17" table:formula="of:=[.F69]/([.F69]+[.G69])" office:value-type="string" office:string-value="" calcext:value-type="error">
            <text:p>#DIV/0!</text:p>
          </table:table-cell>
          <table:table-cell table:style-name="ce17" table:formula="of:=2*([.I69]*[.J69])/([.I69]+[.J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70]/[.C70]" office:value-type="float" office:value="0" calcext:value-type="float">
            <text:p>0</text:p>
          </table:table-cell>
          <table:table-cell table:style-name="ce17" table:formula="of:=[.D70]-[.G7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0]/([.F70]+[.H70])" office:value-type="string" office:string-value="" calcext:value-type="error">
            <text:p>#DIV/0!</text:p>
          </table:table-cell>
          <table:table-cell table:style-name="ce17" table:formula="of:=[.F70]/([.F70]+[.G70])" office:value-type="string" office:string-value="" calcext:value-type="error">
            <text:p>#DIV/0!</text:p>
          </table:table-cell>
          <table:table-cell table:style-name="ce17" table:formula="of:=2*([.I70]*[.J70])/([.I70]+[.J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PAR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71]/[.C71]" office:value-type="float" office:value="0" calcext:value-type="float">
            <text:p>0</text:p>
          </table:table-cell>
          <table:table-cell table:style-name="ce17" table:formula="of:=[.D71]-[.G7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1]/([.F71]+[.H71])" office:value-type="string" office:string-value="" calcext:value-type="error">
            <text:p>#DIV/0!</text:p>
          </table:table-cell>
          <table:table-cell table:style-name="ce17" table:formula="of:=[.F71]/([.F71]+[.G71])" office:value-type="string" office:string-value="" calcext:value-type="error">
            <text:p>#DIV/0!</text:p>
          </table:table-cell>
          <table:table-cell table:style-name="ce17" table:formula="of:=2*([.I71]*[.J71])/([.I71]+[.J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D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[.D72]/[.C72]" office:value-type="float" office:value="0" calcext:value-type="float">
            <text:p>0</text:p>
          </table:table-cell>
          <table:table-cell table:style-name="ce17" table:formula="of:=[.D72]-[.G7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2]/([.F72]+[.H72])" office:value-type="string" office:string-value="" calcext:value-type="error">
            <text:p>#DIV/0!</text:p>
          </table:table-cell>
          <table:table-cell table:style-name="ce17" table:formula="of:=[.F72]/([.F72]+[.G72])" office:value-type="string" office:string-value="" calcext:value-type="error">
            <text:p>#DIV/0!</text:p>
          </table:table-cell>
          <table:table-cell table:style-name="ce17" table:formula="of:=2*([.I72]*[.J72])/([.I72]+[.J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CEANO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formula="of:=[.D73]/[.C73]" office:value-type="float" office:value="0" calcext:value-type="float">
            <text:p>0</text:p>
          </table:table-cell>
          <table:table-cell table:style-name="ce17" table:formula="of:=[.D73]-[.G7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3]/([.F73]+[.H73])" office:value-type="string" office:string-value="" calcext:value-type="error">
            <text:p>#DIV/0!</text:p>
          </table:table-cell>
          <table:table-cell table:style-name="ce17" table:formula="of:=[.F73]/([.F73]+[.G73])" office:value-type="string" office:string-value="" calcext:value-type="error">
            <text:p>#DIV/0!</text:p>
          </table:table-cell>
          <table:table-cell table:style-name="ce17" table:formula="of:=2*([.I73]*[.J73])/([.I73]+[.J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TTM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0" calcext:value-type="float">
            <text:p>0</text:p>
          </table:table-cell>
          <table:table-cell table:formula="of:=[.D74]/[.C74]" office:value-type="float" office:value="0" calcext:value-type="float">
            <text:p>0</text:p>
          </table:table-cell>
          <table:table-cell table:style-name="ce17" table:formula="of:=[.D74]-[.G7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4]/([.F74]+[.H74])" office:value-type="string" office:string-value="" calcext:value-type="error">
            <text:p>#DIV/0!</text:p>
          </table:table-cell>
          <table:table-cell table:style-name="ce17" table:formula="of:=[.F74]/([.F74]+[.G74])" office:value-type="string" office:string-value="" calcext:value-type="error">
            <text:p>#DIV/0!</text:p>
          </table:table-cell>
          <table:table-cell table:style-name="ce17" table:formula="of:=2*([.I74]*[.J74])/([.I74]+[.J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KRE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D75]/[.C75]" office:value-type="float" office:value="0" calcext:value-type="float">
            <text:p>0</text:p>
          </table:table-cell>
          <table:table-cell table:style-name="ce17" table:formula="of:=[.D75]-[.G7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5]/([.F75]+[.H75])" office:value-type="string" office:string-value="" calcext:value-type="error">
            <text:p>#DIV/0!</text:p>
          </table:table-cell>
          <table:table-cell table:style-name="ce17" table:formula="of:=[.F75]/([.F75]+[.G75])" office:value-type="string" office:string-value="" calcext:value-type="error">
            <text:p>#DIV/0!</text:p>
          </table:table-cell>
          <table:table-cell table:style-name="ce17" table:formula="of:=2*([.I75]*[.J75])/([.I75]+[.J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NIRUPA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0" calcext:value-type="float">
            <text:p>0</text:p>
          </table:table-cell>
          <table:table-cell table:formula="of:=[.D76]/[.C76]" office:value-type="float" office:value="0" calcext:value-type="float">
            <text:p>0</text:p>
          </table:table-cell>
          <table:table-cell table:style-name="ce17" table:formula="of:=[.D76]-[.G7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6]/([.F76]+[.H76])" office:value-type="string" office:string-value="" calcext:value-type="error">
            <text:p>#DIV/0!</text:p>
          </table:table-cell>
          <table:table-cell table:style-name="ce17" table:formula="of:=[.F76]/([.F76]+[.G76])" office:value-type="string" office:string-value="" calcext:value-type="error">
            <text:p>#DIV/0!</text:p>
          </table:table-cell>
          <table:table-cell table:style-name="ce17" table:formula="of:=2*([.I76]*[.J76])/([.I76]+[.J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KMR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[.D77]/[.C77]" office:value-type="float" office:value="0" calcext:value-type="float">
            <text:p>0</text:p>
          </table:table-cell>
          <table:table-cell table:style-name="ce17" table:formula="of:=[.D77]-[.G7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7]/([.F77]+[.H77])" office:value-type="string" office:string-value="" calcext:value-type="error">
            <text:p>#DIV/0!</text:p>
          </table:table-cell>
          <table:table-cell table:style-name="ce17" table:formula="of:=[.F77]/([.F77]+[.G77])" office:value-type="string" office:string-value="" calcext:value-type="error">
            <text:p>#DIV/0!</text:p>
          </table:table-cell>
          <table:table-cell table:style-name="ce17" table:formula="of:=2*([.I77]*[.J77])/([.I77]+[.J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SPRO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formula="of:=[.D78]/[.C78]" office:value-type="float" office:value="0" calcext:value-type="float">
            <text:p>0</text:p>
          </table:table-cell>
          <table:table-cell table:style-name="ce17" table:formula="of:=[.D78]-[.G78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8]/([.F78]+[.H78])" office:value-type="string" office:string-value="" calcext:value-type="error">
            <text:p>#DIV/0!</text:p>
          </table:table-cell>
          <table:table-cell table:style-name="ce17" table:formula="of:=[.F78]/([.F78]+[.G78])" office:value-type="string" office:string-value="" calcext:value-type="error">
            <text:p>#DIV/0!</text:p>
          </table:table-cell>
          <table:table-cell table:style-name="ce17" table:formula="of:=2*([.I78]*[.J78])/([.I78]+[.J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KIIDBV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[.D79]/[.C79]" office:value-type="float" office:value="0" calcext:value-type="float">
            <text:p>0</text:p>
          </table:table-cell>
          <table:table-cell table:style-name="ce17" table:formula="of:=[.D79]-[.G79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79]/([.F79]+[.H79])" office:value-type="string" office:string-value="" calcext:value-type="error">
            <text:p>#DIV/0!</text:p>
          </table:table-cell>
          <table:table-cell table:style-name="ce17" table:formula="of:=[.F79]/([.F79]+[.G79])" office:value-type="string" office:string-value="" calcext:value-type="error">
            <text:p>#DIV/0!</text:p>
          </table:table-cell>
          <table:table-cell table:style-name="ce17" table:formula="of:=2*([.I79]*[.J79])/([.I79]+[.J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KIK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formula="of:=[.D80]/[.C80]" office:value-type="float" office:value="0" calcext:value-type="float">
            <text:p>0</text:p>
          </table:table-cell>
          <table:table-cell table:style-name="ce17" table:formula="of:=[.D80]-[.G80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0]/([.F80]+[.H80])" office:value-type="string" office:string-value="" calcext:value-type="error">
            <text:p>#DIV/0!</text:p>
          </table:table-cell>
          <table:table-cell table:style-name="ce17" table:formula="of:=[.F80]/([.F80]+[.G80])" office:value-type="string" office:string-value="" calcext:value-type="error">
            <text:p>#DIV/0!</text:p>
          </table:table-cell>
          <table:table-cell table:style-name="ce17" table:formula="of:=2*([.I80]*[.J80])/([.I80]+[.J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ESIN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formula="of:=[.D81]/[.C81]" office:value-type="float" office:value="0" calcext:value-type="float">
            <text:p>0</text:p>
          </table:table-cell>
          <table:table-cell table:style-name="ce17" table:formula="of:=[.D81]-[.G81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1]/([.F81]+[.H81])" office:value-type="string" office:string-value="" calcext:value-type="error">
            <text:p>#DIV/0!</text:p>
          </table:table-cell>
          <table:table-cell table:style-name="ce17" table:formula="of:=[.F81]/([.F81]+[.G81])" office:value-type="string" office:string-value="" calcext:value-type="error">
            <text:p>#DIV/0!</text:p>
          </table:table-cell>
          <table:table-cell table:style-name="ce17" table:formula="of:=2*([.I81]*[.J81])/([.I81]+[.J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P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formula="of:=[.D82]/[.C82]" office:value-type="float" office:value="0" calcext:value-type="float">
            <text:p>0</text:p>
          </table:table-cell>
          <table:table-cell table:style-name="ce17" table:formula="of:=[.D82]-[.G82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2]/([.F82]+[.H82])" office:value-type="string" office:string-value="" calcext:value-type="error">
            <text:p>#DIV/0!</text:p>
          </table:table-cell>
          <table:table-cell table:style-name="ce17" table:formula="of:=[.F82]/([.F82]+[.G82])" office:value-type="string" office:string-value="" calcext:value-type="error">
            <text:p>#DIV/0!</text:p>
          </table:table-cell>
          <table:table-cell table:style-name="ce17" table:formula="of:=2*([.I82]*[.J82])/([.I82]+[.J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K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formula="of:=[.D83]/[.C83]" office:value-type="float" office:value="0" calcext:value-type="float">
            <text:p>0</text:p>
          </table:table-cell>
          <table:table-cell table:style-name="ce17" table:formula="of:=[.D83]-[.G83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3]/([.F83]+[.H83])" office:value-type="string" office:string-value="" calcext:value-type="error">
            <text:p>#DIV/0!</text:p>
          </table:table-cell>
          <table:table-cell table:style-name="ce17" table:formula="of:=[.F83]/([.F83]+[.G83])" office:value-type="string" office:string-value="" calcext:value-type="error">
            <text:p>#DIV/0!</text:p>
          </table:table-cell>
          <table:table-cell table:style-name="ce17" table:formula="of:=2*([.I83]*[.J83])/([.I83]+[.J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formula="of:=[.D84]/[.C84]" office:value-type="float" office:value="0" calcext:value-type="float">
            <text:p>0</text:p>
          </table:table-cell>
          <table:table-cell table:style-name="ce17" table:formula="of:=[.D84]-[.G84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4]/([.F84]+[.H84])" office:value-type="string" office:string-value="" calcext:value-type="error">
            <text:p>#DIV/0!</text:p>
          </table:table-cell>
          <table:table-cell table:style-name="ce17" table:formula="of:=[.F84]/([.F84]+[.G84])" office:value-type="string" office:string-value="" calcext:value-type="error">
            <text:p>#DIV/0!</text:p>
          </table:table-cell>
          <table:table-cell table:style-name="ce17" table:formula="of:=2*([.I84]*[.J84])/([.I84]+[.J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CEAN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</text:p>
          </table:table-cell>
          <table:table-cell table:formula="of:=[.D85]/[.C85]" office:value-type="float" office:value="0" calcext:value-type="float">
            <text:p>0</text:p>
          </table:table-cell>
          <table:table-cell table:style-name="ce17" table:formula="of:=[.D85]-[.G85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5]/([.F85]+[.H85])" office:value-type="string" office:string-value="" calcext:value-type="error">
            <text:p>#DIV/0!</text:p>
          </table:table-cell>
          <table:table-cell table:style-name="ce17" table:formula="of:=[.F85]/([.F85]+[.G85])" office:value-type="string" office:string-value="" calcext:value-type="error">
            <text:p>#DIV/0!</text:p>
          </table:table-cell>
          <table:table-cell table:style-name="ce17" table:formula="of:=2*([.I85]*[.J85])/([.I85]+[.J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IL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formula="of:=[.D86]/[.C86]" office:value-type="float" office:value="0" calcext:value-type="float">
            <text:p>0</text:p>
          </table:table-cell>
          <table:table-cell table:style-name="ce17" table:formula="of:=[.D86]-[.G86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6]/([.F86]+[.H86])" office:value-type="string" office:string-value="" calcext:value-type="error">
            <text:p>#DIV/0!</text:p>
          </table:table-cell>
          <table:table-cell table:style-name="ce17" table:formula="of:=[.F86]/([.F86]+[.G86])" office:value-type="string" office:string-value="" calcext:value-type="error">
            <text:p>#DIV/0!</text:p>
          </table:table-cell>
          <table:table-cell table:style-name="ce17" table:formula="of:=2*([.I86]*[.J86])/([.I86]+[.J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PSDA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D87]/[.C87]" office:value-type="float" office:value="0" calcext:value-type="float">
            <text:p>0</text:p>
          </table:table-cell>
          <table:table-cell table:style-name="ce17" table:formula="of:=[.D87]-[.G87]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F87]/([.F87]+[.H87])" office:value-type="string" office:string-value="" calcext:value-type="error">
            <text:p>#DIV/0!</text:p>
          </table:table-cell>
          <table:table-cell table:style-name="ce17" table:formula="of:=[.F87]/([.F87]+[.G87])" office:value-type="string" office:string-value="" calcext:value-type="error">
            <text:p>#DIV/0!</text:p>
          </table:table-cell>
          <table:table-cell table:style-name="ce17" table:formula="of:=2*([.I87]*[.J87])/([.I87]+[.J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SRD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" calcext:value-type="float">
            <text:p>1</text:p>
          </table:table-cell>
          <table:table-cell table:formula="of:=[.D88]/[.C88]" office:value-type="float" office:value="0.00290697674418605" calcext:value-type="float">
            <text:p>0.0029069767</text:p>
          </table:table-cell>
          <table:table-cell table:style-name="ce17" table:formula="of:=[.D88]-[.G88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8]/([.F88]+[.H88])" office:value-type="string" office:string-value="" calcext:value-type="error">
            <text:p>#DIV/0!</text:p>
          </table:table-cell>
          <table:table-cell table:style-name="ce17" table:formula="of:=[.F88]/([.F88]+[.G88])" office:value-type="float" office:value="0" calcext:value-type="float">
            <text:p>0</text:p>
          </table:table-cell>
          <table:table-cell table:style-name="ce17" table:formula="of:=2*([.I88]*[.J88])/([.I88]+[.J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" calcext:value-type="float">
            <text:p>1</text:p>
          </table:table-cell>
          <table:table-cell table:formula="of:=[.D89]/[.C89]" office:value-type="float" office:value="0.00578034682080925" calcext:value-type="float">
            <text:p>0.0057803468</text:p>
          </table:table-cell>
          <table:table-cell table:style-name="ce17" table:formula="of:=[.D89]-[.G89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9]/([.F89]+[.H89])" office:value-type="string" office:string-value="" calcext:value-type="error">
            <text:p>#DIV/0!</text:p>
          </table:table-cell>
          <table:table-cell table:style-name="ce17" table:formula="of:=[.F89]/([.F89]+[.G89])" office:value-type="float" office:value="0" calcext:value-type="float">
            <text:p>0</text:p>
          </table:table-cell>
          <table:table-cell table:style-name="ce17" table:formula="of:=2*([.I89]*[.J89])/([.I89]+[.J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I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" calcext:value-type="float">
            <text:p>1</text:p>
          </table:table-cell>
          <table:table-cell table:formula="of:=[.D90]/[.C90]" office:value-type="float" office:value="0.00699300699300699" calcext:value-type="float">
            <text:p>0.006993007</text:p>
          </table:table-cell>
          <table:table-cell table:style-name="ce17" table:formula="of:=[.D90]-[.G90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F90]/([.F90]+[.H90])" office:value-type="float" office:value="0" calcext:value-type="float">
            <text:p>0</text:p>
          </table:table-cell>
          <table:table-cell table:style-name="ce17" table:formula="of:=[.F90]/([.F90]+[.G90])" office:value-type="float" office:value="0" calcext:value-type="float">
            <text:p>0</text:p>
          </table:table-cell>
          <table:table-cell table:style-name="ce17" table:formula="of:=2*([.I90]*[.J90])/([.I90]+[.J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TMD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" calcext:value-type="float">
            <text:p>2</text:p>
          </table:table-cell>
          <table:table-cell table:formula="of:=[.D91]/[.C91]" office:value-type="float" office:value="0.0101522842639594" calcext:value-type="float">
            <text:p>0.0101522843</text:p>
          </table:table-cell>
          <table:table-cell table:style-name="ce17" table:formula="of:=[.D91]-[.G91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[.F91]/([.F91]+[.H91])" office:value-type="float" office:value="0" calcext:value-type="float">
            <text:p>0</text:p>
          </table:table-cell>
          <table:table-cell table:style-name="ce17" table:formula="of:=[.F91]/([.F91]+[.G91])" office:value-type="float" office:value="0" calcext:value-type="float">
            <text:p>0</text:p>
          </table:table-cell>
          <table:table-cell table:style-name="ce17" table:formula="of:=2*([.I91]*[.J91])/([.I91]+[.J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TH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formula="of:=[.D92]/[.C92]" office:value-type="float" office:value="0.0102040816326531" calcext:value-type="float">
            <text:p>0.0102040816</text:p>
          </table:table-cell>
          <table:table-cell table:style-name="ce17" table:formula="of:=[.D92]-[.G92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2]/([.F92]+[.H92])" office:value-type="string" office:string-value="" calcext:value-type="error">
            <text:p>#DIV/0!</text:p>
          </table:table-cell>
          <table:table-cell table:style-name="ce17" table:formula="of:=[.F92]/([.F92]+[.G92])" office:value-type="float" office:value="0" calcext:value-type="float">
            <text:p>0</text:p>
          </table:table-cell>
          <table:table-cell table:style-name="ce17" table:formula="of:=2*([.I92]*[.J92])/([.I92]+[.J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F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2" calcext:value-type="float">
            <text:p>2</text:p>
          </table:table-cell>
          <table:table-cell table:formula="of:=[.D93]/[.C93]" office:value-type="float" office:value="0.0114942528735632" calcext:value-type="float">
            <text:p>0.0114942529</text:p>
          </table:table-cell>
          <table:table-cell table:style-name="ce17" table:formula="of:=[.D93]-[.G93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3]/([.F93]+[.H93])" office:value-type="string" office:string-value="" calcext:value-type="error">
            <text:p>#DIV/0!</text:p>
          </table:table-cell>
          <table:table-cell table:style-name="ce17" table:formula="of:=[.F93]/([.F93]+[.G93])" office:value-type="float" office:value="0" calcext:value-type="float">
            <text:p>0</text:p>
          </table:table-cell>
          <table:table-cell table:style-name="ce17" table:formula="of:=2*([.I93]*[.J93])/([.I93]+[.J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formula="of:=[.D94]/[.C94]" office:value-type="float" office:value="0.0153846153846154" calcext:value-type="float">
            <text:p>0.0153846154</text:p>
          </table:table-cell>
          <table:table-cell table:style-name="ce17" table:formula="of:=[.D94]-[.G94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4]/([.F94]+[.H94])" office:value-type="string" office:string-value="" calcext:value-type="error">
            <text:p>#DIV/0!</text:p>
          </table:table-cell>
          <table:table-cell table:style-name="ce17" table:formula="of:=[.F94]/([.F94]+[.G94])" office:value-type="float" office:value="0" calcext:value-type="float">
            <text:p>0</text:p>
          </table:table-cell>
          <table:table-cell table:style-name="ce17" table:formula="of:=2*([.I94]*[.J94])/([.I94]+[.J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ETEO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formula="of:=[.D95]/[.C95]" office:value-type="float" office:value="0.0272108843537415" calcext:value-type="float">
            <text:p>0.0272108844</text:p>
          </table:table-cell>
          <table:table-cell table:style-name="ce17" table:formula="of:=[.D95]-[.G95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5]/([.F95]+[.H95])" office:value-type="string" office:string-value="" calcext:value-type="error">
            <text:p>#DIV/0!</text:p>
          </table:table-cell>
          <table:table-cell table:style-name="ce17" table:formula="of:=[.F95]/([.F95]+[.G95])" office:value-type="float" office:value="0" calcext:value-type="float">
            <text:p>0</text:p>
          </table:table-cell>
          <table:table-cell table:style-name="ce17" table:formula="of:=2*([.I95]*[.J95])/([.I95]+[.J9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E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formula="of:=[.D96]/[.C96]" office:value-type="float" office:value="0.0465116279069768" calcext:value-type="float">
            <text:p>0.0465116279</text:p>
          </table:table-cell>
          <table:table-cell table:style-name="ce17" table:formula="of:=[.D96]-[.G96]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6]/([.F96]+[.H96])" office:value-type="string" office:string-value="" calcext:value-type="error">
            <text:p>#DIV/0!</text:p>
          </table:table-cell>
          <table:table-cell table:style-name="ce17" table:formula="of:=[.F96]/([.F96]+[.G96])" office:value-type="float" office:value="0" calcext:value-type="float">
            <text:p>0</text:p>
          </table:table-cell>
          <table:table-cell table:style-name="ce17" table:formula="of:=2*([.I96]*[.J96])/([.I96]+[.J9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K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D97]/[.C97]" office:value-type="float" office:value="0.1" calcext:value-type="float">
            <text:p>0.1</text:p>
          </table:table-cell>
          <table:table-cell table:style-name="ce17" table:formula="of:=[.D97]-[.G97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7]/([.F97]+[.H97])" office:value-type="string" office:string-value="" calcext:value-type="error">
            <text:p>#DIV/0!</text:p>
          </table:table-cell>
          <table:table-cell table:style-name="ce17" table:formula="of:=[.F97]/([.F97]+[.G97])" office:value-type="float" office:value="0" calcext:value-type="float">
            <text:p>0</text:p>
          </table:table-cell>
          <table:table-cell table:style-name="ce17" table:formula="of:=2*([.I97]*[.J97])/([.I97]+[.J9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M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D98]/[.C98]" office:value-type="float" office:value="0.125" calcext:value-type="float">
            <text:p>0.125</text:p>
          </table:table-cell>
          <table:table-cell table:style-name="ce17" table:formula="of:=[.D98]-[.G98]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98]/([.F98]+[.H98])" office:value-type="string" office:string-value="" calcext:value-type="error">
            <text:p>#DIV/0!</text:p>
          </table:table-cell>
          <table:table-cell table:style-name="ce17" table:formula="of:=[.F98]/([.F98]+[.G98])" office:value-type="float" office:value="0" calcext:value-type="float">
            <text:p>0</text:p>
          </table:table-cell>
          <table:table-cell table:style-name="ce17" table:formula="of:=2*([.I98]*[.J98])/([.I98]+[.J9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4:.C98])" office:value-type="float" office:value="11373" calcext:value-type="float">
            <text:p>11373</text:p>
          </table:table-cell>
          <table:table-cell table:formula="of:=SUM([.D4:.D98])" office:value-type="float" office:value="1037" calcext:value-type="float">
            <text:p>1037</text:p>
          </table:table-cell>
          <table:table-cell table:style-name="ce18" table:formula="of:=[.D101]/[.C101]" office:value-type="float" office:value="0.0911808669656203" calcext:value-type="float">
            <text:p>0.091180867</text:p>
          </table:table-cell>
          <table:table-cell table:formula="of:=SUM([.F4:.F98])" office:value-type="float" office:value="965" calcext:value-type="float">
            <text:p>965</text:p>
          </table:table-cell>
          <table:table-cell table:formula="of:=SUM([.G4:.G98])" office:value-type="float" office:value="72" calcext:value-type="float">
            <text:p>72</text:p>
          </table:table-cell>
          <table:table-cell table:formula="of:=SUM([.H4:.H98])" office:value-type="float" office:value="173" calcext:value-type="float">
            <text:p>173</text:p>
          </table:table-cell>
          <table:table-cell table:formula="of:=[.F101]/([.F101]+[.H101])" office:value-type="float" office:value="0.847978910369069" calcext:value-type="float">
            <text:p>0.8479789104</text:p>
          </table:table-cell>
          <table:table-cell table:formula="of:=[.F101]/([.F101]+[.G101])" office:value-type="float" office:value="0.930568948891032" calcext:value-type="float">
            <text:p>0.9305689489</text:p>
          </table:table-cell>
          <table:table-cell table:formula="of:=2*([.I101]*[.J101])/([.I101]+[.J101])" office:value-type="float" office:value="0.887356321839081" calcext:value-type="float">
            <text:p>0.887356321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TP Max'.B3:'TP Max'.K98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'FP Max'.B3:'FP Max'.K98">
          <table:sort>
            <table:sort-by table:field-number="6" table:order="descending" table:data-type="automatic"/>
          </table:sort>
        </table:database-range>
        <table:database-range table:name="__Anonymous_Sheet_DB__6" table:target-range-address="'F1 Max'.B3:'F1 Max'.K98">
          <table:sort>
            <table:sort-by table:field-number="9" table:order="descending" table:data-type="automatic"/>
            <table:sort-by table:field-number="4" table:order="descending" table:data-type="automatic"/>
            <table:sort-by table:field-number="7" table:order="descending" table:data-type="automatic"/>
          </table:sort>
        </table:database-range>
        <table:database-range table:name="__Anonymous_Sheet_DB__7" table:target-range-address="'F1 Max_2'.B3:'F1 Max_2'.K98">
          <table:sort>
            <table:sort-by table:field-number="9" table:order="descending" table:data-type="automatic"/>
            <table:sort-by table:field-number="4" table:order="descending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6:21:26.83055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2:47:46.137766925</meta:creation-date>
    <dc:date>2017-09-19T16:33:20.374191458</dc:date>
    <meta:editing-duration>PT4H32M28S</meta:editing-duration>
    <meta:editing-cycles>23</meta:editing-cycles>
    <meta:generator>LibreOffice/5.1.6.2$Linux_X86_64 LibreOffice_project/10m0$Build-2</meta:generator>
    <meta:document-statistic meta:table-count="8" meta:cell-count="6615" meta:object-count="0"/>
  </office:meta>
</office:document-meta>
</file>